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6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1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;[.$D2];[$HTML.$E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];[$HTML.$B$2];[.$B2];[$HTML.$C$2];[.$O2];[$HTML.$D$2];[.$D2];[$HTML.$E$2])" office:value-type="string" office:string-value="&lt;div class=&quot;container-card&quot; id=&quot;side-R-1&quot; data-id=&quot;R-1&quot;&gt;&lt;img class=&quot;img-card&quot; width=&quot;80&quot; height=&quot;112&quot; src=&quot;https://one-draw.jp/ijinden/cardlist/R01/card/R_001.png&quot; alt=&quot;上杉謙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" data-id="R-1"&gt;&lt;img class="img-card" width="80" height="112" src="https://one-draw.jp/ijinden/cardlist/R01/card/R_001.png" alt="上杉謙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1&quot; data-term=&quot;0&quot;&gt;&lt;td&gt;R-1&lt;/td&gt;&lt;td&gt;上杉謙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" data-expansion="10" data-type="1" data-color="1" data-term="0"&gt;&lt;td&gt;R-1&lt;/td&gt;&lt;td&gt;上杉謙信&lt;/td&gt;&lt;td&gt;&lt;div class="input-group" data-deck="main"&gt;&lt;button type="button" class="btn btn-outline-secondary btn-pop" disabled&gt;-&lt;/button&gt;&lt;input type="text" class="form-control input-number" name="main-R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;[.$D3];[$HTML.$E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];[$HTML.$B$2];[.$B3];[$HTML.$C$2];[.$O3];[$HTML.$D$2];[.$D3];[$HTML.$E$2])" office:value-type="string" office:string-value="&lt;div class=&quot;container-card&quot; id=&quot;side-R-2&quot; data-id=&quot;R-2&quot;&gt;&lt;img class=&quot;img-card&quot; width=&quot;80&quot; height=&quot;112&quot; src=&quot;https://one-draw.jp/ijinden/cardlist/R01/card/R_002.png&quot; alt=&quot;源義経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2" data-id="R-2"&gt;&lt;img class="img-card" width="80" height="112" src="https://one-draw.jp/ijinden/cardlist/R01/card/R_002.png" alt="源義経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1&quot; data-term=&quot;0&quot;&gt;&lt;td&gt;R-2&lt;/td&gt;&lt;td&gt;源義経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2" data-expansion="10" data-type="1" data-color="1" data-term="0"&gt;&lt;td&gt;R-2&lt;/td&gt;&lt;td&gt;源義経&lt;/td&gt;&lt;td&gt;&lt;div class="input-group" data-deck="main"&gt;&lt;button type="button" class="btn btn-outline-secondary btn-pop" disabled&gt;-&lt;/button&gt;&lt;input type="text" class="form-control input-number" name="main-R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;[.$D4];[$HTML.$E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];[$HTML.$B$2];[.$B4];[$HTML.$C$2];[.$O4];[$HTML.$D$2];[.$D4];[$HTML.$E$2])" office:value-type="string" office:string-value="&lt;div class=&quot;container-card&quot; id=&quot;side-R-3&quot; data-id=&quot;R-3&quot;&gt;&lt;img class=&quot;img-card&quot; width=&quot;80&quot; height=&quot;112&quot; src=&quot;https://one-draw.jp/ijinden/cardlist/R01/card/R_003.png&quot; alt=&quot;武田勝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3" data-id="R-3"&gt;&lt;img class="img-card" width="80" height="112" src="https://one-draw.jp/ijinden/cardlist/R01/card/R_003.png" alt="武田勝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1&quot; data-term=&quot;0&quot;&gt;&lt;td&gt;R-3&lt;/td&gt;&lt;td&gt;武田勝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3" data-expansion="10" data-type="1" data-color="1" data-term="0"&gt;&lt;td&gt;R-3&lt;/td&gt;&lt;td&gt;武田勝頼&lt;/td&gt;&lt;td&gt;&lt;div class="input-group" data-deck="main"&gt;&lt;button type="button" class="btn btn-outline-secondary btn-pop" disabled&gt;-&lt;/button&gt;&lt;input type="text" class="form-control input-number" name="main-R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;[.$D5];[$HTML.$E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];[$HTML.$B$2];[.$B5];[$HTML.$C$2];[.$O5];[$HTML.$D$2];[.$D5];[$HTML.$E$2])" office:value-type="string" office:string-value="&lt;div class=&quot;container-card&quot; id=&quot;side-R-4&quot; data-id=&quot;R-4&quot;&gt;&lt;img class=&quot;img-card&quot; width=&quot;80&quot; height=&quot;112&quot; src=&quot;https://one-draw.jp/ijinden/cardlist/R01/card/R_004.png&quot; alt=&quot;ヴラド・ツェペシ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4" data-id="R-4"&gt;&lt;img class="img-card" width="80" height="112" src="https://one-draw.jp/ijinden/cardlist/R01/card/R_004.png" alt="ヴラド・ツェペシ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1&quot; data-term=&quot;0&quot;&gt;&lt;td&gt;R-4&lt;/td&gt;&lt;td&gt;ヴラド・ツェペシ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4" data-expansion="10" data-type="1" data-color="1" data-term="0"&gt;&lt;td&gt;R-4&lt;/td&gt;&lt;td&gt;ヴラド・ツェペシュ&lt;/td&gt;&lt;td&gt;&lt;div class="input-group" data-deck="main"&gt;&lt;button type="button" class="btn btn-outline-secondary btn-pop" disabled&gt;-&lt;/button&gt;&lt;input type="text" class="form-control input-number" name="main-R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;[.$D6];[$HTML.$E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];[$HTML.$B$2];[.$B6];[$HTML.$C$2];[.$O6];[$HTML.$D$2];[.$D6];[$HTML.$E$2])" office:value-type="string" office:string-value="&lt;div class=&quot;container-card&quot; id=&quot;side-R-5&quot; data-id=&quot;R-5&quot;&gt;&lt;img class=&quot;img-card&quot; width=&quot;80&quot; height=&quot;112&quot; src=&quot;https://one-draw.jp/ijinden/cardlist/R01/card/R_005.png&quot; alt=&quot;坂上田村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5" data-id="R-5"&gt;&lt;img class="img-card" width="80" height="112" src="https://one-draw.jp/ijinden/cardlist/R01/card/R_005.png" alt="坂上田村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1&quot; data-term=&quot;0&quot;&gt;&lt;td&gt;R-5&lt;/td&gt;&lt;td&gt;坂上田村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5" data-expansion="10" data-type="1" data-color="1" data-term="0"&gt;&lt;td&gt;R-5&lt;/td&gt;&lt;td&gt;坂上田村麻呂&lt;/td&gt;&lt;td&gt;&lt;div class="input-group" data-deck="main"&gt;&lt;button type="button" class="btn btn-outline-secondary btn-pop" disabled&gt;-&lt;/button&gt;&lt;input type="text" class="form-control input-number" name="main-R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;[.$D7];[$HTML.$E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];[$HTML.$B$2];[.$B7];[$HTML.$C$2];[.$O7];[$HTML.$D$2];[.$D7];[$HTML.$E$2])" office:value-type="string" office:string-value="&lt;div class=&quot;container-card&quot; id=&quot;side-R-6&quot; data-id=&quot;R-6&quot;&gt;&lt;img class=&quot;img-card&quot; width=&quot;80&quot; height=&quot;112&quot; src=&quot;https://one-draw.jp/ijinden/cardlist/R01/card/R_006.png&quot; alt=&quot;楠木正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6" data-id="R-6"&gt;&lt;img class="img-card" width="80" height="112" src="https://one-draw.jp/ijinden/cardlist/R01/card/R_006.png" alt="楠木正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1&quot; data-term=&quot;0&quot;&gt;&lt;td&gt;R-6&lt;/td&gt;&lt;td&gt;楠木正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6" data-expansion="10" data-type="1" data-color="1" data-term="0"&gt;&lt;td&gt;R-6&lt;/td&gt;&lt;td&gt;楠木正成&lt;/td&gt;&lt;td&gt;&lt;div class="input-group" data-deck="main"&gt;&lt;button type="button" class="btn btn-outline-secondary btn-pop" disabled&gt;-&lt;/button&gt;&lt;input type="text" class="form-control input-number" name="main-R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;[.$D8];[$HTML.$E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];[$HTML.$B$2];[.$B8];[$HTML.$C$2];[.$O8];[$HTML.$D$2];[.$D8];[$HTML.$E$2])" office:value-type="string" office:string-value="&lt;div class=&quot;container-card&quot; id=&quot;side-R-7&quot; data-id=&quot;R-7&quot;&gt;&lt;img class=&quot;img-card&quot; width=&quot;80&quot; height=&quot;112&quot; src=&quot;https://one-draw.jp/ijinden/cardlist/R01/card/R_007.png&quot; alt=&quot;ジェームズ・バトラー・ヒ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7" data-id="R-7"&gt;&lt;img class="img-card" width="80" height="112" src="https://one-draw.jp/ijinden/cardlist/R01/card/R_007.png" alt="ジェームズ・バトラー・ヒ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1&quot; data-term=&quot;0&quot;&gt;&lt;td&gt;R-7&lt;/td&gt;&lt;td&gt;ジェームズ・バトラー・ヒ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7" data-expansion="10" data-type="1" data-color="1" data-term="0"&gt;&lt;td&gt;R-7&lt;/td&gt;&lt;td&gt;ジェームズ・バトラー・ヒコック&lt;/td&gt;&lt;td&gt;&lt;div class="input-group" data-deck="main"&gt;&lt;button type="button" class="btn btn-outline-secondary btn-pop" disabled&gt;-&lt;/button&gt;&lt;input type="text" class="form-control input-number" name="main-R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;[.$D9];[$HTML.$E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];[$HTML.$B$2];[.$B9];[$HTML.$C$2];[.$O9];[$HTML.$D$2];[.$D9];[$HTML.$E$2])" office:value-type="string" office:string-value="&lt;div class=&quot;container-card&quot; id=&quot;side-R-8&quot; data-id=&quot;R-8&quot;&gt;&lt;img class=&quot;img-card&quot; width=&quot;80&quot; height=&quot;112&quot; src=&quot;https://one-draw.jp/ijinden/cardlist/R01/card/R_008.png&quot; alt=&quot;アレクサンドロス大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8" data-id="R-8"&gt;&lt;img class="img-card" width="80" height="112" src="https://one-draw.jp/ijinden/cardlist/R01/card/R_008.png" alt="アレクサンドロス大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1&quot; data-term=&quot;0&quot;&gt;&lt;td&gt;R-8&lt;/td&gt;&lt;td&gt;アレクサンドロス大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8" data-expansion="10" data-type="1" data-color="1" data-term="0"&gt;&lt;td&gt;R-8&lt;/td&gt;&lt;td&gt;アレクサンドロス大王&lt;/td&gt;&lt;td&gt;&lt;div class="input-group" data-deck="main"&gt;&lt;button type="button" class="btn btn-outline-secondary btn-pop" disabled&gt;-&lt;/button&gt;&lt;input type="text" class="form-control input-number" name="main-R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;[.$D10];[$HTML.$E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];[$HTML.$B$2];[.$B10];[$HTML.$C$2];[.$O10];[$HTML.$D$2];[.$D10];[$HTML.$E$2])" office:value-type="string" office:string-value="&lt;div class=&quot;container-card&quot; id=&quot;side-R-9&quot; data-id=&quot;R-9&quot;&gt;&lt;img class=&quot;img-card&quot; width=&quot;80&quot; height=&quot;112&quot; src=&quot;https://one-draw.jp/ijinden/cardlist/R01/card/R_009.png&quot; alt=&quot;神剣眠る氏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9" data-id="R-9"&gt;&lt;img class="img-card" width="80" height="112" src="https://one-draw.jp/ijinden/cardlist/R01/card/R_009.png" alt="神剣眠る氏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1&quot; data-term=&quot;0&quot;&gt;&lt;td&gt;R-9&lt;/td&gt;&lt;td&gt;神剣眠る氏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9" data-expansion="10" data-type="2" data-color="1" data-term="0"&gt;&lt;td&gt;R-9&lt;/td&gt;&lt;td&gt;神剣眠る氏社&lt;/td&gt;&lt;td&gt;&lt;div class="input-group" data-deck="main"&gt;&lt;button type="button" class="btn btn-outline-secondary btn-pop" disabled&gt;-&lt;/button&gt;&lt;input type="text" class="form-control input-number" name="main-R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;[.$D11];[$HTML.$E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];[$HTML.$B$2];[.$B11];[$HTML.$C$2];[.$O11];[$HTML.$D$2];[.$D11];[$HTML.$E$2])" office:value-type="string" office:string-value="&lt;div class=&quot;container-card&quot; id=&quot;side-R-10&quot; data-id=&quot;R-10&quot;&gt;&lt;img class=&quot;img-card&quot; width=&quot;80&quot; height=&quot;112&quot; src=&quot;https://one-draw.jp/ijinden/cardlist/R01/card/R_010.png&quot; alt=&quot;連な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0" data-id="R-10"&gt;&lt;img class="img-card" width="80" height="112" src="https://one-draw.jp/ijinden/cardlist/R01/card/R_010.png" alt="連な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1&quot; data-term=&quot;0&quot;&gt;&lt;td&gt;R-10&lt;/td&gt;&lt;td&gt;連な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0" data-expansion="10" data-type="2" data-color="1" data-term="0"&gt;&lt;td&gt;R-10&lt;/td&gt;&lt;td&gt;連なる天守閣&lt;/td&gt;&lt;td&gt;&lt;div class="input-group" data-deck="main"&gt;&lt;button type="button" class="btn btn-outline-secondary btn-pop" disabled&gt;-&lt;/button&gt;&lt;input type="text" class="form-control input-number" name="main-R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;[.$D12];[$HTML.$E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];[$HTML.$B$2];[.$B12];[$HTML.$C$2];[.$O12];[$HTML.$D$2];[.$D12];[$HTML.$E$2])" office:value-type="string" office:string-value="&lt;div class=&quot;container-card&quot; id=&quot;side-R-11&quot; data-id=&quot;R-11&quot;&gt;&lt;img class=&quot;img-card&quot; width=&quot;80&quot; height=&quot;112&quot; src=&quot;https://one-draw.jp/ijinden/cardlist/R01/card/R_011.png&quot; alt=&quot;ロイヤ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1" data-id="R-11"&gt;&lt;img class="img-card" width="80" height="112" src="https://one-draw.jp/ijinden/cardlist/R01/card/R_011.png" alt="ロイヤ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1&quot; data-term=&quot;0&quot;&gt;&lt;td&gt;R-11&lt;/td&gt;&lt;td&gt;ロイヤ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1" data-expansion="10" data-type="3" data-color="1" data-term="0"&gt;&lt;td&gt;R-11&lt;/td&gt;&lt;td&gt;ロイヤリティ&lt;/td&gt;&lt;td&gt;&lt;div class="input-group" data-deck="main"&gt;&lt;button type="button" class="btn btn-outline-secondary btn-pop" disabled&gt;-&lt;/button&gt;&lt;input type="text" class="form-control input-number" name="main-R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;[.$D13];[$HTML.$E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];[$HTML.$B$2];[.$B13];[$HTML.$C$2];[.$O13];[$HTML.$D$2];[.$D13];[$HTML.$E$2])" office:value-type="string" office:string-value="&lt;div class=&quot;container-card&quot; id=&quot;side-R-12&quot; data-id=&quot;R-12&quot;&gt;&lt;img class=&quot;img-card&quot; width=&quot;80&quot; height=&quot;112&quot; src=&quot;https://one-draw.jp/ijinden/cardlist/R01/card/R_012.png&quot; alt=&quot;デスペラ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2" data-id="R-12"&gt;&lt;img class="img-card" width="80" height="112" src="https://one-draw.jp/ijinden/cardlist/R01/card/R_012.png" alt="デスペラ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1&quot; data-term=&quot;0&quot;&gt;&lt;td&gt;R-12&lt;/td&gt;&lt;td&gt;デスペラ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2" data-expansion="10" data-type="3" data-color="1" data-term="0"&gt;&lt;td&gt;R-12&lt;/td&gt;&lt;td&gt;デスペラード&lt;/td&gt;&lt;td&gt;&lt;div class="input-group" data-deck="main"&gt;&lt;button type="button" class="btn btn-outline-secondary btn-pop" disabled&gt;-&lt;/button&gt;&lt;input type="text" class="form-control input-number" name="main-R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;[.$D14];[$HTML.$E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];[$HTML.$B$2];[.$B14];[$HTML.$C$2];[.$O14];[$HTML.$D$2];[.$D14];[$HTML.$E$2])" office:value-type="string" office:string-value="&lt;div class=&quot;container-card&quot; id=&quot;side-R-13&quot; data-id=&quot;R-13&quot;&gt;&lt;img class=&quot;img-card&quot; width=&quot;80&quot; height=&quot;112&quot; src=&quot;https://one-draw.jp/ijinden/cardlist/R01/card/R_013.png&quot; alt=&quot;レッド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3" data-id="R-13"&gt;&lt;img class="img-card" width="80" height="112" src="https://one-draw.jp/ijinden/cardlist/R01/card/R_013.png" alt="レッド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1&quot; data-term=&quot;0&quot;&gt;&lt;td&gt;R-13&lt;/td&gt;&lt;td&gt;レッド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3" data-expansion="10" data-type="4" data-color="1" data-term="0"&gt;&lt;td&gt;R-13&lt;/td&gt;&lt;td&gt;レッドストーン&lt;/td&gt;&lt;td&gt;&lt;div class="input-group" data-deck="main"&gt;&lt;button type="button" class="btn btn-outline-secondary btn-pop" disabled&gt;-&lt;/button&gt;&lt;input type="text" class="form-control input-number" name="main-R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;[.$D15];[$HTML.$E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];[$HTML.$B$2];[.$B15];[$HTML.$C$2];[.$O15];[$HTML.$D$2];[.$D15];[$HTML.$E$2])" office:value-type="string" office:string-value="&lt;div class=&quot;container-card&quot; id=&quot;side-B-1&quot; data-id=&quot;B-1&quot;&gt;&lt;img class=&quot;img-card&quot; width=&quot;80&quot; height=&quot;112&quot; src=&quot;https://one-draw.jp/ijinden/cardlist/B01/card/B_001.png&quot; alt=&quot;レオナルド・ダ・ヴィン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" data-id="B-1"&gt;&lt;img class="img-card" width="80" height="112" src="https://one-draw.jp/ijinden/cardlist/B01/card/B_001.png" alt="レオナルド・ダ・ヴィン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2&quot; data-term=&quot;0&quot;&gt;&lt;td&gt;B-1&lt;/td&gt;&lt;td&gt;レオナルド・ダ・ヴィン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" data-expansion="11" data-type="1" data-color="2" data-term="0"&gt;&lt;td&gt;B-1&lt;/td&gt;&lt;td&gt;レオナルド・ダ・ヴィンチ&lt;/td&gt;&lt;td&gt;&lt;div class="input-group" data-deck="main"&gt;&lt;button type="button" class="btn btn-outline-secondary btn-pop" disabled&gt;-&lt;/button&gt;&lt;input type="text" class="form-control input-number" name="main-B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;[.$D16];[$HTML.$E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];[$HTML.$B$2];[.$B16];[$HTML.$C$2];[.$O16];[$HTML.$D$2];[.$D16];[$HTML.$E$2])" office:value-type="string" office:string-value="&lt;div class=&quot;container-card&quot; id=&quot;side-B-2&quot; data-id=&quot;B-2&quot;&gt;&lt;img class=&quot;img-card&quot; width=&quot;80&quot; height=&quot;112&quot; src=&quot;https://one-draw.jp/ijinden/cardlist/B01/card/B_002.png&quot; alt=&quot;ヴァスコ・ダ・ガ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2" data-id="B-2"&gt;&lt;img class="img-card" width="80" height="112" src="https://one-draw.jp/ijinden/cardlist/B01/card/B_002.png" alt="ヴァスコ・ダ・ガ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2&quot; data-term=&quot;1&quot;&gt;&lt;td&gt;B-2&lt;/td&gt;&lt;td&gt;ヴァスコ・ダ・ガ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2" data-expansion="11" data-type="1" data-color="2" data-term="1"&gt;&lt;td&gt;B-2&lt;/td&gt;&lt;td&gt;ヴァスコ・ダ・ガマ&lt;/td&gt;&lt;td&gt;&lt;div class="input-group" data-deck="main"&gt;&lt;button type="button" class="btn btn-outline-secondary btn-pop" disabled&gt;-&lt;/button&gt;&lt;input type="text" class="form-control input-number" name="main-B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;[.$D17];[$HTML.$E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];[$HTML.$B$2];[.$B17];[$HTML.$C$2];[.$O17];[$HTML.$D$2];[.$D17];[$HTML.$E$2])" office:value-type="string" office:string-value="&lt;div class=&quot;container-card&quot; id=&quot;side-B-3&quot; data-id=&quot;B-3&quot;&gt;&lt;img class=&quot;img-card&quot; width=&quot;80&quot; height=&quot;112&quot; src=&quot;https://one-draw.jp/ijinden/cardlist/B01/card/B_003.png&quot; alt=&quot;好太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3" data-id="B-3"&gt;&lt;img class="img-card" width="80" height="112" src="https://one-draw.jp/ijinden/cardlist/B01/card/B_003.png" alt="好太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2&quot; data-term=&quot;0&quot;&gt;&lt;td&gt;B-3&lt;/td&gt;&lt;td&gt;好太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3" data-expansion="11" data-type="1" data-color="2" data-term="0"&gt;&lt;td&gt;B-3&lt;/td&gt;&lt;td&gt;好太王&lt;/td&gt;&lt;td&gt;&lt;div class="input-group" data-deck="main"&gt;&lt;button type="button" class="btn btn-outline-secondary btn-pop" disabled&gt;-&lt;/button&gt;&lt;input type="text" class="form-control input-number" name="main-B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;[.$D18];[$HTML.$E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];[$HTML.$B$2];[.$B18];[$HTML.$C$2];[.$O18];[$HTML.$D$2];[.$D18];[$HTML.$E$2])" office:value-type="string" office:string-value="&lt;div class=&quot;container-card&quot; id=&quot;side-B-4&quot; data-id=&quot;B-4&quot;&gt;&lt;img class=&quot;img-card&quot; width=&quot;80&quot; height=&quot;112&quot; src=&quot;https://one-draw.jp/ijinden/cardlist/B01/card/B_004.png&quot; alt=&quot;フェルディナンド・マゼ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4" data-id="B-4"&gt;&lt;img class="img-card" width="80" height="112" src="https://one-draw.jp/ijinden/cardlist/B01/card/B_004.png" alt="フェルディナンド・マゼ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2&quot; data-term=&quot;1&quot;&gt;&lt;td&gt;B-4&lt;/td&gt;&lt;td&gt;フェルディナンド・マゼ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4" data-expansion="11" data-type="1" data-color="2" data-term="1"&gt;&lt;td&gt;B-4&lt;/td&gt;&lt;td&gt;フェルディナンド・マゼラン&lt;/td&gt;&lt;td&gt;&lt;div class="input-group" data-deck="main"&gt;&lt;button type="button" class="btn btn-outline-secondary btn-pop" disabled&gt;-&lt;/button&gt;&lt;input type="text" class="form-control input-number" name="main-B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;[.$D19];[$HTML.$E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];[$HTML.$B$2];[.$B19];[$HTML.$C$2];[.$O19];[$HTML.$D$2];[.$D19];[$HTML.$E$2])" office:value-type="string" office:string-value="&lt;div class=&quot;container-card&quot; id=&quot;side-B-5&quot; data-id=&quot;B-5&quot;&gt;&lt;img class=&quot;img-card&quot; width=&quot;80&quot; height=&quot;112&quot; src=&quot;https://one-draw.jp/ijinden/cardlist/B01/card/B_005.png&quot; alt=&quot;ラファエロ・サン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5" data-id="B-5"&gt;&lt;img class="img-card" width="80" height="112" src="https://one-draw.jp/ijinden/cardlist/B01/card/B_005.png" alt="ラファエロ・サン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2&quot; data-term=&quot;0&quot;&gt;&lt;td&gt;B-5&lt;/td&gt;&lt;td&gt;ラファエロ・サン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5" data-expansion="11" data-type="1" data-color="2" data-term="0"&gt;&lt;td&gt;B-5&lt;/td&gt;&lt;td&gt;ラファエロ・サンティ&lt;/td&gt;&lt;td&gt;&lt;div class="input-group" data-deck="main"&gt;&lt;button type="button" class="btn btn-outline-secondary btn-pop" disabled&gt;-&lt;/button&gt;&lt;input type="text" class="form-control input-number" name="main-B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;[.$D20];[$HTML.$E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];[$HTML.$B$2];[.$B20];[$HTML.$C$2];[.$O20];[$HTML.$D$2];[.$D20];[$HTML.$E$2])" office:value-type="string" office:string-value="&lt;div class=&quot;container-card&quot; id=&quot;side-B-6&quot; data-id=&quot;B-6&quot;&gt;&lt;img class=&quot;img-card&quot; width=&quot;80&quot; height=&quot;112&quot; src=&quot;https://one-draw.jp/ijinden/cardlist/B01/card/B_006.png&quot; alt=&quot;ジャン・カルヴ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6" data-id="B-6"&gt;&lt;img class="img-card" width="80" height="112" src="https://one-draw.jp/ijinden/cardlist/B01/card/B_006.png" alt="ジャン・カルヴ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2&quot; data-term=&quot;0&quot;&gt;&lt;td&gt;B-6&lt;/td&gt;&lt;td&gt;ジャン・カルヴ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6" data-expansion="11" data-type="1" data-color="2" data-term="0"&gt;&lt;td&gt;B-6&lt;/td&gt;&lt;td&gt;ジャン・カルヴァン&lt;/td&gt;&lt;td&gt;&lt;div class="input-group" data-deck="main"&gt;&lt;button type="button" class="btn btn-outline-secondary btn-pop" disabled&gt;-&lt;/button&gt;&lt;input type="text" class="form-control input-number" name="main-B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;[.$D21];[$HTML.$E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];[$HTML.$B$2];[.$B21];[$HTML.$C$2];[.$O21];[$HTML.$D$2];[.$D21];[$HTML.$E$2])" office:value-type="string" office:string-value="&lt;div class=&quot;container-card&quot; id=&quot;side-B-7&quot; data-id=&quot;B-7&quot;&gt;&lt;img class=&quot;img-card&quot; width=&quot;80&quot; height=&quot;112&quot; src=&quot;https://one-draw.jp/ijinden/cardlist/B01/card/B_007.png&quot; alt=&quot;武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7" data-id="B-7"&gt;&lt;img class="img-card" width="80" height="112" src="https://one-draw.jp/ijinden/cardlist/B01/card/B_007.png" alt="武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2&quot; data-term=&quot;0&quot;&gt;&lt;td&gt;B-7&lt;/td&gt;&lt;td&gt;武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7" data-expansion="11" data-type="1" data-color="2" data-term="0"&gt;&lt;td&gt;B-7&lt;/td&gt;&lt;td&gt;武帝&lt;/td&gt;&lt;td&gt;&lt;div class="input-group" data-deck="main"&gt;&lt;button type="button" class="btn btn-outline-secondary btn-pop" disabled&gt;-&lt;/button&gt;&lt;input type="text" class="form-control input-number" name="main-B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;[.$D22];[$HTML.$E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];[$HTML.$B$2];[.$B22];[$HTML.$C$2];[.$O22];[$HTML.$D$2];[.$D22];[$HTML.$E$2])" office:value-type="string" office:string-value="&lt;div class=&quot;container-card&quot; id=&quot;side-B-8&quot; data-id=&quot;B-8&quot;&gt;&lt;img class=&quot;img-card&quot; width=&quot;80&quot; height=&quot;112&quot; src=&quot;https://one-draw.jp/ijinden/cardlist/B01/card/B_008.png&quot; alt=&quot;楊貴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8" data-id="B-8"&gt;&lt;img class="img-card" width="80" height="112" src="https://one-draw.jp/ijinden/cardlist/B01/card/B_008.png" alt="楊貴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2&quot; data-term=&quot;0&quot;&gt;&lt;td&gt;B-8&lt;/td&gt;&lt;td&gt;楊貴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8" data-expansion="11" data-type="1" data-color="2" data-term="0"&gt;&lt;td&gt;B-8&lt;/td&gt;&lt;td&gt;楊貴妃&lt;/td&gt;&lt;td&gt;&lt;div class="input-group" data-deck="main"&gt;&lt;button type="button" class="btn btn-outline-secondary btn-pop" disabled&gt;-&lt;/button&gt;&lt;input type="text" class="form-control input-number" name="main-B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;[.$D23];[$HTML.$E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];[$HTML.$B$2];[.$B23];[$HTML.$C$2];[.$O23];[$HTML.$D$2];[.$D23];[$HTML.$E$2])" office:value-type="string" office:string-value="&lt;div class=&quot;container-card&quot; id=&quot;side-B-9&quot; data-id=&quot;B-9&quot;&gt;&lt;img class=&quot;img-card&quot; width=&quot;80&quot; height=&quot;112&quot; src=&quot;https://one-draw.jp/ijinden/cardlist/B01/card/B_009.png&quot; alt=&quot;モナ・リ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9" data-id="B-9"&gt;&lt;img class="img-card" width="80" height="112" src="https://one-draw.jp/ijinden/cardlist/B01/card/B_009.png" alt="モナ・リ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2&quot; data-term=&quot;0&quot;&gt;&lt;td&gt;B-9&lt;/td&gt;&lt;td&gt;モナ・リ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9" data-expansion="11" data-type="2" data-color="2" data-term="0"&gt;&lt;td&gt;B-9&lt;/td&gt;&lt;td&gt;モナ・リザ&lt;/td&gt;&lt;td&gt;&lt;div class="input-group" data-deck="main"&gt;&lt;button type="button" class="btn btn-outline-secondary btn-pop" disabled&gt;-&lt;/button&gt;&lt;input type="text" class="form-control input-number" name="main-B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;[.$D24];[$HTML.$E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];[$HTML.$B$2];[.$B24];[$HTML.$C$2];[.$O24];[$HTML.$D$2];[.$D24];[$HTML.$E$2])" office:value-type="string" office:string-value="&lt;div class=&quot;container-card&quot; id=&quot;side-B-10&quot; data-id=&quot;B-10&quot;&gt;&lt;img class=&quot;img-card&quot; width=&quot;80&quot; height=&quot;112&quot; src=&quot;https://one-draw.jp/ijinden/cardlist/B01/card/B_010.png&quot; alt=&quot;革命の広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0" data-id="B-10"&gt;&lt;img class="img-card" width="80" height="112" src="https://one-draw.jp/ijinden/cardlist/B01/card/B_010.png" alt="革命の広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2&quot; data-term=&quot;0&quot;&gt;&lt;td&gt;B-10&lt;/td&gt;&lt;td&gt;革命の広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0" data-expansion="11" data-type="2" data-color="2" data-term="0"&gt;&lt;td&gt;B-10&lt;/td&gt;&lt;td&gt;革命の広場&lt;/td&gt;&lt;td&gt;&lt;div class="input-group" data-deck="main"&gt;&lt;button type="button" class="btn btn-outline-secondary btn-pop" disabled&gt;-&lt;/button&gt;&lt;input type="text" class="form-control input-number" name="main-B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;[.$D25];[$HTML.$E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];[$HTML.$B$2];[.$B25];[$HTML.$C$2];[.$O25];[$HTML.$D$2];[.$D25];[$HTML.$E$2])" office:value-type="string" office:string-value="&lt;div class=&quot;container-card&quot; id=&quot;side-B-11&quot; data-id=&quot;B-11&quot;&gt;&lt;img class=&quot;img-card&quot; width=&quot;80&quot; height=&quot;112&quot; src=&quot;https://one-draw.jp/ijinden/cardlist/B01/card/B_011.png&quot; alt=&quot;フリー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1" data-id="B-11"&gt;&lt;img class="img-card" width="80" height="112" src="https://one-draw.jp/ijinden/cardlist/B01/card/B_011.png" alt="フリー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2&quot; data-term=&quot;0&quot;&gt;&lt;td&gt;B-11&lt;/td&gt;&lt;td&gt;フリー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1" data-expansion="11" data-type="3" data-color="2" data-term="0"&gt;&lt;td&gt;B-11&lt;/td&gt;&lt;td&gt;フリート&lt;/td&gt;&lt;td&gt;&lt;div class="input-group" data-deck="main"&gt;&lt;button type="button" class="btn btn-outline-secondary btn-pop" disabled&gt;-&lt;/button&gt;&lt;input type="text" class="form-control input-number" name="main-B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;[.$D26];[$HTML.$E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];[$HTML.$B$2];[.$B26];[$HTML.$C$2];[.$O26];[$HTML.$D$2];[.$D26];[$HTML.$E$2])" office:value-type="string" office:string-value="&lt;div class=&quot;container-card&quot; id=&quot;side-B-12&quot; data-id=&quot;B-12&quot;&gt;&lt;img class=&quot;img-card&quot; width=&quot;80&quot; height=&quot;112&quot; src=&quot;https://one-draw.jp/ijinden/cardlist/B01/card/B_012.png&quot; alt=&quot;ドローイ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2" data-id="B-12"&gt;&lt;img class="img-card" width="80" height="112" src="https://one-draw.jp/ijinden/cardlist/B01/card/B_012.png" alt="ドローイ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2&quot; data-term=&quot;0&quot;&gt;&lt;td&gt;B-12&lt;/td&gt;&lt;td&gt;ドローイ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2" data-expansion="11" data-type="3" data-color="2" data-term="0"&gt;&lt;td&gt;B-12&lt;/td&gt;&lt;td&gt;ドローイング&lt;/td&gt;&lt;td&gt;&lt;div class="input-group" data-deck="main"&gt;&lt;button type="button" class="btn btn-outline-secondary btn-pop" disabled&gt;-&lt;/button&gt;&lt;input type="text" class="form-control input-number" name="main-B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;[.$D27];[$HTML.$E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];[$HTML.$B$2];[.$B27];[$HTML.$C$2];[.$O27];[$HTML.$D$2];[.$D27];[$HTML.$E$2])" office:value-type="string" office:string-value="&lt;div class=&quot;container-card&quot; id=&quot;side-B-13&quot; data-id=&quot;B-13&quot;&gt;&lt;img class=&quot;img-card&quot; width=&quot;80&quot; height=&quot;112&quot; src=&quot;https://one-draw.jp/ijinden/cardlist/B01/card/B_013.png&quot; alt=&quot;ブル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3" data-id="B-13"&gt;&lt;img class="img-card" width="80" height="112" src="https://one-draw.jp/ijinden/cardlist/B01/card/B_013.png" alt="ブル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2&quot; data-term=&quot;0&quot;&gt;&lt;td&gt;B-13&lt;/td&gt;&lt;td&gt;ブル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3" data-expansion="11" data-type="4" data-color="2" data-term="0"&gt;&lt;td&gt;B-13&lt;/td&gt;&lt;td&gt;ブルーストーン&lt;/td&gt;&lt;td&gt;&lt;div class="input-group" data-deck="main"&gt;&lt;button type="button" class="btn btn-outline-secondary btn-pop" disabled&gt;-&lt;/button&gt;&lt;input type="text" class="form-control input-number" name="main-B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;[.$D28];[$HTML.$E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];[$HTML.$B$2];[.$B28];[$HTML.$C$2];[.$O28];[$HTML.$D$2];[.$D28];[$HTML.$E$2])" office:value-type="string" office:string-value="&lt;div class=&quot;container-card&quot; id=&quot;side-G-1&quot; data-id=&quot;G-1&quot;&gt;&lt;img class=&quot;img-card&quot; width=&quot;80&quot; height=&quot;112&quot; src=&quot;https://one-draw.jp/ijinden/cardlist/G01/card/G_001.png&quot; alt=&quot;出雲の阿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" data-id="G-1"&gt;&lt;img class="img-card" width="80" height="112" src="https://one-draw.jp/ijinden/cardlist/G01/card/G_001.png" alt="出雲の阿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4&quot; data-term=&quot;0&quot;&gt;&lt;td&gt;G-1&lt;/td&gt;&lt;td&gt;出雲の阿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" data-expansion="12" data-type="1" data-color="4" data-term="0"&gt;&lt;td&gt;G-1&lt;/td&gt;&lt;td&gt;出雲の阿国&lt;/td&gt;&lt;td&gt;&lt;div class="input-group" data-deck="main"&gt;&lt;button type="button" class="btn btn-outline-secondary btn-pop" disabled&gt;-&lt;/button&gt;&lt;input type="text" class="form-control input-number" name="main-G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;[.$D29];[$HTML.$E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];[$HTML.$B$2];[.$B29];[$HTML.$C$2];[.$O29];[$HTML.$D$2];[.$D29];[$HTML.$E$2])" office:value-type="string" office:string-value="&lt;div class=&quot;container-card&quot; id=&quot;side-G-2&quot; data-id=&quot;G-2&quot;&gt;&lt;img class=&quot;img-card&quot; width=&quot;80&quot; height=&quot;112&quot; src=&quot;https://one-draw.jp/ijinden/cardlist/G01/card/G_002.png&quot; alt=&quot;卑弥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2" data-id="G-2"&gt;&lt;img class="img-card" width="80" height="112" src="https://one-draw.jp/ijinden/cardlist/G01/card/G_002.png" alt="卑弥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4&quot; data-term=&quot;0&quot;&gt;&lt;td&gt;G-2&lt;/td&gt;&lt;td&gt;卑弥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2" data-expansion="12" data-type="1" data-color="4" data-term="0"&gt;&lt;td&gt;G-2&lt;/td&gt;&lt;td&gt;卑弥呼&lt;/td&gt;&lt;td&gt;&lt;div class="input-group" data-deck="main"&gt;&lt;button type="button" class="btn btn-outline-secondary btn-pop" disabled&gt;-&lt;/button&gt;&lt;input type="text" class="form-control input-number" name="main-G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;[.$D30];[$HTML.$E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];[$HTML.$B$2];[.$B30];[$HTML.$C$2];[.$O30];[$HTML.$D$2];[.$D30];[$HTML.$E$2])" office:value-type="string" office:string-value="&lt;div class=&quot;container-card&quot; id=&quot;side-G-3&quot; data-id=&quot;G-3&quot;&gt;&lt;img class=&quot;img-card&quot; width=&quot;80&quot; height=&quot;112&quot; src=&quot;https://one-draw.jp/ijinden/cardlist/G01/card/G_003.png&quot; alt=&quot;アテル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3" data-id="G-3"&gt;&lt;img class="img-card" width="80" height="112" src="https://one-draw.jp/ijinden/cardlist/G01/card/G_003.png" alt="アテル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4&quot; data-term=&quot;0&quot;&gt;&lt;td&gt;G-3&lt;/td&gt;&lt;td&gt;アテル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3" data-expansion="12" data-type="1" data-color="4" data-term="0"&gt;&lt;td&gt;G-3&lt;/td&gt;&lt;td&gt;アテルイ&lt;/td&gt;&lt;td&gt;&lt;div class="input-group" data-deck="main"&gt;&lt;button type="button" class="btn btn-outline-secondary btn-pop" disabled&gt;-&lt;/button&gt;&lt;input type="text" class="form-control input-number" name="main-G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;[.$D31];[$HTML.$E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1];[$HTML.$B$2];[.$B31];[$HTML.$C$2];[.$O31];[$HTML.$D$2];[.$D31];[$HTML.$E$2])" office:value-type="string" office:string-value="&lt;div class=&quot;container-card&quot; id=&quot;side-G-4&quot; data-id=&quot;G-4&quot;&gt;&lt;img class=&quot;img-card&quot; width=&quot;80&quot; height=&quot;112&quot; src=&quot;https://one-draw.jp/ijinden/cardlist/G01/card/G_004.png&quot; alt=&quot;紀貫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4" data-id="G-4"&gt;&lt;img class="img-card" width="80" height="112" src="https://one-draw.jp/ijinden/cardlist/G01/card/G_004.png" alt="紀貫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4&quot; data-term=&quot;2&quot;&gt;&lt;td&gt;G-4&lt;/td&gt;&lt;td&gt;紀貫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4" data-expansion="12" data-type="1" data-color="4" data-term="2"&gt;&lt;td&gt;G-4&lt;/td&gt;&lt;td&gt;紀貫之&lt;/td&gt;&lt;td&gt;&lt;div class="input-group" data-deck="main"&gt;&lt;button type="button" class="btn btn-outline-secondary btn-pop" disabled&gt;-&lt;/button&gt;&lt;input type="text" class="form-control input-number" name="main-G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;[.$D32];[$HTML.$E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2];[$HTML.$B$2];[.$B32];[$HTML.$C$2];[.$O32];[$HTML.$D$2];[.$D32];[$HTML.$E$2])" office:value-type="string" office:string-value="&lt;div class=&quot;container-card&quot; id=&quot;side-G-5&quot; data-id=&quot;G-5&quot;&gt;&lt;img class=&quot;img-card&quot; width=&quot;80&quot; height=&quot;112&quot; src=&quot;https://one-draw.jp/ijinden/cardlist/G01/card/G_005.png&quot; alt=&quot;阿倍仲麻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5" data-id="G-5"&gt;&lt;img class="img-card" width="80" height="112" src="https://one-draw.jp/ijinden/cardlist/G01/card/G_005.png" alt="阿倍仲麻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4&quot; data-term=&quot;0&quot;&gt;&lt;td&gt;G-5&lt;/td&gt;&lt;td&gt;阿倍仲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5" data-expansion="12" data-type="1" data-color="4" data-term="0"&gt;&lt;td&gt;G-5&lt;/td&gt;&lt;td&gt;阿倍仲麻呂&lt;/td&gt;&lt;td&gt;&lt;div class="input-group" data-deck="main"&gt;&lt;button type="button" class="btn btn-outline-secondary btn-pop" disabled&gt;-&lt;/button&gt;&lt;input type="text" class="form-control input-number" name="main-G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;[.$D33];[$HTML.$E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3];[$HTML.$B$2];[.$B33];[$HTML.$C$2];[.$O33];[$HTML.$D$2];[.$D33];[$HTML.$E$2])" office:value-type="string" office:string-value="&lt;div class=&quot;container-card&quot; id=&quot;side-G-6&quot; data-id=&quot;G-6&quot;&gt;&lt;img class=&quot;img-card&quot; width=&quot;80&quot; height=&quot;112&quot; src=&quot;https://one-draw.jp/ijinden/cardlist/G01/card/G_006.png&quot; alt=&quot;葛飾北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6" data-id="G-6"&gt;&lt;img class="img-card" width="80" height="112" src="https://one-draw.jp/ijinden/cardlist/G01/card/G_006.png" alt="葛飾北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4&quot; data-term=&quot;0&quot;&gt;&lt;td&gt;G-6&lt;/td&gt;&lt;td&gt;葛飾北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6" data-expansion="12" data-type="1" data-color="4" data-term="0"&gt;&lt;td&gt;G-6&lt;/td&gt;&lt;td&gt;葛飾北斎&lt;/td&gt;&lt;td&gt;&lt;div class="input-group" data-deck="main"&gt;&lt;button type="button" class="btn btn-outline-secondary btn-pop" disabled&gt;-&lt;/button&gt;&lt;input type="text" class="form-control input-number" name="main-G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;[.$D34];[$HTML.$E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4];[$HTML.$B$2];[.$B34];[$HTML.$C$2];[.$O34];[$HTML.$D$2];[.$D34];[$HTML.$E$2])" office:value-type="string" office:string-value="&lt;div class=&quot;container-card&quot; id=&quot;side-G-7&quot; data-id=&quot;G-7&quot;&gt;&lt;img class=&quot;img-card&quot; width=&quot;80&quot; height=&quot;112&quot; src=&quot;https://one-draw.jp/ijinden/cardlist/G01/card/G_007.png&quot; alt=&quot;藤原定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7" data-id="G-7"&gt;&lt;img class="img-card" width="80" height="112" src="https://one-draw.jp/ijinden/cardlist/G01/card/G_007.png" alt="藤原定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4&quot; data-term=&quot;2&quot;&gt;&lt;td&gt;G-7&lt;/td&gt;&lt;td&gt;藤原定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7" data-expansion="12" data-type="1" data-color="4" data-term="2"&gt;&lt;td&gt;G-7&lt;/td&gt;&lt;td&gt;藤原定家&lt;/td&gt;&lt;td&gt;&lt;div class="input-group" data-deck="main"&gt;&lt;button type="button" class="btn btn-outline-secondary btn-pop" disabled&gt;-&lt;/button&gt;&lt;input type="text" class="form-control input-number" name="main-G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;[.$D35];[$HTML.$E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5];[$HTML.$B$2];[.$B35];[$HTML.$C$2];[.$O35];[$HTML.$D$2];[.$D35];[$HTML.$E$2])" office:value-type="string" office:string-value="&lt;div class=&quot;container-card&quot; id=&quot;side-G-8&quot; data-id=&quot;G-8&quot;&gt;&lt;img class=&quot;img-card&quot; width=&quot;80&quot; height=&quot;112&quot; src=&quot;https://one-draw.jp/ijinden/cardlist/G01/card/G_008.png&quot; alt=&quot;最澄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8" data-id="G-8"&gt;&lt;img class="img-card" width="80" height="112" src="https://one-draw.jp/ijinden/cardlist/G01/card/G_008.png" alt="最澄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4&quot; data-term=&quot;1&quot;&gt;&lt;td&gt;G-8&lt;/td&gt;&lt;td&gt;最澄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8" data-expansion="12" data-type="1" data-color="4" data-term="1"&gt;&lt;td&gt;G-8&lt;/td&gt;&lt;td&gt;最澄&lt;/td&gt;&lt;td&gt;&lt;div class="input-group" data-deck="main"&gt;&lt;button type="button" class="btn btn-outline-secondary btn-pop" disabled&gt;-&lt;/button&gt;&lt;input type="text" class="form-control input-number" name="main-G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;[.$D36];[$HTML.$E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6];[$HTML.$B$2];[.$B36];[$HTML.$C$2];[.$O36];[$HTML.$D$2];[.$D36];[$HTML.$E$2])" office:value-type="string" office:string-value="&lt;div class=&quot;container-card&quot; id=&quot;side-G-9&quot; data-id=&quot;G-9&quot;&gt;&lt;img class=&quot;img-card&quot; width=&quot;80&quot; height=&quot;112&quot; src=&quot;https://one-draw.jp/ijinden/cardlist/G01/card/G_009.png&quot; alt=&quot;阿弥陀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9" data-id="G-9"&gt;&lt;img class="img-card" width="80" height="112" src="https://one-draw.jp/ijinden/cardlist/G01/card/G_009.png" alt="阿弥陀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4&quot; data-term=&quot;0&quot;&gt;&lt;td&gt;G-9&lt;/td&gt;&lt;td&gt;阿弥陀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9" data-expansion="12" data-type="2" data-color="4" data-term="0"&gt;&lt;td&gt;G-9&lt;/td&gt;&lt;td&gt;阿弥陀堂&lt;/td&gt;&lt;td&gt;&lt;div class="input-group" data-deck="main"&gt;&lt;button type="button" class="btn btn-outline-secondary btn-pop" disabled&gt;-&lt;/button&gt;&lt;input type="text" class="form-control input-number" name="main-G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;[.$D37];[$HTML.$E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7];[$HTML.$B$2];[.$B37];[$HTML.$C$2];[.$O37];[$HTML.$D$2];[.$D37];[$HTML.$E$2])" office:value-type="string" office:string-value="&lt;div class=&quot;container-card&quot; id=&quot;side-G-10&quot; data-id=&quot;G-10&quot;&gt;&lt;img class=&quot;img-card&quot; width=&quot;80&quot; height=&quot;112&quot; src=&quot;https://one-draw.jp/ijinden/cardlist/G01/card/G_010.png&quot; alt=&quot;毘盧遮那仏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0" data-id="G-10"&gt;&lt;img class="img-card" width="80" height="112" src="https://one-draw.jp/ijinden/cardlist/G01/card/G_010.png" alt="毘盧遮那仏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4&quot; data-term=&quot;0&quot;&gt;&lt;td&gt;G-10&lt;/td&gt;&lt;td&gt;毘盧遮那仏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0" data-expansion="12" data-type="2" data-color="4" data-term="0"&gt;&lt;td&gt;G-10&lt;/td&gt;&lt;td&gt;毘盧遮那仏像&lt;/td&gt;&lt;td&gt;&lt;div class="input-group" data-deck="main"&gt;&lt;button type="button" class="btn btn-outline-secondary btn-pop" disabled&gt;-&lt;/button&gt;&lt;input type="text" class="form-control input-number" name="main-G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;[.$D38];[$HTML.$E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8];[$HTML.$B$2];[.$B38];[$HTML.$C$2];[.$O38];[$HTML.$D$2];[.$D38];[$HTML.$E$2])" office:value-type="string" office:string-value="&lt;div class=&quot;container-card&quot; id=&quot;side-G-11&quot; data-id=&quot;G-11&quot;&gt;&lt;img class=&quot;img-card&quot; width=&quot;80&quot; height=&quot;112&quot; src=&quot;https://one-draw.jp/ijinden/cardlist/G01/card/G_011.png&quot; alt=&quot;グ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1" data-id="G-11"&gt;&lt;img class="img-card" width="80" height="112" src="https://one-draw.jp/ijinden/cardlist/G01/card/G_011.png" alt="グ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4&quot; data-term=&quot;0&quot;&gt;&lt;td&gt;G-11&lt;/td&gt;&lt;td&gt;グ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1" data-expansion="12" data-type="3" data-color="4" data-term="0"&gt;&lt;td&gt;G-11&lt;/td&gt;&lt;td&gt;グロウ&lt;/td&gt;&lt;td&gt;&lt;div class="input-group" data-deck="main"&gt;&lt;button type="button" class="btn btn-outline-secondary btn-pop" disabled&gt;-&lt;/button&gt;&lt;input type="text" class="form-control input-number" name="main-G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;[.$D39];[$HTML.$E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9];[$HTML.$B$2];[.$B39];[$HTML.$C$2];[.$O39];[$HTML.$D$2];[.$D39];[$HTML.$E$2])" office:value-type="string" office:string-value="&lt;div class=&quot;container-card&quot; id=&quot;side-G-12&quot; data-id=&quot;G-12&quot;&gt;&lt;img class=&quot;img-card&quot; width=&quot;80&quot; height=&quot;112&quot; src=&quot;https://one-draw.jp/ijinden/cardlist/G01/card/G_012.png&quot; alt=&quot;ギャザリ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2" data-id="G-12"&gt;&lt;img class="img-card" width="80" height="112" src="https://one-draw.jp/ijinden/cardlist/G01/card/G_012.png" alt="ギャザリ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4&quot; data-term=&quot;0&quot;&gt;&lt;td&gt;G-12&lt;/td&gt;&lt;td&gt;ギャザリ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2" data-expansion="12" data-type="3" data-color="4" data-term="0"&gt;&lt;td&gt;G-12&lt;/td&gt;&lt;td&gt;ギャザリング&lt;/td&gt;&lt;td&gt;&lt;div class="input-group" data-deck="main"&gt;&lt;button type="button" class="btn btn-outline-secondary btn-pop" disabled&gt;-&lt;/button&gt;&lt;input type="text" class="form-control input-number" name="main-G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;[.$D40];[$HTML.$E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0];[$HTML.$B$2];[.$B40];[$HTML.$C$2];[.$O40];[$HTML.$D$2];[.$D40];[$HTML.$E$2])" office:value-type="string" office:string-value="&lt;div class=&quot;container-card&quot; id=&quot;side-G-13&quot; data-id=&quot;G-13&quot;&gt;&lt;img class=&quot;img-card&quot; width=&quot;80&quot; height=&quot;112&quot; src=&quot;https://one-draw.jp/ijinden/cardlist/G01/card/G_013.png&quot; alt=&quot;グリーン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3" data-id="G-13"&gt;&lt;img class="img-card" width="80" height="112" src="https://one-draw.jp/ijinden/cardlist/G01/card/G_013.png" alt="グリーン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4&quot; data-term=&quot;0&quot;&gt;&lt;td&gt;G-13&lt;/td&gt;&lt;td&gt;グリーン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3" data-expansion="12" data-type="4" data-color="4" data-term="0"&gt;&lt;td&gt;G-13&lt;/td&gt;&lt;td&gt;グリーンストーン&lt;/td&gt;&lt;td&gt;&lt;div class="input-group" data-deck="main"&gt;&lt;button type="button" class="btn btn-outline-secondary btn-pop" disabled&gt;-&lt;/button&gt;&lt;input type="text" class="form-control input-number" name="main-G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;[.$D41];[$HTML.$E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1];[$HTML.$B$2];[.$B41];[$HTML.$C$2];[.$O41];[$HTML.$D$2];[.$D41];[$HTML.$E$2])" office:value-type="string" office:string-value="&lt;div class=&quot;container-card&quot; id=&quot;side-1-1&quot; data-id=&quot;1-1&quot;&gt;&lt;img class=&quot;img-card&quot; width=&quot;80&quot; height=&quot;112&quot; src=&quot;https://one-draw.jp/ijinden/cardlist/001/card/01_001.png&quot; alt=&quot;織田信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" data-id="1-1"&gt;&lt;img class="img-card" width="80" height="112" src="https://one-draw.jp/ijinden/cardlist/001/card/01_001.png" alt="織田信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1&quot; data-term=&quot;0&quot;&gt;&lt;td&gt;1-1&lt;/td&gt;&lt;td&gt;織田信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" data-expansion="15" data-type="1" data-color="1" data-term="0"&gt;&lt;td&gt;1-1&lt;/td&gt;&lt;td&gt;織田信長&lt;/td&gt;&lt;td&gt;&lt;div class="input-group" data-deck="main"&gt;&lt;button type="button" class="btn btn-outline-secondary btn-pop" disabled&gt;-&lt;/button&gt;&lt;input type="text" class="form-control input-number" name="main-1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;[.$D42];[$HTML.$E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2];[$HTML.$B$2];[.$B42];[$HTML.$C$2];[.$O42];[$HTML.$D$2];[.$D42];[$HTML.$E$2])" office:value-type="string" office:string-value="&lt;div class=&quot;container-card&quot; id=&quot;side-1-2&quot; data-id=&quot;1-2&quot;&gt;&lt;img class=&quot;img-card&quot; width=&quot;80&quot; height=&quot;112&quot; src=&quot;https://one-draw.jp/ijinden/cardlist/001/card/01_002.png&quot; alt=&quot;クレオパト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" data-id="1-2"&gt;&lt;img class="img-card" width="80" height="112" src="https://one-draw.jp/ijinden/cardlist/001/card/01_002.png" alt="クレオパト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1&quot; data-term=&quot;0&quot;&gt;&lt;td&gt;1-2&lt;/td&gt;&lt;td&gt;クレオパト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" data-expansion="15" data-type="1" data-color="1" data-term="0"&gt;&lt;td&gt;1-2&lt;/td&gt;&lt;td&gt;クレオパトラ&lt;/td&gt;&lt;td&gt;&lt;div class="input-group" data-deck="main"&gt;&lt;button type="button" class="btn btn-outline-secondary btn-pop" disabled&gt;-&lt;/button&gt;&lt;input type="text" class="form-control input-number" name="main-1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;[.$D43];[$HTML.$E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3];[$HTML.$B$2];[.$B43];[$HTML.$C$2];[.$O43];[$HTML.$D$2];[.$D43];[$HTML.$E$2])" office:value-type="string" office:string-value="&lt;div class=&quot;container-card&quot; id=&quot;side-1-3&quot; data-id=&quot;1-3&quot;&gt;&lt;img class=&quot;img-card&quot; width=&quot;80&quot; height=&quot;112&quot; src=&quot;https://one-draw.jp/ijinden/cardlist/001/card/01_003.png&quot; alt=&quot;マルティン・ル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" data-id="1-3"&gt;&lt;img class="img-card" width="80" height="112" src="https://one-draw.jp/ijinden/cardlist/001/card/01_003.png" alt="マルティン・ル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2&quot; data-term=&quot;0&quot;&gt;&lt;td&gt;1-3&lt;/td&gt;&lt;td&gt;マルティン・ル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" data-expansion="15" data-type="1" data-color="2" data-term="0"&gt;&lt;td&gt;1-3&lt;/td&gt;&lt;td&gt;マルティン・ルター&lt;/td&gt;&lt;td&gt;&lt;div class="input-group" data-deck="main"&gt;&lt;button type="button" class="btn btn-outline-secondary btn-pop" disabled&gt;-&lt;/button&gt;&lt;input type="text" class="form-control input-number" name="main-1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;[.$D44];[$HTML.$E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4];[$HTML.$B$2];[.$B44];[$HTML.$C$2];[.$O44];[$HTML.$D$2];[.$D44];[$HTML.$E$2])" office:value-type="string" office:string-value="&lt;div class=&quot;container-card&quot; id=&quot;side-1-4&quot; data-id=&quot;1-4&quot;&gt;&lt;img class=&quot;img-card&quot; width=&quot;80&quot; height=&quot;112&quot; src=&quot;https://one-draw.jp/ijinden/cardlist/001/card/01_004.png&quot; alt=&quot;クリストファー・コロンブ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" data-id="1-4"&gt;&lt;img class="img-card" width="80" height="112" src="https://one-draw.jp/ijinden/cardlist/001/card/01_004.png" alt="クリストファー・コロンブ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2&quot; data-term=&quot;1&quot;&gt;&lt;td&gt;1-4&lt;/td&gt;&lt;td&gt;クリストファー・コロンブ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" data-expansion="15" data-type="1" data-color="2" data-term="1"&gt;&lt;td&gt;1-4&lt;/td&gt;&lt;td&gt;クリストファー・コロンブス&lt;/td&gt;&lt;td&gt;&lt;div class="input-group" data-deck="main"&gt;&lt;button type="button" class="btn btn-outline-secondary btn-pop" disabled&gt;-&lt;/button&gt;&lt;input type="text" class="form-control input-number" name="main-1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;[.$D45];[$HTML.$E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5];[$HTML.$B$2];[.$B45];[$HTML.$C$2];[.$O45];[$HTML.$D$2];[.$D45];[$HTML.$E$2])" office:value-type="string" office:string-value="&lt;div class=&quot;container-card&quot; id=&quot;side-1-5&quot; data-id=&quot;1-5&quot;&gt;&lt;img class=&quot;img-card&quot; width=&quot;80&quot; height=&quot;112&quot; src=&quot;https://one-draw.jp/ijinden/cardlist/001/card/01_005.png&quot; alt=&quot;ヴォルフガング・アマデウス・モーツァ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" data-id="1-5"&gt;&lt;img class="img-card" width="80" height="112" src="https://one-draw.jp/ijinden/cardlist/001/card/01_005.png" alt="ヴォルフガング・アマデウス・モーツァ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4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" data-expansion="15" data-type="1" data-color="4" data-term="0"&gt;&lt;td&gt;1-5&lt;/td&gt;&lt;td&gt;ヴォルフガング・アマデウス・モーツァルト&lt;/td&gt;&lt;td&gt;&lt;div class="input-group" data-deck="main"&gt;&lt;button type="button" class="btn btn-outline-secondary btn-pop" disabled&gt;-&lt;/button&gt;&lt;input type="text" class="form-control input-number" name="main-1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;[.$D46];[$HTML.$E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6];[$HTML.$B$2];[.$B46];[$HTML.$C$2];[.$O46];[$HTML.$D$2];[.$D46];[$HTML.$E$2])" office:value-type="string" office:string-value="&lt;div class=&quot;container-card&quot; id=&quot;side-1-6&quot; data-id=&quot;1-6&quot;&gt;&lt;img class=&quot;img-card&quot; width=&quot;80&quot; height=&quot;112&quot; src=&quot;https://one-draw.jp/ijinden/cardlist/001/card/01_006.png&quot; alt=&quot;紫式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" data-id="1-6"&gt;&lt;img class="img-card" width="80" height="112" src="https://one-draw.jp/ijinden/cardlist/001/card/01_006.png" alt="紫式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4&quot; data-term=&quot;2&quot;&gt;&lt;td&gt;1-6&lt;/td&gt;&lt;td&gt;紫式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" data-expansion="15" data-type="1" data-color="4" data-term="2"&gt;&lt;td&gt;1-6&lt;/td&gt;&lt;td&gt;紫式部&lt;/td&gt;&lt;td&gt;&lt;div class="input-group" data-deck="main"&gt;&lt;button type="button" class="btn btn-outline-secondary btn-pop" disabled&gt;-&lt;/button&gt;&lt;input type="text" class="form-control input-number" name="main-1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;[.$D47];[$HTML.$E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7];[$HTML.$B$2];[.$B47];[$HTML.$C$2];[.$O47];[$HTML.$D$2];[.$D47];[$HTML.$E$2])" office:value-type="string" office:string-value="&lt;div class=&quot;container-card&quot; id=&quot;side-1-7&quot; data-id=&quot;1-7&quot;&gt;&lt;img class=&quot;img-card&quot; width=&quot;80&quot; height=&quot;112&quot; src=&quot;https://one-draw.jp/ijinden/cardlist/001/card/01_007.png&quot; alt=&quot;マーサ・ジェーン・カナ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" data-id="1-7"&gt;&lt;img class="img-card" width="80" height="112" src="https://one-draw.jp/ijinden/cardlist/001/card/01_007.png" alt="マーサ・ジェーン・カナ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1&quot; data-term=&quot;0&quot;&gt;&lt;td&gt;1-7&lt;/td&gt;&lt;td&gt;マーサ・ジェーン・カナ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" data-expansion="15" data-type="1" data-color="1" data-term="0"&gt;&lt;td&gt;1-7&lt;/td&gt;&lt;td&gt;マーサ・ジェーン・カナリー&lt;/td&gt;&lt;td&gt;&lt;div class="input-group" data-deck="main"&gt;&lt;button type="button" class="btn btn-outline-secondary btn-pop" disabled&gt;-&lt;/button&gt;&lt;input type="text" class="form-control input-number" name="main-1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;[.$D48];[$HTML.$E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8];[$HTML.$B$2];[.$B48];[$HTML.$C$2];[.$O48];[$HTML.$D$2];[.$D48];[$HTML.$E$2])" office:value-type="string" office:string-value="&lt;div class=&quot;container-card&quot; id=&quot;side-1-8&quot; data-id=&quot;1-8&quot;&gt;&lt;img class=&quot;img-card&quot; width=&quot;80&quot; height=&quot;112&quot; src=&quot;https://one-draw.jp/ijinden/cardlist/001/card/01_008.png&quot; alt=&quot;明智光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" data-id="1-8"&gt;&lt;img class="img-card" width="80" height="112" src="https://one-draw.jp/ijinden/cardlist/001/card/01_008.png" alt="明智光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1&quot; data-term=&quot;0&quot;&gt;&lt;td&gt;1-8&lt;/td&gt;&lt;td&gt;明智光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" data-expansion="15" data-type="1" data-color="1" data-term="0"&gt;&lt;td&gt;1-8&lt;/td&gt;&lt;td&gt;明智光秀&lt;/td&gt;&lt;td&gt;&lt;div class="input-group" data-deck="main"&gt;&lt;button type="button" class="btn btn-outline-secondary btn-pop" disabled&gt;-&lt;/button&gt;&lt;input type="text" class="form-control input-number" name="main-1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;[.$D49];[$HTML.$E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9];[$HTML.$B$2];[.$B49];[$HTML.$C$2];[.$O49];[$HTML.$D$2];[.$D49];[$HTML.$E$2])" office:value-type="string" office:string-value="&lt;div class=&quot;container-card&quot; id=&quot;side-1-9&quot; data-id=&quot;1-9&quot;&gt;&lt;img class=&quot;img-card&quot; width=&quot;80&quot; height=&quot;112&quot; src=&quot;https://one-draw.jp/ijinden/cardlist/001/card/01_009.png&quot; alt=&quot;藤原純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9" data-id="1-9"&gt;&lt;img class="img-card" width="80" height="112" src="https://one-draw.jp/ijinden/cardlist/001/card/01_009.png" alt="藤原純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1&quot; data-term=&quot;1&quot;&gt;&lt;td&gt;1-9&lt;/td&gt;&lt;td&gt;藤原純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9" data-expansion="15" data-type="1" data-color="1" data-term="1"&gt;&lt;td&gt;1-9&lt;/td&gt;&lt;td&gt;藤原純友&lt;/td&gt;&lt;td&gt;&lt;div class="input-group" data-deck="main"&gt;&lt;button type="button" class="btn btn-outline-secondary btn-pop" disabled&gt;-&lt;/button&gt;&lt;input type="text" class="form-control input-number" name="main-1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;[.$D50];[$HTML.$E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0];[$HTML.$B$2];[.$B50];[$HTML.$C$2];[.$O50];[$HTML.$D$2];[.$D50];[$HTML.$E$2])" office:value-type="string" office:string-value="&lt;div class=&quot;container-card&quot; id=&quot;side-1-10&quot; data-id=&quot;1-10&quot;&gt;&lt;img class=&quot;img-card&quot; width=&quot;80&quot; height=&quot;112&quot; src=&quot;https://one-draw.jp/ijinden/cardlist/001/card/01_010.png&quot; alt=&quot;徳川家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0" data-id="1-10"&gt;&lt;img class="img-card" width="80" height="112" src="https://one-draw.jp/ijinden/cardlist/001/card/01_010.png" alt="徳川家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1&quot; data-term=&quot;0&quot;&gt;&lt;td&gt;1-10&lt;/td&gt;&lt;td&gt;徳川家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0" data-expansion="15" data-type="1" data-color="1" data-term="0"&gt;&lt;td&gt;1-10&lt;/td&gt;&lt;td&gt;徳川家康&lt;/td&gt;&lt;td&gt;&lt;div class="input-group" data-deck="main"&gt;&lt;button type="button" class="btn btn-outline-secondary btn-pop" disabled&gt;-&lt;/button&gt;&lt;input type="text" class="form-control input-number" name="main-1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;[.$D51];[$HTML.$E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1];[$HTML.$B$2];[.$B51];[$HTML.$C$2];[.$O51];[$HTML.$D$2];[.$D51];[$HTML.$E$2])" office:value-type="string" office:string-value="&lt;div class=&quot;container-card&quot; id=&quot;side-1-11&quot; data-id=&quot;1-11&quot;&gt;&lt;img class=&quot;img-card&quot; width=&quot;80&quot; height=&quot;112&quot; src=&quot;https://one-draw.jp/ijinden/cardlist/001/card/01_011.png&quot; alt=&quot;直江兼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1" data-id="1-11"&gt;&lt;img class="img-card" width="80" height="112" src="https://one-draw.jp/ijinden/cardlist/001/card/01_011.png" alt="直江兼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1&quot; data-term=&quot;0&quot;&gt;&lt;td&gt;1-11&lt;/td&gt;&lt;td&gt;直江兼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1" data-expansion="15" data-type="1" data-color="1" data-term="0"&gt;&lt;td&gt;1-11&lt;/td&gt;&lt;td&gt;直江兼続&lt;/td&gt;&lt;td&gt;&lt;div class="input-group" data-deck="main"&gt;&lt;button type="button" class="btn btn-outline-secondary btn-pop" disabled&gt;-&lt;/button&gt;&lt;input type="text" class="form-control input-number" name="main-1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;[.$D52];[$HTML.$E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2];[$HTML.$B$2];[.$B52];[$HTML.$C$2];[.$O52];[$HTML.$D$2];[.$D52];[$HTML.$E$2])" office:value-type="string" office:string-value="&lt;div class=&quot;container-card&quot; id=&quot;side-1-12&quot; data-id=&quot;1-12&quot;&gt;&lt;img class=&quot;img-card&quot; width=&quot;80&quot; height=&quot;112&quot; src=&quot;https://one-draw.jp/ijinden/cardlist/001/card/01_012.png&quot; alt=&quot;藤原頼通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2" data-id="1-12"&gt;&lt;img class="img-card" width="80" height="112" src="https://one-draw.jp/ijinden/cardlist/001/card/01_012.png" alt="藤原頼通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1&quot; data-term=&quot;2&quot;&gt;&lt;td&gt;1-12&lt;/td&gt;&lt;td&gt;藤原頼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2" data-expansion="15" data-type="1" data-color="1" data-term="2"&gt;&lt;td&gt;1-12&lt;/td&gt;&lt;td&gt;藤原頼通&lt;/td&gt;&lt;td&gt;&lt;div class="input-group" data-deck="main"&gt;&lt;button type="button" class="btn btn-outline-secondary btn-pop" disabled&gt;-&lt;/button&gt;&lt;input type="text" class="form-control input-number" name="main-1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;[.$D53];[$HTML.$E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3];[$HTML.$B$2];[.$B53];[$HTML.$C$2];[.$O53];[$HTML.$D$2];[.$D53];[$HTML.$E$2])" office:value-type="string" office:string-value="&lt;div class=&quot;container-card&quot; id=&quot;side-1-13&quot; data-id=&quot;1-13&quot;&gt;&lt;img class=&quot;img-card&quot; width=&quot;80&quot; height=&quot;112&quot; src=&quot;https://one-draw.jp/ijinden/cardlist/001/card/01_013.png&quot; alt=&quot;北条政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3" data-id="1-13"&gt;&lt;img class="img-card" width="80" height="112" src="https://one-draw.jp/ijinden/cardlist/001/card/01_013.png" alt="北条政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1&quot; data-term=&quot;0&quot;&gt;&lt;td&gt;1-13&lt;/td&gt;&lt;td&gt;北条政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3" data-expansion="15" data-type="1" data-color="1" data-term="0"&gt;&lt;td&gt;1-13&lt;/td&gt;&lt;td&gt;北条政子&lt;/td&gt;&lt;td&gt;&lt;div class="input-group" data-deck="main"&gt;&lt;button type="button" class="btn btn-outline-secondary btn-pop" disabled&gt;-&lt;/button&gt;&lt;input type="text" class="form-control input-number" name="main-1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;[.$D54];[$HTML.$E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4];[$HTML.$B$2];[.$B54];[$HTML.$C$2];[.$O54];[$HTML.$D$2];[.$D54];[$HTML.$E$2])" office:value-type="string" office:string-value="&lt;div class=&quot;container-card&quot; id=&quot;side-1-14&quot; data-id=&quot;1-14&quot;&gt;&lt;img class=&quot;img-card&quot; width=&quot;80&quot; height=&quot;112&quot; src=&quot;https://one-draw.jp/ijinden/cardlist/001/card/01_014.png&quot; alt=&quot;ジョージ・アームストロング・カス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4" data-id="1-14"&gt;&lt;img class="img-card" width="80" height="112" src="https://one-draw.jp/ijinden/cardlist/001/card/01_014.png" alt="ジョージ・アームストロング・カス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1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4" data-expansion="15" data-type="1" data-color="1" data-term="0"&gt;&lt;td&gt;1-14&lt;/td&gt;&lt;td&gt;ジョージ・アームストロング・カスター&lt;/td&gt;&lt;td&gt;&lt;div class="input-group" data-deck="main"&gt;&lt;button type="button" class="btn btn-outline-secondary btn-pop" disabled&gt;-&lt;/button&gt;&lt;input type="text" class="form-control input-number" name="main-1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;[.$D55];[$HTML.$E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5];[$HTML.$B$2];[.$B55];[$HTML.$C$2];[.$O55];[$HTML.$D$2];[.$D55];[$HTML.$E$2])" office:value-type="string" office:string-value="&lt;div class=&quot;container-card&quot; id=&quot;side-1-15&quot; data-id=&quot;1-15&quot;&gt;&lt;img class=&quot;img-card&quot; width=&quot;80&quot; height=&quot;112&quot; src=&quot;https://one-draw.jp/ijinden/cardlist/001/card/01_015.png&quot; alt=&quot;中臣鎌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5" data-id="1-15"&gt;&lt;img class="img-card" width="80" height="112" src="https://one-draw.jp/ijinden/cardlist/001/card/01_015.png" alt="中臣鎌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1&quot; data-term=&quot;0&quot;&gt;&lt;td&gt;1-15&lt;/td&gt;&lt;td&gt;中臣鎌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5" data-expansion="15" data-type="1" data-color="1" data-term="0"&gt;&lt;td&gt;1-15&lt;/td&gt;&lt;td&gt;中臣鎌足&lt;/td&gt;&lt;td&gt;&lt;div class="input-group" data-deck="main"&gt;&lt;button type="button" class="btn btn-outline-secondary btn-pop" disabled&gt;-&lt;/button&gt;&lt;input type="text" class="form-control input-number" name="main-1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;[.$D56];[$HTML.$E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6];[$HTML.$B$2];[.$B56];[$HTML.$C$2];[.$O56];[$HTML.$D$2];[.$D56];[$HTML.$E$2])" office:value-type="string" office:string-value="&lt;div class=&quot;container-card&quot; id=&quot;side-1-16&quot; data-id=&quot;1-16&quot;&gt;&lt;img class=&quot;img-card&quot; width=&quot;80&quot; height=&quot;112&quot; src=&quot;https://one-draw.jp/ijinden/cardlist/001/card/01_016.png&quot; alt=&quot;マルクス・アントニウ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6" data-id="1-16"&gt;&lt;img class="img-card" width="80" height="112" src="https://one-draw.jp/ijinden/cardlist/001/card/01_016.png" alt="マルクス・アントニウ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1&quot; data-term=&quot;0&quot;&gt;&lt;td&gt;1-16&lt;/td&gt;&lt;td&gt;マルクス・アントニウ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6" data-expansion="15" data-type="1" data-color="1" data-term="0"&gt;&lt;td&gt;1-16&lt;/td&gt;&lt;td&gt;マルクス・アントニウス&lt;/td&gt;&lt;td&gt;&lt;div class="input-group" data-deck="main"&gt;&lt;button type="button" class="btn btn-outline-secondary btn-pop" disabled&gt;-&lt;/button&gt;&lt;input type="text" class="form-control input-number" name="main-1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;[.$D57];[$HTML.$E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7];[$HTML.$B$2];[.$B57];[$HTML.$C$2];[.$O57];[$HTML.$D$2];[.$D57];[$HTML.$E$2])" office:value-type="string" office:string-value="&lt;div class=&quot;container-card&quot; id=&quot;side-1-17&quot; data-id=&quot;1-17&quot;&gt;&lt;img class=&quot;img-card&quot; width=&quot;80&quot; height=&quot;112&quot; src=&quot;https://one-draw.jp/ijinden/cardlist/001/card/01_017.png&quot; alt=&quot;藤原道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7" data-id="1-17"&gt;&lt;img class="img-card" width="80" height="112" src="https://one-draw.jp/ijinden/cardlist/001/card/01_017.png" alt="藤原道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1&quot; data-term=&quot;0&quot;&gt;&lt;td&gt;1-17&lt;/td&gt;&lt;td&gt;藤原道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7" data-expansion="15" data-type="1" data-color="1" data-term="0"&gt;&lt;td&gt;1-17&lt;/td&gt;&lt;td&gt;藤原道長&lt;/td&gt;&lt;td&gt;&lt;div class="input-group" data-deck="main"&gt;&lt;button type="button" class="btn btn-outline-secondary btn-pop" disabled&gt;-&lt;/button&gt;&lt;input type="text" class="form-control input-number" name="main-1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;[.$D58];[$HTML.$E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8];[$HTML.$B$2];[.$B58];[$HTML.$C$2];[.$O58];[$HTML.$D$2];[.$D58];[$HTML.$E$2])" office:value-type="string" office:string-value="&lt;div class=&quot;container-card&quot; id=&quot;side-1-18&quot; data-id=&quot;1-18&quot;&gt;&lt;img class=&quot;img-card&quot; width=&quot;80&quot; height=&quot;112&quot; src=&quot;https://one-draw.jp/ijinden/cardlist/001/card/01_018.png&quot; alt=&quot;源頼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8" data-id="1-18"&gt;&lt;img class="img-card" width="80" height="112" src="https://one-draw.jp/ijinden/cardlist/001/card/01_018.png" alt="源頼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1&quot; data-term=&quot;0&quot;&gt;&lt;td&gt;1-18&lt;/td&gt;&lt;td&gt;源頼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8" data-expansion="15" data-type="1" data-color="1" data-term="0"&gt;&lt;td&gt;1-18&lt;/td&gt;&lt;td&gt;源頼朝&lt;/td&gt;&lt;td&gt;&lt;div class="input-group" data-deck="main"&gt;&lt;button type="button" class="btn btn-outline-secondary btn-pop" disabled&gt;-&lt;/button&gt;&lt;input type="text" class="form-control input-number" name="main-1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;[.$D59];[$HTML.$E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9];[$HTML.$B$2];[.$B59];[$HTML.$C$2];[.$O59];[$HTML.$D$2];[.$D59];[$HTML.$E$2])" office:value-type="string" office:string-value="&lt;div class=&quot;container-card&quot; id=&quot;side-1-19&quot; data-id=&quot;1-19&quot;&gt;&lt;img class=&quot;img-card&quot; width=&quot;80&quot; height=&quot;112&quot; src=&quot;https://one-draw.jp/ijinden/cardlist/001/card/01_019.png&quot; alt=&quot;ガイウス・ユリウス・カエサ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9" data-id="1-19"&gt;&lt;img class="img-card" width="80" height="112" src="https://one-draw.jp/ijinden/cardlist/001/card/01_019.png" alt="ガイウス・ユリウス・カエサ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1&quot; data-term=&quot;0&quot;&gt;&lt;td&gt;1-19&lt;/td&gt;&lt;td&gt;ガイウス・ユリウス・カエサ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9" data-expansion="15" data-type="1" data-color="1" data-term="0"&gt;&lt;td&gt;1-19&lt;/td&gt;&lt;td&gt;ガイウス・ユリウス・カエサル&lt;/td&gt;&lt;td&gt;&lt;div class="input-group" data-deck="main"&gt;&lt;button type="button" class="btn btn-outline-secondary btn-pop" disabled&gt;-&lt;/button&gt;&lt;input type="text" class="form-control input-number" name="main-1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;[.$D60];[$HTML.$E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0];[$HTML.$B$2];[.$B60];[$HTML.$C$2];[.$O60];[$HTML.$D$2];[.$D60];[$HTML.$E$2])" office:value-type="string" office:string-value="&lt;div class=&quot;container-card&quot; id=&quot;side-1-20&quot; data-id=&quot;1-20&quot;&gt;&lt;img class=&quot;img-card&quot; width=&quot;80&quot; height=&quot;112&quot; src=&quot;https://one-draw.jp/ijinden/cardlist/001/card/01_020.png&quot; alt=&quot;ハンス・アクセル・フォン・フェルセ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0" data-id="1-20"&gt;&lt;img class="img-card" width="80" height="112" src="https://one-draw.jp/ijinden/cardlist/001/card/01_020.png" alt="ハンス・アクセル・フォン・フェルセ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2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0" data-expansion="15" data-type="1" data-color="2" data-term="0"&gt;&lt;td&gt;1-20&lt;/td&gt;&lt;td&gt;ハンス・アクセル・フォン・フェルセン&lt;/td&gt;&lt;td&gt;&lt;div class="input-group" data-deck="main"&gt;&lt;button type="button" class="btn btn-outline-secondary btn-pop" disabled&gt;-&lt;/button&gt;&lt;input type="text" class="form-control input-number" name="main-1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;[.$D61];[$HTML.$E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1];[$HTML.$B$2];[.$B61];[$HTML.$C$2];[.$O61];[$HTML.$D$2];[.$D61];[$HTML.$E$2])" office:value-type="string" office:string-value="&lt;div class=&quot;container-card&quot; id=&quot;side-1-21&quot; data-id=&quot;1-21&quot;&gt;&lt;img class=&quot;img-card&quot; width=&quot;80&quot; height=&quot;112&quot; src=&quot;https://one-draw.jp/ijinden/cardlist/001/card/01_021.png&quot; alt=&quot;鑑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1" data-id="1-21"&gt;&lt;img class="img-card" width="80" height="112" src="https://one-draw.jp/ijinden/cardlist/001/card/01_021.png" alt="鑑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2&quot; data-term=&quot;1&quot;&gt;&lt;td&gt;1-21&lt;/td&gt;&lt;td&gt;鑑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1" data-expansion="15" data-type="1" data-color="2" data-term="1"&gt;&lt;td&gt;1-21&lt;/td&gt;&lt;td&gt;鑑真&lt;/td&gt;&lt;td&gt;&lt;div class="input-group" data-deck="main"&gt;&lt;button type="button" class="btn btn-outline-secondary btn-pop" disabled&gt;-&lt;/button&gt;&lt;input type="text" class="form-control input-number" name="main-1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;[.$D62];[$HTML.$E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2];[$HTML.$B$2];[.$B62];[$HTML.$C$2];[.$O62];[$HTML.$D$2];[.$D62];[$HTML.$E$2])" office:value-type="string" office:string-value="&lt;div class=&quot;container-card&quot; id=&quot;side-1-22&quot; data-id=&quot;1-22&quot;&gt;&lt;img class=&quot;img-card&quot; width=&quot;80&quot; height=&quot;112&quot; src=&quot;https://one-draw.jp/ijinden/cardlist/001/card/01_022.png&quot; alt=&quot;ジャンヌ・ダ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2" data-id="1-22"&gt;&lt;img class="img-card" width="80" height="112" src="https://one-draw.jp/ijinden/cardlist/001/card/01_022.png" alt="ジャンヌ・ダ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2&quot; data-term=&quot;0&quot;&gt;&lt;td&gt;1-22&lt;/td&gt;&lt;td&gt;ジャンヌ・ダ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2" data-expansion="15" data-type="1" data-color="2" data-term="0"&gt;&lt;td&gt;1-22&lt;/td&gt;&lt;td&gt;ジャンヌ・ダルク&lt;/td&gt;&lt;td&gt;&lt;div class="input-group" data-deck="main"&gt;&lt;button type="button" class="btn btn-outline-secondary btn-pop" disabled&gt;-&lt;/button&gt;&lt;input type="text" class="form-control input-number" name="main-1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;[.$D63];[$HTML.$E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3];[$HTML.$B$2];[.$B63];[$HTML.$C$2];[.$O63];[$HTML.$D$2];[.$D63];[$HTML.$E$2])" office:value-type="string" office:string-value="&lt;div class=&quot;container-card&quot; id=&quot;side-1-23&quot; data-id=&quot;1-23&quot;&gt;&lt;img class=&quot;img-card&quot; width=&quot;80&quot; height=&quot;112&quot; src=&quot;https://one-draw.jp/ijinden/cardlist/001/card/01_023.png&quot; alt=&quot;ドナテッ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3" data-id="1-23"&gt;&lt;img class="img-card" width="80" height="112" src="https://one-draw.jp/ijinden/cardlist/001/card/01_023.png" alt="ドナテッ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2&quot; data-term=&quot;0&quot;&gt;&lt;td&gt;1-23&lt;/td&gt;&lt;td&gt;ドナテッ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3" data-expansion="15" data-type="1" data-color="2" data-term="0"&gt;&lt;td&gt;1-23&lt;/td&gt;&lt;td&gt;ドナテッロ&lt;/td&gt;&lt;td&gt;&lt;div class="input-group" data-deck="main"&gt;&lt;button type="button" class="btn btn-outline-secondary btn-pop" disabled&gt;-&lt;/button&gt;&lt;input type="text" class="form-control input-number" name="main-1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;[.$D64];[$HTML.$E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4];[$HTML.$B$2];[.$B64];[$HTML.$C$2];[.$O64];[$HTML.$D$2];[.$D64];[$HTML.$E$2])" office:value-type="string" office:string-value="&lt;div class=&quot;container-card&quot; id=&quot;side-1-24&quot; data-id=&quot;1-24&quot;&gt;&lt;img class=&quot;img-card&quot; width=&quot;80&quot; height=&quot;112&quot; src=&quot;https://one-draw.jp/ijinden/cardlist/001/card/01_024.png&quot; alt=&quot;孔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4" data-id="1-24"&gt;&lt;img class="img-card" width="80" height="112" src="https://one-draw.jp/ijinden/cardlist/001/card/01_024.png" alt="孔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2&quot; data-term=&quot;0&quot;&gt;&lt;td&gt;1-24&lt;/td&gt;&lt;td&gt;孔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4" data-expansion="15" data-type="1" data-color="2" data-term="0"&gt;&lt;td&gt;1-24&lt;/td&gt;&lt;td&gt;孔子&lt;/td&gt;&lt;td&gt;&lt;div class="input-group" data-deck="main"&gt;&lt;button type="button" class="btn btn-outline-secondary btn-pop" disabled&gt;-&lt;/button&gt;&lt;input type="text" class="form-control input-number" name="main-1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;[.$D65];[$HTML.$E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5];[$HTML.$B$2];[.$B65];[$HTML.$C$2];[.$O65];[$HTML.$D$2];[.$D65];[$HTML.$E$2])" office:value-type="string" office:string-value="&lt;div class=&quot;container-card&quot; id=&quot;side-1-25&quot; data-id=&quot;1-25&quot;&gt;&lt;img class=&quot;img-card&quot; width=&quot;80&quot; height=&quot;112&quot; src=&quot;https://one-draw.jp/ijinden/cardlist/001/card/01_025.png&quot; alt=&quot;始皇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5" data-id="1-25"&gt;&lt;img class="img-card" width="80" height="112" src="https://one-draw.jp/ijinden/cardlist/001/card/01_025.png" alt="始皇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2&quot; data-term=&quot;0&quot;&gt;&lt;td&gt;1-25&lt;/td&gt;&lt;td&gt;始皇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5" data-expansion="15" data-type="1" data-color="2" data-term="0"&gt;&lt;td&gt;1-25&lt;/td&gt;&lt;td&gt;始皇帝&lt;/td&gt;&lt;td&gt;&lt;div class="input-group" data-deck="main"&gt;&lt;button type="button" class="btn btn-outline-secondary btn-pop" disabled&gt;-&lt;/button&gt;&lt;input type="text" class="form-control input-number" name="main-1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;[.$D66];[$HTML.$E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6];[$HTML.$B$2];[.$B66];[$HTML.$C$2];[.$O66];[$HTML.$D$2];[.$D66];[$HTML.$E$2])" office:value-type="string" office:string-value="&lt;div class=&quot;container-card&quot; id=&quot;side-1-26&quot; data-id=&quot;1-26&quot;&gt;&lt;img class=&quot;img-card&quot; width=&quot;80&quot; height=&quot;112&quot; src=&quot;https://one-draw.jp/ijinden/cardlist/001/card/01_026.png&quot; alt=&quot;メアリー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6" data-id="1-26"&gt;&lt;img class="img-card" width="80" height="112" src="https://one-draw.jp/ijinden/cardlist/001/card/01_026.png" alt="メアリー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2&quot; data-term=&quot;0&quot;&gt;&lt;td&gt;1-26&lt;/td&gt;&lt;td&gt;メアリー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6" data-expansion="15" data-type="1" data-color="2" data-term="0"&gt;&lt;td&gt;1-26&lt;/td&gt;&lt;td&gt;メアリー1世&lt;/td&gt;&lt;td&gt;&lt;div class="input-group" data-deck="main"&gt;&lt;button type="button" class="btn btn-outline-secondary btn-pop" disabled&gt;-&lt;/button&gt;&lt;input type="text" class="form-control input-number" name="main-1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;[.$D67];[$HTML.$E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7];[$HTML.$B$2];[.$B67];[$HTML.$C$2];[.$O67];[$HTML.$D$2];[.$D67];[$HTML.$E$2])" office:value-type="string" office:string-value="&lt;div class=&quot;container-card&quot; id=&quot;side-1-27&quot; data-id=&quot;1-27&quot;&gt;&lt;img class=&quot;img-card&quot; width=&quot;80&quot; height=&quot;112&quot; src=&quot;https://one-draw.jp/ijinden/cardlist/001/card/01_027.png&quot; alt=&quot;玄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7" data-id="1-27"&gt;&lt;img class="img-card" width="80" height="112" src="https://one-draw.jp/ijinden/cardlist/001/card/01_027.png" alt="玄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2&quot; data-term=&quot;0&quot;&gt;&lt;td&gt;1-27&lt;/td&gt;&lt;td&gt;玄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7" data-expansion="15" data-type="1" data-color="2" data-term="0"&gt;&lt;td&gt;1-27&lt;/td&gt;&lt;td&gt;玄宗&lt;/td&gt;&lt;td&gt;&lt;div class="input-group" data-deck="main"&gt;&lt;button type="button" class="btn btn-outline-secondary btn-pop" disabled&gt;-&lt;/button&gt;&lt;input type="text" class="form-control input-number" name="main-1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;[.$D68];[$HTML.$E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8];[$HTML.$B$2];[.$B68];[$HTML.$C$2];[.$O68];[$HTML.$D$2];[.$D68];[$HTML.$E$2])" office:value-type="string" office:string-value="&lt;div class=&quot;container-card&quot; id=&quot;side-1-28&quot; data-id=&quot;1-28&quot;&gt;&lt;img class=&quot;img-card&quot; width=&quot;80&quot; height=&quot;112&quot; src=&quot;https://one-draw.jp/ijinden/cardlist/001/card/01_028.png&quot; alt=&quot;シャルル7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8" data-id="1-28"&gt;&lt;img class="img-card" width="80" height="112" src="https://one-draw.jp/ijinden/cardlist/001/card/01_028.png" alt="シャルル7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2&quot; data-term=&quot;0&quot;&gt;&lt;td&gt;1-28&lt;/td&gt;&lt;td&gt;シャルル7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8" data-expansion="15" data-type="1" data-color="2" data-term="0"&gt;&lt;td&gt;1-28&lt;/td&gt;&lt;td&gt;シャルル7世&lt;/td&gt;&lt;td&gt;&lt;div class="input-group" data-deck="main"&gt;&lt;button type="button" class="btn btn-outline-secondary btn-pop" disabled&gt;-&lt;/button&gt;&lt;input type="text" class="form-control input-number" name="main-1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;[.$D69];[$HTML.$E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9];[$HTML.$B$2];[.$B69];[$HTML.$C$2];[.$O69];[$HTML.$D$2];[.$D69];[$HTML.$E$2])" office:value-type="string" office:string-value="&lt;div class=&quot;container-card&quot; id=&quot;side-1-29&quot; data-id=&quot;1-29&quot;&gt;&lt;img class=&quot;img-card&quot; width=&quot;80&quot; height=&quot;112&quot; src=&quot;https://one-draw.jp/ijinden/cardlist/001/card/01_029.png&quot; alt=&quot;フランシスコ・ザビエ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9" data-id="1-29"&gt;&lt;img class="img-card" width="80" height="112" src="https://one-draw.jp/ijinden/cardlist/001/card/01_029.png" alt="フランシスコ・ザビエ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2&quot; data-term=&quot;1&quot;&gt;&lt;td&gt;1-29&lt;/td&gt;&lt;td&gt;フランシスコ・ザビエ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9" data-expansion="15" data-type="1" data-color="2" data-term="1"&gt;&lt;td&gt;1-29&lt;/td&gt;&lt;td&gt;フランシスコ・ザビエル&lt;/td&gt;&lt;td&gt;&lt;div class="input-group" data-deck="main"&gt;&lt;button type="button" class="btn btn-outline-secondary btn-pop" disabled&gt;-&lt;/button&gt;&lt;input type="text" class="form-control input-number" name="main-1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;[.$D70];[$HTML.$E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0];[$HTML.$B$2];[.$B70];[$HTML.$C$2];[.$O70];[$HTML.$D$2];[.$D70];[$HTML.$E$2])" office:value-type="string" office:string-value="&lt;div class=&quot;container-card&quot; id=&quot;side-1-30&quot; data-id=&quot;1-30&quot;&gt;&lt;img class=&quot;img-card&quot; width=&quot;80&quot; height=&quot;112&quot; src=&quot;https://one-draw.jp/ijinden/cardlist/001/card/01_030.png&quot; alt=&quot;チンギス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0" data-id="1-30"&gt;&lt;img class="img-card" width="80" height="112" src="https://one-draw.jp/ijinden/cardlist/001/card/01_030.png" alt="チンギス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2&quot; data-term=&quot;0&quot;&gt;&lt;td&gt;1-30&lt;/td&gt;&lt;td&gt;チンギス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0" data-expansion="15" data-type="1" data-color="2" data-term="0"&gt;&lt;td&gt;1-30&lt;/td&gt;&lt;td&gt;チンギス・ハン&lt;/td&gt;&lt;td&gt;&lt;div class="input-group" data-deck="main"&gt;&lt;button type="button" class="btn btn-outline-secondary btn-pop" disabled&gt;-&lt;/button&gt;&lt;input type="text" class="form-control input-number" name="main-1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;[.$D71];[$HTML.$E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1];[$HTML.$B$2];[.$B71];[$HTML.$C$2];[.$O71];[$HTML.$D$2];[.$D71];[$HTML.$E$2])" office:value-type="string" office:string-value="&lt;div class=&quot;container-card&quot; id=&quot;side-1-31&quot; data-id=&quot;1-31&quot;&gt;&lt;img class=&quot;img-card&quot; width=&quot;80&quot; height=&quot;112&quot; src=&quot;https://one-draw.jp/ijinden/cardlist/001/card/01_031.png&quot; alt=&quot;ミケランジェ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1" data-id="1-31"&gt;&lt;img class="img-card" width="80" height="112" src="https://one-draw.jp/ijinden/cardlist/001/card/01_031.png" alt="ミケランジェ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2&quot; data-term=&quot;0&quot;&gt;&lt;td&gt;1-31&lt;/td&gt;&lt;td&gt;ミケランジェ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1" data-expansion="15" data-type="1" data-color="2" data-term="0"&gt;&lt;td&gt;1-31&lt;/td&gt;&lt;td&gt;ミケランジェロ&lt;/td&gt;&lt;td&gt;&lt;div class="input-group" data-deck="main"&gt;&lt;button type="button" class="btn btn-outline-secondary btn-pop" disabled&gt;-&lt;/button&gt;&lt;input type="text" class="form-control input-number" name="main-1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;[.$D72];[$HTML.$E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2];[$HTML.$B$2];[.$B72];[$HTML.$C$2];[.$O72];[$HTML.$D$2];[.$D72];[$HTML.$E$2])" office:value-type="string" office:string-value="&lt;div class=&quot;container-card&quot; id=&quot;side-1-32&quot; data-id=&quot;1-32&quot;&gt;&lt;img class=&quot;img-card&quot; width=&quot;80&quot; height=&quot;112&quot; src=&quot;https://one-draw.jp/ijinden/cardlist/001/card/01_032.png&quot; alt=&quot;マリー・アントワネ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2" data-id="1-32"&gt;&lt;img class="img-card" width="80" height="112" src="https://one-draw.jp/ijinden/cardlist/001/card/01_032.png" alt="マリー・アントワネ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2&quot; data-term=&quot;0&quot;&gt;&lt;td&gt;1-32&lt;/td&gt;&lt;td&gt;マリー・アントワネ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2" data-expansion="15" data-type="1" data-color="2" data-term="0"&gt;&lt;td&gt;1-32&lt;/td&gt;&lt;td&gt;マリー・アントワネット&lt;/td&gt;&lt;td&gt;&lt;div class="input-group" data-deck="main"&gt;&lt;button type="button" class="btn btn-outline-secondary btn-pop" disabled&gt;-&lt;/button&gt;&lt;input type="text" class="form-control input-number" name="main-1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;[.$D73];[$HTML.$E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3];[$HTML.$B$2];[.$B73];[$HTML.$C$2];[.$O73];[$HTML.$D$2];[.$D73];[$HTML.$E$2])" office:value-type="string" office:string-value="&lt;div class=&quot;container-card&quot; id=&quot;side-1-33&quot; data-id=&quot;1-33&quot;&gt;&lt;img class=&quot;img-card&quot; width=&quot;80&quot; height=&quot;112&quot; src=&quot;https://one-draw.jp/ijinden/cardlist/001/card/01_033.png&quot; alt=&quot;千利休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3" data-id="1-33"&gt;&lt;img class="img-card" width="80" height="112" src="https://one-draw.jp/ijinden/cardlist/001/card/01_033.png" alt="千利休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4&quot; data-term=&quot;0&quot;&gt;&lt;td&gt;1-33&lt;/td&gt;&lt;td&gt;千利休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3" data-expansion="15" data-type="1" data-color="4" data-term="0"&gt;&lt;td&gt;1-33&lt;/td&gt;&lt;td&gt;千利休&lt;/td&gt;&lt;td&gt;&lt;div class="input-group" data-deck="main"&gt;&lt;button type="button" class="btn btn-outline-secondary btn-pop" disabled&gt;-&lt;/button&gt;&lt;input type="text" class="form-control input-number" name="main-1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;[.$D74];[$HTML.$E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4];[$HTML.$B$2];[.$B74];[$HTML.$C$2];[.$O74];[$HTML.$D$2];[.$D74];[$HTML.$E$2])" office:value-type="string" office:string-value="&lt;div class=&quot;container-card&quot; id=&quot;side-1-34&quot; data-id=&quot;1-34&quot;&gt;&lt;img class=&quot;img-card&quot; width=&quot;80&quot; height=&quot;112&quot; src=&quot;https://one-draw.jp/ijinden/cardlist/001/card/01_034.png&quot; alt=&quot;狩野永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4" data-id="1-34"&gt;&lt;img class="img-card" width="80" height="112" src="https://one-draw.jp/ijinden/cardlist/001/card/01_034.png" alt="狩野永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4&quot; data-term=&quot;0&quot;&gt;&lt;td&gt;1-34&lt;/td&gt;&lt;td&gt;狩野永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4" data-expansion="15" data-type="1" data-color="4" data-term="0"&gt;&lt;td&gt;1-34&lt;/td&gt;&lt;td&gt;狩野永徳&lt;/td&gt;&lt;td&gt;&lt;div class="input-group" data-deck="main"&gt;&lt;button type="button" class="btn btn-outline-secondary btn-pop" disabled&gt;-&lt;/button&gt;&lt;input type="text" class="form-control input-number" name="main-1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;[.$D75];[$HTML.$E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5];[$HTML.$B$2];[.$B75];[$HTML.$C$2];[.$O75];[$HTML.$D$2];[.$D75];[$HTML.$E$2])" office:value-type="string" office:string-value="&lt;div class=&quot;container-card&quot; id=&quot;side-1-35&quot; data-id=&quot;1-35&quot;&gt;&lt;img class=&quot;img-card&quot; width=&quot;80&quot; height=&quot;112&quot; src=&quot;https://one-draw.jp/ijinden/cardlist/001/card/01_035.png&quot; alt=&quot;安倍晴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5" data-id="1-35"&gt;&lt;img class="img-card" width="80" height="112" src="https://one-draw.jp/ijinden/cardlist/001/card/01_035.png" alt="安倍晴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4&quot; data-term=&quot;0&quot;&gt;&lt;td&gt;1-35&lt;/td&gt;&lt;td&gt;安倍晴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5" data-expansion="15" data-type="1" data-color="4" data-term="0"&gt;&lt;td&gt;1-35&lt;/td&gt;&lt;td&gt;安倍晴明&lt;/td&gt;&lt;td&gt;&lt;div class="input-group" data-deck="main"&gt;&lt;button type="button" class="btn btn-outline-secondary btn-pop" disabled&gt;-&lt;/button&gt;&lt;input type="text" class="form-control input-number" name="main-1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;[.$D76];[$HTML.$E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6];[$HTML.$B$2];[.$B76];[$HTML.$C$2];[.$O76];[$HTML.$D$2];[.$D76];[$HTML.$E$2])" office:value-type="string" office:string-value="&lt;div class=&quot;container-card&quot; id=&quot;side-1-36&quot; data-id=&quot;1-36&quot;&gt;&lt;img class=&quot;img-card&quot; width=&quot;80&quot; height=&quot;112&quot; src=&quot;https://one-draw.jp/ijinden/cardlist/001/card/01_036.png&quot; alt=&quot;吉田兼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6" data-id="1-36"&gt;&lt;img class="img-card" width="80" height="112" src="https://one-draw.jp/ijinden/cardlist/001/card/01_036.png" alt="吉田兼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4&quot; data-term=&quot;2&quot;&gt;&lt;td&gt;1-36&lt;/td&gt;&lt;td&gt;吉田兼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6" data-expansion="15" data-type="1" data-color="4" data-term="2"&gt;&lt;td&gt;1-36&lt;/td&gt;&lt;td&gt;吉田兼好&lt;/td&gt;&lt;td&gt;&lt;div class="input-group" data-deck="main"&gt;&lt;button type="button" class="btn btn-outline-secondary btn-pop" disabled&gt;-&lt;/button&gt;&lt;input type="text" class="form-control input-number" name="main-1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;[.$D77];[$HTML.$E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7];[$HTML.$B$2];[.$B77];[$HTML.$C$2];[.$O77];[$HTML.$D$2];[.$D77];[$HTML.$E$2])" office:value-type="string" office:string-value="&lt;div class=&quot;container-card&quot; id=&quot;side-1-37&quot; data-id=&quot;1-37&quot;&gt;&lt;img class=&quot;img-card&quot; width=&quot;80&quot; height=&quot;112&quot; src=&quot;https://one-draw.jp/ijinden/cardlist/001/card/01_037.png&quot; alt=&quot;蘆屋道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7" data-id="1-37"&gt;&lt;img class="img-card" width="80" height="112" src="https://one-draw.jp/ijinden/cardlist/001/card/01_037.png" alt="蘆屋道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4&quot; data-term=&quot;0&quot;&gt;&lt;td&gt;1-37&lt;/td&gt;&lt;td&gt;蘆屋道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7" data-expansion="15" data-type="1" data-color="4" data-term="0"&gt;&lt;td&gt;1-37&lt;/td&gt;&lt;td&gt;蘆屋道満&lt;/td&gt;&lt;td&gt;&lt;div class="input-group" data-deck="main"&gt;&lt;button type="button" class="btn btn-outline-secondary btn-pop" disabled&gt;-&lt;/button&gt;&lt;input type="text" class="form-control input-number" name="main-1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;[.$D78];[$HTML.$E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8];[$HTML.$B$2];[.$B78];[$HTML.$C$2];[.$O78];[$HTML.$D$2];[.$D78];[$HTML.$E$2])" office:value-type="string" office:string-value="&lt;div class=&quot;container-card&quot; id=&quot;side-1-38&quot; data-id=&quot;1-38&quot;&gt;&lt;img class=&quot;img-card&quot; width=&quot;80&quot; height=&quot;112&quot; src=&quot;https://one-draw.jp/ijinden/cardlist/001/card/01_038.png&quot; alt=&quot;鴨長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8" data-id="1-38"&gt;&lt;img class="img-card" width="80" height="112" src="https://one-draw.jp/ijinden/cardlist/001/card/01_038.png" alt="鴨長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4&quot; data-term=&quot;2&quot;&gt;&lt;td&gt;1-38&lt;/td&gt;&lt;td&gt;鴨長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8" data-expansion="15" data-type="1" data-color="4" data-term="2"&gt;&lt;td&gt;1-38&lt;/td&gt;&lt;td&gt;鴨長明&lt;/td&gt;&lt;td&gt;&lt;div class="input-group" data-deck="main"&gt;&lt;button type="button" class="btn btn-outline-secondary btn-pop" disabled&gt;-&lt;/button&gt;&lt;input type="text" class="form-control input-number" name="main-1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;[.$D79];[$HTML.$E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9];[$HTML.$B$2];[.$B79];[$HTML.$C$2];[.$O79];[$HTML.$D$2];[.$D79];[$HTML.$E$2])" office:value-type="string" office:string-value="&lt;div class=&quot;container-card&quot; id=&quot;side-1-39&quot; data-id=&quot;1-39&quot;&gt;&lt;img class=&quot;img-card&quot; width=&quot;80&quot; height=&quot;112&quot; src=&quot;https://one-draw.jp/ijinden/cardlist/001/card/01_039.png&quot; alt=&quot;ヨハン・ゼバスティアン・バッ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9" data-id="1-39"&gt;&lt;img class="img-card" width="80" height="112" src="https://one-draw.jp/ijinden/cardlist/001/card/01_039.png" alt="ヨハン・ゼバスティアン・バッ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4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9" data-expansion="15" data-type="1" data-color="4" data-term="0"&gt;&lt;td&gt;1-39&lt;/td&gt;&lt;td&gt;ヨハン・ゼバスティアン・バッハ&lt;/td&gt;&lt;td&gt;&lt;div class="input-group" data-deck="main"&gt;&lt;button type="button" class="btn btn-outline-secondary btn-pop" disabled&gt;-&lt;/button&gt;&lt;input type="text" class="form-control input-number" name="main-1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;[.$D80];[$HTML.$E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0];[$HTML.$B$2];[.$B80];[$HTML.$C$2];[.$O80];[$HTML.$D$2];[.$D80];[$HTML.$E$2])" office:value-type="string" office:string-value="&lt;div class=&quot;container-card&quot; id=&quot;side-1-40&quot; data-id=&quot;1-40&quot;&gt;&lt;img class=&quot;img-card&quot; width=&quot;80&quot; height=&quot;112&quot; src=&quot;https://one-draw.jp/ijinden/cardlist/001/card/01_040.png&quot; alt=&quot;大伴家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0" data-id="1-40"&gt;&lt;img class="img-card" width="80" height="112" src="https://one-draw.jp/ijinden/cardlist/001/card/01_040.png" alt="大伴家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4&quot; data-term=&quot;2&quot;&gt;&lt;td&gt;1-40&lt;/td&gt;&lt;td&gt;大伴家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0" data-expansion="15" data-type="1" data-color="4" data-term="2"&gt;&lt;td&gt;1-40&lt;/td&gt;&lt;td&gt;大伴家持&lt;/td&gt;&lt;td&gt;&lt;div class="input-group" data-deck="main"&gt;&lt;button type="button" class="btn btn-outline-secondary btn-pop" disabled&gt;-&lt;/button&gt;&lt;input type="text" class="form-control input-number" name="main-1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;[.$D81];[$HTML.$E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1];[$HTML.$B$2];[.$B81];[$HTML.$C$2];[.$O81];[$HTML.$D$2];[.$D81];[$HTML.$E$2])" office:value-type="string" office:string-value="&lt;div class=&quot;container-card&quot; id=&quot;side-1-41&quot; data-id=&quot;1-41&quot;&gt;&lt;img class=&quot;img-card&quot; width=&quot;80&quot; height=&quot;112&quot; src=&quot;https://one-draw.jp/ijinden/cardlist/001/card/01_041.png&quot; alt=&quot;フランツ・ペーター・シューベ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1" data-id="1-41"&gt;&lt;img class="img-card" width="80" height="112" src="https://one-draw.jp/ijinden/cardlist/001/card/01_041.png" alt="フランツ・ペーター・シューベ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4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1" data-expansion="15" data-type="1" data-color="4" data-term="0"&gt;&lt;td&gt;1-41&lt;/td&gt;&lt;td&gt;フランツ・ペーター・シューベルト&lt;/td&gt;&lt;td&gt;&lt;div class="input-group" data-deck="main"&gt;&lt;button type="button" class="btn btn-outline-secondary btn-pop" disabled&gt;-&lt;/button&gt;&lt;input type="text" class="form-control input-number" name="main-1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;[.$D82];[$HTML.$E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2];[$HTML.$B$2];[.$B82];[$HTML.$C$2];[.$O82];[$HTML.$D$2];[.$D82];[$HTML.$E$2])" office:value-type="string" office:string-value="&lt;div class=&quot;container-card&quot; id=&quot;side-1-42&quot; data-id=&quot;1-42&quot;&gt;&lt;img class=&quot;img-card&quot; width=&quot;80&quot; height=&quot;112&quot; src=&quot;https://one-draw.jp/ijinden/cardlist/001/card/01_042.png&quot; alt=&quot;空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2" data-id="1-42"&gt;&lt;img class="img-card" width="80" height="112" src="https://one-draw.jp/ijinden/cardlist/001/card/01_042.png" alt="空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4&quot; data-term=&quot;1&quot;&gt;&lt;td&gt;1-42&lt;/td&gt;&lt;td&gt;空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2" data-expansion="15" data-type="1" data-color="4" data-term="1"&gt;&lt;td&gt;1-42&lt;/td&gt;&lt;td&gt;空海&lt;/td&gt;&lt;td&gt;&lt;div class="input-group" data-deck="main"&gt;&lt;button type="button" class="btn btn-outline-secondary btn-pop" disabled&gt;-&lt;/button&gt;&lt;input type="text" class="form-control input-number" name="main-1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;[.$D83];[$HTML.$E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3];[$HTML.$B$2];[.$B83];[$HTML.$C$2];[.$O83];[$HTML.$D$2];[.$D83];[$HTML.$E$2])" office:value-type="string" office:string-value="&lt;div class=&quot;container-card&quot; id=&quot;side-1-43&quot; data-id=&quot;1-43&quot;&gt;&lt;img class=&quot;img-card&quot; width=&quot;80&quot; height=&quot;112&quot; src=&quot;https://one-draw.jp/ijinden/cardlist/001/card/01_043.png&quot; alt=&quot;清少納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3" data-id="1-43"&gt;&lt;img class="img-card" width="80" height="112" src="https://one-draw.jp/ijinden/cardlist/001/card/01_043.png" alt="清少納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4&quot; data-term=&quot;2&quot;&gt;&lt;td&gt;1-43&lt;/td&gt;&lt;td&gt;清少納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3" data-expansion="15" data-type="1" data-color="4" data-term="2"&gt;&lt;td&gt;1-43&lt;/td&gt;&lt;td&gt;清少納言&lt;/td&gt;&lt;td&gt;&lt;div class="input-group" data-deck="main"&gt;&lt;button type="button" class="btn btn-outline-secondary btn-pop" disabled&gt;-&lt;/button&gt;&lt;input type="text" class="form-control input-number" name="main-1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;[.$D84];[$HTML.$E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4];[$HTML.$B$2];[.$B84];[$HTML.$C$2];[.$O84];[$HTML.$D$2];[.$D84];[$HTML.$E$2])" office:value-type="string" office:string-value="&lt;div class=&quot;container-card&quot; id=&quot;side-1-44&quot; data-id=&quot;1-44&quot;&gt;&lt;img class=&quot;img-card&quot; width=&quot;80&quot; height=&quot;112&quot; src=&quot;https://one-draw.jp/ijinden/cardlist/001/card/01_044.png&quot; alt=&quot;ルートヴィヒ・ヴァン・ベートーヴ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4" data-id="1-44"&gt;&lt;img class="img-card" width="80" height="112" src="https://one-draw.jp/ijinden/cardlist/001/card/01_044.png" alt="ルートヴィヒ・ヴァン・ベートーヴ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4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4" data-expansion="15" data-type="1" data-color="4" data-term="0"&gt;&lt;td&gt;1-44&lt;/td&gt;&lt;td&gt;ルートヴィヒ・ヴァン・ベートーヴェン&lt;/td&gt;&lt;td&gt;&lt;div class="input-group" data-deck="main"&gt;&lt;button type="button" class="btn btn-outline-secondary btn-pop" disabled&gt;-&lt;/button&gt;&lt;input type="text" class="form-control input-number" name="main-1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;[.$D85];[$HTML.$E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5];[$HTML.$B$2];[.$B85];[$HTML.$C$2];[.$O85];[$HTML.$D$2];[.$D85];[$HTML.$E$2])" office:value-type="string" office:string-value="&lt;div class=&quot;container-card&quot; id=&quot;side-1-45&quot; data-id=&quot;1-45&quot;&gt;&lt;img class=&quot;img-card&quot; width=&quot;80&quot; height=&quot;112&quot; src=&quot;https://one-draw.jp/ijinden/cardlist/001/card/01_045.png&quot; alt=&quot;行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5" data-id="1-45"&gt;&lt;img class="img-card" width="80" height="112" src="https://one-draw.jp/ijinden/cardlist/001/card/01_045.png" alt="行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4&quot; data-term=&quot;0&quot;&gt;&lt;td&gt;1-45&lt;/td&gt;&lt;td&gt;行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5" data-expansion="15" data-type="1" data-color="4" data-term="0"&gt;&lt;td&gt;1-45&lt;/td&gt;&lt;td&gt;行基&lt;/td&gt;&lt;td&gt;&lt;div class="input-group" data-deck="main"&gt;&lt;button type="button" class="btn btn-outline-secondary btn-pop" disabled&gt;-&lt;/button&gt;&lt;input type="text" class="form-control input-number" name="main-1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;[.$D86];[$HTML.$E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6];[$HTML.$B$2];[.$B86];[$HTML.$C$2];[.$O86];[$HTML.$D$2];[.$D86];[$HTML.$E$2])" office:value-type="string" office:string-value="&lt;div class=&quot;container-card&quot; id=&quot;side-1-46&quot; data-id=&quot;1-46&quot;&gt;&lt;img class=&quot;img-card&quot; width=&quot;80&quot; height=&quot;112&quot; src=&quot;https://one-draw.jp/ijinden/cardlist/001/card/01_046.png&quot; alt=&quot;武者の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6" data-id="1-46"&gt;&lt;img class="img-card" width="80" height="112" src="https://one-draw.jp/ijinden/cardlist/001/card/01_046.png" alt="武者の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1&quot; data-term=&quot;0&quot;&gt;&lt;td&gt;1-46&lt;/td&gt;&lt;td&gt;武者の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6" data-expansion="15" data-type="2" data-color="1" data-term="0"&gt;&lt;td&gt;1-46&lt;/td&gt;&lt;td&gt;武者の蔵&lt;/td&gt;&lt;td&gt;&lt;div class="input-group" data-deck="main"&gt;&lt;button type="button" class="btn btn-outline-secondary btn-pop" disabled&gt;-&lt;/button&gt;&lt;input type="text" class="form-control input-number" name="main-1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;[.$D87];[$HTML.$E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7];[$HTML.$B$2];[.$B87];[$HTML.$C$2];[.$O87];[$HTML.$D$2];[.$D87];[$HTML.$E$2])" office:value-type="string" office:string-value="&lt;div class=&quot;container-card&quot; id=&quot;side-1-47&quot; data-id=&quot;1-47&quot;&gt;&lt;img class=&quot;img-card&quot; width=&quot;80&quot; height=&quot;112&quot; src=&quot;https://one-draw.jp/ijinden/cardlist/001/card/01_047.png&quot; alt=&quot;純白の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7" data-id="1-47"&gt;&lt;img class="img-card" width="80" height="112" src="https://one-draw.jp/ijinden/cardlist/001/card/01_047.png" alt="純白の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2&quot; data-term=&quot;0&quot;&gt;&lt;td&gt;1-47&lt;/td&gt;&lt;td&gt;純白の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7" data-expansion="15" data-type="2" data-color="2" data-term="0"&gt;&lt;td&gt;1-47&lt;/td&gt;&lt;td&gt;純白の塔&lt;/td&gt;&lt;td&gt;&lt;div class="input-group" data-deck="main"&gt;&lt;button type="button" class="btn btn-outline-secondary btn-pop" disabled&gt;-&lt;/button&gt;&lt;input type="text" class="form-control input-number" name="main-1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;[.$D88];[$HTML.$E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8];[$HTML.$B$2];[.$B88];[$HTML.$C$2];[.$O88];[$HTML.$D$2];[.$D88];[$HTML.$E$2])" office:value-type="string" office:string-value="&lt;div class=&quot;container-card&quot; id=&quot;side-1-48&quot; data-id=&quot;1-48&quot;&gt;&lt;img class=&quot;img-card&quot; width=&quot;80&quot; height=&quot;112&quot; src=&quot;https://one-draw.jp/ijinden/cardlist/001/card/01_048.png&quot; alt=&quot;円形闘技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8" data-id="1-48"&gt;&lt;img class="img-card" width="80" height="112" src="https://one-draw.jp/ijinden/cardlist/001/card/01_048.png" alt="円形闘技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2&quot; data-term=&quot;0&quot;&gt;&lt;td&gt;1-48&lt;/td&gt;&lt;td&gt;円形闘技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8" data-expansion="15" data-type="2" data-color="2" data-term="0"&gt;&lt;td&gt;1-48&lt;/td&gt;&lt;td&gt;円形闘技場&lt;/td&gt;&lt;td&gt;&lt;div class="input-group" data-deck="main"&gt;&lt;button type="button" class="btn btn-outline-secondary btn-pop" disabled&gt;-&lt;/button&gt;&lt;input type="text" class="form-control input-number" name="main-1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;[.$D89];[$HTML.$E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9];[$HTML.$B$2];[.$B89];[$HTML.$C$2];[.$O89];[$HTML.$D$2];[.$D89];[$HTML.$E$2])" office:value-type="string" office:string-value="&lt;div class=&quot;container-card&quot; id=&quot;side-1-49&quot; data-id=&quot;1-49&quot;&gt;&lt;img class=&quot;img-card&quot; width=&quot;80&quot; height=&quot;112&quot; src=&quot;https://one-draw.jp/ijinden/cardlist/001/card/01_049.png&quot; alt=&quot;巨大古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9" data-id="1-49"&gt;&lt;img class="img-card" width="80" height="112" src="https://one-draw.jp/ijinden/cardlist/001/card/01_049.png" alt="巨大古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4&quot; data-term=&quot;0&quot;&gt;&lt;td&gt;1-49&lt;/td&gt;&lt;td&gt;巨大古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9" data-expansion="15" data-type="2" data-color="4" data-term="0"&gt;&lt;td&gt;1-49&lt;/td&gt;&lt;td&gt;巨大古墳&lt;/td&gt;&lt;td&gt;&lt;div class="input-group" data-deck="main"&gt;&lt;button type="button" class="btn btn-outline-secondary btn-pop" disabled&gt;-&lt;/button&gt;&lt;input type="text" class="form-control input-number" name="main-1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;[.$D90];[$HTML.$E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0];[$HTML.$B$2];[.$B90];[$HTML.$C$2];[.$O90];[$HTML.$D$2];[.$D90];[$HTML.$E$2])" office:value-type="string" office:string-value="&lt;div class=&quot;container-card&quot; id=&quot;side-1-50&quot; data-id=&quot;1-50&quot;&gt;&lt;img class=&quot;img-card&quot; width=&quot;80&quot; height=&quot;112&quot; src=&quot;https://one-draw.jp/ijinden/cardlist/001/card/01_050.png&quot; alt=&quot;魔除けの社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0" data-id="1-50"&gt;&lt;img class="img-card" width="80" height="112" src="https://one-draw.jp/ijinden/cardlist/001/card/01_050.png" alt="魔除けの社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4&quot; data-term=&quot;0&quot;&gt;&lt;td&gt;1-50&lt;/td&gt;&lt;td&gt;魔除けの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0" data-expansion="15" data-type="2" data-color="4" data-term="0"&gt;&lt;td&gt;1-50&lt;/td&gt;&lt;td&gt;魔除けの社&lt;/td&gt;&lt;td&gt;&lt;div class="input-group" data-deck="main"&gt;&lt;button type="button" class="btn btn-outline-secondary btn-pop" disabled&gt;-&lt;/button&gt;&lt;input type="text" class="form-control input-number" name="main-1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;[.$D91];[$HTML.$E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1];[$HTML.$B$2];[.$B91];[$HTML.$C$2];[.$O91];[$HTML.$D$2];[.$D91];[$HTML.$E$2])" office:value-type="string" office:string-value="&lt;div class=&quot;container-card&quot; id=&quot;side-1-51&quot; data-id=&quot;1-51&quot;&gt;&lt;img class=&quot;img-card&quot; width=&quot;80&quot; height=&quot;112&quot; src=&quot;https://one-draw.jp/ijinden/cardlist/001/card/01_051.png&quot; alt=&quot;冨嶽三十六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1" data-id="1-51"&gt;&lt;img class="img-card" width="80" height="112" src="https://one-draw.jp/ijinden/cardlist/001/card/01_051.png" alt="冨嶽三十六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4&quot; data-term=&quot;0&quot;&gt;&lt;td&gt;1-51&lt;/td&gt;&lt;td&gt;冨嶽三十六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1" data-expansion="15" data-type="2" data-color="4" data-term="0"&gt;&lt;td&gt;1-51&lt;/td&gt;&lt;td&gt;冨嶽三十六景&lt;/td&gt;&lt;td&gt;&lt;div class="input-group" data-deck="main"&gt;&lt;button type="button" class="btn btn-outline-secondary btn-pop" disabled&gt;-&lt;/button&gt;&lt;input type="text" class="form-control input-number" name="main-1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;[.$D92];[$HTML.$E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2];[$HTML.$B$2];[.$B92];[$HTML.$C$2];[.$O92];[$HTML.$D$2];[.$D92];[$HTML.$E$2])" office:value-type="string" office:string-value="&lt;div class=&quot;container-card&quot; id=&quot;side-1-52&quot; data-id=&quot;1-52&quot;&gt;&lt;img class=&quot;img-card&quot; width=&quot;80&quot; height=&quot;112&quot; src=&quot;https://one-draw.jp/ijinden/cardlist/001/card/01_052.png&quot; alt=&quot;バ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2" data-id="1-52"&gt;&lt;img class="img-card" width="80" height="112" src="https://one-draw.jp/ijinden/cardlist/001/card/01_052.png" alt="バ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1&quot; data-term=&quot;0&quot;&gt;&lt;td&gt;1-52&lt;/td&gt;&lt;td&gt;バ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2" data-expansion="15" data-type="3" data-color="1" data-term="0"&gt;&lt;td&gt;1-52&lt;/td&gt;&lt;td&gt;バレット&lt;/td&gt;&lt;td&gt;&lt;div class="input-group" data-deck="main"&gt;&lt;button type="button" class="btn btn-outline-secondary btn-pop" disabled&gt;-&lt;/button&gt;&lt;input type="text" class="form-control input-number" name="main-1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;[.$D93];[$HTML.$E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3];[$HTML.$B$2];[.$B93];[$HTML.$C$2];[.$O93];[$HTML.$D$2];[.$D93];[$HTML.$E$2])" office:value-type="string" office:string-value="&lt;div class=&quot;container-card&quot; id=&quot;side-1-53&quot; data-id=&quot;1-53&quot;&gt;&lt;img class=&quot;img-card&quot; width=&quot;80&quot; height=&quot;112&quot; src=&quot;https://one-draw.jp/ijinden/cardlist/001/card/01_053.png&quot; alt=&quot;チャンピ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3" data-id="1-53"&gt;&lt;img class="img-card" width="80" height="112" src="https://one-draw.jp/ijinden/cardlist/001/card/01_053.png" alt="チャンピ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1&quot; data-term=&quot;0&quot;&gt;&lt;td&gt;1-53&lt;/td&gt;&lt;td&gt;チャンピ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3" data-expansion="15" data-type="3" data-color="1" data-term="0"&gt;&lt;td&gt;1-53&lt;/td&gt;&lt;td&gt;チャンピオン&lt;/td&gt;&lt;td&gt;&lt;div class="input-group" data-deck="main"&gt;&lt;button type="button" class="btn btn-outline-secondary btn-pop" disabled&gt;-&lt;/button&gt;&lt;input type="text" class="form-control input-number" name="main-1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;[.$D94];[$HTML.$E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4];[$HTML.$B$2];[.$B94];[$HTML.$C$2];[.$O94];[$HTML.$D$2];[.$D94];[$HTML.$E$2])" office:value-type="string" office:string-value="&lt;div class=&quot;container-card&quot; id=&quot;side-1-54&quot; data-id=&quot;1-54&quot;&gt;&lt;img class=&quot;img-card&quot; width=&quot;80&quot; height=&quot;112&quot; src=&quot;https://one-draw.jp/ijinden/cardlist/001/card/01_054.png&quot; alt=&quot;ファイナルアタ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4" data-id="1-54"&gt;&lt;img class="img-card" width="80" height="112" src="https://one-draw.jp/ijinden/cardlist/001/card/01_054.png" alt="ファイナルアタ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1&quot; data-term=&quot;0&quot;&gt;&lt;td&gt;1-54&lt;/td&gt;&lt;td&gt;ファイナルアタ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4" data-expansion="15" data-type="3" data-color="1" data-term="0"&gt;&lt;td&gt;1-54&lt;/td&gt;&lt;td&gt;ファイナルアタック&lt;/td&gt;&lt;td&gt;&lt;div class="input-group" data-deck="main"&gt;&lt;button type="button" class="btn btn-outline-secondary btn-pop" disabled&gt;-&lt;/button&gt;&lt;input type="text" class="form-control input-number" name="main-1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;[.$D95];[$HTML.$E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5];[$HTML.$B$2];[.$B95];[$HTML.$C$2];[.$O95];[$HTML.$D$2];[.$D95];[$HTML.$E$2])" office:value-type="string" office:string-value="&lt;div class=&quot;container-card&quot; id=&quot;side-1-55&quot; data-id=&quot;1-55&quot;&gt;&lt;img class=&quot;img-card&quot; width=&quot;80&quot; height=&quot;112&quot; src=&quot;https://one-draw.jp/ijinden/cardlist/001/card/01_055.png&quot; alt=&quot;ストー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5" data-id="1-55"&gt;&lt;img class="img-card" width="80" height="112" src="https://one-draw.jp/ijinden/cardlist/001/card/01_055.png" alt="ストー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2&quot; data-term=&quot;0&quot;&gt;&lt;td&gt;1-55&lt;/td&gt;&lt;td&gt;ストー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5" data-expansion="15" data-type="3" data-color="2" data-term="0"&gt;&lt;td&gt;1-55&lt;/td&gt;&lt;td&gt;ストーム&lt;/td&gt;&lt;td&gt;&lt;div class="input-group" data-deck="main"&gt;&lt;button type="button" class="btn btn-outline-secondary btn-pop" disabled&gt;-&lt;/button&gt;&lt;input type="text" class="form-control input-number" name="main-1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;[.$D96];[$HTML.$E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6];[$HTML.$B$2];[.$B96];[$HTML.$C$2];[.$O96];[$HTML.$D$2];[.$D96];[$HTML.$E$2])" office:value-type="string" office:string-value="&lt;div class=&quot;container-card&quot; id=&quot;side-1-56&quot; data-id=&quot;1-56&quot;&gt;&lt;img class=&quot;img-card&quot; width=&quot;80&quot; height=&quot;112&quot; src=&quot;https://one-draw.jp/ijinden/cardlist/001/card/01_056.png&quot; alt=&quot;リバイバ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6" data-id="1-56"&gt;&lt;img class="img-card" width="80" height="112" src="https://one-draw.jp/ijinden/cardlist/001/card/01_056.png" alt="リバイバ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2&quot; data-term=&quot;0&quot;&gt;&lt;td&gt;1-56&lt;/td&gt;&lt;td&gt;リバイバ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6" data-expansion="15" data-type="3" data-color="2" data-term="0"&gt;&lt;td&gt;1-56&lt;/td&gt;&lt;td&gt;リバイバル&lt;/td&gt;&lt;td&gt;&lt;div class="input-group" data-deck="main"&gt;&lt;button type="button" class="btn btn-outline-secondary btn-pop" disabled&gt;-&lt;/button&gt;&lt;input type="text" class="form-control input-number" name="main-1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;[.$D97];[$HTML.$E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7];[$HTML.$B$2];[.$B97];[$HTML.$C$2];[.$O97];[$HTML.$D$2];[.$D97];[$HTML.$E$2])" office:value-type="string" office:string-value="&lt;div class=&quot;container-card&quot; id=&quot;side-1-57&quot; data-id=&quot;1-57&quot;&gt;&lt;img class=&quot;img-card&quot; width=&quot;80&quot; height=&quot;112&quot; src=&quot;https://one-draw.jp/ijinden/cardlist/001/card/01_057.png&quot; alt=&quot;エイジン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7" data-id="1-57"&gt;&lt;img class="img-card" width="80" height="112" src="https://one-draw.jp/ijinden/cardlist/001/card/01_057.png" alt="エイジン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4&quot; data-term=&quot;0&quot;&gt;&lt;td&gt;1-57&lt;/td&gt;&lt;td&gt;エイジ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7" data-expansion="15" data-type="3" data-color="4" data-term="0"&gt;&lt;td&gt;1-57&lt;/td&gt;&lt;td&gt;エイジング&lt;/td&gt;&lt;td&gt;&lt;div class="input-group" data-deck="main"&gt;&lt;button type="button" class="btn btn-outline-secondary btn-pop" disabled&gt;-&lt;/button&gt;&lt;input type="text" class="form-control input-number" name="main-1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;[.$D98];[$HTML.$E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8];[$HTML.$B$2];[.$B98];[$HTML.$C$2];[.$O98];[$HTML.$D$2];[.$D98];[$HTML.$E$2])" office:value-type="string" office:string-value="&lt;div class=&quot;container-card&quot; id=&quot;side-1-58&quot; data-id=&quot;1-58&quot;&gt;&lt;img class=&quot;img-card&quot; width=&quot;80&quot; height=&quot;112&quot; src=&quot;https://one-draw.jp/ijinden/cardlist/001/card/01_058.png&quot; alt=&quot;カンテ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8" data-id="1-58"&gt;&lt;img class="img-card" width="80" height="112" src="https://one-draw.jp/ijinden/cardlist/001/card/01_058.png" alt="カンテ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1&quot; data-term=&quot;0&quot;&gt;&lt;td&gt;1-58&lt;/td&gt;&lt;td&gt;カンテ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8" data-expansion="15" data-type="4" data-color="1" data-term="0"&gt;&lt;td&gt;1-58&lt;/td&gt;&lt;td&gt;カンテラ&lt;/td&gt;&lt;td&gt;&lt;div class="input-group" data-deck="main"&gt;&lt;button type="button" class="btn btn-outline-secondary btn-pop" disabled&gt;-&lt;/button&gt;&lt;input type="text" class="form-control input-number" name="main-1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;[.$D99];[$HTML.$E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9];[$HTML.$B$2];[.$B99];[$HTML.$C$2];[.$O99];[$HTML.$D$2];[.$D99];[$HTML.$E$2])" office:value-type="string" office:string-value="&lt;div class=&quot;container-card&quot; id=&quot;side-1-59&quot; data-id=&quot;1-59&quot;&gt;&lt;img class=&quot;img-card&quot; width=&quot;80&quot; height=&quot;112&quot; src=&quot;https://one-draw.jp/ijinden/cardlist/001/card/01_059.png&quot; alt=&quot;ファイア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9" data-id="1-59"&gt;&lt;img class="img-card" width="80" height="112" src="https://one-draw.jp/ijinden/cardlist/001/card/01_059.png" alt="ファイア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1&quot; data-term=&quot;0&quot;&gt;&lt;td&gt;1-59&lt;/td&gt;&lt;td&gt;ファイア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9" data-expansion="15" data-type="4" data-color="1" data-term="0"&gt;&lt;td&gt;1-59&lt;/td&gt;&lt;td&gt;ファイアソード&lt;/td&gt;&lt;td&gt;&lt;div class="input-group" data-deck="main"&gt;&lt;button type="button" class="btn btn-outline-secondary btn-pop" disabled&gt;-&lt;/button&gt;&lt;input type="text" class="form-control input-number" name="main-1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;[.$D100];[$HTML.$E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0];[$HTML.$B$2];[.$B100];[$HTML.$C$2];[.$O100];[$HTML.$D$2];[.$D100];[$HTML.$E$2])" office:value-type="string" office:string-value="&lt;div class=&quot;container-card&quot; id=&quot;side-1-60&quot; data-id=&quot;1-60&quot;&gt;&lt;img class=&quot;img-card&quot; width=&quot;80&quot; height=&quot;112&quot; src=&quot;https://one-draw.jp/ijinden/cardlist/001/card/01_060.png&quot; alt=&quot;髭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0" data-id="1-60"&gt;&lt;img class="img-card" width="80" height="112" src="https://one-draw.jp/ijinden/cardlist/001/card/01_060.png" alt="髭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1&quot; data-term=&quot;0&quot;&gt;&lt;td&gt;1-60&lt;/td&gt;&lt;td&gt;髭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0" data-expansion="15" data-type="4" data-color="1" data-term="0"&gt;&lt;td&gt;1-60&lt;/td&gt;&lt;td&gt;髭切&lt;/td&gt;&lt;td&gt;&lt;div class="input-group" data-deck="main"&gt;&lt;button type="button" class="btn btn-outline-secondary btn-pop" disabled&gt;-&lt;/button&gt;&lt;input type="text" class="form-control input-number" name="main-1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;[.$D101];[$HTML.$E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1];[$HTML.$B$2];[.$B101];[$HTML.$C$2];[.$O101];[$HTML.$D$2];[.$D101];[$HTML.$E$2])" office:value-type="string" office:string-value="&lt;div class=&quot;container-card&quot; id=&quot;side-1-61&quot; data-id=&quot;1-61&quot;&gt;&lt;img class=&quot;img-card&quot; width=&quot;80&quot; height=&quot;112&quot; src=&quot;https://one-draw.jp/ijinden/cardlist/001/card/01_061.png&quot; alt=&quot;レッド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1" data-id="1-61"&gt;&lt;img class="img-card" width="80" height="112" src="https://one-draw.jp/ijinden/cardlist/001/card/01_061.png" alt="レッド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1&quot; data-term=&quot;0&quot;&gt;&lt;td&gt;1-61&lt;/td&gt;&lt;td&gt;レッド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1" data-expansion="15" data-type="4" data-color="1" data-term="0"&gt;&lt;td&gt;1-61&lt;/td&gt;&lt;td&gt;レッドオーブ&lt;/td&gt;&lt;td&gt;&lt;div class="input-group" data-deck="main"&gt;&lt;button type="button" class="btn btn-outline-secondary btn-pop" disabled&gt;-&lt;/button&gt;&lt;input type="text" class="form-control input-number" name="main-1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;[.$D102];[$HTML.$E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2];[$HTML.$B$2];[.$B102];[$HTML.$C$2];[.$O102];[$HTML.$D$2];[.$D102];[$HTML.$E$2])" office:value-type="string" office:string-value="&lt;div class=&quot;container-card&quot; id=&quot;side-1-62&quot; data-id=&quot;1-62&quot;&gt;&lt;img class=&quot;img-card&quot; width=&quot;80&quot; height=&quot;112&quot; src=&quot;https://one-draw.jp/ijinden/cardlist/001/card/01_062.png&quot; alt=&quot;ウォーターポ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2" data-id="1-62"&gt;&lt;img class="img-card" width="80" height="112" src="https://one-draw.jp/ijinden/cardlist/001/card/01_062.png" alt="ウォーターポ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2&quot; data-term=&quot;0&quot;&gt;&lt;td&gt;1-62&lt;/td&gt;&lt;td&gt;ウォーターポ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2" data-expansion="15" data-type="4" data-color="2" data-term="0"&gt;&lt;td&gt;1-62&lt;/td&gt;&lt;td&gt;ウォーターポット&lt;/td&gt;&lt;td&gt;&lt;div class="input-group" data-deck="main"&gt;&lt;button type="button" class="btn btn-outline-secondary btn-pop" disabled&gt;-&lt;/button&gt;&lt;input type="text" class="form-control input-number" name="main-1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;[.$D103];[$HTML.$E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3];[$HTML.$B$2];[.$B103];[$HTML.$C$2];[.$O103];[$HTML.$D$2];[.$D103];[$HTML.$E$2])" office:value-type="string" office:string-value="&lt;div class=&quot;container-card&quot; id=&quot;side-1-63&quot; data-id=&quot;1-63&quot;&gt;&lt;img class=&quot;img-card&quot; width=&quot;80&quot; height=&quot;112&quot; src=&quot;https://one-draw.jp/ijinden/cardlist/001/card/01_063.png&quot; alt=&quot;アイスソー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3" data-id="1-63"&gt;&lt;img class="img-card" width="80" height="112" src="https://one-draw.jp/ijinden/cardlist/001/card/01_063.png" alt="アイスソー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2&quot; data-term=&quot;0&quot;&gt;&lt;td&gt;1-63&lt;/td&gt;&lt;td&gt;アイス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3" data-expansion="15" data-type="4" data-color="2" data-term="0"&gt;&lt;td&gt;1-63&lt;/td&gt;&lt;td&gt;アイスソード&lt;/td&gt;&lt;td&gt;&lt;div class="input-group" data-deck="main"&gt;&lt;button type="button" class="btn btn-outline-secondary btn-pop" disabled&gt;-&lt;/button&gt;&lt;input type="text" class="form-control input-number" name="main-1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;[.$D104];[$HTML.$E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4];[$HTML.$B$2];[.$B104];[$HTML.$C$2];[.$O104];[$HTML.$D$2];[.$D104];[$HTML.$E$2])" office:value-type="string" office:string-value="&lt;div class=&quot;container-card&quot; id=&quot;side-1-64&quot; data-id=&quot;1-64&quot;&gt;&lt;img class=&quot;img-card&quot; width=&quot;80&quot; height=&quot;112&quot; src=&quot;https://one-draw.jp/ijinden/cardlist/001/card/01_064.png&quot; alt=&quot;羅針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4" data-id="1-64"&gt;&lt;img class="img-card" width="80" height="112" src="https://one-draw.jp/ijinden/cardlist/001/card/01_064.png" alt="羅針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2&quot; data-term=&quot;0&quot;&gt;&lt;td&gt;1-64&lt;/td&gt;&lt;td&gt;羅針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4" data-expansion="15" data-type="4" data-color="2" data-term="0"&gt;&lt;td&gt;1-64&lt;/td&gt;&lt;td&gt;羅針盤&lt;/td&gt;&lt;td&gt;&lt;div class="input-group" data-deck="main"&gt;&lt;button type="button" class="btn btn-outline-secondary btn-pop" disabled&gt;-&lt;/button&gt;&lt;input type="text" class="form-control input-number" name="main-1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;[.$D105];[$HTML.$E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5];[$HTML.$B$2];[.$B105];[$HTML.$C$2];[.$O105];[$HTML.$D$2];[.$D105];[$HTML.$E$2])" office:value-type="string" office:string-value="&lt;div class=&quot;container-card&quot; id=&quot;side-1-65&quot; data-id=&quot;1-65&quot;&gt;&lt;img class=&quot;img-card&quot; width=&quot;80&quot; height=&quot;112&quot; src=&quot;https://one-draw.jp/ijinden/cardlist/001/card/01_065.png&quot; alt=&quot;ブル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5" data-id="1-65"&gt;&lt;img class="img-card" width="80" height="112" src="https://one-draw.jp/ijinden/cardlist/001/card/01_065.png" alt="ブル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2&quot; data-term=&quot;0&quot;&gt;&lt;td&gt;1-65&lt;/td&gt;&lt;td&gt;ブル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5" data-expansion="15" data-type="4" data-color="2" data-term="0"&gt;&lt;td&gt;1-65&lt;/td&gt;&lt;td&gt;ブルーオーブ&lt;/td&gt;&lt;td&gt;&lt;div class="input-group" data-deck="main"&gt;&lt;button type="button" class="btn btn-outline-secondary btn-pop" disabled&gt;-&lt;/button&gt;&lt;input type="text" class="form-control input-number" name="main-1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;[.$D106];[$HTML.$E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6];[$HTML.$B$2];[.$B106];[$HTML.$C$2];[.$O106];[$HTML.$D$2];[.$D106];[$HTML.$E$2])" office:value-type="string" office:string-value="&lt;div class=&quot;container-card&quot; id=&quot;side-1-66&quot; data-id=&quot;1-66&quot;&gt;&lt;img class=&quot;img-card&quot; width=&quot;80&quot; height=&quot;112&quot; src=&quot;https://one-draw.jp/ijinden/cardlist/001/card/01_066.png&quot; alt=&quot;ポプリ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6" data-id="1-66"&gt;&lt;img class="img-card" width="80" height="112" src="https://one-draw.jp/ijinden/cardlist/001/card/01_066.png" alt="ポプリ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4&quot; data-term=&quot;0&quot;&gt;&lt;td&gt;1-66&lt;/td&gt;&lt;td&gt;ポプリ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6" data-expansion="15" data-type="4" data-color="4" data-term="0"&gt;&lt;td&gt;1-66&lt;/td&gt;&lt;td&gt;ポプリ&lt;/td&gt;&lt;td&gt;&lt;div class="input-group" data-deck="main"&gt;&lt;button type="button" class="btn btn-outline-secondary btn-pop" disabled&gt;-&lt;/button&gt;&lt;input type="text" class="form-control input-number" name="main-1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;[.$D107];[$HTML.$E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7];[$HTML.$B$2];[.$B107];[$HTML.$C$2];[.$O107];[$HTML.$D$2];[.$D107];[$HTML.$E$2])" office:value-type="string" office:string-value="&lt;div class=&quot;container-card&quot; id=&quot;side-1-67&quot; data-id=&quot;1-67&quot;&gt;&lt;img class=&quot;img-card&quot; width=&quot;80&quot; height=&quot;112&quot; src=&quot;https://one-draw.jp/ijinden/cardlist/001/card/01_067.png&quot; alt=&quot;ウッドスタッ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7" data-id="1-67"&gt;&lt;img class="img-card" width="80" height="112" src="https://one-draw.jp/ijinden/cardlist/001/card/01_067.png" alt="ウッドスタッ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4&quot; data-term=&quot;0&quot;&gt;&lt;td&gt;1-67&lt;/td&gt;&lt;td&gt;ウッドスタッ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7" data-expansion="15" data-type="4" data-color="4" data-term="0"&gt;&lt;td&gt;1-67&lt;/td&gt;&lt;td&gt;ウッドスタッフ&lt;/td&gt;&lt;td&gt;&lt;div class="input-group" data-deck="main"&gt;&lt;button type="button" class="btn btn-outline-secondary btn-pop" disabled&gt;-&lt;/button&gt;&lt;input type="text" class="form-control input-number" name="main-1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;[.$D108];[$HTML.$E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8];[$HTML.$B$2];[.$B108];[$HTML.$C$2];[.$O108];[$HTML.$D$2];[.$D108];[$HTML.$E$2])" office:value-type="string" office:string-value="&lt;div class=&quot;container-card&quot; id=&quot;side-1-68&quot; data-id=&quot;1-68&quot;&gt;&lt;img class=&quot;img-card&quot; width=&quot;80&quot; height=&quot;112&quot; src=&quot;https://one-draw.jp/ijinden/cardlist/001/card/01_068.png&quot; alt=&quot;万葉集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8" data-id="1-68"&gt;&lt;img class="img-card" width="80" height="112" src="https://one-draw.jp/ijinden/cardlist/001/card/01_068.png" alt="万葉集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4&quot; data-term=&quot;0&quot;&gt;&lt;td&gt;1-68&lt;/td&gt;&lt;td&gt;万葉集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8" data-expansion="15" data-type="4" data-color="4" data-term="0"&gt;&lt;td&gt;1-68&lt;/td&gt;&lt;td&gt;万葉集&lt;/td&gt;&lt;td&gt;&lt;div class="input-group" data-deck="main"&gt;&lt;button type="button" class="btn btn-outline-secondary btn-pop" disabled&gt;-&lt;/button&gt;&lt;input type="text" class="form-control input-number" name="main-1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;[.$D109];[$HTML.$E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9];[$HTML.$B$2];[.$B109];[$HTML.$C$2];[.$O109];[$HTML.$D$2];[.$D109];[$HTML.$E$2])" office:value-type="string" office:string-value="&lt;div class=&quot;container-card&quot; id=&quot;side-1-69&quot; data-id=&quot;1-69&quot;&gt;&lt;img class=&quot;img-card&quot; width=&quot;80&quot; height=&quot;112&quot; src=&quot;https://one-draw.jp/ijinden/cardlist/001/card/01_069.png&quot; alt=&quot;グリーン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9" data-id="1-69"&gt;&lt;img class="img-card" width="80" height="112" src="https://one-draw.jp/ijinden/cardlist/001/card/01_069.png" alt="グリーン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4&quot; data-term=&quot;0&quot;&gt;&lt;td&gt;1-69&lt;/td&gt;&lt;td&gt;グリーン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9" data-expansion="15" data-type="4" data-color="4" data-term="0"&gt;&lt;td&gt;1-69&lt;/td&gt;&lt;td&gt;グリーンオーブ&lt;/td&gt;&lt;td&gt;&lt;div class="input-group" data-deck="main"&gt;&lt;button type="button" class="btn btn-outline-secondary btn-pop" disabled&gt;-&lt;/button&gt;&lt;input type="text" class="form-control input-number" name="main-1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;[.$D110];[$HTML.$E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0];[$HTML.$B$2];[.$B110];[$HTML.$C$2];[.$O110];[$HTML.$D$2];[.$D110];[$HTML.$E$2])" office:value-type="string" office:string-value="&lt;div class=&quot;container-card&quot; id=&quot;side-1-70&quot; data-id=&quot;1-70&quot;&gt;&lt;img class=&quot;img-card&quot; width=&quot;80&quot; height=&quot;112&quot; src=&quot;https://one-draw.jp/ijinden/cardlist/001/card/01_070.png&quot; alt=&quot;ビスマル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0" data-id="1-70"&gt;&lt;img class="img-card" width="80" height="112" src="https://one-draw.jp/ijinden/cardlist/001/card/01_070.png" alt="ビスマル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1&quot; data-term=&quot;0&quot;&gt;&lt;td&gt;1-70&lt;/td&gt;&lt;td&gt;ビスマ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0" data-expansion="15" data-type="1" data-color="1" data-term="0"&gt;&lt;td&gt;1-70&lt;/td&gt;&lt;td&gt;ビスマルク&lt;/td&gt;&lt;td&gt;&lt;div class="input-group" data-deck="main"&gt;&lt;button type="button" class="btn btn-outline-secondary btn-pop" disabled&gt;-&lt;/button&gt;&lt;input type="text" class="form-control input-number" name="main-1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;[.$D111];[$HTML.$E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1];[$HTML.$B$2];[.$B111];[$HTML.$C$2];[.$O111];[$HTML.$D$2];[.$D111];[$HTML.$E$2])" office:value-type="string" office:string-value="&lt;div class=&quot;container-card&quot; id=&quot;side-1-71&quot; data-id=&quot;1-71&quot;&gt;&lt;img class=&quot;img-card&quot; width=&quot;80&quot; height=&quot;112&quot; src=&quot;https://one-draw.jp/ijinden/cardlist/001/card/01_071.png&quot; alt=&quot;ミュンツァ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1" data-id="1-71"&gt;&lt;img class="img-card" width="80" height="112" src="https://one-draw.jp/ijinden/cardlist/001/card/01_071.png" alt="ミュンツァ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1&quot; data-term=&quot;0&quot;&gt;&lt;td&gt;1-71&lt;/td&gt;&lt;td&gt;ミュンツァ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1" data-expansion="15" data-type="1" data-color="1" data-term="0"&gt;&lt;td&gt;1-71&lt;/td&gt;&lt;td&gt;ミュンツァー&lt;/td&gt;&lt;td&gt;&lt;div class="input-group" data-deck="main"&gt;&lt;button type="button" class="btn btn-outline-secondary btn-pop" disabled&gt;-&lt;/button&gt;&lt;input type="text" class="form-control input-number" name="main-1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;[.$D112];[$HTML.$E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2];[$HTML.$B$2];[.$B112];[$HTML.$C$2];[.$O112];[$HTML.$D$2];[.$D112];[$HTML.$E$2])" office:value-type="string" office:string-value="&lt;div class=&quot;container-card&quot; id=&quot;side-1-72&quot; data-id=&quot;1-72&quot;&gt;&lt;img class=&quot;img-card&quot; width=&quot;80&quot; height=&quot;112&quot; src=&quot;https://one-draw.jp/ijinden/cardlist/001/card/01_072.png&quot; alt=&quot;大江広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2" data-id="1-72"&gt;&lt;img class="img-card" width="80" height="112" src="https://one-draw.jp/ijinden/cardlist/001/card/01_072.png" alt="大江広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1&quot; data-term=&quot;0&quot;&gt;&lt;td&gt;1-72&lt;/td&gt;&lt;td&gt;大江広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2" data-expansion="15" data-type="1" data-color="1" data-term="0"&gt;&lt;td&gt;1-72&lt;/td&gt;&lt;td&gt;大江広元&lt;/td&gt;&lt;td&gt;&lt;div class="input-group" data-deck="main"&gt;&lt;button type="button" class="btn btn-outline-secondary btn-pop" disabled&gt;-&lt;/button&gt;&lt;input type="text" class="form-control input-number" name="main-1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;[.$D113];[$HTML.$E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3];[$HTML.$B$2];[.$B113];[$HTML.$C$2];[.$O113];[$HTML.$D$2];[.$D113];[$HTML.$E$2])" office:value-type="string" office:string-value="&lt;div class=&quot;container-card&quot; id=&quot;side-1-73&quot; data-id=&quot;1-73&quot;&gt;&lt;img class=&quot;img-card&quot; width=&quot;80&quot; height=&quot;112&quot; src=&quot;https://one-draw.jp/ijinden/cardlist/001/card/01_073.png&quot; alt=&quot;グスタフ2世アドル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3" data-id="1-73"&gt;&lt;img class="img-card" width="80" height="112" src="https://one-draw.jp/ijinden/cardlist/001/card/01_073.png" alt="グスタフ2世アドル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2&quot; data-term=&quot;0&quot;&gt;&lt;td&gt;1-73&lt;/td&gt;&lt;td&gt;グスタフ2世アドル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3" data-expansion="15" data-type="1" data-color="2" data-term="0"&gt;&lt;td&gt;1-73&lt;/td&gt;&lt;td&gt;グスタフ2世アドルフ&lt;/td&gt;&lt;td&gt;&lt;div class="input-group" data-deck="main"&gt;&lt;button type="button" class="btn btn-outline-secondary btn-pop" disabled&gt;-&lt;/button&gt;&lt;input type="text" class="form-control input-number" name="main-1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;[.$D114];[$HTML.$E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4];[$HTML.$B$2];[.$B114];[$HTML.$C$2];[.$O114];[$HTML.$D$2];[.$D114];[$HTML.$E$2])" office:value-type="string" office:string-value="&lt;div class=&quot;container-card&quot; id=&quot;side-1-74&quot; data-id=&quot;1-74&quot;&gt;&lt;img class=&quot;img-card&quot; width=&quot;80&quot; height=&quot;112&quot; src=&quot;https://one-draw.jp/ijinden/cardlist/001/card/01_074.png&quot; alt=&quot;オリバー・クロムウェ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4" data-id="1-74"&gt;&lt;img class="img-card" width="80" height="112" src="https://one-draw.jp/ijinden/cardlist/001/card/01_074.png" alt="オリバー・クロムウェ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2&quot; data-term=&quot;0&quot;&gt;&lt;td&gt;1-74&lt;/td&gt;&lt;td&gt;オリバー・クロムウェ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4" data-expansion="15" data-type="1" data-color="2" data-term="0"&gt;&lt;td&gt;1-74&lt;/td&gt;&lt;td&gt;オリバー・クロムウェル&lt;/td&gt;&lt;td&gt;&lt;div class="input-group" data-deck="main"&gt;&lt;button type="button" class="btn btn-outline-secondary btn-pop" disabled&gt;-&lt;/button&gt;&lt;input type="text" class="form-control input-number" name="main-1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;[.$D115];[$HTML.$E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5];[$HTML.$B$2];[.$B115];[$HTML.$C$2];[.$O115];[$HTML.$D$2];[.$D115];[$HTML.$E$2])" office:value-type="string" office:string-value="&lt;div class=&quot;container-card&quot; id=&quot;side-1-75&quot; data-id=&quot;1-75&quot;&gt;&lt;img class=&quot;img-card&quot; width=&quot;80&quot; height=&quot;112&quot; src=&quot;https://one-draw.jp/ijinden/cardlist/001/card/01_075.png&quot; alt=&quot;衛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5" data-id="1-75"&gt;&lt;img class="img-card" width="80" height="112" src="https://one-draw.jp/ijinden/cardlist/001/card/01_075.png" alt="衛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2&quot; data-term=&quot;0&quot;&gt;&lt;td&gt;1-75&lt;/td&gt;&lt;td&gt;衛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5" data-expansion="15" data-type="1" data-color="2" data-term="0"&gt;&lt;td&gt;1-75&lt;/td&gt;&lt;td&gt;衛青&lt;/td&gt;&lt;td&gt;&lt;div class="input-group" data-deck="main"&gt;&lt;button type="button" class="btn btn-outline-secondary btn-pop" disabled&gt;-&lt;/button&gt;&lt;input type="text" class="form-control input-number" name="main-1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;[.$D116];[$HTML.$E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6];[$HTML.$B$2];[.$B116];[$HTML.$C$2];[.$O116];[$HTML.$D$2];[.$D116];[$HTML.$E$2])" office:value-type="string" office:string-value="&lt;div class=&quot;container-card&quot; id=&quot;side-1-76&quot; data-id=&quot;1-76&quot;&gt;&lt;img class=&quot;img-card&quot; width=&quot;80&quot; height=&quot;112&quot; src=&quot;https://one-draw.jp/ijinden/cardlist/001/card/01_076.png&quot; alt=&quot;シ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6" data-id="1-76"&gt;&lt;img class="img-card" width="80" height="112" src="https://one-draw.jp/ijinden/cardlist/001/card/01_076.png" alt="シ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4&quot; data-term=&quot;0&quot;&gt;&lt;td&gt;1-76&lt;/td&gt;&lt;td&gt;シ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6" data-expansion="15" data-type="1" data-color="4" data-term="0"&gt;&lt;td&gt;1-76&lt;/td&gt;&lt;td&gt;シーボルト&lt;/td&gt;&lt;td&gt;&lt;div class="input-group" data-deck="main"&gt;&lt;button type="button" class="btn btn-outline-secondary btn-pop" disabled&gt;-&lt;/button&gt;&lt;input type="text" class="form-control input-number" name="main-1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;[.$D117];[$HTML.$E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7];[$HTML.$B$2];[.$B117];[$HTML.$C$2];[.$O117];[$HTML.$D$2];[.$D117];[$HTML.$E$2])" office:value-type="string" office:string-value="&lt;div class=&quot;container-card&quot; id=&quot;side-1-77&quot; data-id=&quot;1-77&quot;&gt;&lt;img class=&quot;img-card&quot; width=&quot;80&quot; height=&quot;112&quot; src=&quot;https://one-draw.jp/ijinden/cardlist/001/card/01_077.png&quot; alt=&quot;乾隆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7" data-id="1-77"&gt;&lt;img class="img-card" width="80" height="112" src="https://one-draw.jp/ijinden/cardlist/001/card/01_077.png" alt="乾隆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4&quot; data-term=&quot;0&quot;&gt;&lt;td&gt;1-77&lt;/td&gt;&lt;td&gt;乾隆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7" data-expansion="15" data-type="1" data-color="4" data-term="0"&gt;&lt;td&gt;1-77&lt;/td&gt;&lt;td&gt;乾隆帝&lt;/td&gt;&lt;td&gt;&lt;div class="input-group" data-deck="main"&gt;&lt;button type="button" class="btn btn-outline-secondary btn-pop" disabled&gt;-&lt;/button&gt;&lt;input type="text" class="form-control input-number" name="main-1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;[.$D118];[$HTML.$E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8];[$HTML.$B$2];[.$B118];[$HTML.$C$2];[.$O118];[$HTML.$D$2];[.$D118];[$HTML.$E$2])" office:value-type="string" office:string-value="&lt;div class=&quot;container-card&quot; id=&quot;side-1-78&quot; data-id=&quot;1-78&quot;&gt;&lt;img class=&quot;img-card&quot; width=&quot;80&quot; height=&quot;112&quot; src=&quot;https://one-draw.jp/ijinden/cardlist/001/card/01_078.png&quot; alt=&quot;小野好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8" data-id="1-78"&gt;&lt;img class="img-card" width="80" height="112" src="https://one-draw.jp/ijinden/cardlist/001/card/01_078.png" alt="小野好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4&quot; data-term=&quot;0&quot;&gt;&lt;td&gt;1-78&lt;/td&gt;&lt;td&gt;小野好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8" data-expansion="15" data-type="1" data-color="4" data-term="0"&gt;&lt;td&gt;1-78&lt;/td&gt;&lt;td&gt;小野好古&lt;/td&gt;&lt;td&gt;&lt;div class="input-group" data-deck="main"&gt;&lt;button type="button" class="btn btn-outline-secondary btn-pop" disabled&gt;-&lt;/button&gt;&lt;input type="text" class="form-control input-number" name="main-1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;[.$D119];[$HTML.$E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9];[$HTML.$B$2];[.$B119];[$HTML.$C$2];[.$O119];[$HTML.$D$2];[.$D119];[$HTML.$E$2])" office:value-type="string" office:string-value="&lt;div class=&quot;container-card&quot; id=&quot;side-1-79&quot; data-id=&quot;1-79&quot;&gt;&lt;img class=&quot;img-card&quot; width=&quot;80&quot; height=&quot;112&quot; src=&quot;https://one-draw.jp/ijinden/cardlist/001/card/01_079.png&quot; alt=&quot;アレッサンドロ・ヴァリニャー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9" data-id="1-79"&gt;&lt;img class="img-card" width="80" height="112" src="https://one-draw.jp/ijinden/cardlist/001/card/01_079.png" alt="アレッサンドロ・ヴァリニャー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4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9" data-expansion="15" data-type="1" data-color="4" data-term="1"&gt;&lt;td&gt;1-79&lt;/td&gt;&lt;td&gt;アレッサンドロ・ヴァリニャーノ&lt;/td&gt;&lt;td&gt;&lt;div class="input-group" data-deck="main"&gt;&lt;button type="button" class="btn btn-outline-secondary btn-pop" disabled&gt;-&lt;/button&gt;&lt;input type="text" class="form-control input-number" name="main-1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;[.$D120];[$HTML.$E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0];[$HTML.$B$2];[.$B120];[$HTML.$C$2];[.$O120];[$HTML.$D$2];[.$D120];[$HTML.$E$2])" office:value-type="string" office:string-value="&lt;div class=&quot;container-card&quot; id=&quot;side-1-80&quot; data-id=&quot;1-80&quot;&gt;&lt;img class=&quot;img-card&quot; width=&quot;80&quot; height=&quot;112&quot; src=&quot;https://one-draw.jp/ijinden/cardlist/001/card/01_080.png&quot; alt=&quot;角倉了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0" data-id="1-80"&gt;&lt;img class="img-card" width="80" height="112" src="https://one-draw.jp/ijinden/cardlist/001/card/01_080.png" alt="角倉了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4&quot; data-term=&quot;0&quot;&gt;&lt;td&gt;1-80&lt;/td&gt;&lt;td&gt;角倉了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0" data-expansion="15" data-type="1" data-color="4" data-term="0"&gt;&lt;td&gt;1-80&lt;/td&gt;&lt;td&gt;角倉了以&lt;/td&gt;&lt;td&gt;&lt;div class="input-group" data-deck="main"&gt;&lt;button type="button" class="btn btn-outline-secondary btn-pop" disabled&gt;-&lt;/button&gt;&lt;input type="text" class="form-control input-number" name="main-1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;[.$D121];[$HTML.$E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1];[$HTML.$B$2];[.$B121];[$HTML.$C$2];[.$O121];[$HTML.$D$2];[.$D121];[$HTML.$E$2])" office:value-type="string" office:string-value="&lt;div class=&quot;container-card&quot; id=&quot;side-Y-1&quot; data-id=&quot;Y-1&quot;&gt;&lt;img class=&quot;img-card&quot; width=&quot;80&quot; height=&quot;112&quot; src=&quot;https://one-draw.jp/ijinden/cardlist/Y01/card/02_Y_001.png&quot; alt=&quot;諸葛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" data-id="Y-1"&gt;&lt;img class="img-card" width="80" height="112" src="https://one-draw.jp/ijinden/cardlist/Y01/card/02_Y_001.png" alt="諸葛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8&quot; data-term=&quot;0&quot;&gt;&lt;td&gt;Y-1&lt;/td&gt;&lt;td&gt;諸葛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" data-expansion="20" data-type="1" data-color="8" data-term="0"&gt;&lt;td&gt;Y-1&lt;/td&gt;&lt;td&gt;諸葛亮&lt;/td&gt;&lt;td&gt;&lt;div class="input-group" data-deck="main"&gt;&lt;button type="button" class="btn btn-outline-secondary btn-pop" disabled&gt;-&lt;/button&gt;&lt;input type="text" class="form-control input-number" name="main-Y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;[.$D122];[$HTML.$E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2];[$HTML.$B$2];[.$B122];[$HTML.$C$2];[.$O122];[$HTML.$D$2];[.$D122];[$HTML.$E$2])" office:value-type="string" office:string-value="&lt;div class=&quot;container-card&quot; id=&quot;side-Y-2&quot; data-id=&quot;Y-2&quot;&gt;&lt;img class=&quot;img-card&quot; width=&quot;80&quot; height=&quot;112&quot; src=&quot;https://one-draw.jp/ijinden/cardlist/Y01/card/02_Y_002.png&quot; alt=&quot;今川義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2" data-id="Y-2"&gt;&lt;img class="img-card" width="80" height="112" src="https://one-draw.jp/ijinden/cardlist/Y01/card/02_Y_002.png" alt="今川義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8&quot; data-term=&quot;0&quot;&gt;&lt;td&gt;Y-2&lt;/td&gt;&lt;td&gt;今川義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2" data-expansion="20" data-type="1" data-color="8" data-term="0"&gt;&lt;td&gt;Y-2&lt;/td&gt;&lt;td&gt;今川義元&lt;/td&gt;&lt;td&gt;&lt;div class="input-group" data-deck="main"&gt;&lt;button type="button" class="btn btn-outline-secondary btn-pop" disabled&gt;-&lt;/button&gt;&lt;input type="text" class="form-control input-number" name="main-Y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;[.$D123];[$HTML.$E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3];[$HTML.$B$2];[.$B123];[$HTML.$C$2];[.$O123];[$HTML.$D$2];[.$D123];[$HTML.$E$2])" office:value-type="string" office:string-value="&lt;div class=&quot;container-card&quot; id=&quot;side-Y-3&quot; data-id=&quot;Y-3&quot;&gt;&lt;img class=&quot;img-card&quot; width=&quot;80&quot; height=&quot;112&quot; src=&quot;https://one-draw.jp/ijinden/cardlist/Y01/card/02_Y_003.png&quot; alt=&quot;周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3" data-id="Y-3"&gt;&lt;img class="img-card" width="80" height="112" src="https://one-draw.jp/ijinden/cardlist/Y01/card/02_Y_003.png" alt="周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8&quot; data-term=&quot;0&quot;&gt;&lt;td&gt;Y-3&lt;/td&gt;&lt;td&gt;周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3" data-expansion="20" data-type="1" data-color="8" data-term="0"&gt;&lt;td&gt;Y-3&lt;/td&gt;&lt;td&gt;周瑜&lt;/td&gt;&lt;td&gt;&lt;div class="input-group" data-deck="main"&gt;&lt;button type="button" class="btn btn-outline-secondary btn-pop" disabled&gt;-&lt;/button&gt;&lt;input type="text" class="form-control input-number" name="main-Y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;[.$D124];[$HTML.$E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4];[$HTML.$B$2];[.$B124];[$HTML.$C$2];[.$O124];[$HTML.$D$2];[.$D124];[$HTML.$E$2])" office:value-type="string" office:string-value="&lt;div class=&quot;container-card&quot; id=&quot;side-Y-4&quot; data-id=&quot;Y-4&quot;&gt;&lt;img class=&quot;img-card&quot; width=&quot;80&quot; height=&quot;112&quot; src=&quot;https://one-draw.jp/ijinden/cardlist/Y01/card/02_Y_004.png&quot; alt=&quot;孫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4" data-id="Y-4"&gt;&lt;img class="img-card" width="80" height="112" src="https://one-draw.jp/ijinden/cardlist/Y01/card/02_Y_004.png" alt="孫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8&quot; data-term=&quot;0&quot;&gt;&lt;td&gt;Y-4&lt;/td&gt;&lt;td&gt;孫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4" data-expansion="20" data-type="1" data-color="8" data-term="0"&gt;&lt;td&gt;Y-4&lt;/td&gt;&lt;td&gt;孫権&lt;/td&gt;&lt;td&gt;&lt;div class="input-group" data-deck="main"&gt;&lt;button type="button" class="btn btn-outline-secondary btn-pop" disabled&gt;-&lt;/button&gt;&lt;input type="text" class="form-control input-number" name="main-Y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;[.$D125];[$HTML.$E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5];[$HTML.$B$2];[.$B125];[$HTML.$C$2];[.$O125];[$HTML.$D$2];[.$D125];[$HTML.$E$2])" office:value-type="string" office:string-value="&lt;div class=&quot;container-card&quot; id=&quot;side-Y-5&quot; data-id=&quot;Y-5&quot;&gt;&lt;img class=&quot;img-card&quot; width=&quot;80&quot; height=&quot;112&quot; src=&quot;https://one-draw.jp/ijinden/cardlist/Y01/card/02_Y_005.png&quot; alt=&quot;シャクシャ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5" data-id="Y-5"&gt;&lt;img class="img-card" width="80" height="112" src="https://one-draw.jp/ijinden/cardlist/Y01/card/02_Y_005.png" alt="シャクシャ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8&quot; data-term=&quot;3&quot;&gt;&lt;td&gt;Y-5&lt;/td&gt;&lt;td&gt;シャクシャ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5" data-expansion="20" data-type="1" data-color="8" data-term="3"&gt;&lt;td&gt;Y-5&lt;/td&gt;&lt;td&gt;シャクシャイン&lt;/td&gt;&lt;td&gt;&lt;div class="input-group" data-deck="main"&gt;&lt;button type="button" class="btn btn-outline-secondary btn-pop" disabled&gt;-&lt;/button&gt;&lt;input type="text" class="form-control input-number" name="main-Y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;[.$D126];[$HTML.$E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6];[$HTML.$B$2];[.$B126];[$HTML.$C$2];[.$O126];[$HTML.$D$2];[.$D126];[$HTML.$E$2])" office:value-type="string" office:string-value="&lt;div class=&quot;container-card&quot; id=&quot;side-Y-6&quot; data-id=&quot;Y-6&quot;&gt;&lt;img class=&quot;img-card&quot; width=&quot;80&quot; height=&quot;112&quot; src=&quot;https://one-draw.jp/ijinden/cardlist/Y01/card/02_Y_006.png&quot; alt=&quot;フビライ・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6" data-id="Y-6"&gt;&lt;img class="img-card" width="80" height="112" src="https://one-draw.jp/ijinden/cardlist/Y01/card/02_Y_006.png" alt="フビライ・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8&quot; data-term=&quot;0&quot;&gt;&lt;td&gt;Y-6&lt;/td&gt;&lt;td&gt;フビライ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6" data-expansion="20" data-type="1" data-color="8" data-term="0"&gt;&lt;td&gt;Y-6&lt;/td&gt;&lt;td&gt;フビライ・ハン&lt;/td&gt;&lt;td&gt;&lt;div class="input-group" data-deck="main"&gt;&lt;button type="button" class="btn btn-outline-secondary btn-pop" disabled&gt;-&lt;/button&gt;&lt;input type="text" class="form-control input-number" name="main-Y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;[.$D127];[$HTML.$E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7];[$HTML.$B$2];[.$B127];[$HTML.$C$2];[.$O127];[$HTML.$D$2];[.$D127];[$HTML.$E$2])" office:value-type="string" office:string-value="&lt;div class=&quot;container-card&quot; id=&quot;side-Y-7&quot; data-id=&quot;Y-7&quot;&gt;&lt;img class=&quot;img-card&quot; width=&quot;80&quot; height=&quot;112&quot; src=&quot;https://one-draw.jp/ijinden/cardlist/Y01/card/02_Y_007.png&quot; alt=&quot;足利義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7" data-id="Y-7"&gt;&lt;img class="img-card" width="80" height="112" src="https://one-draw.jp/ijinden/cardlist/Y01/card/02_Y_007.png" alt="足利義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8&quot; data-term=&quot;0&quot;&gt;&lt;td&gt;Y-7&lt;/td&gt;&lt;td&gt;足利義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7" data-expansion="20" data-type="1" data-color="8" data-term="0"&gt;&lt;td&gt;Y-7&lt;/td&gt;&lt;td&gt;足利義教&lt;/td&gt;&lt;td&gt;&lt;div class="input-group" data-deck="main"&gt;&lt;button type="button" class="btn btn-outline-secondary btn-pop" disabled&gt;-&lt;/button&gt;&lt;input type="text" class="form-control input-number" name="main-Y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;[.$D128];[$HTML.$E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8];[$HTML.$B$2];[.$B128];[$HTML.$C$2];[.$O128];[$HTML.$D$2];[.$D128];[$HTML.$E$2])" office:value-type="string" office:string-value="&lt;div class=&quot;container-card&quot; id=&quot;side-Y-8&quot; data-id=&quot;Y-8&quot;&gt;&lt;img class=&quot;img-card&quot; width=&quot;80&quot; height=&quot;112&quot; src=&quot;https://one-draw.jp/ijinden/cardlist/Y01/card/02_Y_008.png&quot; alt=&quot;ヴィジェ＝ルブラ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8" data-id="Y-8"&gt;&lt;img class="img-card" width="80" height="112" src="https://one-draw.jp/ijinden/cardlist/Y01/card/02_Y_008.png" alt="ヴィジェ＝ルブラ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8&quot; data-term=&quot;0&quot;&gt;&lt;td&gt;Y-8&lt;/td&gt;&lt;td&gt;ヴィジェ＝ルブ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8" data-expansion="20" data-type="1" data-color="8" data-term="0"&gt;&lt;td&gt;Y-8&lt;/td&gt;&lt;td&gt;ヴィジェ＝ルブラン&lt;/td&gt;&lt;td&gt;&lt;div class="input-group" data-deck="main"&gt;&lt;button type="button" class="btn btn-outline-secondary btn-pop" disabled&gt;-&lt;/button&gt;&lt;input type="text" class="form-control input-number" name="main-Y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;[.$D129];[$HTML.$E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9];[$HTML.$B$2];[.$B129];[$HTML.$C$2];[.$O129];[$HTML.$D$2];[.$D129];[$HTML.$E$2])" office:value-type="string" office:string-value="&lt;div class=&quot;container-card&quot; id=&quot;side-Y-9&quot; data-id=&quot;Y-9&quot;&gt;&lt;img class=&quot;img-card&quot; width=&quot;80&quot; height=&quot;112&quot; src=&quot;https://one-draw.jp/ijinden/cardlist/Y01/card/02_Y_009.png&quot; alt=&quot;英傑集う大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9" data-id="Y-9"&gt;&lt;img class="img-card" width="80" height="112" src="https://one-draw.jp/ijinden/cardlist/Y01/card/02_Y_009.png" alt="英傑集う大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8&quot; data-term=&quot;0&quot;&gt;&lt;td&gt;Y-9&lt;/td&gt;&lt;td&gt;英傑集う大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9" data-expansion="20" data-type="2" data-color="8" data-term="0"&gt;&lt;td&gt;Y-9&lt;/td&gt;&lt;td&gt;英傑集う大河&lt;/td&gt;&lt;td&gt;&lt;div class="input-group" data-deck="main"&gt;&lt;button type="button" class="btn btn-outline-secondary btn-pop" disabled&gt;-&lt;/button&gt;&lt;input type="text" class="form-control input-number" name="main-Y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;[.$D130];[$HTML.$E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0];[$HTML.$B$2];[.$B130];[$HTML.$C$2];[.$O130];[$HTML.$D$2];[.$D130];[$HTML.$E$2])" office:value-type="string" office:string-value="&lt;div class=&quot;container-card&quot; id=&quot;side-Y-10&quot; data-id=&quot;Y-10&quot;&gt;&lt;img class=&quot;img-card&quot; width=&quot;80&quot; height=&quot;112&quot; src=&quot;https://one-draw.jp/ijinden/cardlist/Y01/card/02_Y_010.png&quot; alt=&quot;地上の紫微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0" data-id="Y-10"&gt;&lt;img class="img-card" width="80" height="112" src="https://one-draw.jp/ijinden/cardlist/Y01/card/02_Y_010.png" alt="地上の紫微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8&quot; data-term=&quot;0&quot;&gt;&lt;td&gt;Y-10&lt;/td&gt;&lt;td&gt;地上の紫微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0" data-expansion="20" data-type="2" data-color="8" data-term="0"&gt;&lt;td&gt;Y-10&lt;/td&gt;&lt;td&gt;地上の紫微垣&lt;/td&gt;&lt;td&gt;&lt;div class="input-group" data-deck="main"&gt;&lt;button type="button" class="btn btn-outline-secondary btn-pop" disabled&gt;-&lt;/button&gt;&lt;input type="text" class="form-control input-number" name="main-Y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;[.$D131];[$HTML.$E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1];[$HTML.$B$2];[.$B131];[$HTML.$C$2];[.$O131];[$HTML.$D$2];[.$D131];[$HTML.$E$2])" office:value-type="string" office:string-value="&lt;div class=&quot;container-card&quot; id=&quot;side-Y-11&quot; data-id=&quot;Y-11&quot;&gt;&lt;img class=&quot;img-card&quot; width=&quot;80&quot; height=&quot;112&quot; src=&quot;https://one-draw.jp/ijinden/cardlist/Y01/card/02_Y_011.png&quot; alt=&quot;ネハ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1" data-id="Y-11"&gt;&lt;img class="img-card" width="80" height="112" src="https://one-draw.jp/ijinden/cardlist/Y01/card/02_Y_011.png" alt="ネハ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8&quot; data-term=&quot;0&quot;&gt;&lt;td&gt;Y-11&lt;/td&gt;&lt;td&gt;ネ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1" data-expansion="20" data-type="3" data-color="8" data-term="0"&gt;&lt;td&gt;Y-11&lt;/td&gt;&lt;td&gt;ネハン&lt;/td&gt;&lt;td&gt;&lt;div class="input-group" data-deck="main"&gt;&lt;button type="button" class="btn btn-outline-secondary btn-pop" disabled&gt;-&lt;/button&gt;&lt;input type="text" class="form-control input-number" name="main-Y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;[.$D132];[$HTML.$E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2];[$HTML.$B$2];[.$B132];[$HTML.$C$2];[.$O132];[$HTML.$D$2];[.$D132];[$HTML.$E$2])" office:value-type="string" office:string-value="&lt;div class=&quot;container-card&quot; id=&quot;side-Y-12&quot; data-id=&quot;Y-12&quot;&gt;&lt;img class=&quot;img-card&quot; width=&quot;80&quot; height=&quot;112&quot; src=&quot;https://one-draw.jp/ijinden/cardlist/Y01/card/02_Y_012.png&quot; alt=&quot;レクイエム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2" data-id="Y-12"&gt;&lt;img class="img-card" width="80" height="112" src="https://one-draw.jp/ijinden/cardlist/Y01/card/02_Y_012.png" alt="レクイエム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8&quot; data-term=&quot;0&quot;&gt;&lt;td&gt;Y-12&lt;/td&gt;&lt;td&gt;レクイエ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2" data-expansion="20" data-type="3" data-color="8" data-term="0"&gt;&lt;td&gt;Y-12&lt;/td&gt;&lt;td&gt;レクイエム&lt;/td&gt;&lt;td&gt;&lt;div class="input-group" data-deck="main"&gt;&lt;button type="button" class="btn btn-outline-secondary btn-pop" disabled&gt;-&lt;/button&gt;&lt;input type="text" class="form-control input-number" name="main-Y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;[.$D133];[$HTML.$E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3];[$HTML.$B$2];[.$B133];[$HTML.$C$2];[.$O133];[$HTML.$D$2];[.$D133];[$HTML.$E$2])" office:value-type="string" office:string-value="&lt;div class=&quot;container-card&quot; id=&quot;side-Y-13&quot; data-id=&quot;Y-13&quot;&gt;&lt;img class=&quot;img-card&quot; width=&quot;80&quot; height=&quot;112&quot; src=&quot;https://one-draw.jp/ijinden/cardlist/Y01/card/02_Y_013.png&quot; alt=&quot;イエロー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3" data-id="Y-13"&gt;&lt;img class="img-card" width="80" height="112" src="https://one-draw.jp/ijinden/cardlist/Y01/card/02_Y_013.png" alt="イエロー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8&quot; data-term=&quot;0&quot;&gt;&lt;td&gt;Y-13&lt;/td&gt;&lt;td&gt;イエロ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3" data-expansion="20" data-type="4" data-color="8" data-term="0"&gt;&lt;td&gt;Y-13&lt;/td&gt;&lt;td&gt;イエローストーン&lt;/td&gt;&lt;td&gt;&lt;div class="input-group" data-deck="main"&gt;&lt;button type="button" class="btn btn-outline-secondary btn-pop" disabled&gt;-&lt;/button&gt;&lt;input type="text" class="form-control input-number" name="main-Y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;[.$D134];[$HTML.$E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4];[$HTML.$B$2];[.$B134];[$HTML.$C$2];[.$O134];[$HTML.$D$2];[.$D134];[$HTML.$E$2])" office:value-type="string" office:string-value="&lt;div class=&quot;container-card&quot; id=&quot;side-2-1&quot; data-id=&quot;2-1&quot;&gt;&lt;img class=&quot;img-card&quot; width=&quot;80&quot; height=&quot;112&quot; src=&quot;https://one-draw.jp/ijinden/cardlist/002/card/02_001.png&quot; alt=&quot;天草四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" data-id="2-1"&gt;&lt;img class="img-card" width="80" height="112" src="https://one-draw.jp/ijinden/cardlist/002/card/02_001.png" alt="天草四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1&quot; data-term=&quot;3&quot;&gt;&lt;td&gt;2-1&lt;/td&gt;&lt;td&gt;天草四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" data-expansion="25" data-type="1" data-color="1" data-term="3"&gt;&lt;td&gt;2-1&lt;/td&gt;&lt;td&gt;天草四郎&lt;/td&gt;&lt;td&gt;&lt;div class="input-group" data-deck="main"&gt;&lt;button type="button" class="btn btn-outline-secondary btn-pop" disabled&gt;-&lt;/button&gt;&lt;input type="text" class="form-control input-number" name="main-2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;[.$D135];[$HTML.$E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5];[$HTML.$B$2];[.$B135];[$HTML.$C$2];[.$O135];[$HTML.$D$2];[.$D135];[$HTML.$E$2])" office:value-type="string" office:string-value="&lt;div class=&quot;container-card&quot; id=&quot;side-2-2&quot; data-id=&quot;2-2&quot;&gt;&lt;img class=&quot;img-card&quot; width=&quot;80&quot; height=&quot;112&quot; src=&quot;https://one-draw.jp/ijinden/cardlist/002/card/02_002.png&quot; alt=&quot;ピョートル大帝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" data-id="2-2"&gt;&lt;img class="img-card" width="80" height="112" src="https://one-draw.jp/ijinden/cardlist/002/card/02_002.png" alt="ピョートル大帝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2&quot; data-term=&quot;4&quot;&gt;&lt;td&gt;2-2&lt;/td&gt;&lt;td&gt;ピョートル大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" data-expansion="25" data-type="1" data-color="2" data-term="4"&gt;&lt;td&gt;2-2&lt;/td&gt;&lt;td&gt;ピョートル大帝&lt;/td&gt;&lt;td&gt;&lt;div class="input-group" data-deck="main"&gt;&lt;button type="button" class="btn btn-outline-secondary btn-pop" disabled&gt;-&lt;/button&gt;&lt;input type="text" class="form-control input-number" name="main-2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;[.$D136];[$HTML.$E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6];[$HTML.$B$2];[.$B136];[$HTML.$C$2];[.$O136];[$HTML.$D$2];[.$D136];[$HTML.$E$2])" office:value-type="string" office:string-value="&lt;div class=&quot;container-card&quot; id=&quot;side-2-3&quot; data-id=&quot;2-3&quot;&gt;&lt;img class=&quot;img-card&quot; width=&quot;80&quot; height=&quot;112&quot; src=&quot;https://one-draw.jp/ijinden/cardlist/002/card/02_003.png&quot; alt=&quot;エイブラハム・リンカ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" data-id="2-3"&gt;&lt;img class="img-card" width="80" height="112" src="https://one-draw.jp/ijinden/cardlist/002/card/02_003.png" alt="エイブラハム・リンカ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4&quot; data-term=&quot;0&quot;&gt;&lt;td&gt;2-3&lt;/td&gt;&lt;td&gt;エイブラハム・リンカ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" data-expansion="25" data-type="1" data-color="4" data-term="0"&gt;&lt;td&gt;2-3&lt;/td&gt;&lt;td&gt;エイブラハム・リンカン&lt;/td&gt;&lt;td&gt;&lt;div class="input-group" data-deck="main"&gt;&lt;button type="button" class="btn btn-outline-secondary btn-pop" disabled&gt;-&lt;/button&gt;&lt;input type="text" class="form-control input-number" name="main-2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;[.$D137];[$HTML.$E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7];[$HTML.$B$2];[.$B137];[$HTML.$C$2];[.$O137];[$HTML.$D$2];[.$D137];[$HTML.$E$2])" office:value-type="string" office:string-value="&lt;div class=&quot;container-card&quot; id=&quot;side-2-4&quot; data-id=&quot;2-4&quot;&gt;&lt;img class=&quot;img-card&quot; width=&quot;80&quot; height=&quot;112&quot; src=&quot;https://one-draw.jp/ijinden/cardlist/002/card/02_004.png&quot; alt=&quot;アイザック・ニュ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" data-id="2-4"&gt;&lt;img class="img-card" width="80" height="112" src="https://one-draw.jp/ijinden/cardlist/002/card/02_004.png" alt="アイザック・ニュ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8&quot; data-term=&quot;0&quot;&gt;&lt;td&gt;2-4&lt;/td&gt;&lt;td&gt;アイザック・ニュ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" data-expansion="25" data-type="1" data-color="8" data-term="0"&gt;&lt;td&gt;2-4&lt;/td&gt;&lt;td&gt;アイザック・ニュートン&lt;/td&gt;&lt;td&gt;&lt;div class="input-group" data-deck="main"&gt;&lt;button type="button" class="btn btn-outline-secondary btn-pop" disabled&gt;-&lt;/button&gt;&lt;input type="text" class="form-control input-number" name="main-2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;[.$D138];[$HTML.$E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8];[$HTML.$B$2];[.$B138];[$HTML.$C$2];[.$O138];[$HTML.$D$2];[.$D138];[$HTML.$E$2])" office:value-type="string" office:string-value="&lt;div class=&quot;container-card&quot; id=&quot;side-2-5&quot; data-id=&quot;2-5&quot;&gt;&lt;img class=&quot;img-card&quot; width=&quot;80&quot; height=&quot;112&quot; src=&quot;https://one-draw.jp/ijinden/cardlist/002/card/02_005.png&quot; alt=&quot;親鸞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" data-id="2-5"&gt;&lt;img class="img-card" width="80" height="112" src="https://one-draw.jp/ijinden/cardlist/002/card/02_005.png" alt="親鸞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8&quot; data-term=&quot;0&quot;&gt;&lt;td&gt;2-5&lt;/td&gt;&lt;td&gt;親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" data-expansion="25" data-type="1" data-color="8" data-term="0"&gt;&lt;td&gt;2-5&lt;/td&gt;&lt;td&gt;親鸞&lt;/td&gt;&lt;td&gt;&lt;div class="input-group" data-deck="main"&gt;&lt;button type="button" class="btn btn-outline-secondary btn-pop" disabled&gt;-&lt;/button&gt;&lt;input type="text" class="form-control input-number" name="main-2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;[.$D139];[$HTML.$E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9];[$HTML.$B$2];[.$B139];[$HTML.$C$2];[.$O139];[$HTML.$D$2];[.$D139];[$HTML.$E$2])" office:value-type="string" office:string-value="&lt;div class=&quot;container-card&quot; id=&quot;side-2-6&quot; data-id=&quot;2-6&quot;&gt;&lt;img class=&quot;img-card&quot; width=&quot;80&quot; height=&quot;112&quot; src=&quot;https://one-draw.jp/ijinden/cardlist/002/card/02_006.png&quot; alt=&quot;ナポレオン・ボナパ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" data-id="2-6"&gt;&lt;img class="img-card" width="80" height="112" src="https://one-draw.jp/ijinden/cardlist/002/card/02_006.png" alt="ナポレオン・ボナパ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8&quot; data-term=&quot;4&quot;&gt;&lt;td&gt;2-6&lt;/td&gt;&lt;td&gt;ナポレオン・ボナパ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" data-expansion="25" data-type="1" data-color="8" data-term="4"&gt;&lt;td&gt;2-6&lt;/td&gt;&lt;td&gt;ナポレオン・ボナパルト&lt;/td&gt;&lt;td&gt;&lt;div class="input-group" data-deck="main"&gt;&lt;button type="button" class="btn btn-outline-secondary btn-pop" disabled&gt;-&lt;/button&gt;&lt;input type="text" class="form-control input-number" name="main-2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;[.$D140];[$HTML.$E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0];[$HTML.$B$2];[.$B140];[$HTML.$C$2];[.$O140];[$HTML.$D$2];[.$D140];[$HTML.$E$2])" office:value-type="string" office:string-value="&lt;div class=&quot;container-card&quot; id=&quot;side-2-7&quot; data-id=&quot;2-7&quot;&gt;&lt;img class=&quot;img-card&quot; width=&quot;80&quot; height=&quot;112&quot; src=&quot;https://one-draw.jp/ijinden/cardlist/002/card/02_007.png&quot; alt=&quot;日野富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" data-id="2-7"&gt;&lt;img class="img-card" width="80" height="112" src="https://one-draw.jp/ijinden/cardlist/002/card/02_007.png" alt="日野富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1&quot; data-term=&quot;0&quot;&gt;&lt;td&gt;2-7&lt;/td&gt;&lt;td&gt;日野富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" data-expansion="25" data-type="1" data-color="1" data-term="0"&gt;&lt;td&gt;2-7&lt;/td&gt;&lt;td&gt;日野富子&lt;/td&gt;&lt;td&gt;&lt;div class="input-group" data-deck="main"&gt;&lt;button type="button" class="btn btn-outline-secondary btn-pop" disabled&gt;-&lt;/button&gt;&lt;input type="text" class="form-control input-number" name="main-2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;[.$D141];[$HTML.$E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1];[$HTML.$B$2];[.$B141];[$HTML.$C$2];[.$O141];[$HTML.$D$2];[.$D141];[$HTML.$E$2])" office:value-type="string" office:string-value="&lt;div class=&quot;container-card&quot; id=&quot;side-2-8&quot; data-id=&quot;2-8&quot;&gt;&lt;img class=&quot;img-card&quot; width=&quot;80&quot; height=&quot;112&quot; src=&quot;https://one-draw.jp/ijinden/cardlist/002/card/02_008.png&quot; alt=&quot;豊臣秀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" data-id="2-8"&gt;&lt;img class="img-card" width="80" height="112" src="https://one-draw.jp/ijinden/cardlist/002/card/02_008.png" alt="豊臣秀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1&quot; data-term=&quot;0&quot;&gt;&lt;td&gt;2-8&lt;/td&gt;&lt;td&gt;豊臣秀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" data-expansion="25" data-type="1" data-color="1" data-term="0"&gt;&lt;td&gt;2-8&lt;/td&gt;&lt;td&gt;豊臣秀吉&lt;/td&gt;&lt;td&gt;&lt;div class="input-group" data-deck="main"&gt;&lt;button type="button" class="btn btn-outline-secondary btn-pop" disabled&gt;-&lt;/button&gt;&lt;input type="text" class="form-control input-number" name="main-2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;[.$D142];[$HTML.$E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2];[$HTML.$B$2];[.$B142];[$HTML.$C$2];[.$O142];[$HTML.$D$2];[.$D142];[$HTML.$E$2])" office:value-type="string" office:string-value="&lt;div class=&quot;container-card&quot; id=&quot;side-2-9&quot; data-id=&quot;2-9&quot;&gt;&lt;img class=&quot;img-card&quot; width=&quot;80&quot; height=&quot;112&quot; src=&quot;https://one-draw.jp/ijinden/cardlist/002/card/02_009.png&quot; alt=&quot;石田三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9" data-id="2-9"&gt;&lt;img class="img-card" width="80" height="112" src="https://one-draw.jp/ijinden/cardlist/002/card/02_009.png" alt="石田三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1&quot; data-term=&quot;3&quot;&gt;&lt;td&gt;2-9&lt;/td&gt;&lt;td&gt;石田三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9" data-expansion="25" data-type="1" data-color="1" data-term="3"&gt;&lt;td&gt;2-9&lt;/td&gt;&lt;td&gt;石田三成&lt;/td&gt;&lt;td&gt;&lt;div class="input-group" data-deck="main"&gt;&lt;button type="button" class="btn btn-outline-secondary btn-pop" disabled&gt;-&lt;/button&gt;&lt;input type="text" class="form-control input-number" name="main-2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;[.$D143];[$HTML.$E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3];[$HTML.$B$2];[.$B143];[$HTML.$C$2];[.$O143];[$HTML.$D$2];[.$D143];[$HTML.$E$2])" office:value-type="string" office:string-value="&lt;div class=&quot;container-card&quot; id=&quot;side-2-10&quot; data-id=&quot;2-10&quot;&gt;&lt;img class=&quot;img-card&quot; width=&quot;80&quot; height=&quot;112&quot; src=&quot;https://one-draw.jp/ijinden/cardlist/002/card/02_010.png&quot; alt=&quot;栄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0" data-id="2-10"&gt;&lt;img class="img-card" width="80" height="112" src="https://one-draw.jp/ijinden/cardlist/002/card/02_010.png" alt="栄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1&quot; data-term=&quot;0&quot;&gt;&lt;td&gt;2-10&lt;/td&gt;&lt;td&gt;栄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0" data-expansion="25" data-type="1" data-color="1" data-term="0"&gt;&lt;td&gt;2-10&lt;/td&gt;&lt;td&gt;栄西&lt;/td&gt;&lt;td&gt;&lt;div class="input-group" data-deck="main"&gt;&lt;button type="button" class="btn btn-outline-secondary btn-pop" disabled&gt;-&lt;/button&gt;&lt;input type="text" class="form-control input-number" name="main-2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;[.$D144];[$HTML.$E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4];[$HTML.$B$2];[.$B144];[$HTML.$C$2];[.$O144];[$HTML.$D$2];[.$D144];[$HTML.$E$2])" office:value-type="string" office:string-value="&lt;div class=&quot;container-card&quot; id=&quot;side-2-11&quot; data-id=&quot;2-11&quot;&gt;&lt;img class=&quot;img-card&quot; width=&quot;80&quot; height=&quot;112&quot; src=&quot;https://one-draw.jp/ijinden/cardlist/002/card/02_011.png&quot; alt=&quot;道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1" data-id="2-11"&gt;&lt;img class="img-card" width="80" height="112" src="https://one-draw.jp/ijinden/cardlist/002/card/02_011.png" alt="道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1&quot; data-term=&quot;0&quot;&gt;&lt;td&gt;2-11&lt;/td&gt;&lt;td&gt;道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1" data-expansion="25" data-type="1" data-color="1" data-term="0"&gt;&lt;td&gt;2-11&lt;/td&gt;&lt;td&gt;道元&lt;/td&gt;&lt;td&gt;&lt;div class="input-group" data-deck="main"&gt;&lt;button type="button" class="btn btn-outline-secondary btn-pop" disabled&gt;-&lt;/button&gt;&lt;input type="text" class="form-control input-number" name="main-2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;[.$D145];[$HTML.$E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5];[$HTML.$B$2];[.$B145];[$HTML.$C$2];[.$O145];[$HTML.$D$2];[.$D145];[$HTML.$E$2])" office:value-type="string" office:string-value="&lt;div class=&quot;container-card&quot; id=&quot;side-2-12&quot; data-id=&quot;2-12&quot;&gt;&lt;img class=&quot;img-card&quot; width=&quot;80&quot; height=&quot;112&quot; src=&quot;https://one-draw.jp/ijinden/cardlist/002/card/02_012.png&quot; alt=&quot;足利義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2" data-id="2-12"&gt;&lt;img class="img-card" width="80" height="112" src="https://one-draw.jp/ijinden/cardlist/002/card/02_012.png" alt="足利義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1&quot; data-term=&quot;0&quot;&gt;&lt;td&gt;2-12&lt;/td&gt;&lt;td&gt;足利義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2" data-expansion="25" data-type="1" data-color="1" data-term="0"&gt;&lt;td&gt;2-12&lt;/td&gt;&lt;td&gt;足利義昭&lt;/td&gt;&lt;td&gt;&lt;div class="input-group" data-deck="main"&gt;&lt;button type="button" class="btn btn-outline-secondary btn-pop" disabled&gt;-&lt;/button&gt;&lt;input type="text" class="form-control input-number" name="main-2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;[.$D146];[$HTML.$E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6];[$HTML.$B$2];[.$B146];[$HTML.$C$2];[.$O146];[$HTML.$D$2];[.$D146];[$HTML.$E$2])" office:value-type="string" office:string-value="&lt;div class=&quot;container-card&quot; id=&quot;side-2-13&quot; data-id=&quot;2-13&quot;&gt;&lt;img class=&quot;img-card&quot; width=&quot;80&quot; height=&quot;112&quot; src=&quot;https://one-draw.jp/ijinden/cardlist/002/card/02_013.png&quot; alt=&quot;毛利輝元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3" data-id="2-13"&gt;&lt;img class="img-card" width="80" height="112" src="https://one-draw.jp/ijinden/cardlist/002/card/02_013.png" alt="毛利輝元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1&quot; data-term=&quot;0&quot;&gt;&lt;td&gt;2-13&lt;/td&gt;&lt;td&gt;毛利輝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3" data-expansion="25" data-type="1" data-color="1" data-term="0"&gt;&lt;td&gt;2-13&lt;/td&gt;&lt;td&gt;毛利輝元&lt;/td&gt;&lt;td&gt;&lt;div class="input-group" data-deck="main"&gt;&lt;button type="button" class="btn btn-outline-secondary btn-pop" disabled&gt;-&lt;/button&gt;&lt;input type="text" class="form-control input-number" name="main-2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;[.$D147];[$HTML.$E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7];[$HTML.$B$2];[.$B147];[$HTML.$C$2];[.$O147];[$HTML.$D$2];[.$D147];[$HTML.$E$2])" office:value-type="string" office:string-value="&lt;div class=&quot;container-card&quot; id=&quot;side-2-14&quot; data-id=&quot;2-14&quot;&gt;&lt;img class=&quot;img-card&quot; width=&quot;80&quot; height=&quot;112&quot; src=&quot;https://one-draw.jp/ijinden/cardlist/002/card/02_014.png&quot; alt=&quot;北条時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4" data-id="2-14"&gt;&lt;img class="img-card" width="80" height="112" src="https://one-draw.jp/ijinden/cardlist/002/card/02_014.png" alt="北条時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1&quot; data-term=&quot;0&quot;&gt;&lt;td&gt;2-14&lt;/td&gt;&lt;td&gt;北条時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4" data-expansion="25" data-type="1" data-color="1" data-term="0"&gt;&lt;td&gt;2-14&lt;/td&gt;&lt;td&gt;北条時政&lt;/td&gt;&lt;td&gt;&lt;div class="input-group" data-deck="main"&gt;&lt;button type="button" class="btn btn-outline-secondary btn-pop" disabled&gt;-&lt;/button&gt;&lt;input type="text" class="form-control input-number" name="main-2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;[.$D148];[$HTML.$E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8];[$HTML.$B$2];[.$B148];[$HTML.$C$2];[.$O148];[$HTML.$D$2];[.$D148];[$HTML.$E$2])" office:value-type="string" office:string-value="&lt;div class=&quot;container-card&quot; id=&quot;side-2-15&quot; data-id=&quot;2-15&quot;&gt;&lt;img class=&quot;img-card&quot; width=&quot;80&quot; height=&quot;112&quot; src=&quot;https://one-draw.jp/ijinden/cardlist/002/card/02_015.png&quot; alt=&quot;北条時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5" data-id="2-15"&gt;&lt;img class="img-card" width="80" height="112" src="https://one-draw.jp/ijinden/cardlist/002/card/02_015.png" alt="北条時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1&quot; data-term=&quot;0&quot;&gt;&lt;td&gt;2-15&lt;/td&gt;&lt;td&gt;北条時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5" data-expansion="25" data-type="1" data-color="1" data-term="0"&gt;&lt;td&gt;2-15&lt;/td&gt;&lt;td&gt;北条時宗&lt;/td&gt;&lt;td&gt;&lt;div class="input-group" data-deck="main"&gt;&lt;button type="button" class="btn btn-outline-secondary btn-pop" disabled&gt;-&lt;/button&gt;&lt;input type="text" class="form-control input-number" name="main-2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;[.$D149];[$HTML.$E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9];[$HTML.$B$2];[.$B149];[$HTML.$C$2];[.$O149];[$HTML.$D$2];[.$D149];[$HTML.$E$2])" office:value-type="string" office:string-value="&lt;div class=&quot;container-card&quot; id=&quot;side-2-16&quot; data-id=&quot;2-16&quot;&gt;&lt;img class=&quot;img-card&quot; width=&quot;80&quot; height=&quot;112&quot; src=&quot;https://one-draw.jp/ijinden/cardlist/002/card/02_016.png&quot; alt=&quot;シャルル・ド・モンテスキュ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6" data-id="2-16"&gt;&lt;img class="img-card" width="80" height="112" src="https://one-draw.jp/ijinden/cardlist/002/card/02_016.png" alt="シャルル・ド・モンテスキュ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2&quot; data-term=&quot;0&quot;&gt;&lt;td&gt;2-16&lt;/td&gt;&lt;td&gt;シャルル・ド・モンテスキュ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6" data-expansion="25" data-type="1" data-color="2" data-term="0"&gt;&lt;td&gt;2-16&lt;/td&gt;&lt;td&gt;シャルル・ド・モンテスキュー&lt;/td&gt;&lt;td&gt;&lt;div class="input-group" data-deck="main"&gt;&lt;button type="button" class="btn btn-outline-secondary btn-pop" disabled&gt;-&lt;/button&gt;&lt;input type="text" class="form-control input-number" name="main-2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;[.$D150];[$HTML.$E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0];[$HTML.$B$2];[.$B150];[$HTML.$C$2];[.$O150];[$HTML.$D$2];[.$D150];[$HTML.$E$2])" office:value-type="string" office:string-value="&lt;div class=&quot;container-card&quot; id=&quot;side-2-17&quot; data-id=&quot;2-17&quot;&gt;&lt;img class=&quot;img-card&quot; width=&quot;80&quot; height=&quot;112&quot; src=&quot;https://one-draw.jp/ijinden/cardlist/002/card/02_017.png&quot; alt=&quot;ジャン＝ジャック・ルソ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7" data-id="2-17"&gt;&lt;img class="img-card" width="80" height="112" src="https://one-draw.jp/ijinden/cardlist/002/card/02_017.png" alt="ジャン＝ジャック・ルソ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2&quot; data-term=&quot;0&quot;&gt;&lt;td&gt;2-17&lt;/td&gt;&lt;td&gt;ジャン＝ジャック・ルソ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7" data-expansion="25" data-type="1" data-color="2" data-term="0"&gt;&lt;td&gt;2-17&lt;/td&gt;&lt;td&gt;ジャン＝ジャック・ルソー&lt;/td&gt;&lt;td&gt;&lt;div class="input-group" data-deck="main"&gt;&lt;button type="button" class="btn btn-outline-secondary btn-pop" disabled&gt;-&lt;/button&gt;&lt;input type="text" class="form-control input-number" name="main-2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;[.$D151];[$HTML.$E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1];[$HTML.$B$2];[.$B151];[$HTML.$C$2];[.$O151];[$HTML.$D$2];[.$D151];[$HTML.$E$2])" office:value-type="string" office:string-value="&lt;div class=&quot;container-card&quot; id=&quot;side-2-18&quot; data-id=&quot;2-18&quot;&gt;&lt;img class=&quot;img-card&quot; width=&quot;80&quot; height=&quot;112&quot; src=&quot;https://one-draw.jp/ijinden/cardlist/002/card/02_018.png&quot; alt=&quot;エカチェリーナ2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8" data-id="2-18"&gt;&lt;img class="img-card" width="80" height="112" src="https://one-draw.jp/ijinden/cardlist/002/card/02_018.png" alt="エカチェリーナ2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2&quot; data-term=&quot;0&quot;&gt;&lt;td&gt;2-18&lt;/td&gt;&lt;td&gt;エカチェリーナ2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8" data-expansion="25" data-type="1" data-color="2" data-term="0"&gt;&lt;td&gt;2-18&lt;/td&gt;&lt;td&gt;エカチェリーナ2世&lt;/td&gt;&lt;td&gt;&lt;div class="input-group" data-deck="main"&gt;&lt;button type="button" class="btn btn-outline-secondary btn-pop" disabled&gt;-&lt;/button&gt;&lt;input type="text" class="form-control input-number" name="main-2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;[.$D152];[$HTML.$E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2];[$HTML.$B$2];[.$B152];[$HTML.$C$2];[.$O152];[$HTML.$D$2];[.$D152];[$HTML.$E$2])" office:value-type="string" office:string-value="&lt;div class=&quot;container-card&quot; id=&quot;side-2-19&quot; data-id=&quot;2-19&quot;&gt;&lt;img class=&quot;img-card&quot; width=&quot;80&quot; height=&quot;112&quot; src=&quot;https://one-draw.jp/ijinden/cardlist/002/card/02_019.png&quot; alt=&quot;ジョン・ロ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9" data-id="2-19"&gt;&lt;img class="img-card" width="80" height="112" src="https://one-draw.jp/ijinden/cardlist/002/card/02_019.png" alt="ジョン・ロ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2&quot; data-term=&quot;0&quot;&gt;&lt;td&gt;2-19&lt;/td&gt;&lt;td&gt;ジョン・ロ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9" data-expansion="25" data-type="1" data-color="2" data-term="0"&gt;&lt;td&gt;2-19&lt;/td&gt;&lt;td&gt;ジョン・ロック&lt;/td&gt;&lt;td&gt;&lt;div class="input-group" data-deck="main"&gt;&lt;button type="button" class="btn btn-outline-secondary btn-pop" disabled&gt;-&lt;/button&gt;&lt;input type="text" class="form-control input-number" name="main-2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;[.$D153];[$HTML.$E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3];[$HTML.$B$2];[.$B153];[$HTML.$C$2];[.$O153];[$HTML.$D$2];[.$D153];[$HTML.$E$2])" office:value-type="string" office:string-value="&lt;div class=&quot;container-card&quot; id=&quot;side-2-20&quot; data-id=&quot;2-20&quot;&gt;&lt;img class=&quot;img-card&quot; width=&quot;80&quot; height=&quot;112&quot; src=&quot;https://one-draw.jp/ijinden/cardlist/002/card/02_020.png&quot; alt=&quot;洪秀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0" data-id="2-20"&gt;&lt;img class="img-card" width="80" height="112" src="https://one-draw.jp/ijinden/cardlist/002/card/02_020.png" alt="洪秀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2&quot; data-term=&quot;4&quot;&gt;&lt;td&gt;2-20&lt;/td&gt;&lt;td&gt;洪秀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0" data-expansion="25" data-type="1" data-color="2" data-term="4"&gt;&lt;td&gt;2-20&lt;/td&gt;&lt;td&gt;洪秀全&lt;/td&gt;&lt;td&gt;&lt;div class="input-group" data-deck="main"&gt;&lt;button type="button" class="btn btn-outline-secondary btn-pop" disabled&gt;-&lt;/button&gt;&lt;input type="text" class="form-control input-number" name="main-2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;[.$D154];[$HTML.$E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4];[$HTML.$B$2];[.$B154];[$HTML.$C$2];[.$O154];[$HTML.$D$2];[.$D154];[$HTML.$E$2])" office:value-type="string" office:string-value="&lt;div class=&quot;container-card&quot; id=&quot;side-2-21&quot; data-id=&quot;2-21&quot;&gt;&lt;img class=&quot;img-card&quot; width=&quot;80&quot; height=&quot;112&quot; src=&quot;https://one-draw.jp/ijinden/cardlist/002/card/02_021.png&quot; alt=&quot;ジェームズ＝ワ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1" data-id="2-21"&gt;&lt;img class="img-card" width="80" height="112" src="https://one-draw.jp/ijinden/cardlist/002/card/02_021.png" alt="ジェームズ＝ワ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2&quot; data-term=&quot;0&quot;&gt;&lt;td&gt;2-21&lt;/td&gt;&lt;td&gt;ジェームズ＝ワ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1" data-expansion="25" data-type="1" data-color="2" data-term="0"&gt;&lt;td&gt;2-21&lt;/td&gt;&lt;td&gt;ジェームズ＝ワット&lt;/td&gt;&lt;td&gt;&lt;div class="input-group" data-deck="main"&gt;&lt;button type="button" class="btn btn-outline-secondary btn-pop" disabled&gt;-&lt;/button&gt;&lt;input type="text" class="form-control input-number" name="main-2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;[.$D155];[$HTML.$E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5];[$HTML.$B$2];[.$B155];[$HTML.$C$2];[.$O155];[$HTML.$D$2];[.$D155];[$HTML.$E$2])" office:value-type="string" office:string-value="&lt;div class=&quot;container-card&quot; id=&quot;side-2-22&quot; data-id=&quot;2-22&quot;&gt;&lt;img class=&quot;img-card&quot; width=&quot;80&quot; height=&quot;112&quot; src=&quot;https://one-draw.jp/ijinden/cardlist/002/card/02_022.png&quot; alt=&quot;日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2" data-id="2-22"&gt;&lt;img class="img-card" width="80" height="112" src="https://one-draw.jp/ijinden/cardlist/002/card/02_022.png" alt="日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2&quot; data-term=&quot;1&quot;&gt;&lt;td&gt;2-22&lt;/td&gt;&lt;td&gt;日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2" data-expansion="25" data-type="1" data-color="2" data-term="1"&gt;&lt;td&gt;2-22&lt;/td&gt;&lt;td&gt;日蓮&lt;/td&gt;&lt;td&gt;&lt;div class="input-group" data-deck="main"&gt;&lt;button type="button" class="btn btn-outline-secondary btn-pop" disabled&gt;-&lt;/button&gt;&lt;input type="text" class="form-control input-number" name="main-2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;[.$D156];[$HTML.$E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6];[$HTML.$B$2];[.$B156];[$HTML.$C$2];[.$O156];[$HTML.$D$2];[.$D156];[$HTML.$E$2])" office:value-type="string" office:string-value="&lt;div class=&quot;container-card&quot; id=&quot;side-2-23&quot; data-id=&quot;2-23&quot;&gt;&lt;img class=&quot;img-card&quot; width=&quot;80&quot; height=&quot;112&quot; src=&quot;https://one-draw.jp/ijinden/cardlist/002/card/02_023.png&quot; alt=&quot;李舜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3" data-id="2-23"&gt;&lt;img class="img-card" width="80" height="112" src="https://one-draw.jp/ijinden/cardlist/002/card/02_023.png" alt="李舜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2&quot; data-term=&quot;0&quot;&gt;&lt;td&gt;2-23&lt;/td&gt;&lt;td&gt;李舜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3" data-expansion="25" data-type="1" data-color="2" data-term="0"&gt;&lt;td&gt;2-23&lt;/td&gt;&lt;td&gt;李舜臣&lt;/td&gt;&lt;td&gt;&lt;div class="input-group" data-deck="main"&gt;&lt;button type="button" class="btn btn-outline-secondary btn-pop" disabled&gt;-&lt;/button&gt;&lt;input type="text" class="form-control input-number" name="main-2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;[.$D157];[$HTML.$E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7];[$HTML.$B$2];[.$B157];[$HTML.$C$2];[.$O157];[$HTML.$D$2];[.$D157];[$HTML.$E$2])" office:value-type="string" office:string-value="&lt;div class=&quot;container-card&quot; id=&quot;side-2-24&quot; data-id=&quot;2-24&quot;&gt;&lt;img class=&quot;img-card&quot; width=&quot;80&quot; height=&quot;112&quot; src=&quot;https://one-draw.jp/ijinden/cardlist/002/card/02_024.png&quot; alt=&quot;山田長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4" data-id="2-24"&gt;&lt;img class="img-card" width="80" height="112" src="https://one-draw.jp/ijinden/cardlist/002/card/02_024.png" alt="山田長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2&quot; data-term=&quot;1&quot;&gt;&lt;td&gt;2-24&lt;/td&gt;&lt;td&gt;山田長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4" data-expansion="25" data-type="1" data-color="2" data-term="1"&gt;&lt;td&gt;2-24&lt;/td&gt;&lt;td&gt;山田長政&lt;/td&gt;&lt;td&gt;&lt;div class="input-group" data-deck="main"&gt;&lt;button type="button" class="btn btn-outline-secondary btn-pop" disabled&gt;-&lt;/button&gt;&lt;input type="text" class="form-control input-number" name="main-2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;[.$D158];[$HTML.$E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8];[$HTML.$B$2];[.$B158];[$HTML.$C$2];[.$O158];[$HTML.$D$2];[.$D158];[$HTML.$E$2])" office:value-type="string" office:string-value="&lt;div class=&quot;container-card&quot; id=&quot;side-2-25&quot; data-id=&quot;2-25&quot;&gt;&lt;img class=&quot;img-card&quot; width=&quot;80&quot; height=&quot;112&quot; src=&quot;https://one-draw.jp/ijinden/cardlist/002/card/02_025.png&quot; alt=&quot;運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5" data-id="2-25"&gt;&lt;img class="img-card" width="80" height="112" src="https://one-draw.jp/ijinden/cardlist/002/card/02_025.png" alt="運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4&quot; data-term=&quot;0&quot;&gt;&lt;td&gt;2-25&lt;/td&gt;&lt;td&gt;運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5" data-expansion="25" data-type="1" data-color="4" data-term="0"&gt;&lt;td&gt;2-25&lt;/td&gt;&lt;td&gt;運慶&lt;/td&gt;&lt;td&gt;&lt;div class="input-group" data-deck="main"&gt;&lt;button type="button" class="btn btn-outline-secondary btn-pop" disabled&gt;-&lt;/button&gt;&lt;input type="text" class="form-control input-number" name="main-2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;[.$D159];[$HTML.$E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9];[$HTML.$B$2];[.$B159];[$HTML.$C$2];[.$O159];[$HTML.$D$2];[.$D159];[$HTML.$E$2])" office:value-type="string" office:string-value="&lt;div class=&quot;container-card&quot; id=&quot;side-2-26&quot; data-id=&quot;2-26&quot;&gt;&lt;img class=&quot;img-card&quot; width=&quot;80&quot; height=&quot;112&quot; src=&quot;https://one-draw.jp/ijinden/cardlist/002/card/02_026.png&quot; alt=&quot;ハリエット・ビーチャー・スト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6" data-id="2-26"&gt;&lt;img class="img-card" width="80" height="112" src="https://one-draw.jp/ijinden/cardlist/002/card/02_026.png" alt="ハリエット・ビーチャー・スト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4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6" data-expansion="25" data-type="1" data-color="4" data-term="2"&gt;&lt;td&gt;2-26&lt;/td&gt;&lt;td&gt;ハリエット・ビーチャー・ストウ&lt;/td&gt;&lt;td&gt;&lt;div class="input-group" data-deck="main"&gt;&lt;button type="button" class="btn btn-outline-secondary btn-pop" disabled&gt;-&lt;/button&gt;&lt;input type="text" class="form-control input-number" name="main-2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;[.$D160];[$HTML.$E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0];[$HTML.$B$2];[.$B160];[$HTML.$C$2];[.$O160];[$HTML.$D$2];[.$D160];[$HTML.$E$2])" office:value-type="string" office:string-value="&lt;div class=&quot;container-card&quot; id=&quot;side-2-27&quot; data-id=&quot;2-27&quot;&gt;&lt;img class=&quot;img-card&quot; width=&quot;80&quot; height=&quot;112&quot; src=&quot;https://one-draw.jp/ijinden/cardlist/002/card/02_027.png&quot; alt=&quot;コシャマイ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7" data-id="2-27"&gt;&lt;img class="img-card" width="80" height="112" src="https://one-draw.jp/ijinden/cardlist/002/card/02_027.png" alt="コシャマイ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4&quot; data-term=&quot;3&quot;&gt;&lt;td&gt;2-27&lt;/td&gt;&lt;td&gt;コシャマ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7" data-expansion="25" data-type="1" data-color="4" data-term="3"&gt;&lt;td&gt;2-27&lt;/td&gt;&lt;td&gt;コシャマイン&lt;/td&gt;&lt;td&gt;&lt;div class="input-group" data-deck="main"&gt;&lt;button type="button" class="btn btn-outline-secondary btn-pop" disabled&gt;-&lt;/button&gt;&lt;input type="text" class="form-control input-number" name="main-2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;[.$D161];[$HTML.$E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1];[$HTML.$B$2];[.$B161];[$HTML.$C$2];[.$O161];[$HTML.$D$2];[.$D161];[$HTML.$E$2])" office:value-type="string" office:string-value="&lt;div class=&quot;container-card&quot; id=&quot;side-2-28&quot; data-id=&quot;2-28&quot;&gt;&lt;img class=&quot;img-card&quot; width=&quot;80&quot; height=&quot;112&quot; src=&quot;https://one-draw.jp/ijinden/cardlist/002/card/02_028.png&quot; alt=&quot;狩野山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8" data-id="2-28"&gt;&lt;img class="img-card" width="80" height="112" src="https://one-draw.jp/ijinden/cardlist/002/card/02_028.png" alt="狩野山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4&quot; data-term=&quot;0&quot;&gt;&lt;td&gt;2-28&lt;/td&gt;&lt;td&gt;狩野山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8" data-expansion="25" data-type="1" data-color="4" data-term="0"&gt;&lt;td&gt;2-28&lt;/td&gt;&lt;td&gt;狩野山楽&lt;/td&gt;&lt;td&gt;&lt;div class="input-group" data-deck="main"&gt;&lt;button type="button" class="btn btn-outline-secondary btn-pop" disabled&gt;-&lt;/button&gt;&lt;input type="text" class="form-control input-number" name="main-2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;[.$D162];[$HTML.$E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2];[$HTML.$B$2];[.$B162];[$HTML.$C$2];[.$O162];[$HTML.$D$2];[.$D162];[$HTML.$E$2])" office:value-type="string" office:string-value="&lt;div class=&quot;container-card&quot; id=&quot;side-2-29&quot; data-id=&quot;2-29&quot;&gt;&lt;img class=&quot;img-card&quot; width=&quot;80&quot; height=&quot;112&quot; src=&quot;https://one-draw.jp/ijinden/cardlist/002/card/02_029.png&quot; alt=&quot;徳川家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9" data-id="2-29"&gt;&lt;img class="img-card" width="80" height="112" src="https://one-draw.jp/ijinden/cardlist/002/card/02_029.png" alt="徳川家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4&quot; data-term=&quot;0&quot;&gt;&lt;td&gt;2-29&lt;/td&gt;&lt;td&gt;徳川家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9" data-expansion="25" data-type="1" data-color="4" data-term="0"&gt;&lt;td&gt;2-29&lt;/td&gt;&lt;td&gt;徳川家光&lt;/td&gt;&lt;td&gt;&lt;div class="input-group" data-deck="main"&gt;&lt;button type="button" class="btn btn-outline-secondary btn-pop" disabled&gt;-&lt;/button&gt;&lt;input type="text" class="form-control input-number" name="main-2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;[.$D163];[$HTML.$E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3];[$HTML.$B$2];[.$B163];[$HTML.$C$2];[.$O163];[$HTML.$D$2];[.$D163];[$HTML.$E$2])" office:value-type="string" office:string-value="&lt;div class=&quot;container-card&quot; id=&quot;side-2-30&quot; data-id=&quot;2-30&quot;&gt;&lt;img class=&quot;img-card&quot; width=&quot;80&quot; height=&quot;112&quot; src=&quot;https://one-draw.jp/ijinden/cardlist/002/card/02_030.png&quot; alt=&quot;徳川綱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0" data-id="2-30"&gt;&lt;img class="img-card" width="80" height="112" src="https://one-draw.jp/ijinden/cardlist/002/card/02_030.png" alt="徳川綱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4&quot; data-term=&quot;0&quot;&gt;&lt;td&gt;2-30&lt;/td&gt;&lt;td&gt;徳川綱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0" data-expansion="25" data-type="1" data-color="4" data-term="0"&gt;&lt;td&gt;2-30&lt;/td&gt;&lt;td&gt;徳川綱吉&lt;/td&gt;&lt;td&gt;&lt;div class="input-group" data-deck="main"&gt;&lt;button type="button" class="btn btn-outline-secondary btn-pop" disabled&gt;-&lt;/button&gt;&lt;input type="text" class="form-control input-number" name="main-2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;[.$D164];[$HTML.$E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4];[$HTML.$B$2];[.$B164];[$HTML.$C$2];[.$O164];[$HTML.$D$2];[.$D164];[$HTML.$E$2])" office:value-type="string" office:string-value="&lt;div class=&quot;container-card&quot; id=&quot;side-2-31&quot; data-id=&quot;2-31&quot;&gt;&lt;img class=&quot;img-card&quot; width=&quot;80&quot; height=&quot;112&quot; src=&quot;https://one-draw.jp/ijinden/cardlist/002/card/02_031.png&quot; alt=&quot;東洲斎写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1" data-id="2-31"&gt;&lt;img class="img-card" width="80" height="112" src="https://one-draw.jp/ijinden/cardlist/002/card/02_031.png" alt="東洲斎写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4&quot; data-term=&quot;0&quot;&gt;&lt;td&gt;2-31&lt;/td&gt;&lt;td&gt;東洲斎写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1" data-expansion="25" data-type="1" data-color="4" data-term="0"&gt;&lt;td&gt;2-31&lt;/td&gt;&lt;td&gt;東洲斎写楽&lt;/td&gt;&lt;td&gt;&lt;div class="input-group" data-deck="main"&gt;&lt;button type="button" class="btn btn-outline-secondary btn-pop" disabled&gt;-&lt;/button&gt;&lt;input type="text" class="form-control input-number" name="main-2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;[.$D165];[$HTML.$E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5];[$HTML.$B$2];[.$B165];[$HTML.$C$2];[.$O165];[$HTML.$D$2];[.$D165];[$HTML.$E$2])" office:value-type="string" office:string-value="&lt;div class=&quot;container-card&quot; id=&quot;side-2-32&quot; data-id=&quot;2-32&quot;&gt;&lt;img class=&quot;img-card&quot; width=&quot;80&quot; height=&quot;112&quot; src=&quot;https://one-draw.jp/ijinden/cardlist/002/card/02_032.png&quot; alt=&quot;曹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2" data-id="2-32"&gt;&lt;img class="img-card" width="80" height="112" src="https://one-draw.jp/ijinden/cardlist/002/card/02_032.png" alt="曹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8&quot; data-term=&quot;4&quot;&gt;&lt;td&gt;2-32&lt;/td&gt;&lt;td&gt;曹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2" data-expansion="25" data-type="1" data-color="8" data-term="4"&gt;&lt;td&gt;2-32&lt;/td&gt;&lt;td&gt;曹操&lt;/td&gt;&lt;td&gt;&lt;div class="input-group" data-deck="main"&gt;&lt;button type="button" class="btn btn-outline-secondary btn-pop" disabled&gt;-&lt;/button&gt;&lt;input type="text" class="form-control input-number" name="main-2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;[.$D166];[$HTML.$E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6];[$HTML.$B$2];[.$B166];[$HTML.$C$2];[.$O166];[$HTML.$D$2];[.$D166];[$HTML.$E$2])" office:value-type="string" office:string-value="&lt;div class=&quot;container-card&quot; id=&quot;side-2-33&quot; data-id=&quot;2-33&quot;&gt;&lt;img class=&quot;img-card&quot; width=&quot;80&quot; height=&quot;112&quot; src=&quot;https://one-draw.jp/ijinden/cardlist/002/card/02_033.png&quot; alt=&quot;張角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3" data-id="2-33"&gt;&lt;img class="img-card" width="80" height="112" src="https://one-draw.jp/ijinden/cardlist/002/card/02_033.png" alt="張角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8&quot; data-term=&quot;0&quot;&gt;&lt;td&gt;2-33&lt;/td&gt;&lt;td&gt;張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3" data-expansion="25" data-type="1" data-color="8" data-term="0"&gt;&lt;td&gt;2-33&lt;/td&gt;&lt;td&gt;張角&lt;/td&gt;&lt;td&gt;&lt;div class="input-group" data-deck="main"&gt;&lt;button type="button" class="btn btn-outline-secondary btn-pop" disabled&gt;-&lt;/button&gt;&lt;input type="text" class="form-control input-number" name="main-2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;[.$D167];[$HTML.$E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7];[$HTML.$B$2];[.$B167];[$HTML.$C$2];[.$O167];[$HTML.$D$2];[.$D167];[$HTML.$E$2])" office:value-type="string" office:string-value="&lt;div class=&quot;container-card&quot; id=&quot;side-2-34&quot; data-id=&quot;2-34&quot;&gt;&lt;img class=&quot;img-card&quot; width=&quot;80&quot; height=&quot;112&quot; src=&quot;https://one-draw.jp/ijinden/cardlist/002/card/02_034.png&quot; alt=&quot;劉備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4" data-id="2-34"&gt;&lt;img class="img-card" width="80" height="112" src="https://one-draw.jp/ijinden/cardlist/002/card/02_034.png" alt="劉備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8&quot; data-term=&quot;0&quot;&gt;&lt;td&gt;2-34&lt;/td&gt;&lt;td&gt;劉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4" data-expansion="25" data-type="1" data-color="8" data-term="0"&gt;&lt;td&gt;2-34&lt;/td&gt;&lt;td&gt;劉備&lt;/td&gt;&lt;td&gt;&lt;div class="input-group" data-deck="main"&gt;&lt;button type="button" class="btn btn-outline-secondary btn-pop" disabled&gt;-&lt;/button&gt;&lt;input type="text" class="form-control input-number" name="main-2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;[.$D168];[$HTML.$E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8];[$HTML.$B$2];[.$B168];[$HTML.$C$2];[.$O168];[$HTML.$D$2];[.$D168];[$HTML.$E$2])" office:value-type="string" office:string-value="&lt;div class=&quot;container-card&quot; id=&quot;side-2-35&quot; data-id=&quot;2-35&quot;&gt;&lt;img class=&quot;img-card&quot; width=&quot;80&quot; height=&quot;112&quot; src=&quot;https://one-draw.jp/ijinden/cardlist/002/card/02_035.png&quot; alt=&quot;司馬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5" data-id="2-35"&gt;&lt;img class="img-card" width="80" height="112" src="https://one-draw.jp/ijinden/cardlist/002/card/02_035.png" alt="司馬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8&quot; data-term=&quot;0&quot;&gt;&lt;td&gt;2-35&lt;/td&gt;&lt;td&gt;司馬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5" data-expansion="25" data-type="1" data-color="8" data-term="0"&gt;&lt;td&gt;2-35&lt;/td&gt;&lt;td&gt;司馬懿&lt;/td&gt;&lt;td&gt;&lt;div class="input-group" data-deck="main"&gt;&lt;button type="button" class="btn btn-outline-secondary btn-pop" disabled&gt;-&lt;/button&gt;&lt;input type="text" class="form-control input-number" name="main-2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;[.$D169];[$HTML.$E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9];[$HTML.$B$2];[.$B169];[$HTML.$C$2];[.$O169];[$HTML.$D$2];[.$D169];[$HTML.$E$2])" office:value-type="string" office:string-value="&lt;div class=&quot;container-card&quot; id=&quot;side-2-36&quot; data-id=&quot;2-36&quot;&gt;&lt;img class=&quot;img-card&quot; width=&quot;80&quot; height=&quot;112&quot; src=&quot;https://one-draw.jp/ijinden/cardlist/002/card/02_036.png&quot; alt=&quot;足利義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6" data-id="2-36"&gt;&lt;img class="img-card" width="80" height="112" src="https://one-draw.jp/ijinden/cardlist/002/card/02_036.png" alt="足利義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8&quot; data-term=&quot;0&quot;&gt;&lt;td&gt;2-36&lt;/td&gt;&lt;td&gt;足利義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6" data-expansion="25" data-type="1" data-color="8" data-term="0"&gt;&lt;td&gt;2-36&lt;/td&gt;&lt;td&gt;足利義政&lt;/td&gt;&lt;td&gt;&lt;div class="input-group" data-deck="main"&gt;&lt;button type="button" class="btn btn-outline-secondary btn-pop" disabled&gt;-&lt;/button&gt;&lt;input type="text" class="form-control input-number" name="main-2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;[.$D170];[$HTML.$E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0];[$HTML.$B$2];[.$B170];[$HTML.$C$2];[.$O170];[$HTML.$D$2];[.$D170];[$HTML.$E$2])" office:value-type="string" office:string-value="&lt;div class=&quot;container-card&quot; id=&quot;side-2-37&quot; data-id=&quot;2-37&quot;&gt;&lt;img class=&quot;img-card&quot; width=&quot;80&quot; height=&quot;112&quot; src=&quot;https://one-draw.jp/ijinden/cardlist/002/card/02_037.png&quot; alt=&quot;姜維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7" data-id="2-37"&gt;&lt;img class="img-card" width="80" height="112" src="https://one-draw.jp/ijinden/cardlist/002/card/02_037.png" alt="姜維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8&quot; data-term=&quot;0&quot;&gt;&lt;td&gt;2-37&lt;/td&gt;&lt;td&gt;姜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7" data-expansion="25" data-type="1" data-color="8" data-term="0"&gt;&lt;td&gt;2-37&lt;/td&gt;&lt;td&gt;姜維&lt;/td&gt;&lt;td&gt;&lt;div class="input-group" data-deck="main"&gt;&lt;button type="button" class="btn btn-outline-secondary btn-pop" disabled&gt;-&lt;/button&gt;&lt;input type="text" class="form-control input-number" name="main-2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;[.$D171];[$HTML.$E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1];[$HTML.$B$2];[.$B171];[$HTML.$C$2];[.$O171];[$HTML.$D$2];[.$D171];[$HTML.$E$2])" office:value-type="string" office:string-value="&lt;div class=&quot;container-card&quot; id=&quot;side-2-38&quot; data-id=&quot;2-38&quot;&gt;&lt;img class=&quot;img-card&quot; width=&quot;80&quot; height=&quot;112&quot; src=&quot;https://one-draw.jp/ijinden/cardlist/002/card/02_038.png&quot; alt=&quot;裴松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8" data-id="2-38"&gt;&lt;img class="img-card" width="80" height="112" src="https://one-draw.jp/ijinden/cardlist/002/card/02_038.png" alt="裴松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8&quot; data-term=&quot;2&quot;&gt;&lt;td&gt;2-38&lt;/td&gt;&lt;td&gt;裴松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8" data-expansion="25" data-type="1" data-color="8" data-term="2"&gt;&lt;td&gt;2-38&lt;/td&gt;&lt;td&gt;裴松之&lt;/td&gt;&lt;td&gt;&lt;div class="input-group" data-deck="main"&gt;&lt;button type="button" class="btn btn-outline-secondary btn-pop" disabled&gt;-&lt;/button&gt;&lt;input type="text" class="form-control input-number" name="main-2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;[.$D172];[$HTML.$E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2];[$HTML.$B$2];[.$B172];[$HTML.$C$2];[.$O172];[$HTML.$D$2];[.$D172];[$HTML.$E$2])" office:value-type="string" office:string-value="&lt;div class=&quot;container-card&quot; id=&quot;side-2-39&quot; data-id=&quot;2-39&quot;&gt;&lt;img class=&quot;img-card&quot; width=&quot;80&quot; height=&quot;112&quot; src=&quot;https://one-draw.jp/ijinden/cardlist/002/card/02_039.png&quot; alt=&quot;陳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9" data-id="2-39"&gt;&lt;img class="img-card" width="80" height="112" src="https://one-draw.jp/ijinden/cardlist/002/card/02_039.png" alt="陳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8&quot; data-term=&quot;2&quot;&gt;&lt;td&gt;2-39&lt;/td&gt;&lt;td&gt;陳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9" data-expansion="25" data-type="1" data-color="8" data-term="2"&gt;&lt;td&gt;2-39&lt;/td&gt;&lt;td&gt;陳寿&lt;/td&gt;&lt;td&gt;&lt;div class="input-group" data-deck="main"&gt;&lt;button type="button" class="btn btn-outline-secondary btn-pop" disabled&gt;-&lt;/button&gt;&lt;input type="text" class="form-control input-number" name="main-2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;[.$D173];[$HTML.$E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3];[$HTML.$B$2];[.$B173];[$HTML.$C$2];[.$O173];[$HTML.$D$2];[.$D173];[$HTML.$E$2])" office:value-type="string" office:string-value="&lt;div class=&quot;container-card&quot; id=&quot;side-2-40&quot; data-id=&quot;2-40&quot;&gt;&lt;img class=&quot;img-card&quot; width=&quot;80&quot; height=&quot;112&quot; src=&quot;https://one-draw.jp/ijinden/cardlist/002/card/02_040.png&quot; alt=&quot;足利尊氏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0" data-id="2-40"&gt;&lt;img class="img-card" width="80" height="112" src="https://one-draw.jp/ijinden/cardlist/002/card/02_040.png" alt="足利尊氏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8&quot; data-term=&quot;0&quot;&gt;&lt;td&gt;2-40&lt;/td&gt;&lt;td&gt;足利尊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0" data-expansion="25" data-type="1" data-color="8" data-term="0"&gt;&lt;td&gt;2-40&lt;/td&gt;&lt;td&gt;足利尊氏&lt;/td&gt;&lt;td&gt;&lt;div class="input-group" data-deck="main"&gt;&lt;button type="button" class="btn btn-outline-secondary btn-pop" disabled&gt;-&lt;/button&gt;&lt;input type="text" class="form-control input-number" name="main-2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;[.$D174];[$HTML.$E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4];[$HTML.$B$2];[.$B174];[$HTML.$C$2];[.$O174];[$HTML.$D$2];[.$D174];[$HTML.$E$2])" office:value-type="string" office:string-value="&lt;div class=&quot;container-card&quot; id=&quot;side-2-41&quot; data-id=&quot;2-41&quot;&gt;&lt;img class=&quot;img-card&quot; width=&quot;80&quot; height=&quot;112&quot; src=&quot;https://one-draw.jp/ijinden/cardlist/002/card/02_041.png&quot; alt=&quot;カール・マルク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1" data-id="2-41"&gt;&lt;img class="img-card" width="80" height="112" src="https://one-draw.jp/ijinden/cardlist/002/card/02_041.png" alt="カール・マルク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8&quot; data-term=&quot;0&quot;&gt;&lt;td&gt;2-41&lt;/td&gt;&lt;td&gt;カール・マルク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1" data-expansion="25" data-type="1" data-color="8" data-term="0"&gt;&lt;td&gt;2-41&lt;/td&gt;&lt;td&gt;カール・マルクス&lt;/td&gt;&lt;td&gt;&lt;div class="input-group" data-deck="main"&gt;&lt;button type="button" class="btn btn-outline-secondary btn-pop" disabled&gt;-&lt;/button&gt;&lt;input type="text" class="form-control input-number" name="main-2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;[.$D175];[$HTML.$E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5];[$HTML.$B$2];[.$B175];[$HTML.$C$2];[.$O175];[$HTML.$D$2];[.$D175];[$HTML.$E$2])" office:value-type="string" office:string-value="&lt;div class=&quot;container-card&quot; id=&quot;side-2-42&quot; data-id=&quot;2-42&quot;&gt;&lt;img class=&quot;img-card&quot; width=&quot;80&quot; height=&quot;112&quot; src=&quot;https://one-draw.jp/ijinden/cardlist/002/card/02_042.png&quot; alt=&quot;足利義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2" data-id="2-42"&gt;&lt;img class="img-card" width="80" height="112" src="https://one-draw.jp/ijinden/cardlist/002/card/02_042.png" alt="足利義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8&quot; data-term=&quot;0&quot;&gt;&lt;td&gt;2-42&lt;/td&gt;&lt;td&gt;足利義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2" data-expansion="25" data-type="1" data-color="8" data-term="0"&gt;&lt;td&gt;2-42&lt;/td&gt;&lt;td&gt;足利義満&lt;/td&gt;&lt;td&gt;&lt;div class="input-group" data-deck="main"&gt;&lt;button type="button" class="btn btn-outline-secondary btn-pop" disabled&gt;-&lt;/button&gt;&lt;input type="text" class="form-control input-number" name="main-2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;[.$D176];[$HTML.$E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6];[$HTML.$B$2];[.$B176];[$HTML.$C$2];[.$O176];[$HTML.$D$2];[.$D176];[$HTML.$E$2])" office:value-type="string" office:string-value="&lt;div class=&quot;container-card&quot; id=&quot;side-2-43&quot; data-id=&quot;2-43&quot;&gt;&lt;img class=&quot;img-card&quot; width=&quot;80&quot; height=&quot;112&quot; src=&quot;https://one-draw.jp/ijinden/cardlist/002/card/02_043.png&quot; alt=&quot;観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3" data-id="2-43"&gt;&lt;img class="img-card" width="80" height="112" src="https://one-draw.jp/ijinden/cardlist/002/card/02_043.png" alt="観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8&quot; data-term=&quot;0&quot;&gt;&lt;td&gt;2-43&lt;/td&gt;&lt;td&gt;観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3" data-expansion="25" data-type="1" data-color="8" data-term="0"&gt;&lt;td&gt;2-43&lt;/td&gt;&lt;td&gt;観阿弥&lt;/td&gt;&lt;td&gt;&lt;div class="input-group" data-deck="main"&gt;&lt;button type="button" class="btn btn-outline-secondary btn-pop" disabled&gt;-&lt;/button&gt;&lt;input type="text" class="form-control input-number" name="main-2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;[.$D177];[$HTML.$E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7];[$HTML.$B$2];[.$B177];[$HTML.$C$2];[.$O177];[$HTML.$D$2];[.$D177];[$HTML.$E$2])" office:value-type="string" office:string-value="&lt;div class=&quot;container-card&quot; id=&quot;side-2-44&quot; data-id=&quot;2-44&quot;&gt;&lt;img class=&quot;img-card&quot; width=&quot;80&quot; height=&quot;112&quot; src=&quot;https://one-draw.jp/ijinden/cardlist/002/card/02_044.png&quot; alt=&quot;世阿弥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4" data-id="2-44"&gt;&lt;img class="img-card" width="80" height="112" src="https://one-draw.jp/ijinden/cardlist/002/card/02_044.png" alt="世阿弥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8&quot; data-term=&quot;0&quot;&gt;&lt;td&gt;2-44&lt;/td&gt;&lt;td&gt;世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4" data-expansion="25" data-type="1" data-color="8" data-term="0"&gt;&lt;td&gt;2-44&lt;/td&gt;&lt;td&gt;世阿弥&lt;/td&gt;&lt;td&gt;&lt;div class="input-group" data-deck="main"&gt;&lt;button type="button" class="btn btn-outline-secondary btn-pop" disabled&gt;-&lt;/button&gt;&lt;input type="text" class="form-control input-number" name="main-2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;[.$D178];[$HTML.$E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8];[$HTML.$B$2];[.$B178];[$HTML.$C$2];[.$O178];[$HTML.$D$2];[.$D178];[$HTML.$E$2])" office:value-type="string" office:string-value="&lt;div class=&quot;container-card&quot; id=&quot;side-2-45&quot; data-id=&quot;2-45&quot;&gt;&lt;img class=&quot;img-card&quot; width=&quot;80&quot; height=&quot;112&quot; src=&quot;https://one-draw.jp/ijinden/cardlist/002/card/02_045.png&quot; alt=&quot;新井白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5" data-id="2-45"&gt;&lt;img class="img-card" width="80" height="112" src="https://one-draw.jp/ijinden/cardlist/002/card/02_045.png" alt="新井白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8&quot; data-term=&quot;0&quot;&gt;&lt;td&gt;2-45&lt;/td&gt;&lt;td&gt;新井白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5" data-expansion="25" data-type="1" data-color="8" data-term="0"&gt;&lt;td&gt;2-45&lt;/td&gt;&lt;td&gt;新井白石&lt;/td&gt;&lt;td&gt;&lt;div class="input-group" data-deck="main"&gt;&lt;button type="button" class="btn btn-outline-secondary btn-pop" disabled&gt;-&lt;/button&gt;&lt;input type="text" class="form-control input-number" name="main-2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;[.$D179];[$HTML.$E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9];[$HTML.$B$2];[.$B179];[$HTML.$C$2];[.$O179];[$HTML.$D$2];[.$D179];[$HTML.$E$2])" office:value-type="string" office:string-value="&lt;div class=&quot;container-card&quot; id=&quot;side-2-46&quot; data-id=&quot;2-46&quot;&gt;&lt;img class=&quot;img-card&quot; width=&quot;80&quot; height=&quot;112&quot; src=&quot;https://one-draw.jp/ijinden/cardlist/002/card/02_046.png&quot; alt=&quot;孫夫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6" data-id="2-46"&gt;&lt;img class="img-card" width="80" height="112" src="https://one-draw.jp/ijinden/cardlist/002/card/02_046.png" alt="孫夫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8&quot; data-term=&quot;0&quot;&gt;&lt;td&gt;2-46&lt;/td&gt;&lt;td&gt;孫夫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6" data-expansion="25" data-type="1" data-color="8" data-term="0"&gt;&lt;td&gt;2-46&lt;/td&gt;&lt;td&gt;孫夫人&lt;/td&gt;&lt;td&gt;&lt;div class="input-group" data-deck="main"&gt;&lt;button type="button" class="btn btn-outline-secondary btn-pop" disabled&gt;-&lt;/button&gt;&lt;input type="text" class="form-control input-number" name="main-2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;[.$D180];[$HTML.$E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0];[$HTML.$B$2];[.$B180];[$HTML.$C$2];[.$O180];[$HTML.$D$2];[.$D180];[$HTML.$E$2])" office:value-type="string" office:string-value="&lt;div class=&quot;container-card&quot; id=&quot;side-2-47&quot; data-id=&quot;2-47&quot;&gt;&lt;img class=&quot;img-card&quot; width=&quot;80&quot; height=&quot;112&quot; src=&quot;https://one-draw.jp/ijinden/cardlist/002/card/02_047.png&quot; alt=&quot;法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7" data-id="2-47"&gt;&lt;img class="img-card" width="80" height="112" src="https://one-draw.jp/ijinden/cardlist/002/card/02_047.png" alt="法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8&quot; data-term=&quot;0&quot;&gt;&lt;td&gt;2-47&lt;/td&gt;&lt;td&gt;法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7" data-expansion="25" data-type="1" data-color="8" data-term="0"&gt;&lt;td&gt;2-47&lt;/td&gt;&lt;td&gt;法然&lt;/td&gt;&lt;td&gt;&lt;div class="input-group" data-deck="main"&gt;&lt;button type="button" class="btn btn-outline-secondary btn-pop" disabled&gt;-&lt;/button&gt;&lt;input type="text" class="form-control input-number" name="main-2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;[.$D181];[$HTML.$E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1];[$HTML.$B$2];[.$B181];[$HTML.$C$2];[.$O181];[$HTML.$D$2];[.$D181];[$HTML.$E$2])" office:value-type="string" office:string-value="&lt;div class=&quot;container-card&quot; id=&quot;side-2-48&quot; data-id=&quot;2-48&quot;&gt;&lt;img class=&quot;img-card&quot; width=&quot;80&quot; height=&quot;112&quot; src=&quot;https://one-draw.jp/ijinden/cardlist/002/card/02_048.png&quot; alt=&quot;一遍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8" data-id="2-48"&gt;&lt;img class="img-card" width="80" height="112" src="https://one-draw.jp/ijinden/cardlist/002/card/02_048.png" alt="一遍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8&quot; data-term=&quot;0&quot;&gt;&lt;td&gt;2-48&lt;/td&gt;&lt;td&gt;一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8" data-expansion="25" data-type="1" data-color="8" data-term="0"&gt;&lt;td&gt;2-48&lt;/td&gt;&lt;td&gt;一遍&lt;/td&gt;&lt;td&gt;&lt;div class="input-group" data-deck="main"&gt;&lt;button type="button" class="btn btn-outline-secondary btn-pop" disabled&gt;-&lt;/button&gt;&lt;input type="text" class="form-control input-number" name="main-2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;[.$D182];[$HTML.$E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2];[$HTML.$B$2];[.$B182];[$HTML.$C$2];[.$O182];[$HTML.$D$2];[.$D182];[$HTML.$E$2])" office:value-type="string" office:string-value="&lt;div class=&quot;container-card&quot; id=&quot;side-2-49&quot; data-id=&quot;2-49&quot;&gt;&lt;img class=&quot;img-card&quot; width=&quot;80&quot; height=&quot;112&quot; src=&quot;https://one-draw.jp/ijinden/cardlist/002/card/02_049.png&quot; alt=&quot;籠城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9" data-id="2-49"&gt;&lt;img class="img-card" width="80" height="112" src="https://one-draw.jp/ijinden/cardlist/002/card/02_049.png" alt="籠城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1&quot; data-term=&quot;3&quot;&gt;&lt;td&gt;2-49&lt;/td&gt;&lt;td&gt;籠城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9" data-expansion="25" data-type="2" data-color="1" data-term="3"&gt;&lt;td&gt;2-49&lt;/td&gt;&lt;td&gt;籠城戦&lt;/td&gt;&lt;td&gt;&lt;div class="input-group" data-deck="main"&gt;&lt;button type="button" class="btn btn-outline-secondary btn-pop" disabled&gt;-&lt;/button&gt;&lt;input type="text" class="form-control input-number" name="main-2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;[.$D183];[$HTML.$E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3];[$HTML.$B$2];[.$B183];[$HTML.$C$2];[.$O183];[$HTML.$D$2];[.$D183];[$HTML.$E$2])" office:value-type="string" office:string-value="&lt;div class=&quot;container-card&quot; id=&quot;side-2-50&quot; data-id=&quot;2-50&quot;&gt;&lt;img class=&quot;img-card&quot; width=&quot;80&quot; height=&quot;112&quot; src=&quot;https://one-draw.jp/ijinden/cardlist/002/card/02_050.png&quot; alt=&quot;安宅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0" data-id="2-50"&gt;&lt;img class="img-card" width="80" height="112" src="https://one-draw.jp/ijinden/cardlist/002/card/02_050.png" alt="安宅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1&quot; data-term=&quot;0&quot;&gt;&lt;td&gt;2-50&lt;/td&gt;&lt;td&gt;安宅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0" data-expansion="25" data-type="2" data-color="1" data-term="0"&gt;&lt;td&gt;2-50&lt;/td&gt;&lt;td&gt;安宅船&lt;/td&gt;&lt;td&gt;&lt;div class="input-group" data-deck="main"&gt;&lt;button type="button" class="btn btn-outline-secondary btn-pop" disabled&gt;-&lt;/button&gt;&lt;input type="text" class="form-control input-number" name="main-2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;[.$D184];[$HTML.$E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4];[$HTML.$B$2];[.$B184];[$HTML.$C$2];[.$O184];[$HTML.$D$2];[.$D184];[$HTML.$E$2])" office:value-type="string" office:string-value="&lt;div class=&quot;container-card&quot; id=&quot;side-2-51&quot; data-id=&quot;2-51&quot;&gt;&lt;img class=&quot;img-card&quot; width=&quot;80&quot; height=&quot;112&quot; src=&quot;https://one-draw.jp/ijinden/cardlist/002/card/02_051.png&quot; alt=&quot;リヴァイアサ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1" data-id="2-51"&gt;&lt;img class="img-card" width="80" height="112" src="https://one-draw.jp/ijinden/cardlist/002/card/02_051.png" alt="リヴァイアサ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2&quot; data-term=&quot;0&quot;&gt;&lt;td&gt;2-51&lt;/td&gt;&lt;td&gt;リヴァイアサ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1" data-expansion="25" data-type="2" data-color="2" data-term="0"&gt;&lt;td&gt;2-51&lt;/td&gt;&lt;td&gt;リヴァイアサン&lt;/td&gt;&lt;td&gt;&lt;div class="input-group" data-deck="main"&gt;&lt;button type="button" class="btn btn-outline-secondary btn-pop" disabled&gt;-&lt;/button&gt;&lt;input type="text" class="form-control input-number" name="main-2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;[.$D185];[$HTML.$E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5];[$HTML.$B$2];[.$B185];[$HTML.$C$2];[.$O185];[$HTML.$D$2];[.$D185];[$HTML.$E$2])" office:value-type="string" office:string-value="&lt;div class=&quot;container-card&quot; id=&quot;side-2-52&quot; data-id=&quot;2-52&quot;&gt;&lt;img class=&quot;img-card&quot; width=&quot;80&quot; height=&quot;112&quot; src=&quot;https://one-draw.jp/ijinden/cardlist/002/card/02_052.png&quot; alt=&quot;ガレオン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2" data-id="2-52"&gt;&lt;img class="img-card" width="80" height="112" src="https://one-draw.jp/ijinden/cardlist/002/card/02_052.png" alt="ガレオン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2&quot; data-term=&quot;0&quot;&gt;&lt;td&gt;2-52&lt;/td&gt;&lt;td&gt;ガレオン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2" data-expansion="25" data-type="2" data-color="2" data-term="0"&gt;&lt;td&gt;2-52&lt;/td&gt;&lt;td&gt;ガレオン船&lt;/td&gt;&lt;td&gt;&lt;div class="input-group" data-deck="main"&gt;&lt;button type="button" class="btn btn-outline-secondary btn-pop" disabled&gt;-&lt;/button&gt;&lt;input type="text" class="form-control input-number" name="main-2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;[.$D186];[$HTML.$E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6];[$HTML.$B$2];[.$B186];[$HTML.$C$2];[.$O186];[$HTML.$D$2];[.$D186];[$HTML.$E$2])" office:value-type="string" office:string-value="&lt;div class=&quot;container-card&quot; id=&quot;side-2-53&quot; data-id=&quot;2-53&quot;&gt;&lt;img class=&quot;img-card&quot; width=&quot;80&quot; height=&quot;112&quot; src=&quot;https://one-draw.jp/ijinden/cardlist/002/card/02_053.png&quot; alt=&quot;仁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3" data-id="2-53"&gt;&lt;img class="img-card" width="80" height="112" src="https://one-draw.jp/ijinden/cardlist/002/card/02_053.png" alt="仁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4&quot; data-term=&quot;0&quot;&gt;&lt;td&gt;2-53&lt;/td&gt;&lt;td&gt;仁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3" data-expansion="25" data-type="2" data-color="4" data-term="0"&gt;&lt;td&gt;2-53&lt;/td&gt;&lt;td&gt;仁王&lt;/td&gt;&lt;td&gt;&lt;div class="input-group" data-deck="main"&gt;&lt;button type="button" class="btn btn-outline-secondary btn-pop" disabled&gt;-&lt;/button&gt;&lt;input type="text" class="form-control input-number" name="main-2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;[.$D187];[$HTML.$E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7];[$HTML.$B$2];[.$B187];[$HTML.$C$2];[.$O187];[$HTML.$D$2];[.$D187];[$HTML.$E$2])" office:value-type="string" office:string-value="&lt;div class=&quot;container-card&quot; id=&quot;side-2-54&quot; data-id=&quot;2-54&quot;&gt;&lt;img class=&quot;img-card&quot; width=&quot;80&quot; height=&quot;112&quot; src=&quot;https://one-draw.jp/ijinden/cardlist/002/card/02_054.png&quot; alt=&quot;蒸気機関車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4" data-id="2-54"&gt;&lt;img class="img-card" width="80" height="112" src="https://one-draw.jp/ijinden/cardlist/002/card/02_054.png" alt="蒸気機関車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4&quot; data-term=&quot;0&quot;&gt;&lt;td&gt;2-54&lt;/td&gt;&lt;td&gt;蒸気機関車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4" data-expansion="25" data-type="2" data-color="4" data-term="0"&gt;&lt;td&gt;2-54&lt;/td&gt;&lt;td&gt;蒸気機関車&lt;/td&gt;&lt;td&gt;&lt;div class="input-group" data-deck="main"&gt;&lt;button type="button" class="btn btn-outline-secondary btn-pop" disabled&gt;-&lt;/button&gt;&lt;input type="text" class="form-control input-number" name="main-2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;[.$D188];[$HTML.$E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8];[$HTML.$B$2];[.$B188];[$HTML.$C$2];[.$O188];[$HTML.$D$2];[.$D188];[$HTML.$E$2])" office:value-type="string" office:string-value="&lt;div class=&quot;container-card&quot; id=&quot;side-2-55&quot; data-id=&quot;2-55&quot;&gt;&lt;img class=&quot;img-card&quot; width=&quot;80&quot; height=&quot;112&quot; src=&quot;https://one-draw.jp/ijinden/cardlist/002/card/02_055.png&quot; alt=&quot;凱旋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5" data-id="2-55"&gt;&lt;img class="img-card" width="80" height="112" src="https://one-draw.jp/ijinden/cardlist/002/card/02_055.png" alt="凱旋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8&quot; data-term=&quot;0&quot;&gt;&lt;td&gt;2-55&lt;/td&gt;&lt;td&gt;凱旋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5" data-expansion="25" data-type="2" data-color="8" data-term="0"&gt;&lt;td&gt;2-55&lt;/td&gt;&lt;td&gt;凱旋門&lt;/td&gt;&lt;td&gt;&lt;div class="input-group" data-deck="main"&gt;&lt;button type="button" class="btn btn-outline-secondary btn-pop" disabled&gt;-&lt;/button&gt;&lt;input type="text" class="form-control input-number" name="main-2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;[.$D189];[$HTML.$E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9];[$HTML.$B$2];[.$B189];[$HTML.$C$2];[.$O189];[$HTML.$D$2];[.$D189];[$HTML.$E$2])" office:value-type="string" office:string-value="&lt;div class=&quot;container-card&quot; id=&quot;side-2-56&quot; data-id=&quot;2-56&quot;&gt;&lt;img class=&quot;img-card&quot; width=&quot;80&quot; height=&quot;112&quot; src=&quot;https://one-draw.jp/ijinden/cardlist/002/card/02_056.png&quot; alt=&quot;三層の舎利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6" data-id="2-56"&gt;&lt;img class="img-card" width="80" height="112" src="https://one-draw.jp/ijinden/cardlist/002/card/02_056.png" alt="三層の舎利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8&quot; data-term=&quot;0&quot;&gt;&lt;td&gt;2-56&lt;/td&gt;&lt;td&gt;三層の舎利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6" data-expansion="25" data-type="2" data-color="8" data-term="0"&gt;&lt;td&gt;2-56&lt;/td&gt;&lt;td&gt;三層の舎利殿&lt;/td&gt;&lt;td&gt;&lt;div class="input-group" data-deck="main"&gt;&lt;button type="button" class="btn btn-outline-secondary btn-pop" disabled&gt;-&lt;/button&gt;&lt;input type="text" class="form-control input-number" name="main-2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;[.$D190];[$HTML.$E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0];[$HTML.$B$2];[.$B190];[$HTML.$C$2];[.$O190];[$HTML.$D$2];[.$D190];[$HTML.$E$2])" office:value-type="string" office:string-value="&lt;div class=&quot;container-card&quot; id=&quot;side-2-57&quot; data-id=&quot;2-57&quot;&gt;&lt;img class=&quot;img-card&quot; width=&quot;80&quot; height=&quot;112&quot; src=&quot;https://one-draw.jp/ijinden/cardlist/002/card/02_057.png&quot; alt=&quot;スペクタ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7" data-id="2-57"&gt;&lt;img class="img-card" width="80" height="112" src="https://one-draw.jp/ijinden/cardlist/002/card/02_057.png" alt="スペクタ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1&quot; data-term=&quot;0&quot;&gt;&lt;td&gt;2-57&lt;/td&gt;&lt;td&gt;スペク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7" data-expansion="25" data-type="3" data-color="1" data-term="0"&gt;&lt;td&gt;2-57&lt;/td&gt;&lt;td&gt;スペクター&lt;/td&gt;&lt;td&gt;&lt;div class="input-group" data-deck="main"&gt;&lt;button type="button" class="btn btn-outline-secondary btn-pop" disabled&gt;-&lt;/button&gt;&lt;input type="text" class="form-control input-number" name="main-2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;[.$D191];[$HTML.$E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1];[$HTML.$B$2];[.$B191];[$HTML.$C$2];[.$O191];[$HTML.$D$2];[.$D191];[$HTML.$E$2])" office:value-type="string" office:string-value="&lt;div class=&quot;container-card&quot; id=&quot;side-2-58&quot; data-id=&quot;2-58&quot;&gt;&lt;img class=&quot;img-card&quot; width=&quot;80&quot; height=&quot;112&quot; src=&quot;https://one-draw.jp/ijinden/cardlist/002/card/02_058.png&quot; alt=&quot;クイ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8" data-id="2-58"&gt;&lt;img class="img-card" width="80" height="112" src="https://one-draw.jp/ijinden/cardlist/002/card/02_058.png" alt="クイ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1&quot; data-term=&quot;0&quot;&gt;&lt;td&gt;2-58&lt;/td&gt;&lt;td&gt;クイ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8" data-expansion="25" data-type="3" data-color="1" data-term="0"&gt;&lt;td&gt;2-58&lt;/td&gt;&lt;td&gt;クイック&lt;/td&gt;&lt;td&gt;&lt;div class="input-group" data-deck="main"&gt;&lt;button type="button" class="btn btn-outline-secondary btn-pop" disabled&gt;-&lt;/button&gt;&lt;input type="text" class="form-control input-number" name="main-2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;[.$D192];[$HTML.$E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2];[$HTML.$B$2];[.$B192];[$HTML.$C$2];[.$O192];[$HTML.$D$2];[.$D192];[$HTML.$E$2])" office:value-type="string" office:string-value="&lt;div class=&quot;container-card&quot; id=&quot;side-2-59&quot; data-id=&quot;2-59&quot;&gt;&lt;img class=&quot;img-card&quot; width=&quot;80&quot; height=&quot;112&quot; src=&quot;https://one-draw.jp/ijinden/cardlist/002/card/02_059.png&quot; alt=&quot;サ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9" data-id="2-59"&gt;&lt;img class="img-card" width="80" height="112" src="https://one-draw.jp/ijinden/cardlist/002/card/02_059.png" alt="サ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1&quot; data-term=&quot;0&quot;&gt;&lt;td&gt;2-59&lt;/td&gt;&lt;td&gt;サ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9" data-expansion="25" data-type="3" data-color="1" data-term="0"&gt;&lt;td&gt;2-59&lt;/td&gt;&lt;td&gt;サモン&lt;/td&gt;&lt;td&gt;&lt;div class="input-group" data-deck="main"&gt;&lt;button type="button" class="btn btn-outline-secondary btn-pop" disabled&gt;-&lt;/button&gt;&lt;input type="text" class="form-control input-number" name="main-2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;[.$D193];[$HTML.$E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3];[$HTML.$B$2];[.$B193];[$HTML.$C$2];[.$O193];[$HTML.$D$2];[.$D193];[$HTML.$E$2])" office:value-type="string" office:string-value="&lt;div class=&quot;container-card&quot; id=&quot;side-2-60&quot; data-id=&quot;2-60&quot;&gt;&lt;img class=&quot;img-card&quot; width=&quot;80&quot; height=&quot;112&quot; src=&quot;https://one-draw.jp/ijinden/cardlist/002/card/02_060.png&quot; alt=&quot;フェイ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0" data-id="2-60"&gt;&lt;img class="img-card" width="80" height="112" src="https://one-draw.jp/ijinden/cardlist/002/card/02_060.png" alt="フェイ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2&quot; data-term=&quot;0&quot;&gt;&lt;td&gt;2-60&lt;/td&gt;&lt;td&gt;フェイ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0" data-expansion="25" data-type="3" data-color="2" data-term="0"&gt;&lt;td&gt;2-60&lt;/td&gt;&lt;td&gt;フェイス&lt;/td&gt;&lt;td&gt;&lt;div class="input-group" data-deck="main"&gt;&lt;button type="button" class="btn btn-outline-secondary btn-pop" disabled&gt;-&lt;/button&gt;&lt;input type="text" class="form-control input-number" name="main-2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;[.$D194];[$HTML.$E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4];[$HTML.$B$2];[.$B194];[$HTML.$C$2];[.$O194];[$HTML.$D$2];[.$D194];[$HTML.$E$2])" office:value-type="string" office:string-value="&lt;div class=&quot;container-card&quot; id=&quot;side-2-61&quot; data-id=&quot;2-61&quot;&gt;&lt;img class=&quot;img-card&quot; width=&quot;80&quot; height=&quot;112&quot; src=&quot;https://one-draw.jp/ijinden/cardlist/002/card/02_061.png&quot; alt=&quot;リドロ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1" data-id="2-61"&gt;&lt;img class="img-card" width="80" height="112" src="https://one-draw.jp/ijinden/cardlist/002/card/02_061.png" alt="リドロ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2&quot; data-term=&quot;0&quot;&gt;&lt;td&gt;2-61&lt;/td&gt;&lt;td&gt;リドロ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1" data-expansion="25" data-type="3" data-color="2" data-term="0"&gt;&lt;td&gt;2-61&lt;/td&gt;&lt;td&gt;リドロー&lt;/td&gt;&lt;td&gt;&lt;div class="input-group" data-deck="main"&gt;&lt;button type="button" class="btn btn-outline-secondary btn-pop" disabled&gt;-&lt;/button&gt;&lt;input type="text" class="form-control input-number" name="main-2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;[.$D195];[$HTML.$E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5];[$HTML.$B$2];[.$B195];[$HTML.$C$2];[.$O195];[$HTML.$D$2];[.$D195];[$HTML.$E$2])" office:value-type="string" office:string-value="&lt;div class=&quot;container-card&quot; id=&quot;side-2-62&quot; data-id=&quot;2-62&quot;&gt;&lt;img class=&quot;img-card&quot; width=&quot;80&quot; height=&quot;112&quot; src=&quot;https://one-draw.jp/ijinden/cardlist/002/card/02_062.png&quot; alt=&quot;テンペス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2" data-id="2-62"&gt;&lt;img class="img-card" width="80" height="112" src="https://one-draw.jp/ijinden/cardlist/002/card/02_062.png" alt="テンペス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2&quot; data-term=&quot;0&quot;&gt;&lt;td&gt;2-62&lt;/td&gt;&lt;td&gt;テンペス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2" data-expansion="25" data-type="3" data-color="2" data-term="0"&gt;&lt;td&gt;2-62&lt;/td&gt;&lt;td&gt;テンペスト&lt;/td&gt;&lt;td&gt;&lt;div class="input-group" data-deck="main"&gt;&lt;button type="button" class="btn btn-outline-secondary btn-pop" disabled&gt;-&lt;/button&gt;&lt;input type="text" class="form-control input-number" name="main-2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;[.$D196];[$HTML.$E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6];[$HTML.$B$2];[.$B196];[$HTML.$C$2];[.$O196];[$HTML.$D$2];[.$D196];[$HTML.$E$2])" office:value-type="string" office:string-value="&lt;div class=&quot;container-card&quot; id=&quot;side-2-63&quot; data-id=&quot;2-63&quot;&gt;&lt;img class=&quot;img-card&quot; width=&quot;80&quot; height=&quot;112&quot; src=&quot;https://one-draw.jp/ijinden/cardlist/002/card/02_063.png&quot; alt=&quot;ミューテ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3" data-id="2-63"&gt;&lt;img class="img-card" width="80" height="112" src="https://one-draw.jp/ijinden/cardlist/002/card/02_063.png" alt="ミューテ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4&quot; data-term=&quot;0&quot;&gt;&lt;td&gt;2-63&lt;/td&gt;&lt;td&gt;ミューテ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3" data-expansion="25" data-type="3" data-color="4" data-term="0"&gt;&lt;td&gt;2-63&lt;/td&gt;&lt;td&gt;ミューテイション&lt;/td&gt;&lt;td&gt;&lt;div class="input-group" data-deck="main"&gt;&lt;button type="button" class="btn btn-outline-secondary btn-pop" disabled&gt;-&lt;/button&gt;&lt;input type="text" class="form-control input-number" name="main-2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;[.$D197];[$HTML.$E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7];[$HTML.$B$2];[.$B197];[$HTML.$C$2];[.$O197];[$HTML.$D$2];[.$D197];[$HTML.$E$2])" office:value-type="string" office:string-value="&lt;div class=&quot;container-card&quot; id=&quot;side-2-64&quot; data-id=&quot;2-64&quot;&gt;&lt;img class=&quot;img-card&quot; width=&quot;80&quot; height=&quot;112&quot; src=&quot;https://one-draw.jp/ijinden/cardlist/002/card/02_064.png&quot; alt=&quot;ライブラ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4" data-id="2-64"&gt;&lt;img class="img-card" width="80" height="112" src="https://one-draw.jp/ijinden/cardlist/002/card/02_064.png" alt="ライブラ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4&quot; data-term=&quot;0&quot;&gt;&lt;td&gt;2-64&lt;/td&gt;&lt;td&gt;ライブラ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4" data-expansion="25" data-type="3" data-color="4" data-term="0"&gt;&lt;td&gt;2-64&lt;/td&gt;&lt;td&gt;ライブラリー&lt;/td&gt;&lt;td&gt;&lt;div class="input-group" data-deck="main"&gt;&lt;button type="button" class="btn btn-outline-secondary btn-pop" disabled&gt;-&lt;/button&gt;&lt;input type="text" class="form-control input-number" name="main-2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;[.$D198];[$HTML.$E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8];[$HTML.$B$2];[.$B198];[$HTML.$C$2];[.$O198];[$HTML.$D$2];[.$D198];[$HTML.$E$2])" office:value-type="string" office:string-value="&lt;div class=&quot;container-card&quot; id=&quot;side-2-65&quot; data-id=&quot;2-65&quot;&gt;&lt;img class=&quot;img-card&quot; width=&quot;80&quot; height=&quot;112&quot; src=&quot;https://one-draw.jp/ijinden/cardlist/002/card/02_065.png&quot; alt=&quot;チャージ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5" data-id="2-65"&gt;&lt;img class="img-card" width="80" height="112" src="https://one-draw.jp/ijinden/cardlist/002/card/02_065.png" alt="チャージ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4&quot; data-term=&quot;0&quot;&gt;&lt;td&gt;2-65&lt;/td&gt;&lt;td&gt;チャージ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5" data-expansion="25" data-type="3" data-color="4" data-term="0"&gt;&lt;td&gt;2-65&lt;/td&gt;&lt;td&gt;チャージ&lt;/td&gt;&lt;td&gt;&lt;div class="input-group" data-deck="main"&gt;&lt;button type="button" class="btn btn-outline-secondary btn-pop" disabled&gt;-&lt;/button&gt;&lt;input type="text" class="form-control input-number" name="main-2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;[.$D199];[$HTML.$E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9];[$HTML.$B$2];[.$B199];[$HTML.$C$2];[.$O199];[$HTML.$D$2];[.$D199];[$HTML.$E$2])" office:value-type="string" office:string-value="&lt;div class=&quot;container-card&quot; id=&quot;side-2-66&quot; data-id=&quot;2-66&quot;&gt;&lt;img class=&quot;img-card&quot; width=&quot;80&quot; height=&quot;112&quot; src=&quot;https://one-draw.jp/ijinden/cardlist/002/card/02_066.png&quot; alt=&quot;カタストロフ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6" data-id="2-66"&gt;&lt;img class="img-card" width="80" height="112" src="https://one-draw.jp/ijinden/cardlist/002/card/02_066.png" alt="カタストロフ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8&quot; data-term=&quot;0&quot;&gt;&lt;td&gt;2-66&lt;/td&gt;&lt;td&gt;カタストロフ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6" data-expansion="25" data-type="3" data-color="8" data-term="0"&gt;&lt;td&gt;2-66&lt;/td&gt;&lt;td&gt;カタストロフィ&lt;/td&gt;&lt;td&gt;&lt;div class="input-group" data-deck="main"&gt;&lt;button type="button" class="btn btn-outline-secondary btn-pop" disabled&gt;-&lt;/button&gt;&lt;input type="text" class="form-control input-number" name="main-2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;[.$D200];[$HTML.$E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0];[$HTML.$B$2];[.$B200];[$HTML.$C$2];[.$O200];[$HTML.$D$2];[.$D200];[$HTML.$E$2])" office:value-type="string" office:string-value="&lt;div class=&quot;container-card&quot; id=&quot;side-2-67&quot; data-id=&quot;2-67&quot;&gt;&lt;img class=&quot;img-card&quot; width=&quot;80&quot; height=&quot;112&quot; src=&quot;https://one-draw.jp/ijinden/cardlist/002/card/02_067.png&quot; alt=&quot;エクスキュー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7" data-id="2-67"&gt;&lt;img class="img-card" width="80" height="112" src="https://one-draw.jp/ijinden/cardlist/002/card/02_067.png" alt="エクスキュー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8&quot; data-term=&quot;0&quot;&gt;&lt;td&gt;2-67&lt;/td&gt;&lt;td&gt;エクスキュー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7" data-expansion="25" data-type="3" data-color="8" data-term="0"&gt;&lt;td&gt;2-67&lt;/td&gt;&lt;td&gt;エクスキューション&lt;/td&gt;&lt;td&gt;&lt;div class="input-group" data-deck="main"&gt;&lt;button type="button" class="btn btn-outline-secondary btn-pop" disabled&gt;-&lt;/button&gt;&lt;input type="text" class="form-control input-number" name="main-2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;[.$D201];[$HTML.$E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1];[$HTML.$B$2];[.$B201];[$HTML.$C$2];[.$O201];[$HTML.$D$2];[.$D201];[$HTML.$E$2])" office:value-type="string" office:string-value="&lt;div class=&quot;container-card&quot; id=&quot;side-2-68&quot; data-id=&quot;2-68&quot;&gt;&lt;img class=&quot;img-card&quot; width=&quot;80&quot; height=&quot;112&quot; src=&quot;https://one-draw.jp/ijinden/cardlist/002/card/02_068.png&quot; alt=&quot;メロ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8" data-id="2-68"&gt;&lt;img class="img-card" width="80" height="112" src="https://one-draw.jp/ijinden/cardlist/002/card/02_068.png" alt="メロ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8&quot; data-term=&quot;0&quot;&gt;&lt;td&gt;2-68&lt;/td&gt;&lt;td&gt;メ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8" data-expansion="25" data-type="3" data-color="8" data-term="0"&gt;&lt;td&gt;2-68&lt;/td&gt;&lt;td&gt;メロウ&lt;/td&gt;&lt;td&gt;&lt;div class="input-group" data-deck="main"&gt;&lt;button type="button" class="btn btn-outline-secondary btn-pop" disabled&gt;-&lt;/button&gt;&lt;input type="text" class="form-control input-number" name="main-2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;[.$D202];[$HTML.$E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2];[$HTML.$B$2];[.$B202];[$HTML.$C$2];[.$O202];[$HTML.$D$2];[.$D202];[$HTML.$E$2])" office:value-type="string" office:string-value="&lt;div class=&quot;container-card&quot; id=&quot;side-2-69&quot; data-id=&quot;2-69&quot;&gt;&lt;img class=&quot;img-card&quot; width=&quot;80&quot; height=&quot;112&quot; src=&quot;https://one-draw.jp/ijinden/cardlist/002/card/02_069.png&quot; alt=&quot;スカーレッ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9" data-id="2-69"&gt;&lt;img class="img-card" width="80" height="112" src="https://one-draw.jp/ijinden/cardlist/002/card/02_069.png" alt="スカーレッ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8&quot; data-term=&quot;0&quot;&gt;&lt;td&gt;2-69&lt;/td&gt;&lt;td&gt;スカー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9" data-expansion="25" data-type="3" data-color="8" data-term="0"&gt;&lt;td&gt;2-69&lt;/td&gt;&lt;td&gt;スカーレット&lt;/td&gt;&lt;td&gt;&lt;div class="input-group" data-deck="main"&gt;&lt;button type="button" class="btn btn-outline-secondary btn-pop" disabled&gt;-&lt;/button&gt;&lt;input type="text" class="form-control input-number" name="main-2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;[.$D203];[$HTML.$E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3];[$HTML.$B$2];[.$B203];[$HTML.$C$2];[.$O203];[$HTML.$D$2];[.$D203];[$HTML.$E$2])" office:value-type="string" office:string-value="&lt;div class=&quot;container-card&quot; id=&quot;side-2-70&quot; data-id=&quot;2-70&quot;&gt;&lt;img class=&quot;img-card&quot; width=&quot;80&quot; height=&quot;112&quot; src=&quot;https://one-draw.jp/ijinden/cardlist/002/card/02_070.png&quot; alt=&quot;ピーコ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0" data-id="2-70"&gt;&lt;img class="img-card" width="80" height="112" src="https://one-draw.jp/ijinden/cardlist/002/card/02_070.png" alt="ピーコ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8&quot; data-term=&quot;0&quot;&gt;&lt;td&gt;2-70&lt;/td&gt;&lt;td&gt;ピー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0" data-expansion="25" data-type="3" data-color="8" data-term="0"&gt;&lt;td&gt;2-70&lt;/td&gt;&lt;td&gt;ピーコック&lt;/td&gt;&lt;td&gt;&lt;div class="input-group" data-deck="main"&gt;&lt;button type="button" class="btn btn-outline-secondary btn-pop" disabled&gt;-&lt;/button&gt;&lt;input type="text" class="form-control input-number" name="main-2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;[.$D204];[$HTML.$E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4];[$HTML.$B$2];[.$B204];[$HTML.$C$2];[.$O204];[$HTML.$D$2];[.$D204];[$HTML.$E$2])" office:value-type="string" office:string-value="&lt;div class=&quot;container-card&quot; id=&quot;side-2-71&quot; data-id=&quot;2-71&quot;&gt;&lt;img class=&quot;img-card&quot; width=&quot;80&quot; height=&quot;112&quot; src=&quot;https://one-draw.jp/ijinden/cardlist/002/card/02_071.png&quot; alt=&quot;シャトルー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1" data-id="2-71"&gt;&lt;img class="img-card" width="80" height="112" src="https://one-draw.jp/ijinden/cardlist/002/card/02_071.png" alt="シャトルー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8&quot; data-term=&quot;0&quot;&gt;&lt;td&gt;2-71&lt;/td&gt;&lt;td&gt;シャトルー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1" data-expansion="25" data-type="3" data-color="8" data-term="0"&gt;&lt;td&gt;2-71&lt;/td&gt;&lt;td&gt;シャトルーズ&lt;/td&gt;&lt;td&gt;&lt;div class="input-group" data-deck="main"&gt;&lt;button type="button" class="btn btn-outline-secondary btn-pop" disabled&gt;-&lt;/button&gt;&lt;input type="text" class="form-control input-number" name="main-2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;[.$D205];[$HTML.$E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5];[$HTML.$B$2];[.$B205];[$HTML.$C$2];[.$O205];[$HTML.$D$2];[.$D205];[$HTML.$E$2])" office:value-type="string" office:string-value="&lt;div class=&quot;container-card&quot; id=&quot;side-2-72&quot; data-id=&quot;2-72&quot;&gt;&lt;img class=&quot;img-card&quot; width=&quot;80&quot; height=&quot;112&quot; src=&quot;https://one-draw.jp/ijinden/cardlist/002/card/02_072.png&quot; alt=&quot;サンドグラ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2" data-id="2-72"&gt;&lt;img class="img-card" width="80" height="112" src="https://one-draw.jp/ijinden/cardlist/002/card/02_072.png" alt="サンドグラ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8&quot; data-term=&quot;0&quot;&gt;&lt;td&gt;2-72&lt;/td&gt;&lt;td&gt;サンドグラ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2" data-expansion="25" data-type="4" data-color="8" data-term="0"&gt;&lt;td&gt;2-72&lt;/td&gt;&lt;td&gt;サンドグラス&lt;/td&gt;&lt;td&gt;&lt;div class="input-group" data-deck="main"&gt;&lt;button type="button" class="btn btn-outline-secondary btn-pop" disabled&gt;-&lt;/button&gt;&lt;input type="text" class="form-control input-number" name="main-2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;[.$D206];[$HTML.$E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6];[$HTML.$B$2];[.$B206];[$HTML.$C$2];[.$O206];[$HTML.$D$2];[.$D206];[$HTML.$E$2])" office:value-type="string" office:string-value="&lt;div class=&quot;container-card&quot; id=&quot;side-2-73&quot; data-id=&quot;2-73&quot;&gt;&lt;img class=&quot;img-card&quot; width=&quot;80&quot; height=&quot;112&quot; src=&quot;https://one-draw.jp/ijinden/cardlist/002/card/02_073.png&quot; alt=&quot;シルククロー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3" data-id="2-73"&gt;&lt;img class="img-card" width="80" height="112" src="https://one-draw.jp/ijinden/cardlist/002/card/02_073.png" alt="シルククロー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8&quot; data-term=&quot;0&quot;&gt;&lt;td&gt;2-73&lt;/td&gt;&lt;td&gt;シルククロー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3" data-expansion="25" data-type="4" data-color="8" data-term="0"&gt;&lt;td&gt;2-73&lt;/td&gt;&lt;td&gt;シルククローク&lt;/td&gt;&lt;td&gt;&lt;div class="input-group" data-deck="main"&gt;&lt;button type="button" class="btn btn-outline-secondary btn-pop" disabled&gt;-&lt;/button&gt;&lt;input type="text" class="form-control input-number" name="main-2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;[.$D207];[$HTML.$E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7];[$HTML.$B$2];[.$B207];[$HTML.$C$2];[.$O207];[$HTML.$D$2];[.$D207];[$HTML.$E$2])" office:value-type="string" office:string-value="&lt;div class=&quot;container-card&quot; id=&quot;side-2-74&quot; data-id=&quot;2-74&quot;&gt;&lt;img class=&quot;img-card&quot; width=&quot;80&quot; height=&quot;112&quot; src=&quot;https://one-draw.jp/ijinden/cardlist/002/card/02_074.png&quot; alt=&quot;イエロー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4" data-id="2-74"&gt;&lt;img class="img-card" width="80" height="112" src="https://one-draw.jp/ijinden/cardlist/002/card/02_074.png" alt="イエロー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8&quot; data-term=&quot;0&quot;&gt;&lt;td&gt;2-74&lt;/td&gt;&lt;td&gt;イエロ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4" data-expansion="25" data-type="4" data-color="8" data-term="0"&gt;&lt;td&gt;2-74&lt;/td&gt;&lt;td&gt;イエローオーブ&lt;/td&gt;&lt;td&gt;&lt;div class="input-group" data-deck="main"&gt;&lt;button type="button" class="btn btn-outline-secondary btn-pop" disabled&gt;-&lt;/button&gt;&lt;input type="text" class="form-control input-number" name="main-2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;[.$D208];[$HTML.$E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8];[$HTML.$B$2];[.$B208];[$HTML.$C$2];[.$O208];[$HTML.$D$2];[.$D208];[$HTML.$E$2])" office:value-type="string" office:string-value="&lt;div class=&quot;container-card&quot; id=&quot;side-2-75&quot; data-id=&quot;2-75&quot;&gt;&lt;img class=&quot;img-card&quot; width=&quot;80&quot; height=&quot;112&quot; src=&quot;https://one-draw.jp/ijinden/cardlist/002/card/02_075.png&quot; alt=&quot;R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5" data-id="2-75"&gt;&lt;img class="img-card" width="80" height="112" src="https://one-draw.jp/ijinden/cardlist/002/card/02_075.png" alt="R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41&quot; data-term=&quot;0&quot;&gt;&lt;td&gt;2-75&lt;/td&gt;&lt;td&gt;R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5" data-expansion="25" data-type="4" data-color="41" data-term="0"&gt;&lt;td&gt;2-75&lt;/td&gt;&lt;td&gt;RYマーブルストーン&lt;/td&gt;&lt;td&gt;&lt;div class="input-group" data-deck="main"&gt;&lt;button type="button" class="btn btn-outline-secondary btn-pop" disabled&gt;-&lt;/button&gt;&lt;input type="text" class="form-control input-number" name="main-2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;[.$D209];[$HTML.$E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9];[$HTML.$B$2];[.$B209];[$HTML.$C$2];[.$O209];[$HTML.$D$2];[.$D209];[$HTML.$E$2])" office:value-type="string" office:string-value="&lt;div class=&quot;container-card&quot; id=&quot;side-2-76&quot; data-id=&quot;2-76&quot;&gt;&lt;img class=&quot;img-card&quot; width=&quot;80&quot; height=&quot;112&quot; src=&quot;https://one-draw.jp/ijinden/cardlist/002/card/02_076.png&quot; alt=&quot;B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6" data-id="2-76"&gt;&lt;img class="img-card" width="80" height="112" src="https://one-draw.jp/ijinden/cardlist/002/card/02_076.png" alt="B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42&quot; data-term=&quot;0&quot;&gt;&lt;td&gt;2-76&lt;/td&gt;&lt;td&gt;B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6" data-expansion="25" data-type="4" data-color="42" data-term="0"&gt;&lt;td&gt;2-76&lt;/td&gt;&lt;td&gt;BYマーブルストーン&lt;/td&gt;&lt;td&gt;&lt;div class="input-group" data-deck="main"&gt;&lt;button type="button" class="btn btn-outline-secondary btn-pop" disabled&gt;-&lt;/button&gt;&lt;input type="text" class="form-control input-number" name="main-2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;[.$D210];[$HTML.$E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0];[$HTML.$B$2];[.$B210];[$HTML.$C$2];[.$O210];[$HTML.$D$2];[.$D210];[$HTML.$E$2])" office:value-type="string" office:string-value="&lt;div class=&quot;container-card&quot; id=&quot;side-2-77&quot; data-id=&quot;2-77&quot;&gt;&lt;img class=&quot;img-card&quot; width=&quot;80&quot; height=&quot;112&quot; src=&quot;https://one-draw.jp/ijinden/cardlist/002/card/02_077.png&quot; alt=&quot;GYマーブ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7" data-id="2-77"&gt;&lt;img class="img-card" width="80" height="112" src="https://one-draw.jp/ijinden/cardlist/002/card/02_077.png" alt="GYマーブ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44&quot; data-term=&quot;0&quot;&gt;&lt;td&gt;2-77&lt;/td&gt;&lt;td&gt;G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7" data-expansion="25" data-type="4" data-color="44" data-term="0"&gt;&lt;td&gt;2-77&lt;/td&gt;&lt;td&gt;GYマーブルストーン&lt;/td&gt;&lt;td&gt;&lt;div class="input-group" data-deck="main"&gt;&lt;button type="button" class="btn btn-outline-secondary btn-pop" disabled&gt;-&lt;/button&gt;&lt;input type="text" class="form-control input-number" name="main-2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;[.$D211];[$HTML.$E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1];[$HTML.$B$2];[.$B211];[$HTML.$C$2];[.$O211];[$HTML.$D$2];[.$D211];[$HTML.$E$2])" office:value-type="string" office:string-value="&lt;div class=&quot;container-card&quot; id=&quot;side-2-78&quot; data-id=&quot;2-78&quot;&gt;&lt;img class=&quot;img-card&quot; width=&quot;80&quot; height=&quot;112&quot; src=&quot;https://one-draw.jp/ijinden/cardlist/002/card/02_078.png&quot; alt=&quot;R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8" data-id="2-78"&gt;&lt;img class="img-card" width="80" height="112" src="https://one-draw.jp/ijinden/cardlist/002/card/02_078.png" alt="R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41&quot; data-term=&quot;0&quot;&gt;&lt;td&gt;2-78&lt;/td&gt;&lt;td&gt;R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8" data-expansion="25" data-type="4" data-color="41" data-term="0"&gt;&lt;td&gt;2-78&lt;/td&gt;&lt;td&gt;RYマーブルオーブ&lt;/td&gt;&lt;td&gt;&lt;div class="input-group" data-deck="main"&gt;&lt;button type="button" class="btn btn-outline-secondary btn-pop" disabled&gt;-&lt;/button&gt;&lt;input type="text" class="form-control input-number" name="main-2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;[.$D212];[$HTML.$E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2];[$HTML.$B$2];[.$B212];[$HTML.$C$2];[.$O212];[$HTML.$D$2];[.$D212];[$HTML.$E$2])" office:value-type="string" office:string-value="&lt;div class=&quot;container-card&quot; id=&quot;side-2-79&quot; data-id=&quot;2-79&quot;&gt;&lt;img class=&quot;img-card&quot; width=&quot;80&quot; height=&quot;112&quot; src=&quot;https://one-draw.jp/ijinden/cardlist/002/card/02_079.png&quot; alt=&quot;B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9" data-id="2-79"&gt;&lt;img class="img-card" width="80" height="112" src="https://one-draw.jp/ijinden/cardlist/002/card/02_079.png" alt="B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42&quot; data-term=&quot;0&quot;&gt;&lt;td&gt;2-79&lt;/td&gt;&lt;td&gt;B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9" data-expansion="25" data-type="4" data-color="42" data-term="0"&gt;&lt;td&gt;2-79&lt;/td&gt;&lt;td&gt;BYマーブルオーブ&lt;/td&gt;&lt;td&gt;&lt;div class="input-group" data-deck="main"&gt;&lt;button type="button" class="btn btn-outline-secondary btn-pop" disabled&gt;-&lt;/button&gt;&lt;input type="text" class="form-control input-number" name="main-2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;[.$D213];[$HTML.$E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3];[$HTML.$B$2];[.$B213];[$HTML.$C$2];[.$O213];[$HTML.$D$2];[.$D213];[$HTML.$E$2])" office:value-type="string" office:string-value="&lt;div class=&quot;container-card&quot; id=&quot;side-2-80&quot; data-id=&quot;2-80&quot;&gt;&lt;img class=&quot;img-card&quot; width=&quot;80&quot; height=&quot;112&quot; src=&quot;https://one-draw.jp/ijinden/cardlist/002/card/02_080.png&quot; alt=&quot;GYマーブ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0" data-id="2-80"&gt;&lt;img class="img-card" width="80" height="112" src="https://one-draw.jp/ijinden/cardlist/002/card/02_080.png" alt="GYマーブ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44&quot; data-term=&quot;0&quot;&gt;&lt;td&gt;2-80&lt;/td&gt;&lt;td&gt;G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0" data-expansion="25" data-type="4" data-color="44" data-term="0"&gt;&lt;td&gt;2-80&lt;/td&gt;&lt;td&gt;GYマーブルオーブ&lt;/td&gt;&lt;td&gt;&lt;div class="input-group" data-deck="main"&gt;&lt;button type="button" class="btn btn-outline-secondary btn-pop" disabled&gt;-&lt;/button&gt;&lt;input type="text" class="form-control input-number" name="main-2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;[.$D214];[$HTML.$E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4];[$HTML.$B$2];[.$B214];[$HTML.$C$2];[.$O214];[$HTML.$D$2];[.$D214];[$HTML.$E$2])" office:value-type="string" office:string-value="&lt;div class=&quot;container-card&quot; id=&quot;side-P-1&quot; data-id=&quot;P-1&quot;&gt;&lt;img class=&quot;img-card&quot; width=&quot;80&quot; height=&quot;112&quot; src=&quot;https://one-draw.jp/ijinden/cardlist/P01/card/03_P_001.png&quot; alt=&quot;マリ・キュ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" data-id="P-1"&gt;&lt;img class="img-card" width="80" height="112" src="https://one-draw.jp/ijinden/cardlist/P01/card/03_P_001.png" alt="マリ・キュ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16&quot; data-term=&quot;0&quot;&gt;&lt;td&gt;P-1&lt;/td&gt;&lt;td&gt;マリ・キュ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" data-expansion="30" data-type="1" data-color="16" data-term="0"&gt;&lt;td&gt;P-1&lt;/td&gt;&lt;td&gt;マリ・キュリー&lt;/td&gt;&lt;td&gt;&lt;div class="input-group" data-deck="main"&gt;&lt;button type="button" class="btn btn-outline-secondary btn-pop" disabled&gt;-&lt;/button&gt;&lt;input type="text" class="form-control input-number" name="main-P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;[.$D215];[$HTML.$E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5];[$HTML.$B$2];[.$B215];[$HTML.$C$2];[.$O215];[$HTML.$D$2];[.$D215];[$HTML.$E$2])" office:value-type="string" office:string-value="&lt;div class=&quot;container-card&quot; id=&quot;side-P-2&quot; data-id=&quot;P-2&quot;&gt;&lt;img class=&quot;img-card&quot; width=&quot;80&quot; height=&quot;112&quot; src=&quot;https://one-draw.jp/ijinden/cardlist/P01/card/03_P_002.png&quot; alt=&quot;篤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2" data-id="P-2"&gt;&lt;img class="img-card" width="80" height="112" src="https://one-draw.jp/ijinden/cardlist/P01/card/03_P_002.png" alt="篤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16&quot; data-term=&quot;0&quot;&gt;&lt;td&gt;P-2&lt;/td&gt;&lt;td&gt;篤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2" data-expansion="30" data-type="1" data-color="16" data-term="0"&gt;&lt;td&gt;P-2&lt;/td&gt;&lt;td&gt;篤姫&lt;/td&gt;&lt;td&gt;&lt;div class="input-group" data-deck="main"&gt;&lt;button type="button" class="btn btn-outline-secondary btn-pop" disabled&gt;-&lt;/button&gt;&lt;input type="text" class="form-control input-number" name="main-P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;[.$D216];[$HTML.$E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6];[$HTML.$B$2];[.$B216];[$HTML.$C$2];[.$O216];[$HTML.$D$2];[.$D216];[$HTML.$E$2])" office:value-type="string" office:string-value="&lt;div class=&quot;container-card&quot; id=&quot;side-P-3&quot; data-id=&quot;P-3&quot;&gt;&lt;img class=&quot;img-card&quot; width=&quot;80&quot; height=&quot;112&quot; src=&quot;https://one-draw.jp/ijinden/cardlist/P01/card/03_P_003.png&quot; alt=&quot;李成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3" data-id="P-3"&gt;&lt;img class="img-card" width="80" height="112" src="https://one-draw.jp/ijinden/cardlist/P01/card/03_P_003.png" alt="李成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16&quot; data-term=&quot;0&quot;&gt;&lt;td&gt;P-3&lt;/td&gt;&lt;td&gt;李成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3" data-expansion="30" data-type="1" data-color="16" data-term="0"&gt;&lt;td&gt;P-3&lt;/td&gt;&lt;td&gt;李成桂&lt;/td&gt;&lt;td&gt;&lt;div class="input-group" data-deck="main"&gt;&lt;button type="button" class="btn btn-outline-secondary btn-pop" disabled&gt;-&lt;/button&gt;&lt;input type="text" class="form-control input-number" name="main-P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;[.$D217];[$HTML.$E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7];[$HTML.$B$2];[.$B217];[$HTML.$C$2];[.$O217];[$HTML.$D$2];[.$D217];[$HTML.$E$2])" office:value-type="string" office:string-value="&lt;div class=&quot;container-card&quot; id=&quot;side-P-4&quot; data-id=&quot;P-4&quot;&gt;&lt;img class=&quot;img-card&quot; width=&quot;80&quot; height=&quot;112&quot; src=&quot;https://one-draw.jp/ijinden/cardlist/P01/card/03_P_004.png&quot; alt=&quot;杉田玄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4" data-id="P-4"&gt;&lt;img class="img-card" width="80" height="112" src="https://one-draw.jp/ijinden/cardlist/P01/card/03_P_004.png" alt="杉田玄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16&quot; data-term=&quot;0&quot;&gt;&lt;td&gt;P-4&lt;/td&gt;&lt;td&gt;杉田玄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4" data-expansion="30" data-type="1" data-color="16" data-term="0"&gt;&lt;td&gt;P-4&lt;/td&gt;&lt;td&gt;杉田玄白&lt;/td&gt;&lt;td&gt;&lt;div class="input-group" data-deck="main"&gt;&lt;button type="button" class="btn btn-outline-secondary btn-pop" disabled&gt;-&lt;/button&gt;&lt;input type="text" class="form-control input-number" name="main-P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;[.$D218];[$HTML.$E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8];[$HTML.$B$2];[.$B218];[$HTML.$C$2];[.$O218];[$HTML.$D$2];[.$D218];[$HTML.$E$2])" office:value-type="string" office:string-value="&lt;div class=&quot;container-card&quot; id=&quot;side-P-5&quot; data-id=&quot;P-5&quot;&gt;&lt;img class=&quot;img-card&quot; width=&quot;80&quot; height=&quot;112&quot; src=&quot;https://one-draw.jp/ijinden/cardlist/P01/card/03_P_005.png&quot; alt=&quot;渡辺崋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5" data-id="P-5"&gt;&lt;img class="img-card" width="80" height="112" src="https://one-draw.jp/ijinden/cardlist/P01/card/03_P_005.png" alt="渡辺崋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16&quot; data-term=&quot;0&quot;&gt;&lt;td&gt;P-5&lt;/td&gt;&lt;td&gt;渡辺崋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5" data-expansion="30" data-type="1" data-color="16" data-term="0"&gt;&lt;td&gt;P-5&lt;/td&gt;&lt;td&gt;渡辺崋山&lt;/td&gt;&lt;td&gt;&lt;div class="input-group" data-deck="main"&gt;&lt;button type="button" class="btn btn-outline-secondary btn-pop" disabled&gt;-&lt;/button&gt;&lt;input type="text" class="form-control input-number" name="main-P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;[.$D219];[$HTML.$E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9];[$HTML.$B$2];[.$B219];[$HTML.$C$2];[.$O219];[$HTML.$D$2];[.$D219];[$HTML.$E$2])" office:value-type="string" office:string-value="&lt;div class=&quot;container-card&quot; id=&quot;side-P-6&quot; data-id=&quot;P-6&quot;&gt;&lt;img class=&quot;img-card&quot; width=&quot;80&quot; height=&quot;112&quot; src=&quot;https://one-draw.jp/ijinden/cardlist/P01/card/03_P_006.png&quot; alt=&quot;緒方洪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6" data-id="P-6"&gt;&lt;img class="img-card" width="80" height="112" src="https://one-draw.jp/ijinden/cardlist/P01/card/03_P_006.png" alt="緒方洪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16&quot; data-term=&quot;0&quot;&gt;&lt;td&gt;P-6&lt;/td&gt;&lt;td&gt;緒方洪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6" data-expansion="30" data-type="1" data-color="16" data-term="0"&gt;&lt;td&gt;P-6&lt;/td&gt;&lt;td&gt;緒方洪庵&lt;/td&gt;&lt;td&gt;&lt;div class="input-group" data-deck="main"&gt;&lt;button type="button" class="btn btn-outline-secondary btn-pop" disabled&gt;-&lt;/button&gt;&lt;input type="text" class="form-control input-number" name="main-P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;[.$D220];[$HTML.$E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0];[$HTML.$B$2];[.$B220];[$HTML.$C$2];[.$O220];[$HTML.$D$2];[.$D220];[$HTML.$E$2])" office:value-type="string" office:string-value="&lt;div class=&quot;container-card&quot; id=&quot;side-P-7&quot; data-id=&quot;P-7&quot;&gt;&lt;img class=&quot;img-card&quot; width=&quot;80&quot; height=&quot;112&quot; src=&quot;https://one-draw.jp/ijinden/cardlist/P01/card/03_P_007.png&quot; alt=&quot;岡田以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7" data-id="P-7"&gt;&lt;img class="img-card" width="80" height="112" src="https://one-draw.jp/ijinden/cardlist/P01/card/03_P_007.png" alt="岡田以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16&quot; data-term=&quot;0&quot;&gt;&lt;td&gt;P-7&lt;/td&gt;&lt;td&gt;岡田以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7" data-expansion="30" data-type="1" data-color="16" data-term="0"&gt;&lt;td&gt;P-7&lt;/td&gt;&lt;td&gt;岡田以蔵&lt;/td&gt;&lt;td&gt;&lt;div class="input-group" data-deck="main"&gt;&lt;button type="button" class="btn btn-outline-secondary btn-pop" disabled&gt;-&lt;/button&gt;&lt;input type="text" class="form-control input-number" name="main-P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;[.$D221];[$HTML.$E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1];[$HTML.$B$2];[.$B221];[$HTML.$C$2];[.$O221];[$HTML.$D$2];[.$D221];[$HTML.$E$2])" office:value-type="string" office:string-value="&lt;div class=&quot;container-card&quot; id=&quot;side-P-8&quot; data-id=&quot;P-8&quot;&gt;&lt;img class=&quot;img-card&quot; width=&quot;80&quot; height=&quot;112&quot; src=&quot;https://one-draw.jp/ijinden/cardlist/P01/card/03_P_008.png&quot; alt=&quot;クララ・バー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8" data-id="P-8"&gt;&lt;img class="img-card" width="80" height="112" src="https://one-draw.jp/ijinden/cardlist/P01/card/03_P_008.png" alt="クララ・バー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16&quot; data-term=&quot;0&quot;&gt;&lt;td&gt;P-8&lt;/td&gt;&lt;td&gt;クララ・バ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8" data-expansion="30" data-type="1" data-color="16" data-term="0"&gt;&lt;td&gt;P-8&lt;/td&gt;&lt;td&gt;クララ・バートン&lt;/td&gt;&lt;td&gt;&lt;div class="input-group" data-deck="main"&gt;&lt;button type="button" class="btn btn-outline-secondary btn-pop" disabled&gt;-&lt;/button&gt;&lt;input type="text" class="form-control input-number" name="main-P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;[.$D222];[$HTML.$E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2];[$HTML.$B$2];[.$B222];[$HTML.$C$2];[.$O222];[$HTML.$D$2];[.$D222];[$HTML.$E$2])" office:value-type="string" office:string-value="&lt;div class=&quot;container-card&quot; id=&quot;side-P-9&quot; data-id=&quot;P-9&quot;&gt;&lt;img class=&quot;img-card&quot; width=&quot;80&quot; height=&quot;112&quot; src=&quot;https://one-draw.jp/ijinden/cardlist/P01/card/03_P_009.png&quot; alt=&quot;虎狼痢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9" data-id="P-9"&gt;&lt;img class="img-card" width="80" height="112" src="https://one-draw.jp/ijinden/cardlist/P01/card/03_P_009.png" alt="虎狼痢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16&quot; data-term=&quot;0&quot;&gt;&lt;td&gt;P-9&lt;/td&gt;&lt;td&gt;虎狼痢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9" data-expansion="30" data-type="2" data-color="16" data-term="0"&gt;&lt;td&gt;P-9&lt;/td&gt;&lt;td&gt;虎狼痢&lt;/td&gt;&lt;td&gt;&lt;div class="input-group" data-deck="main"&gt;&lt;button type="button" class="btn btn-outline-secondary btn-pop" disabled&gt;-&lt;/button&gt;&lt;input type="text" class="form-control input-number" name="main-P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;[.$D223];[$HTML.$E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3];[$HTML.$B$2];[.$B223];[$HTML.$C$2];[.$O223];[$HTML.$D$2];[.$D223];[$HTML.$E$2])" office:value-type="string" office:string-value="&lt;div class=&quot;container-card&quot; id=&quot;side-P-10&quot; data-id=&quot;P-10&quot;&gt;&lt;img class=&quot;img-card&quot; width=&quot;80&quot; height=&quot;112&quot; src=&quot;https://one-draw.jp/ijinden/cardlist/P01/card/03_P_010.png&quot; alt=&quot;浪士集う長屋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0" data-id="P-10"&gt;&lt;img class="img-card" width="80" height="112" src="https://one-draw.jp/ijinden/cardlist/P01/card/03_P_010.png" alt="浪士集う長屋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16&quot; data-term=&quot;0&quot;&gt;&lt;td&gt;P-10&lt;/td&gt;&lt;td&gt;浪士集う長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0" data-expansion="30" data-type="2" data-color="16" data-term="0"&gt;&lt;td&gt;P-10&lt;/td&gt;&lt;td&gt;浪士集う長屋&lt;/td&gt;&lt;td&gt;&lt;div class="input-group" data-deck="main"&gt;&lt;button type="button" class="btn btn-outline-secondary btn-pop" disabled&gt;-&lt;/button&gt;&lt;input type="text" class="form-control input-number" name="main-P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;[.$D224];[$HTML.$E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4];[$HTML.$B$2];[.$B224];[$HTML.$C$2];[.$O224];[$HTML.$D$2];[.$D224];[$HTML.$E$2])" office:value-type="string" office:string-value="&lt;div class=&quot;container-card&quot; id=&quot;side-P-11&quot; data-id=&quot;P-11&quot;&gt;&lt;img class=&quot;img-card&quot; width=&quot;80&quot; height=&quot;112&quot; src=&quot;https://one-draw.jp/ijinden/cardlist/P01/card/03_P_011.png&quot; alt=&quot;スピリットアウェ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1" data-id="P-11"&gt;&lt;img class="img-card" width="80" height="112" src="https://one-draw.jp/ijinden/cardlist/P01/card/03_P_011.png" alt="スピリットアウェ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16&quot; data-term=&quot;0&quot;&gt;&lt;td&gt;P-11&lt;/td&gt;&lt;td&gt;スピリットアウェ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1" data-expansion="30" data-type="3" data-color="16" data-term="0"&gt;&lt;td&gt;P-11&lt;/td&gt;&lt;td&gt;スピリットアウェイ&lt;/td&gt;&lt;td&gt;&lt;div class="input-group" data-deck="main"&gt;&lt;button type="button" class="btn btn-outline-secondary btn-pop" disabled&gt;-&lt;/button&gt;&lt;input type="text" class="form-control input-number" name="main-P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;[.$D225];[$HTML.$E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5];[$HTML.$B$2];[.$B225];[$HTML.$C$2];[.$O225];[$HTML.$D$2];[.$D225];[$HTML.$E$2])" office:value-type="string" office:string-value="&lt;div class=&quot;container-card&quot; id=&quot;side-P-12&quot; data-id=&quot;P-12&quot;&gt;&lt;img class=&quot;img-card&quot; width=&quot;80&quot; height=&quot;112&quot; src=&quot;https://one-draw.jp/ijinden/cardlist/P01/card/03_P_012.png&quot; alt=&quot;タイムディレイショ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2" data-id="P-12"&gt;&lt;img class="img-card" width="80" height="112" src="https://one-draw.jp/ijinden/cardlist/P01/card/03_P_012.png" alt="タイムディレイショ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16&quot; data-term=&quot;0&quot;&gt;&lt;td&gt;P-12&lt;/td&gt;&lt;td&gt;タイムディレ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2" data-expansion="30" data-type="3" data-color="16" data-term="0"&gt;&lt;td&gt;P-12&lt;/td&gt;&lt;td&gt;タイムディレイション&lt;/td&gt;&lt;td&gt;&lt;div class="input-group" data-deck="main"&gt;&lt;button type="button" class="btn btn-outline-secondary btn-pop" disabled&gt;-&lt;/button&gt;&lt;input type="text" class="form-control input-number" name="main-P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;[.$D226];[$HTML.$E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6];[$HTML.$B$2];[.$B226];[$HTML.$C$2];[.$O226];[$HTML.$D$2];[.$D226];[$HTML.$E$2])" office:value-type="string" office:string-value="&lt;div class=&quot;container-card&quot; id=&quot;side-P-13&quot; data-id=&quot;P-13&quot;&gt;&lt;img class=&quot;img-card&quot; width=&quot;80&quot; height=&quot;112&quot; src=&quot;https://one-draw.jp/ijinden/cardlist/P01/card/03_P_013.png&quot; alt=&quot;ハンドミラ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3" data-id="P-13"&gt;&lt;img class="img-card" width="80" height="112" src="https://one-draw.jp/ijinden/cardlist/P01/card/03_P_013.png" alt="ハンドミラ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16&quot; data-term=&quot;0&quot;&gt;&lt;td&gt;P-13&lt;/td&gt;&lt;td&gt;ハンドミラ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3" data-expansion="30" data-type="4" data-color="16" data-term="0"&gt;&lt;td&gt;P-13&lt;/td&gt;&lt;td&gt;ハンドミラー&lt;/td&gt;&lt;td&gt;&lt;div class="input-group" data-deck="main"&gt;&lt;button type="button" class="btn btn-outline-secondary btn-pop" disabled&gt;-&lt;/button&gt;&lt;input type="text" class="form-control input-number" name="main-P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;[.$D227];[$HTML.$E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7];[$HTML.$B$2];[.$B227];[$HTML.$C$2];[.$O227];[$HTML.$D$2];[.$D227];[$HTML.$E$2])" office:value-type="string" office:string-value="&lt;div class=&quot;container-card&quot; id=&quot;side-P-14&quot; data-id=&quot;P-14&quot;&gt;&lt;img class=&quot;img-card&quot; width=&quot;80&quot; height=&quot;112&quot; src=&quot;https://one-draw.jp/ijinden/cardlist/P01/card/03_P_014.png&quot; alt=&quot;ブラックブレイ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4" data-id="P-14"&gt;&lt;img class="img-card" width="80" height="112" src="https://one-draw.jp/ijinden/cardlist/P01/card/03_P_014.png" alt="ブラックブレイ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16&quot; data-term=&quot;0&quot;&gt;&lt;td&gt;P-14&lt;/td&gt;&lt;td&gt;ブラックブレイ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4" data-expansion="30" data-type="4" data-color="16" data-term="0"&gt;&lt;td&gt;P-14&lt;/td&gt;&lt;td&gt;ブラックブレイド&lt;/td&gt;&lt;td&gt;&lt;div class="input-group" data-deck="main"&gt;&lt;button type="button" class="btn btn-outline-secondary btn-pop" disabled&gt;-&lt;/button&gt;&lt;input type="text" class="form-control input-number" name="main-P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;[.$D228];[$HTML.$E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8];[$HTML.$B$2];[.$B228];[$HTML.$C$2];[.$O228];[$HTML.$D$2];[.$D228];[$HTML.$E$2])" office:value-type="string" office:string-value="&lt;div class=&quot;container-card&quot; id=&quot;side-P-15&quot; data-id=&quot;P-15&quot;&gt;&lt;img class=&quot;img-card&quot; width=&quot;80&quot; height=&quot;112&quot; src=&quot;https://one-draw.jp/ijinden/cardlist/P01/card/03_P_015.png&quot; alt=&quot;パープルオー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5" data-id="P-15"&gt;&lt;img class="img-card" width="80" height="112" src="https://one-draw.jp/ijinden/cardlist/P01/card/03_P_015.png" alt="パープルオー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16&quot; data-term=&quot;0&quot;&gt;&lt;td&gt;P-15&lt;/td&gt;&lt;td&gt;パープ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5" data-expansion="30" data-type="4" data-color="16" data-term="0"&gt;&lt;td&gt;P-15&lt;/td&gt;&lt;td&gt;パープルオーブ&lt;/td&gt;&lt;td&gt;&lt;div class="input-group" data-deck="main"&gt;&lt;button type="button" class="btn btn-outline-secondary btn-pop" disabled&gt;-&lt;/button&gt;&lt;input type="text" class="form-control input-number" name="main-P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;[.$D229];[$HTML.$E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9];[$HTML.$B$2];[.$B229];[$HTML.$C$2];[.$O229];[$HTML.$D$2];[.$D229];[$HTML.$E$2])" office:value-type="string" office:string-value="&lt;div class=&quot;container-card&quot; id=&quot;side-P-16&quot; data-id=&quot;P-16&quot;&gt;&lt;img class=&quot;img-card&quot; width=&quot;80&quot; height=&quot;112&quot; src=&quot;https://one-draw.jp/ijinden/cardlist/P01/card/03_P_016.png&quot; alt=&quot;パープルストー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6" data-id="P-16"&gt;&lt;img class="img-card" width="80" height="112" src="https://one-draw.jp/ijinden/cardlist/P01/card/03_P_016.png" alt="パープルストー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16&quot; data-term=&quot;0&quot;&gt;&lt;td&gt;P-16&lt;/td&gt;&lt;td&gt;パープ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6" data-expansion="30" data-type="4" data-color="16" data-term="0"&gt;&lt;td&gt;P-16&lt;/td&gt;&lt;td&gt;パープルストーン&lt;/td&gt;&lt;td&gt;&lt;div class="input-group" data-deck="main"&gt;&lt;button type="button" class="btn btn-outline-secondary btn-pop" disabled&gt;-&lt;/button&gt;&lt;input type="text" class="form-control input-number" name="main-P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;[.$D230];[$HTML.$E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0];[$HTML.$B$2];[.$B230];[$HTML.$C$2];[.$O230];[$HTML.$D$2];[.$D230];[$HTML.$E$2])" office:value-type="string" office:string-value="&lt;div class=&quot;container-card&quot; id=&quot;side-3-1&quot; data-id=&quot;3-1&quot;&gt;&lt;img class=&quot;img-card&quot; width=&quot;80&quot; height=&quot;112&quot; src=&quot;https://one-draw.jp/ijinden/cardlist/003/card/03_001.png&quot; alt=&quot;宮本武蔵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" data-id="3-1"&gt;&lt;img class="img-card" width="80" height="112" src="https://one-draw.jp/ijinden/cardlist/003/card/03_001.png" alt="宮本武蔵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1&quot; data-term=&quot;0&quot;&gt;&lt;td&gt;3-1&lt;/td&gt;&lt;td&gt;宮本武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" data-expansion="35" data-type="1" data-color="1" data-term="0"&gt;&lt;td&gt;3-1&lt;/td&gt;&lt;td&gt;宮本武蔵&lt;/td&gt;&lt;td&gt;&lt;div class="input-group" data-deck="main"&gt;&lt;button type="button" class="btn btn-outline-secondary btn-pop" disabled&gt;-&lt;/button&gt;&lt;input type="text" class="form-control input-number" name="main-3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;[.$D231];[$HTML.$E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1];[$HTML.$B$2];[.$B231];[$HTML.$C$2];[.$O231];[$HTML.$D$2];[.$D231];[$HTML.$E$2])" office:value-type="string" office:string-value="&lt;div class=&quot;container-card&quot; id=&quot;side-3-2&quot; data-id=&quot;3-2&quot;&gt;&lt;img class=&quot;img-card&quot; width=&quot;80&quot; height=&quot;112&quot; src=&quot;https://one-draw.jp/ijinden/cardlist/003/card/03_002.png&quot; alt=&quot;エリザベス1世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" data-id="3-2"&gt;&lt;img class="img-card" width="80" height="112" src="https://one-draw.jp/ijinden/cardlist/003/card/03_002.png" alt="エリザベス1世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1&quot; data-term=&quot;0&quot;&gt;&lt;td&gt;3-2&lt;/td&gt;&lt;td&gt;エリザベス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" data-expansion="35" data-type="1" data-color="1" data-term="0"&gt;&lt;td&gt;3-2&lt;/td&gt;&lt;td&gt;エリザベス1世&lt;/td&gt;&lt;td&gt;&lt;div class="input-group" data-deck="main"&gt;&lt;button type="button" class="btn btn-outline-secondary btn-pop" disabled&gt;-&lt;/button&gt;&lt;input type="text" class="form-control input-number" name="main-3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;[.$D232];[$HTML.$E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2];[$HTML.$B$2];[.$B232];[$HTML.$C$2];[.$O232];[$HTML.$D$2];[.$D232];[$HTML.$E$2])" office:value-type="string" office:string-value="&lt;div class=&quot;container-card&quot; id=&quot;side-3-3&quot; data-id=&quot;3-3&quot;&gt;&lt;img class=&quot;img-card&quot; width=&quot;80&quot; height=&quot;112&quot; src=&quot;https://one-draw.jp/ijinden/cardlist/003/card/03_003.png&quot; alt=&quot;エンリケ航海王子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" data-id="3-3"&gt;&lt;img class="img-card" width="80" height="112" src="https://one-draw.jp/ijinden/cardlist/003/card/03_003.png" alt="エンリケ航海王子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2&quot; data-term=&quot;0&quot;&gt;&lt;td&gt;3-3&lt;/td&gt;&lt;td&gt;エンリケ航海王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" data-expansion="35" data-type="1" data-color="2" data-term="0"&gt;&lt;td&gt;3-3&lt;/td&gt;&lt;td&gt;エンリケ航海王子&lt;/td&gt;&lt;td&gt;&lt;div class="input-group" data-deck="main"&gt;&lt;button type="button" class="btn btn-outline-secondary btn-pop" disabled&gt;-&lt;/button&gt;&lt;input type="text" class="form-control input-number" name="main-3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;[.$D233];[$HTML.$E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3];[$HTML.$B$2];[.$B233];[$HTML.$C$2];[.$O233];[$HTML.$D$2];[.$D233];[$HTML.$E$2])" office:value-type="string" office:string-value="&lt;div class=&quot;container-card&quot; id=&quot;side-3-4&quot; data-id=&quot;3-4&quot;&gt;&lt;img class=&quot;img-card&quot; width=&quot;80&quot; height=&quot;112&quot; src=&quot;https://one-draw.jp/ijinden/cardlist/003/card/03_004.png&quot; alt=&quot;吉田松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" data-id="3-4"&gt;&lt;img class="img-card" width="80" height="112" src="https://one-draw.jp/ijinden/cardlist/003/card/03_004.png" alt="吉田松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2&quot; data-term=&quot;0&quot;&gt;&lt;td&gt;3-4&lt;/td&gt;&lt;td&gt;吉田松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" data-expansion="35" data-type="1" data-color="2" data-term="0"&gt;&lt;td&gt;3-4&lt;/td&gt;&lt;td&gt;吉田松陰&lt;/td&gt;&lt;td&gt;&lt;div class="input-group" data-deck="main"&gt;&lt;button type="button" class="btn btn-outline-secondary btn-pop" disabled&gt;-&lt;/button&gt;&lt;input type="text" class="form-control input-number" name="main-3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;[.$D234];[$HTML.$E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4];[$HTML.$B$2];[.$B234];[$HTML.$C$2];[.$O234];[$HTML.$D$2];[.$D234];[$HTML.$E$2])" office:value-type="string" office:string-value="&lt;div class=&quot;container-card&quot; id=&quot;side-3-5&quot; data-id=&quot;3-5&quot;&gt;&lt;img class=&quot;img-card&quot; width=&quot;80&quot; height=&quot;112&quot; src=&quot;https://one-draw.jp/ijinden/cardlist/003/card/03_005.png&quot; alt=&quot;徳川光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" data-id="3-5"&gt;&lt;img class="img-card" width="80" height="112" src="https://one-draw.jp/ijinden/cardlist/003/card/03_005.png" alt="徳川光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4&quot; data-term=&quot;2&quot;&gt;&lt;td&gt;3-5&lt;/td&gt;&lt;td&gt;徳川光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" data-expansion="35" data-type="1" data-color="4" data-term="2"&gt;&lt;td&gt;3-5&lt;/td&gt;&lt;td&gt;徳川光圀&lt;/td&gt;&lt;td&gt;&lt;div class="input-group" data-deck="main"&gt;&lt;button type="button" class="btn btn-outline-secondary btn-pop" disabled&gt;-&lt;/button&gt;&lt;input type="text" class="form-control input-number" name="main-3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;[.$D235];[$HTML.$E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5];[$HTML.$B$2];[.$B235];[$HTML.$C$2];[.$O235];[$HTML.$D$2];[.$D235];[$HTML.$E$2])" office:value-type="string" office:string-value="&lt;div class=&quot;container-card&quot; id=&quot;side-3-6&quot; data-id=&quot;3-6&quot;&gt;&lt;img class=&quot;img-card&quot; width=&quot;80&quot; height=&quot;112&quot; src=&quot;https://one-draw.jp/ijinden/cardlist/003/card/03_006.png&quot; alt=&quot;葛飾応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" data-id="3-6"&gt;&lt;img class="img-card" width="80" height="112" src="https://one-draw.jp/ijinden/cardlist/003/card/03_006.png" alt="葛飾応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4&quot; data-term=&quot;0&quot;&gt;&lt;td&gt;3-6&lt;/td&gt;&lt;td&gt;葛飾応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" data-expansion="35" data-type="1" data-color="4" data-term="0"&gt;&lt;td&gt;3-6&lt;/td&gt;&lt;td&gt;葛飾応為&lt;/td&gt;&lt;td&gt;&lt;div class="input-group" data-deck="main"&gt;&lt;button type="button" class="btn btn-outline-secondary btn-pop" disabled&gt;-&lt;/button&gt;&lt;input type="text" class="form-control input-number" name="main-3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;[.$D236];[$HTML.$E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6];[$HTML.$B$2];[.$B236];[$HTML.$C$2];[.$O236];[$HTML.$D$2];[.$D236];[$HTML.$E$2])" office:value-type="string" office:string-value="&lt;div class=&quot;container-card&quot; id=&quot;side-3-7&quot; data-id=&quot;3-7&quot;&gt;&lt;img class=&quot;img-card&quot; width=&quot;80&quot; height=&quot;112&quot; src=&quot;https://one-draw.jp/ijinden/cardlist/003/card/03_007.png&quot; alt=&quot;曹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" data-id="3-7"&gt;&lt;img class="img-card" width="80" height="112" src="https://one-draw.jp/ijinden/cardlist/003/card/03_007.png" alt="曹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8&quot; data-term=&quot;2&quot;&gt;&lt;td&gt;3-7&lt;/td&gt;&lt;td&gt;曹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" data-expansion="35" data-type="1" data-color="8" data-term="2"&gt;&lt;td&gt;3-7&lt;/td&gt;&lt;td&gt;曹丕&lt;/td&gt;&lt;td&gt;&lt;div class="input-group" data-deck="main"&gt;&lt;button type="button" class="btn btn-outline-secondary btn-pop" disabled&gt;-&lt;/button&gt;&lt;input type="text" class="form-control input-number" name="main-3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;[.$D237];[$HTML.$E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7];[$HTML.$B$2];[.$B237];[$HTML.$C$2];[.$O237];[$HTML.$D$2];[.$D237];[$HTML.$E$2])" office:value-type="string" office:string-value="&lt;div class=&quot;container-card&quot; id=&quot;side-3-8&quot; data-id=&quot;3-8&quot;&gt;&lt;img class=&quot;img-card&quot; width=&quot;80&quot; height=&quot;112&quot; src=&quot;https://one-draw.jp/ijinden/cardlist/003/card/03_008.png&quot; alt=&quot;ジェーン・オースティ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" data-id="3-8"&gt;&lt;img class="img-card" width="80" height="112" src="https://one-draw.jp/ijinden/cardlist/003/card/03_008.png" alt="ジェーン・オースティ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8&quot; data-term=&quot;2&quot;&gt;&lt;td&gt;3-8&lt;/td&gt;&lt;td&gt;ジェーン・オースティ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" data-expansion="35" data-type="1" data-color="8" data-term="2"&gt;&lt;td&gt;3-8&lt;/td&gt;&lt;td&gt;ジェーン・オースティン&lt;/td&gt;&lt;td&gt;&lt;div class="input-group" data-deck="main"&gt;&lt;button type="button" class="btn btn-outline-secondary btn-pop" disabled&gt;-&lt;/button&gt;&lt;input type="text" class="form-control input-number" name="main-3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;[.$D238];[$HTML.$E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8];[$HTML.$B$2];[.$B238];[$HTML.$C$2];[.$O238];[$HTML.$D$2];[.$D238];[$HTML.$E$2])" office:value-type="string" office:string-value="&lt;div class=&quot;container-card&quot; id=&quot;side-3-9&quot; data-id=&quot;3-9&quot;&gt;&lt;img class=&quot;img-card&quot; width=&quot;80&quot; height=&quot;112&quot; src=&quot;https://one-draw.jp/ijinden/cardlist/003/card/03_009.png&quot; alt=&quot;土方歳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9" data-id="3-9"&gt;&lt;img class="img-card" width="80" height="112" src="https://one-draw.jp/ijinden/cardlist/003/card/03_009.png" alt="土方歳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16&quot; data-term=&quot;0&quot;&gt;&lt;td&gt;3-9&lt;/td&gt;&lt;td&gt;土方歳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9" data-expansion="35" data-type="1" data-color="16" data-term="0"&gt;&lt;td&gt;3-9&lt;/td&gt;&lt;td&gt;土方歳三&lt;/td&gt;&lt;td&gt;&lt;div class="input-group" data-deck="main"&gt;&lt;button type="button" class="btn btn-outline-secondary btn-pop" disabled&gt;-&lt;/button&gt;&lt;input type="text" class="form-control input-number" name="main-3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;[.$D239];[$HTML.$E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9];[$HTML.$B$2];[.$B239];[$HTML.$C$2];[.$O239];[$HTML.$D$2];[.$D239];[$HTML.$E$2])" office:value-type="string" office:string-value="&lt;div class=&quot;container-card&quot; id=&quot;side-3-10&quot; data-id=&quot;3-10&quot;&gt;&lt;img class=&quot;img-card&quot; width=&quot;80&quot; height=&quot;112&quot; src=&quot;https://one-draw.jp/ijinden/cardlist/003/card/03_010.png&quot; alt=&quot;武則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0" data-id="3-10"&gt;&lt;img class="img-card" width="80" height="112" src="https://one-draw.jp/ijinden/cardlist/003/card/03_010.png" alt="武則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16&quot; data-term=&quot;0&quot;&gt;&lt;td&gt;3-10&lt;/td&gt;&lt;td&gt;武則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0" data-expansion="35" data-type="1" data-color="16" data-term="0"&gt;&lt;td&gt;3-10&lt;/td&gt;&lt;td&gt;武則天&lt;/td&gt;&lt;td&gt;&lt;div class="input-group" data-deck="main"&gt;&lt;button type="button" class="btn btn-outline-secondary btn-pop" disabled&gt;-&lt;/button&gt;&lt;input type="text" class="form-control input-number" name="main-3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;[.$D240];[$HTML.$E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0];[$HTML.$B$2];[.$B240];[$HTML.$C$2];[.$O240];[$HTML.$D$2];[.$D240];[$HTML.$E$2])" office:value-type="string" office:string-value="&lt;div class=&quot;container-card&quot; id=&quot;side-3-11&quot; data-id=&quot;3-11&quot;&gt;&lt;img class=&quot;img-card&quot; width=&quot;80&quot; height=&quot;112&quot; src=&quot;https://one-draw.jp/ijinden/cardlist/003/card/03_011.png&quot; alt=&quot;ウィリアム・セシ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1" data-id="3-11"&gt;&lt;img class="img-card" width="80" height="112" src="https://one-draw.jp/ijinden/cardlist/003/card/03_011.png" alt="ウィリアム・セシ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1&quot; data-term=&quot;0&quot;&gt;&lt;td&gt;3-11&lt;/td&gt;&lt;td&gt;ウィリアム・セシ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1" data-expansion="35" data-type="1" data-color="1" data-term="0"&gt;&lt;td&gt;3-11&lt;/td&gt;&lt;td&gt;ウィリアム・セシル&lt;/td&gt;&lt;td&gt;&lt;div class="input-group" data-deck="main"&gt;&lt;button type="button" class="btn btn-outline-secondary btn-pop" disabled&gt;-&lt;/button&gt;&lt;input type="text" class="form-control input-number" name="main-3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;[.$D241];[$HTML.$E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1];[$HTML.$B$2];[.$B241];[$HTML.$C$2];[.$O241];[$HTML.$D$2];[.$D241];[$HTML.$E$2])" office:value-type="string" office:string-value="&lt;div class=&quot;container-card&quot; id=&quot;side-3-12&quot; data-id=&quot;3-12&quot;&gt;&lt;img class=&quot;img-card&quot; width=&quot;80&quot; height=&quot;112&quot; src=&quot;https://one-draw.jp/ijinden/cardlist/003/card/03_012.png&quot; alt=&quot;イーライ・ホイットニ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2" data-id="3-12"&gt;&lt;img class="img-card" width="80" height="112" src="https://one-draw.jp/ijinden/cardlist/003/card/03_012.png" alt="イーライ・ホイットニ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1&quot; data-term=&quot;0&quot;&gt;&lt;td&gt;3-12&lt;/td&gt;&lt;td&gt;イーライ・ホイットニ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2" data-expansion="35" data-type="1" data-color="1" data-term="0"&gt;&lt;td&gt;3-12&lt;/td&gt;&lt;td&gt;イーライ・ホイットニー&lt;/td&gt;&lt;td&gt;&lt;div class="input-group" data-deck="main"&gt;&lt;button type="button" class="btn btn-outline-secondary btn-pop" disabled&gt;-&lt;/button&gt;&lt;input type="text" class="form-control input-number" name="main-3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;[.$D242];[$HTML.$E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2];[$HTML.$B$2];[.$B242];[$HTML.$C$2];[.$O242];[$HTML.$D$2];[.$D242];[$HTML.$E$2])" office:value-type="string" office:string-value="&lt;div class=&quot;container-card&quot; id=&quot;side-3-13&quot; data-id=&quot;3-13&quot;&gt;&lt;img class=&quot;img-card&quot; width=&quot;80&quot; height=&quot;112&quot; src=&quot;https://one-draw.jp/ijinden/cardlist/003/card/03_013.png&quot; alt=&quot;平賀源内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3" data-id="3-13"&gt;&lt;img class="img-card" width="80" height="112" src="https://one-draw.jp/ijinden/cardlist/003/card/03_013.png" alt="平賀源内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1&quot; data-term=&quot;0&quot;&gt;&lt;td&gt;3-13&lt;/td&gt;&lt;td&gt;平賀源内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3" data-expansion="35" data-type="1" data-color="1" data-term="0"&gt;&lt;td&gt;3-13&lt;/td&gt;&lt;td&gt;平賀源内&lt;/td&gt;&lt;td&gt;&lt;div class="input-group" data-deck="main"&gt;&lt;button type="button" class="btn btn-outline-secondary btn-pop" disabled&gt;-&lt;/button&gt;&lt;input type="text" class="form-control input-number" name="main-3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;[.$D243];[$HTML.$E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3];[$HTML.$B$2];[.$B243];[$HTML.$C$2];[.$O243];[$HTML.$D$2];[.$D243];[$HTML.$E$2])" office:value-type="string" office:string-value="&lt;div class=&quot;container-card&quot; id=&quot;side-3-14&quot; data-id=&quot;3-14&quot;&gt;&lt;img class=&quot;img-card&quot; width=&quot;80&quot; height=&quot;112&quot; src=&quot;https://one-draw.jp/ijinden/cardlist/003/card/03_014.png&quot; alt=&quot;ジョージ・スチーブンソ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4" data-id="3-14"&gt;&lt;img class="img-card" width="80" height="112" src="https://one-draw.jp/ijinden/cardlist/003/card/03_014.png" alt="ジョージ・スチーブンソ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1&quot; data-term=&quot;0&quot;&gt;&lt;td&gt;3-14&lt;/td&gt;&lt;td&gt;ジョージ・スチーブンソ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4" data-expansion="35" data-type="1" data-color="1" data-term="0"&gt;&lt;td&gt;3-14&lt;/td&gt;&lt;td&gt;ジョージ・スチーブンソン&lt;/td&gt;&lt;td&gt;&lt;div class="input-group" data-deck="main"&gt;&lt;button type="button" class="btn btn-outline-secondary btn-pop" disabled&gt;-&lt;/button&gt;&lt;input type="text" class="form-control input-number" name="main-3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;[.$D244];[$HTML.$E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4];[$HTML.$B$2];[.$B244];[$HTML.$C$2];[.$O244];[$HTML.$D$2];[.$D244];[$HTML.$E$2])" office:value-type="string" office:string-value="&lt;div class=&quot;container-card&quot; id=&quot;side-3-15&quot; data-id=&quot;3-15&quot;&gt;&lt;img class=&quot;img-card&quot; width=&quot;80&quot; height=&quot;112&quot; src=&quot;https://one-draw.jp/ijinden/cardlist/003/card/03_015.png&quot; alt=&quot;淀殿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5" data-id="3-15"&gt;&lt;img class="img-card" width="80" height="112" src="https://one-draw.jp/ijinden/cardlist/003/card/03_015.png" alt="淀殿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1&quot; data-term=&quot;0&quot;&gt;&lt;td&gt;3-15&lt;/td&gt;&lt;td&gt;淀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5" data-expansion="35" data-type="1" data-color="1" data-term="0"&gt;&lt;td&gt;3-15&lt;/td&gt;&lt;td&gt;淀殿&lt;/td&gt;&lt;td&gt;&lt;div class="input-group" data-deck="main"&gt;&lt;button type="button" class="btn btn-outline-secondary btn-pop" disabled&gt;-&lt;/button&gt;&lt;input type="text" class="form-control input-number" name="main-3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;[.$D245];[$HTML.$E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5];[$HTML.$B$2];[.$B245];[$HTML.$C$2];[.$O245];[$HTML.$D$2];[.$D245];[$HTML.$E$2])" office:value-type="string" office:string-value="&lt;div class=&quot;container-card&quot; id=&quot;side-3-16&quot; data-id=&quot;3-16&quot;&gt;&lt;img class=&quot;img-card&quot; width=&quot;80&quot; height=&quot;112&quot; src=&quot;https://one-draw.jp/ijinden/cardlist/003/card/03_016.png&quot; alt=&quot;ジョージ・ワシント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6" data-id="3-16"&gt;&lt;img class="img-card" width="80" height="112" src="https://one-draw.jp/ijinden/cardlist/003/card/03_016.png" alt="ジョージ・ワシント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1&quot; data-term=&quot;0&quot;&gt;&lt;td&gt;3-16&lt;/td&gt;&lt;td&gt;ジョージ・ワシン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6" data-expansion="35" data-type="1" data-color="1" data-term="0"&gt;&lt;td&gt;3-16&lt;/td&gt;&lt;td&gt;ジョージ・ワシントン&lt;/td&gt;&lt;td&gt;&lt;div class="input-group" data-deck="main"&gt;&lt;button type="button" class="btn btn-outline-secondary btn-pop" disabled&gt;-&lt;/button&gt;&lt;input type="text" class="form-control input-number" name="main-3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;[.$D246];[$HTML.$E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6];[$HTML.$B$2];[.$B246];[$HTML.$C$2];[.$O246];[$HTML.$D$2];[.$D246];[$HTML.$E$2])" office:value-type="string" office:string-value="&lt;div class=&quot;container-card&quot; id=&quot;side-3-17&quot; data-id=&quot;3-17&quot;&gt;&lt;img class=&quot;img-card&quot; width=&quot;80&quot; height=&quot;112&quot; src=&quot;https://one-draw.jp/ijinden/cardlist/003/card/03_017.png&quot; alt=&quot;大塩平八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7" data-id="3-17"&gt;&lt;img class="img-card" width="80" height="112" src="https://one-draw.jp/ijinden/cardlist/003/card/03_017.png" alt="大塩平八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1&quot; data-term=&quot;3&quot;&gt;&lt;td&gt;3-17&lt;/td&gt;&lt;td&gt;大塩平八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7" data-expansion="35" data-type="1" data-color="1" data-term="3"&gt;&lt;td&gt;3-17&lt;/td&gt;&lt;td&gt;大塩平八郎&lt;/td&gt;&lt;td&gt;&lt;div class="input-group" data-deck="main"&gt;&lt;button type="button" class="btn btn-outline-secondary btn-pop" disabled&gt;-&lt;/button&gt;&lt;input type="text" class="form-control input-number" name="main-3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;[.$D247];[$HTML.$E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7];[$HTML.$B$2];[.$B247];[$HTML.$C$2];[.$O247];[$HTML.$D$2];[.$D247];[$HTML.$E$2])" office:value-type="string" office:string-value="&lt;div class=&quot;container-card&quot; id=&quot;side-3-18&quot; data-id=&quot;3-18&quot;&gt;&lt;img class=&quot;img-card&quot; width=&quot;80&quot; height=&quot;112&quot; src=&quot;https://one-draw.jp/ijinden/cardlist/003/card/03_018.png&quot; alt=&quot;水野忠邦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8" data-id="3-18"&gt;&lt;img class="img-card" width="80" height="112" src="https://one-draw.jp/ijinden/cardlist/003/card/03_018.png" alt="水野忠邦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1&quot; data-term=&quot;0&quot;&gt;&lt;td&gt;3-18&lt;/td&gt;&lt;td&gt;水野忠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8" data-expansion="35" data-type="1" data-color="1" data-term="0"&gt;&lt;td&gt;3-18&lt;/td&gt;&lt;td&gt;水野忠邦&lt;/td&gt;&lt;td&gt;&lt;div class="input-group" data-deck="main"&gt;&lt;button type="button" class="btn btn-outline-secondary btn-pop" disabled&gt;-&lt;/button&gt;&lt;input type="text" class="form-control input-number" name="main-3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;[.$D248];[$HTML.$E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8];[$HTML.$B$2];[.$B248];[$HTML.$C$2];[.$O248];[$HTML.$D$2];[.$D248];[$HTML.$E$2])" office:value-type="string" office:string-value="&lt;div class=&quot;container-card&quot; id=&quot;side-3-19&quot; data-id=&quot;3-19&quot;&gt;&lt;img class=&quot;img-card&quot; width=&quot;80&quot; height=&quot;112&quot; src=&quot;https://one-draw.jp/ijinden/cardlist/003/card/03_019.png&quot; alt=&quot;伊達政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9" data-id="3-19"&gt;&lt;img class="img-card" width="80" height="112" src="https://one-draw.jp/ijinden/cardlist/003/card/03_019.png" alt="伊達政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2&quot; data-term=&quot;0&quot;&gt;&lt;td&gt;3-19&lt;/td&gt;&lt;td&gt;伊達政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9" data-expansion="35" data-type="1" data-color="2" data-term="0"&gt;&lt;td&gt;3-19&lt;/td&gt;&lt;td&gt;伊達政宗&lt;/td&gt;&lt;td&gt;&lt;div class="input-group" data-deck="main"&gt;&lt;button type="button" class="btn btn-outline-secondary btn-pop" disabled&gt;-&lt;/button&gt;&lt;input type="text" class="form-control input-number" name="main-3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;[.$D249];[$HTML.$E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9];[$HTML.$B$2];[.$B249];[$HTML.$C$2];[.$O249];[$HTML.$D$2];[.$D249];[$HTML.$E$2])" office:value-type="string" office:string-value="&lt;div class=&quot;container-card&quot; id=&quot;side-3-20&quot; data-id=&quot;3-20&quot;&gt;&lt;img class=&quot;img-card&quot; width=&quot;80&quot; height=&quot;112&quot; src=&quot;https://one-draw.jp/ijinden/cardlist/003/card/03_020.png&quot; alt=&quot;バルトロメウ=ディア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0" data-id="3-20"&gt;&lt;img class="img-card" width="80" height="112" src="https://one-draw.jp/ijinden/cardlist/003/card/03_020.png" alt="バルトロメウ=ディア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2&quot; data-term=&quot;1&quot;&gt;&lt;td&gt;3-20&lt;/td&gt;&lt;td&gt;バルトロメウ=ディア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0" data-expansion="35" data-type="1" data-color="2" data-term="1"&gt;&lt;td&gt;3-20&lt;/td&gt;&lt;td&gt;バルトロメウ=ディアス&lt;/td&gt;&lt;td&gt;&lt;div class="input-group" data-deck="main"&gt;&lt;button type="button" class="btn btn-outline-secondary btn-pop" disabled&gt;-&lt;/button&gt;&lt;input type="text" class="form-control input-number" name="main-3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;[.$D250];[$HTML.$E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0];[$HTML.$B$2];[.$B250];[$HTML.$C$2];[.$O250];[$HTML.$D$2];[.$D250];[$HTML.$E$2])" office:value-type="string" office:string-value="&lt;div class=&quot;container-card&quot; id=&quot;side-3-21&quot; data-id=&quot;3-21&quot;&gt;&lt;img class=&quot;img-card&quot; width=&quot;80&quot; height=&quot;112&quot; src=&quot;https://one-draw.jp/ijinden/cardlist/003/card/03_021.png&quot; alt=&quot;木戸孝允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1" data-id="3-21"&gt;&lt;img class="img-card" width="80" height="112" src="https://one-draw.jp/ijinden/cardlist/003/card/03_021.png" alt="木戸孝允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2&quot; data-term=&quot;0&quot;&gt;&lt;td&gt;3-21&lt;/td&gt;&lt;td&gt;木戸孝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1" data-expansion="35" data-type="1" data-color="2" data-term="0"&gt;&lt;td&gt;3-21&lt;/td&gt;&lt;td&gt;木戸孝允&lt;/td&gt;&lt;td&gt;&lt;div class="input-group" data-deck="main"&gt;&lt;button type="button" class="btn btn-outline-secondary btn-pop" disabled&gt;-&lt;/button&gt;&lt;input type="text" class="form-control input-number" name="main-3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;[.$D251];[$HTML.$E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1];[$HTML.$B$2];[.$B251];[$HTML.$C$2];[.$O251];[$HTML.$D$2];[.$D251];[$HTML.$E$2])" office:value-type="string" office:string-value="&lt;div class=&quot;container-card&quot; id=&quot;side-3-22&quot; data-id=&quot;3-22&quot;&gt;&lt;img class=&quot;img-card&quot; width=&quot;80&quot; height=&quot;112&quot; src=&quot;https://one-draw.jp/ijinden/cardlist/003/card/03_022.png&quot; alt=&quot;高杉晋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2" data-id="3-22"&gt;&lt;img class="img-card" width="80" height="112" src="https://one-draw.jp/ijinden/cardlist/003/card/03_022.png" alt="高杉晋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2&quot; data-term=&quot;4&quot;&gt;&lt;td&gt;3-22&lt;/td&gt;&lt;td&gt;高杉晋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2" data-expansion="35" data-type="1" data-color="2" data-term="4"&gt;&lt;td&gt;3-22&lt;/td&gt;&lt;td&gt;高杉晋作&lt;/td&gt;&lt;td&gt;&lt;div class="input-group" data-deck="main"&gt;&lt;button type="button" class="btn btn-outline-secondary btn-pop" disabled&gt;-&lt;/button&gt;&lt;input type="text" class="form-control input-number" name="main-3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;[.$D252];[$HTML.$E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2];[$HTML.$B$2];[.$B252];[$HTML.$C$2];[.$O252];[$HTML.$D$2];[.$D252];[$HTML.$E$2])" office:value-type="string" office:string-value="&lt;div class=&quot;container-card&quot; id=&quot;side-3-23&quot; data-id=&quot;3-23&quot;&gt;&lt;img class=&quot;img-card&quot; width=&quot;80&quot; height=&quot;112&quot; src=&quot;https://one-draw.jp/ijinden/cardlist/003/card/03_023.png&quot; alt=&quot;トマス・ニューコメ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3" data-id="3-23"&gt;&lt;img class="img-card" width="80" height="112" src="https://one-draw.jp/ijinden/cardlist/003/card/03_023.png" alt="トマス・ニューコメ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2&quot; data-term=&quot;0&quot;&gt;&lt;td&gt;3-23&lt;/td&gt;&lt;td&gt;トマス・ニューコ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3" data-expansion="35" data-type="1" data-color="2" data-term="0"&gt;&lt;td&gt;3-23&lt;/td&gt;&lt;td&gt;トマス・ニューコメン&lt;/td&gt;&lt;td&gt;&lt;div class="input-group" data-deck="main"&gt;&lt;button type="button" class="btn btn-outline-secondary btn-pop" disabled&gt;-&lt;/button&gt;&lt;input type="text" class="form-control input-number" name="main-3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;[.$D253];[$HTML.$E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3];[$HTML.$B$2];[.$B253];[$HTML.$C$2];[.$O253];[$HTML.$D$2];[.$D253];[$HTML.$E$2])" office:value-type="string" office:string-value="&lt;div class=&quot;container-card&quot; id=&quot;side-3-24&quot; data-id=&quot;3-24&quot;&gt;&lt;img class=&quot;img-card&quot; width=&quot;80&quot; height=&quot;112&quot; src=&quot;https://one-draw.jp/ijinden/cardlist/003/card/03_024.png&quot; alt=&quot;アダム・ラクスマ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4" data-id="3-24"&gt;&lt;img class="img-card" width="80" height="112" src="https://one-draw.jp/ijinden/cardlist/003/card/03_024.png" alt="アダム・ラクスマ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2&quot; data-term=&quot;0&quot;&gt;&lt;td&gt;3-24&lt;/td&gt;&lt;td&gt;アダム・ラクスマ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4" data-expansion="35" data-type="1" data-color="2" data-term="0"&gt;&lt;td&gt;3-24&lt;/td&gt;&lt;td&gt;アダム・ラクスマン&lt;/td&gt;&lt;td&gt;&lt;div class="input-group" data-deck="main"&gt;&lt;button type="button" class="btn btn-outline-secondary btn-pop" disabled&gt;-&lt;/button&gt;&lt;input type="text" class="form-control input-number" name="main-3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;[.$D254];[$HTML.$E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4];[$HTML.$B$2];[.$B254];[$HTML.$C$2];[.$O254];[$HTML.$D$2];[.$D254];[$HTML.$E$2])" office:value-type="string" office:string-value="&lt;div class=&quot;container-card&quot; id=&quot;side-3-25&quot; data-id=&quot;3-25&quot;&gt;&lt;img class=&quot;img-card&quot; width=&quot;80&quot; height=&quot;112&quot; src=&quot;https://one-draw.jp/ijinden/cardlist/003/card/03_025.png&quot; alt=&quot;大黒屋光太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5" data-id="3-25"&gt;&lt;img class="img-card" width="80" height="112" src="https://one-draw.jp/ijinden/cardlist/003/card/03_025.png" alt="大黒屋光太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2&quot; data-term=&quot;1&quot;&gt;&lt;td&gt;3-25&lt;/td&gt;&lt;td&gt;大黒屋光太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5" data-expansion="35" data-type="1" data-color="2" data-term="1"&gt;&lt;td&gt;3-25&lt;/td&gt;&lt;td&gt;大黒屋光太夫&lt;/td&gt;&lt;td&gt;&lt;div class="input-group" data-deck="main"&gt;&lt;button type="button" class="btn btn-outline-secondary btn-pop" disabled&gt;-&lt;/button&gt;&lt;input type="text" class="form-control input-number" name="main-3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;[.$D255];[$HTML.$E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5];[$HTML.$B$2];[.$B255];[$HTML.$C$2];[.$O255];[$HTML.$D$2];[.$D255];[$HTML.$E$2])" office:value-type="string" office:string-value="&lt;div class=&quot;container-card&quot; id=&quot;side-3-26&quot; data-id=&quot;3-26&quot;&gt;&lt;img class=&quot;img-card&quot; width=&quot;80&quot; height=&quot;112&quot; src=&quot;https://one-draw.jp/ijinden/cardlist/003/card/03_026.png&quot; alt=&quot;ニコライ・レザノフ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6" data-id="3-26"&gt;&lt;img class="img-card" width="80" height="112" src="https://one-draw.jp/ijinden/cardlist/003/card/03_026.png" alt="ニコライ・レザノフ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2&quot; data-term=&quot;1&quot;&gt;&lt;td&gt;3-26&lt;/td&gt;&lt;td&gt;ニコライ・レザノ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6" data-expansion="35" data-type="1" data-color="2" data-term="1"&gt;&lt;td&gt;3-26&lt;/td&gt;&lt;td&gt;ニコライ・レザノフ&lt;/td&gt;&lt;td&gt;&lt;div class="input-group" data-deck="main"&gt;&lt;button type="button" class="btn btn-outline-secondary btn-pop" disabled&gt;-&lt;/button&gt;&lt;input type="text" class="form-control input-number" name="main-3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;[.$D256];[$HTML.$E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6];[$HTML.$B$2];[.$B256];[$HTML.$C$2];[.$O256];[$HTML.$D$2];[.$D256];[$HTML.$E$2])" office:value-type="string" office:string-value="&lt;div class=&quot;container-card&quot; id=&quot;side-3-27&quot; data-id=&quot;3-27&quot;&gt;&lt;img class=&quot;img-card&quot; width=&quot;80&quot; height=&quot;112&quot; src=&quot;https://one-draw.jp/ijinden/cardlist/003/card/03_027.png&quot; alt=&quot;小野小町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7" data-id="3-27"&gt;&lt;img class="img-card" width="80" height="112" src="https://one-draw.jp/ijinden/cardlist/003/card/03_027.png" alt="小野小町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4&quot; data-term=&quot;2&quot;&gt;&lt;td&gt;3-27&lt;/td&gt;&lt;td&gt;小野小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7" data-expansion="35" data-type="1" data-color="4" data-term="2"&gt;&lt;td&gt;3-27&lt;/td&gt;&lt;td&gt;小野小町&lt;/td&gt;&lt;td&gt;&lt;div class="input-group" data-deck="main"&gt;&lt;button type="button" class="btn btn-outline-secondary btn-pop" disabled&gt;-&lt;/button&gt;&lt;input type="text" class="form-control input-number" name="main-3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;[.$D257];[$HTML.$E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7];[$HTML.$B$2];[.$B257];[$HTML.$C$2];[.$O257];[$HTML.$D$2];[.$D257];[$HTML.$E$2])" office:value-type="string" office:string-value="&lt;div class=&quot;container-card&quot; id=&quot;side-3-28&quot; data-id=&quot;3-28&quot;&gt;&lt;img class=&quot;img-card&quot; width=&quot;80&quot; height=&quot;112&quot; src=&quot;https://one-draw.jp/ijinden/cardlist/003/card/03_028.png&quot; alt=&quot;松尾芭蕉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8" data-id="3-28"&gt;&lt;img class="img-card" width="80" height="112" src="https://one-draw.jp/ijinden/cardlist/003/card/03_028.png" alt="松尾芭蕉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4&quot; data-term=&quot;2&quot;&gt;&lt;td&gt;3-28&lt;/td&gt;&lt;td&gt;松尾芭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8" data-expansion="35" data-type="1" data-color="4" data-term="2"&gt;&lt;td&gt;3-28&lt;/td&gt;&lt;td&gt;松尾芭蕉&lt;/td&gt;&lt;td&gt;&lt;div class="input-group" data-deck="main"&gt;&lt;button type="button" class="btn btn-outline-secondary btn-pop" disabled&gt;-&lt;/button&gt;&lt;input type="text" class="form-control input-number" name="main-3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;[.$D258];[$HTML.$E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8];[$HTML.$B$2];[.$B258];[$HTML.$C$2];[.$O258];[$HTML.$D$2];[.$D258];[$HTML.$E$2])" office:value-type="string" office:string-value="&lt;div class=&quot;container-card&quot; id=&quot;side-3-29&quot; data-id=&quot;3-29&quot;&gt;&lt;img class=&quot;img-card&quot; width=&quot;80&quot; height=&quot;112&quot; src=&quot;https://one-draw.jp/ijinden/cardlist/003/card/03_029.png&quot; alt=&quot;朱舜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9" data-id="3-29"&gt;&lt;img class="img-card" width="80" height="112" src="https://one-draw.jp/ijinden/cardlist/003/card/03_029.png" alt="朱舜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4&quot; data-term=&quot;0&quot;&gt;&lt;td&gt;3-29&lt;/td&gt;&lt;td&gt;朱舜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9" data-expansion="35" data-type="1" data-color="4" data-term="0"&gt;&lt;td&gt;3-29&lt;/td&gt;&lt;td&gt;朱舜水&lt;/td&gt;&lt;td&gt;&lt;div class="input-group" data-deck="main"&gt;&lt;button type="button" class="btn btn-outline-secondary btn-pop" disabled&gt;-&lt;/button&gt;&lt;input type="text" class="form-control input-number" name="main-3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;[.$D259];[$HTML.$E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9];[$HTML.$B$2];[.$B259];[$HTML.$C$2];[.$O259];[$HTML.$D$2];[.$D259];[$HTML.$E$2])" office:value-type="string" office:string-value="&lt;div class=&quot;container-card&quot; id=&quot;side-3-30&quot; data-id=&quot;3-30&quot;&gt;&lt;img class=&quot;img-card&quot; width=&quot;80&quot; height=&quot;112&quot; src=&quot;https://one-draw.jp/ijinden/cardlist/003/card/03_030.png&quot; alt=&quot;井原西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0" data-id="3-30"&gt;&lt;img class="img-card" width="80" height="112" src="https://one-draw.jp/ijinden/cardlist/003/card/03_030.png" alt="井原西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4&quot; data-term=&quot;2&quot;&gt;&lt;td&gt;3-30&lt;/td&gt;&lt;td&gt;井原西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0" data-expansion="35" data-type="1" data-color="4" data-term="2"&gt;&lt;td&gt;3-30&lt;/td&gt;&lt;td&gt;井原西鶴&lt;/td&gt;&lt;td&gt;&lt;div class="input-group" data-deck="main"&gt;&lt;button type="button" class="btn btn-outline-secondary btn-pop" disabled&gt;-&lt;/button&gt;&lt;input type="text" class="form-control input-number" name="main-3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;[.$D260];[$HTML.$E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0];[$HTML.$B$2];[.$B260];[$HTML.$C$2];[.$O260];[$HTML.$D$2];[.$D260];[$HTML.$E$2])" office:value-type="string" office:string-value="&lt;div class=&quot;container-card&quot; id=&quot;side-3-31&quot; data-id=&quot;3-31&quot;&gt;&lt;img class=&quot;img-card&quot; width=&quot;80&quot; height=&quot;112&quot; src=&quot;https://one-draw.jp/ijinden/cardlist/003/card/03_031.png&quot; alt=&quot;近松門左衛門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1" data-id="3-31"&gt;&lt;img class="img-card" width="80" height="112" src="https://one-draw.jp/ijinden/cardlist/003/card/03_031.png" alt="近松門左衛門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4&quot; data-term=&quot;2&quot;&gt;&lt;td&gt;3-31&lt;/td&gt;&lt;td&gt;近松門左衛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1" data-expansion="35" data-type="1" data-color="4" data-term="2"&gt;&lt;td&gt;3-31&lt;/td&gt;&lt;td&gt;近松門左衛門&lt;/td&gt;&lt;td&gt;&lt;div class="input-group" data-deck="main"&gt;&lt;button type="button" class="btn btn-outline-secondary btn-pop" disabled&gt;-&lt;/button&gt;&lt;input type="text" class="form-control input-number" name="main-3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;[.$D261];[$HTML.$E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1];[$HTML.$B$2];[.$B261];[$HTML.$C$2];[.$O261];[$HTML.$D$2];[.$D261];[$HTML.$E$2])" office:value-type="string" office:string-value="&lt;div class=&quot;container-card&quot; id=&quot;side-3-32&quot; data-id=&quot;3-32&quot;&gt;&lt;img class=&quot;img-card&quot; width=&quot;80&quot; height=&quot;112&quot; src=&quot;https://one-draw.jp/ijinden/cardlist/003/card/03_032.png&quot; alt=&quot;田沼意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2" data-id="3-32"&gt;&lt;img class="img-card" width="80" height="112" src="https://one-draw.jp/ijinden/cardlist/003/card/03_032.png" alt="田沼意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4&quot; data-term=&quot;0&quot;&gt;&lt;td&gt;3-32&lt;/td&gt;&lt;td&gt;田沼意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2" data-expansion="35" data-type="1" data-color="4" data-term="0"&gt;&lt;td&gt;3-32&lt;/td&gt;&lt;td&gt;田沼意次&lt;/td&gt;&lt;td&gt;&lt;div class="input-group" data-deck="main"&gt;&lt;button type="button" class="btn btn-outline-secondary btn-pop" disabled&gt;-&lt;/button&gt;&lt;input type="text" class="form-control input-number" name="main-3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;[.$D262];[$HTML.$E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2];[$HTML.$B$2];[.$B262];[$HTML.$C$2];[.$O262];[$HTML.$D$2];[.$D262];[$HTML.$E$2])" office:value-type="string" office:string-value="&lt;div class=&quot;container-card&quot; id=&quot;side-3-33&quot; data-id=&quot;3-33&quot;&gt;&lt;img class=&quot;img-card&quot; width=&quot;80&quot; height=&quot;112&quot; src=&quot;https://one-draw.jp/ijinden/cardlist/003/card/03_033.png&quot; alt=&quot;高野長英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3" data-id="3-33"&gt;&lt;img class="img-card" width="80" height="112" src="https://one-draw.jp/ijinden/cardlist/003/card/03_033.png" alt="高野長英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4&quot; data-term=&quot;0&quot;&gt;&lt;td&gt;3-33&lt;/td&gt;&lt;td&gt;高野長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3" data-expansion="35" data-type="1" data-color="4" data-term="0"&gt;&lt;td&gt;3-33&lt;/td&gt;&lt;td&gt;高野長英&lt;/td&gt;&lt;td&gt;&lt;div class="input-group" data-deck="main"&gt;&lt;button type="button" class="btn btn-outline-secondary btn-pop" disabled&gt;-&lt;/button&gt;&lt;input type="text" class="form-control input-number" name="main-3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;[.$D263];[$HTML.$E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3];[$HTML.$B$2];[.$B263];[$HTML.$C$2];[.$O263];[$HTML.$D$2];[.$D263];[$HTML.$E$2])" office:value-type="string" office:string-value="&lt;div class=&quot;container-card&quot; id=&quot;side-3-34&quot; data-id=&quot;3-34&quot;&gt;&lt;img class=&quot;img-card&quot; width=&quot;80&quot; height=&quot;112&quot; src=&quot;https://one-draw.jp/ijinden/cardlist/003/card/03_034.png&quot; alt=&quot;菱川師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4" data-id="3-34"&gt;&lt;img class="img-card" width="80" height="112" src="https://one-draw.jp/ijinden/cardlist/003/card/03_034.png" alt="菱川師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4&quot; data-term=&quot;0&quot;&gt;&lt;td&gt;3-34&lt;/td&gt;&lt;td&gt;菱川師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4" data-expansion="35" data-type="1" data-color="4" data-term="0"&gt;&lt;td&gt;3-34&lt;/td&gt;&lt;td&gt;菱川師宣&lt;/td&gt;&lt;td&gt;&lt;div class="input-group" data-deck="main"&gt;&lt;button type="button" class="btn btn-outline-secondary btn-pop" disabled&gt;-&lt;/button&gt;&lt;input type="text" class="form-control input-number" name="main-3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;[.$D264];[$HTML.$E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4];[$HTML.$B$2];[.$B264];[$HTML.$C$2];[.$O264];[$HTML.$D$2];[.$D264];[$HTML.$E$2])" office:value-type="string" office:string-value="&lt;div class=&quot;container-card&quot; id=&quot;side-3-35&quot; data-id=&quot;3-35&quot;&gt;&lt;img class=&quot;img-card&quot; width=&quot;80&quot; height=&quot;112&quot; src=&quot;https://one-draw.jp/ijinden/cardlist/003/card/03_035.png&quot; alt=&quot;徳川吉宗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5" data-id="3-35"&gt;&lt;img class="img-card" width="80" height="112" src="https://one-draw.jp/ijinden/cardlist/003/card/03_035.png" alt="徳川吉宗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8&quot; data-term=&quot;0&quot;&gt;&lt;td&gt;3-35&lt;/td&gt;&lt;td&gt;徳川吉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5" data-expansion="35" data-type="1" data-color="8" data-term="0"&gt;&lt;td&gt;3-35&lt;/td&gt;&lt;td&gt;徳川吉宗&lt;/td&gt;&lt;td&gt;&lt;div class="input-group" data-deck="main"&gt;&lt;button type="button" class="btn btn-outline-secondary btn-pop" disabled&gt;-&lt;/button&gt;&lt;input type="text" class="form-control input-number" name="main-3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;[.$D265];[$HTML.$E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5];[$HTML.$B$2];[.$B265];[$HTML.$C$2];[.$O265];[$HTML.$D$2];[.$D265];[$HTML.$E$2])" office:value-type="string" office:string-value="&lt;div class=&quot;container-card&quot; id=&quot;side-3-36&quot; data-id=&quot;3-36&quot;&gt;&lt;img class=&quot;img-card&quot; width=&quot;80&quot; height=&quot;112&quot; src=&quot;https://one-draw.jp/ijinden/cardlist/003/card/03_036.png&quot; alt=&quot;雪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6" data-id="3-36"&gt;&lt;img class="img-card" width="80" height="112" src="https://one-draw.jp/ijinden/cardlist/003/card/03_036.png" alt="雪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8&quot; data-term=&quot;0&quot;&gt;&lt;td&gt;3-36&lt;/td&gt;&lt;td&gt;雪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6" data-expansion="35" data-type="1" data-color="8" data-term="0"&gt;&lt;td&gt;3-36&lt;/td&gt;&lt;td&gt;雪舟&lt;/td&gt;&lt;td&gt;&lt;div class="input-group" data-deck="main"&gt;&lt;button type="button" class="btn btn-outline-secondary btn-pop" disabled&gt;-&lt;/button&gt;&lt;input type="text" class="form-control input-number" name="main-3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;[.$D266];[$HTML.$E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6];[$HTML.$B$2];[.$B266];[$HTML.$C$2];[.$O266];[$HTML.$D$2];[.$D266];[$HTML.$E$2])" office:value-type="string" office:string-value="&lt;div class=&quot;container-card&quot; id=&quot;side-3-37&quot; data-id=&quot;3-37&quot;&gt;&lt;img class=&quot;img-card&quot; width=&quot;80&quot; height=&quot;112&quot; src=&quot;https://one-draw.jp/ijinden/cardlist/003/card/03_037.png&quot; alt=&quot;俵屋宗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7" data-id="3-37"&gt;&lt;img class="img-card" width="80" height="112" src="https://one-draw.jp/ijinden/cardlist/003/card/03_037.png" alt="俵屋宗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8&quot; data-term=&quot;0&quot;&gt;&lt;td&gt;3-37&lt;/td&gt;&lt;td&gt;俵屋宗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7" data-expansion="35" data-type="1" data-color="8" data-term="0"&gt;&lt;td&gt;3-37&lt;/td&gt;&lt;td&gt;俵屋宗達&lt;/td&gt;&lt;td&gt;&lt;div class="input-group" data-deck="main"&gt;&lt;button type="button" class="btn btn-outline-secondary btn-pop" disabled&gt;-&lt;/button&gt;&lt;input type="text" class="form-control input-number" name="main-3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;[.$D267];[$HTML.$E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7];[$HTML.$B$2];[.$B267];[$HTML.$C$2];[.$O267];[$HTML.$D$2];[.$D267];[$HTML.$E$2])" office:value-type="string" office:string-value="&lt;div class=&quot;container-card&quot; id=&quot;side-3-38&quot; data-id=&quot;3-38&quot;&gt;&lt;img class=&quot;img-card&quot; width=&quot;80&quot; height=&quot;112&quot; src=&quot;https://one-draw.jp/ijinden/cardlist/003/card/03_038.png&quot; alt=&quot;司馬炎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8" data-id="3-38"&gt;&lt;img class="img-card" width="80" height="112" src="https://one-draw.jp/ijinden/cardlist/003/card/03_038.png" alt="司馬炎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8&quot; data-term=&quot;0&quot;&gt;&lt;td&gt;3-38&lt;/td&gt;&lt;td&gt;司馬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8" data-expansion="35" data-type="1" data-color="8" data-term="0"&gt;&lt;td&gt;3-38&lt;/td&gt;&lt;td&gt;司馬炎&lt;/td&gt;&lt;td&gt;&lt;div class="input-group" data-deck="main"&gt;&lt;button type="button" class="btn btn-outline-secondary btn-pop" disabled&gt;-&lt;/button&gt;&lt;input type="text" class="form-control input-number" name="main-3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;[.$D268];[$HTML.$E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8];[$HTML.$B$2];[.$B268];[$HTML.$C$2];[.$O268];[$HTML.$D$2];[.$D268];[$HTML.$E$2])" office:value-type="string" office:string-value="&lt;div class=&quot;container-card&quot; id=&quot;side-3-39&quot; data-id=&quot;3-39&quot;&gt;&lt;img class=&quot;img-card&quot; width=&quot;80&quot; height=&quot;112&quot; src=&quot;https://one-draw.jp/ijinden/cardlist/003/card/03_039.png&quot; alt=&quot;井伊直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9" data-id="3-39"&gt;&lt;img class="img-card" width="80" height="112" src="https://one-draw.jp/ijinden/cardlist/003/card/03_039.png" alt="井伊直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8&quot; data-term=&quot;0&quot;&gt;&lt;td&gt;3-39&lt;/td&gt;&lt;td&gt;井伊直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9" data-expansion="35" data-type="1" data-color="8" data-term="0"&gt;&lt;td&gt;3-39&lt;/td&gt;&lt;td&gt;井伊直弼&lt;/td&gt;&lt;td&gt;&lt;div class="input-group" data-deck="main"&gt;&lt;button type="button" class="btn btn-outline-secondary btn-pop" disabled&gt;-&lt;/button&gt;&lt;input type="text" class="form-control input-number" name="main-3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;[.$D269];[$HTML.$E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9];[$HTML.$B$2];[.$B269];[$HTML.$C$2];[.$O269];[$HTML.$D$2];[.$D269];[$HTML.$E$2])" office:value-type="string" office:string-value="&lt;div class=&quot;container-card&quot; id=&quot;side-3-40&quot; data-id=&quot;3-40&quot;&gt;&lt;img class=&quot;img-card&quot; width=&quot;80&quot; height=&quot;112&quot; src=&quot;https://one-draw.jp/ijinden/cardlist/003/card/03_040.png&quot; alt=&quot;徳川家茂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0" data-id="3-40"&gt;&lt;img class="img-card" width="80" height="112" src="https://one-draw.jp/ijinden/cardlist/003/card/03_040.png" alt="徳川家茂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8&quot; data-term=&quot;0&quot;&gt;&lt;td&gt;3-40&lt;/td&gt;&lt;td&gt;徳川家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0" data-expansion="35" data-type="1" data-color="8" data-term="0"&gt;&lt;td&gt;3-40&lt;/td&gt;&lt;td&gt;徳川家茂&lt;/td&gt;&lt;td&gt;&lt;div class="input-group" data-deck="main"&gt;&lt;button type="button" class="btn btn-outline-secondary btn-pop" disabled&gt;-&lt;/button&gt;&lt;input type="text" class="form-control input-number" name="main-3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;[.$D270];[$HTML.$E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0];[$HTML.$B$2];[.$B270];[$HTML.$C$2];[.$O270];[$HTML.$D$2];[.$D270];[$HTML.$E$2])" office:value-type="string" office:string-value="&lt;div class=&quot;container-card&quot; id=&quot;side-3-41&quot; data-id=&quot;3-41&quot;&gt;&lt;img class=&quot;img-card&quot; width=&quot;80&quot; height=&quot;112&quot; src=&quot;https://one-draw.jp/ijinden/cardlist/003/card/03_041.png&quot; alt=&quot;松平定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1" data-id="3-41"&gt;&lt;img class="img-card" width="80" height="112" src="https://one-draw.jp/ijinden/cardlist/003/card/03_041.png" alt="松平定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8&quot; data-term=&quot;0&quot;&gt;&lt;td&gt;3-41&lt;/td&gt;&lt;td&gt;松平定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1" data-expansion="35" data-type="1" data-color="8" data-term="0"&gt;&lt;td&gt;3-41&lt;/td&gt;&lt;td&gt;松平定信&lt;/td&gt;&lt;td&gt;&lt;div class="input-group" data-deck="main"&gt;&lt;button type="button" class="btn btn-outline-secondary btn-pop" disabled&gt;-&lt;/button&gt;&lt;input type="text" class="form-control input-number" name="main-3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;[.$D271];[$HTML.$E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1];[$HTML.$B$2];[.$B271];[$HTML.$C$2];[.$O271];[$HTML.$D$2];[.$D271];[$HTML.$E$2])" office:value-type="string" office:string-value="&lt;div class=&quot;container-card&quot; id=&quot;side-3-42&quot; data-id=&quot;3-42&quot;&gt;&lt;img class=&quot;img-card&quot; width=&quot;80&quot; height=&quot;112&quot; src=&quot;https://one-draw.jp/ijinden/cardlist/003/card/03_042.png&quot; alt=&quot;ルイス・キャロル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2" data-id="3-42"&gt;&lt;img class="img-card" width="80" height="112" src="https://one-draw.jp/ijinden/cardlist/003/card/03_042.png" alt="ルイス・キャロル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8&quot; data-term=&quot;2&quot;&gt;&lt;td&gt;3-42&lt;/td&gt;&lt;td&gt;ルイス・キャロ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2" data-expansion="35" data-type="1" data-color="8" data-term="2"&gt;&lt;td&gt;3-42&lt;/td&gt;&lt;td&gt;ルイス・キャロル&lt;/td&gt;&lt;td&gt;&lt;div class="input-group" data-deck="main"&gt;&lt;button type="button" class="btn btn-outline-secondary btn-pop" disabled&gt;-&lt;/button&gt;&lt;input type="text" class="form-control input-number" name="main-3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;[.$D272];[$HTML.$E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2];[$HTML.$B$2];[.$B272];[$HTML.$C$2];[.$O272];[$HTML.$D$2];[.$D272];[$HTML.$E$2])" office:value-type="string" office:string-value="&lt;div class=&quot;container-card&quot; id=&quot;side-3-43&quot; data-id=&quot;3-43&quot;&gt;&lt;img class=&quot;img-card&quot; width=&quot;80&quot; height=&quot;112&quot; src=&quot;https://one-draw.jp/ijinden/cardlist/003/card/03_043.png&quot; alt=&quot;芹沢鴨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3" data-id="3-43"&gt;&lt;img class="img-card" width="80" height="112" src="https://one-draw.jp/ijinden/cardlist/003/card/03_043.png" alt="芹沢鴨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16&quot; data-term=&quot;0&quot;&gt;&lt;td&gt;3-43&lt;/td&gt;&lt;td&gt;芹沢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3" data-expansion="35" data-type="1" data-color="16" data-term="0"&gt;&lt;td&gt;3-43&lt;/td&gt;&lt;td&gt;芹沢鴨&lt;/td&gt;&lt;td&gt;&lt;div class="input-group" data-deck="main"&gt;&lt;button type="button" class="btn btn-outline-secondary btn-pop" disabled&gt;-&lt;/button&gt;&lt;input type="text" class="form-control input-number" name="main-3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;[.$D273];[$HTML.$E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3];[$HTML.$B$2];[.$B273];[$HTML.$C$2];[.$O273];[$HTML.$D$2];[.$D273];[$HTML.$E$2])" office:value-type="string" office:string-value="&lt;div class=&quot;container-card&quot; id=&quot;side-3-44&quot; data-id=&quot;3-44&quot;&gt;&lt;img class=&quot;img-card&quot; width=&quot;80&quot; height=&quot;112&quot; src=&quot;https://one-draw.jp/ijinden/cardlist/003/card/03_044.png&quot; alt=&quot;本居宣長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4" data-id="3-44"&gt;&lt;img class="img-card" width="80" height="112" src="https://one-draw.jp/ijinden/cardlist/003/card/03_044.png" alt="本居宣長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16&quot; data-term=&quot;0&quot;&gt;&lt;td&gt;3-44&lt;/td&gt;&lt;td&gt;本居宣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4" data-expansion="35" data-type="1" data-color="16" data-term="0"&gt;&lt;td&gt;3-44&lt;/td&gt;&lt;td&gt;本居宣長&lt;/td&gt;&lt;td&gt;&lt;div class="input-group" data-deck="main"&gt;&lt;button type="button" class="btn btn-outline-secondary btn-pop" disabled&gt;-&lt;/button&gt;&lt;input type="text" class="form-control input-number" name="main-3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;[.$D274];[$HTML.$E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4];[$HTML.$B$2];[.$B274];[$HTML.$C$2];[.$O274];[$HTML.$D$2];[.$D274];[$HTML.$E$2])" office:value-type="string" office:string-value="&lt;div class=&quot;container-card&quot; id=&quot;side-3-45&quot; data-id=&quot;3-45&quot;&gt;&lt;img class=&quot;img-card&quot; width=&quot;80&quot; height=&quot;112&quot; src=&quot;https://one-draw.jp/ijinden/cardlist/003/card/03_045.png&quot; alt=&quot;坂本龍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5" data-id="3-45"&gt;&lt;img class="img-card" width="80" height="112" src="https://one-draw.jp/ijinden/cardlist/003/card/03_045.png" alt="坂本龍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16&quot; data-term=&quot;0&quot;&gt;&lt;td&gt;3-45&lt;/td&gt;&lt;td&gt;坂本龍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5" data-expansion="35" data-type="1" data-color="16" data-term="0"&gt;&lt;td&gt;3-45&lt;/td&gt;&lt;td&gt;坂本龍馬&lt;/td&gt;&lt;td&gt;&lt;div class="input-group" data-deck="main"&gt;&lt;button type="button" class="btn btn-outline-secondary btn-pop" disabled&gt;-&lt;/button&gt;&lt;input type="text" class="form-control input-number" name="main-3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;[.$D275];[$HTML.$E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5];[$HTML.$B$2];[.$B275];[$HTML.$C$2];[.$O275];[$HTML.$D$2];[.$D275];[$HTML.$E$2])" office:value-type="string" office:string-value="&lt;div class=&quot;container-card&quot; id=&quot;side-3-46&quot; data-id=&quot;3-46&quot;&gt;&lt;img class=&quot;img-card&quot; width=&quot;80&quot; height=&quot;112&quot; src=&quot;https://one-draw.jp/ijinden/cardlist/003/card/03_046.png&quot; alt=&quot;近藤勇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6" data-id="3-46"&gt;&lt;img class="img-card" width="80" height="112" src="https://one-draw.jp/ijinden/cardlist/003/card/03_046.png" alt="近藤勇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16&quot; data-term=&quot;0&quot;&gt;&lt;td&gt;3-46&lt;/td&gt;&lt;td&gt;近藤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6" data-expansion="35" data-type="1" data-color="16" data-term="0"&gt;&lt;td&gt;3-46&lt;/td&gt;&lt;td&gt;近藤勇&lt;/td&gt;&lt;td&gt;&lt;div class="input-group" data-deck="main"&gt;&lt;button type="button" class="btn btn-outline-secondary btn-pop" disabled&gt;-&lt;/button&gt;&lt;input type="text" class="form-control input-number" name="main-3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;[.$D276];[$HTML.$E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6];[$HTML.$B$2];[.$B276];[$HTML.$C$2];[.$O276];[$HTML.$D$2];[.$D276];[$HTML.$E$2])" office:value-type="string" office:string-value="&lt;div class=&quot;container-card&quot; id=&quot;side-3-47&quot; data-id=&quot;3-47&quot;&gt;&lt;img class=&quot;img-card&quot; width=&quot;80&quot; height=&quot;112&quot; src=&quot;https://one-draw.jp/ijinden/cardlist/003/card/03_047.png&quot; alt=&quot;徳川慶喜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7" data-id="3-47"&gt;&lt;img class="img-card" width="80" height="112" src="https://one-draw.jp/ijinden/cardlist/003/card/03_047.png" alt="徳川慶喜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16&quot; data-term=&quot;0&quot;&gt;&lt;td&gt;3-47&lt;/td&gt;&lt;td&gt;徳川慶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7" data-expansion="35" data-type="1" data-color="16" data-term="0"&gt;&lt;td&gt;3-47&lt;/td&gt;&lt;td&gt;徳川慶喜&lt;/td&gt;&lt;td&gt;&lt;div class="input-group" data-deck="main"&gt;&lt;button type="button" class="btn btn-outline-secondary btn-pop" disabled&gt;-&lt;/button&gt;&lt;input type="text" class="form-control input-number" name="main-3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;[.$D277];[$HTML.$E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7];[$HTML.$B$2];[.$B277];[$HTML.$C$2];[.$O277];[$HTML.$D$2];[.$D277];[$HTML.$E$2])" office:value-type="string" office:string-value="&lt;div class=&quot;container-card&quot; id=&quot;side-3-48&quot; data-id=&quot;3-48&quot;&gt;&lt;img class=&quot;img-card&quot; width=&quot;80&quot; height=&quot;112&quot; src=&quot;https://one-draw.jp/ijinden/cardlist/003/card/03_048.png&quot; alt=&quot;マシュー・カルブレイス・ペ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8" data-id="3-48"&gt;&lt;img class="img-card" width="80" height="112" src="https://one-draw.jp/ijinden/cardlist/003/card/03_048.png" alt="マシュー・カルブレイス・ペ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16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8" data-expansion="35" data-type="1" data-color="16" data-term="1"&gt;&lt;td&gt;3-48&lt;/td&gt;&lt;td&gt;マシュー・カルブレイス・ペリー&lt;/td&gt;&lt;td&gt;&lt;div class="input-group" data-deck="main"&gt;&lt;button type="button" class="btn btn-outline-secondary btn-pop" disabled&gt;-&lt;/button&gt;&lt;input type="text" class="form-control input-number" name="main-3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;[.$D278];[$HTML.$E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8];[$HTML.$B$2];[.$B278];[$HTML.$C$2];[.$O278];[$HTML.$D$2];[.$D278];[$HTML.$E$2])" office:value-type="string" office:string-value="&lt;div class=&quot;container-card&quot; id=&quot;side-3-49&quot; data-id=&quot;3-49&quot;&gt;&lt;img class=&quot;img-card&quot; width=&quot;80&quot; height=&quot;112&quot; src=&quot;https://one-draw.jp/ijinden/cardlist/003/card/03_049.png&quot; alt=&quot;タウンゼント・ハリ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9" data-id="3-49"&gt;&lt;img class="img-card" width="80" height="112" src="https://one-draw.jp/ijinden/cardlist/003/card/03_049.png" alt="タウンゼント・ハリ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16&quot; data-term=&quot;1&quot;&gt;&lt;td&gt;3-49&lt;/td&gt;&lt;td&gt;タウンゼント・ハリ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9" data-expansion="35" data-type="1" data-color="16" data-term="1"&gt;&lt;td&gt;3-49&lt;/td&gt;&lt;td&gt;タウンゼント・ハリス&lt;/td&gt;&lt;td&gt;&lt;div class="input-group" data-deck="main"&gt;&lt;button type="button" class="btn btn-outline-secondary btn-pop" disabled&gt;-&lt;/button&gt;&lt;input type="text" class="form-control input-number" name="main-3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;[.$D279];[$HTML.$E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9];[$HTML.$B$2];[.$B279];[$HTML.$C$2];[.$O279];[$HTML.$D$2];[.$D279];[$HTML.$E$2])" office:value-type="string" office:string-value="&lt;div class=&quot;container-card&quot; id=&quot;side-3-50&quot; data-id=&quot;3-50&quot;&gt;&lt;img class=&quot;img-card&quot; width=&quot;80&quot; height=&quot;112&quot; src=&quot;https://one-draw.jp/ijinden/cardlist/003/card/03_050.png&quot; alt=&quot;勝海舟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0" data-id="3-50"&gt;&lt;img class="img-card" width="80" height="112" src="https://one-draw.jp/ijinden/cardlist/003/card/03_050.png" alt="勝海舟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16&quot; data-term=&quot;0&quot;&gt;&lt;td&gt;3-50&lt;/td&gt;&lt;td&gt;勝海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0" data-expansion="35" data-type="1" data-color="16" data-term="0"&gt;&lt;td&gt;3-50&lt;/td&gt;&lt;td&gt;勝海舟&lt;/td&gt;&lt;td&gt;&lt;div class="input-group" data-deck="main"&gt;&lt;button type="button" class="btn btn-outline-secondary btn-pop" disabled&gt;-&lt;/button&gt;&lt;input type="text" class="form-control input-number" name="main-3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;[.$D280];[$HTML.$E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0];[$HTML.$B$2];[.$B280];[$HTML.$C$2];[.$O280];[$HTML.$D$2];[.$D280];[$HTML.$E$2])" office:value-type="string" office:string-value="&lt;div class=&quot;container-card&quot; id=&quot;side-3-51&quot; data-id=&quot;3-51&quot;&gt;&lt;img class=&quot;img-card&quot; width=&quot;80&quot; height=&quot;112&quot; src=&quot;https://one-draw.jp/ijinden/cardlist/003/card/03_051.png&quot; alt=&quot;炎上がる天守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1" data-id="3-51"&gt;&lt;img class="img-card" width="80" height="112" src="https://one-draw.jp/ijinden/cardlist/003/card/03_051.png" alt="炎上がる天守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1&quot; data-term=&quot;0&quot;&gt;&lt;td&gt;3-51&lt;/td&gt;&lt;td&gt;炎上が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1" data-expansion="35" data-type="2" data-color="1" data-term="0"&gt;&lt;td&gt;3-51&lt;/td&gt;&lt;td&gt;炎上がる天守閣&lt;/td&gt;&lt;td&gt;&lt;div class="input-group" data-deck="main"&gt;&lt;button type="button" class="btn btn-outline-secondary btn-pop" disabled&gt;-&lt;/button&gt;&lt;input type="text" class="form-control input-number" name="main-3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;[.$D281];[$HTML.$E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1];[$HTML.$B$2];[.$B281];[$HTML.$C$2];[.$O281];[$HTML.$D$2];[.$D281];[$HTML.$E$2])" office:value-type="string" office:string-value="&lt;div class=&quot;container-card&quot; id=&quot;side-3-52&quot; data-id=&quot;3-52&quot;&gt;&lt;img class=&quot;img-card&quot; width=&quot;80&quot; height=&quot;112&quot; src=&quot;https://one-draw.jp/ijinden/cardlist/003/card/03_052.png&quot; alt=&quot;天下分け目の主戦場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2" data-id="3-52"&gt;&lt;img class="img-card" width="80" height="112" src="https://one-draw.jp/ijinden/cardlist/003/card/03_052.png" alt="天下分け目の主戦場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1&quot; data-term=&quot;0&quot;&gt;&lt;td&gt;3-52&lt;/td&gt;&lt;td&gt;天下分け目の主戦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2" data-expansion="35" data-type="2" data-color="1" data-term="0"&gt;&lt;td&gt;3-52&lt;/td&gt;&lt;td&gt;天下分け目の主戦場&lt;/td&gt;&lt;td&gt;&lt;div class="input-group" data-deck="main"&gt;&lt;button type="button" class="btn btn-outline-secondary btn-pop" disabled&gt;-&lt;/button&gt;&lt;input type="text" class="form-control input-number" name="main-3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;[.$D282];[$HTML.$E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2];[$HTML.$B$2];[.$B282];[$HTML.$C$2];[.$O282];[$HTML.$D$2];[.$D282];[$HTML.$E$2])" office:value-type="string" office:string-value="&lt;div class=&quot;container-card&quot; id=&quot;side-3-53&quot; data-id=&quot;3-53&quot;&gt;&lt;img class=&quot;img-card&quot; width=&quot;80&quot; height=&quot;112&quot; src=&quot;https://one-draw.jp/ijinden/cardlist/003/card/03_053.png&quot; alt=&quot;永遠の帝都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3" data-id="3-53"&gt;&lt;img class="img-card" width="80" height="112" src="https://one-draw.jp/ijinden/cardlist/003/card/03_053.png" alt="永遠の帝都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2&quot; data-term=&quot;0&quot;&gt;&lt;td&gt;3-53&lt;/td&gt;&lt;td&gt;永遠の帝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3" data-expansion="35" data-type="2" data-color="2" data-term="0"&gt;&lt;td&gt;3-53&lt;/td&gt;&lt;td&gt;永遠の帝都&lt;/td&gt;&lt;td&gt;&lt;div class="input-group" data-deck="main"&gt;&lt;button type="button" class="btn btn-outline-secondary btn-pop" disabled&gt;-&lt;/button&gt;&lt;input type="text" class="form-control input-number" name="main-3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;[.$D283];[$HTML.$E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3];[$HTML.$B$2];[.$B283];[$HTML.$C$2];[.$O283];[$HTML.$D$2];[.$D283];[$HTML.$E$2])" office:value-type="string" office:string-value="&lt;div class=&quot;container-card&quot; id=&quot;side-3-54&quot; data-id=&quot;3-54&quot;&gt;&lt;img class=&quot;img-card&quot; width=&quot;80&quot; height=&quot;112&quot; src=&quot;https://one-draw.jp/ijinden/cardlist/003/card/03_054.png&quot; alt=&quot;暴風岬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4" data-id="3-54"&gt;&lt;img class="img-card" width="80" height="112" src="https://one-draw.jp/ijinden/cardlist/003/card/03_054.png" alt="暴風岬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2&quot; data-term=&quot;0&quot;&gt;&lt;td&gt;3-54&lt;/td&gt;&lt;td&gt;暴風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4" data-expansion="35" data-type="2" data-color="2" data-term="0"&gt;&lt;td&gt;3-54&lt;/td&gt;&lt;td&gt;暴風岬&lt;/td&gt;&lt;td&gt;&lt;div class="input-group" data-deck="main"&gt;&lt;button type="button" class="btn btn-outline-secondary btn-pop" disabled&gt;-&lt;/button&gt;&lt;input type="text" class="form-control input-number" name="main-3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;[.$D284];[$HTML.$E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4];[$HTML.$B$2];[.$B284];[$HTML.$C$2];[.$O284];[$HTML.$D$2];[.$D284];[$HTML.$E$2])" office:value-type="string" office:string-value="&lt;div class=&quot;container-card&quot; id=&quot;side-3-55&quot; data-id=&quot;3-55&quot;&gt;&lt;img class=&quot;img-card&quot; width=&quot;80&quot; height=&quot;112&quot; src=&quot;https://one-draw.jp/ijinden/cardlist/003/card/03_055.png&quot; alt=&quot;商館並ぶ人工島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5" data-id="3-55"&gt;&lt;img class="img-card" width="80" height="112" src="https://one-draw.jp/ijinden/cardlist/003/card/03_055.png" alt="商館並ぶ人工島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4&quot; data-term=&quot;0&quot;&gt;&lt;td&gt;3-55&lt;/td&gt;&lt;td&gt;商館並ぶ人工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5" data-expansion="35" data-type="2" data-color="4" data-term="0"&gt;&lt;td&gt;3-55&lt;/td&gt;&lt;td&gt;商館並ぶ人工島&lt;/td&gt;&lt;td&gt;&lt;div class="input-group" data-deck="main"&gt;&lt;button type="button" class="btn btn-outline-secondary btn-pop" disabled&gt;-&lt;/button&gt;&lt;input type="text" class="form-control input-number" name="main-3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;[.$D285];[$HTML.$E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5];[$HTML.$B$2];[.$B285];[$HTML.$C$2];[.$O285];[$HTML.$D$2];[.$D285];[$HTML.$E$2])" office:value-type="string" office:string-value="&lt;div class=&quot;container-card&quot; id=&quot;side-3-56&quot; data-id=&quot;3-56&quot;&gt;&lt;img class=&quot;img-card&quot; width=&quot;80&quot; height=&quot;112&quot; src=&quot;https://one-draw.jp/ijinden/cardlist/003/card/03_056.png&quot; alt=&quot;志士の藩校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6" data-id="3-56"&gt;&lt;img class="img-card" width="80" height="112" src="https://one-draw.jp/ijinden/cardlist/003/card/03_056.png" alt="志士の藩校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4&quot; data-term=&quot;0&quot;&gt;&lt;td&gt;3-56&lt;/td&gt;&lt;td&gt;志士の藩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6" data-expansion="35" data-type="2" data-color="4" data-term="0"&gt;&lt;td&gt;3-56&lt;/td&gt;&lt;td&gt;志士の藩校&lt;/td&gt;&lt;td&gt;&lt;div class="input-group" data-deck="main"&gt;&lt;button type="button" class="btn btn-outline-secondary btn-pop" disabled&gt;-&lt;/button&gt;&lt;input type="text" class="form-control input-number" name="main-3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;[.$D286];[$HTML.$E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6];[$HTML.$B$2];[.$B286];[$HTML.$C$2];[.$O286];[$HTML.$D$2];[.$D286];[$HTML.$E$2])" office:value-type="string" office:string-value="&lt;div class=&quot;container-card&quot; id=&quot;side-3-57&quot; data-id=&quot;3-57&quot;&gt;&lt;img class=&quot;img-card&quot; width=&quot;80&quot; height=&quot;112&quot; src=&quot;https://one-draw.jp/ijinden/cardlist/003/card/03_057.png&quot; alt=&quot;風神雷神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7" data-id="3-57"&gt;&lt;img class="img-card" width="80" height="112" src="https://one-draw.jp/ijinden/cardlist/003/card/03_057.png" alt="風神雷神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8&quot; data-term=&quot;0&quot;&gt;&lt;td&gt;3-57&lt;/td&gt;&lt;td&gt;風神雷神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7" data-expansion="35" data-type="2" data-color="8" data-term="0"&gt;&lt;td&gt;3-57&lt;/td&gt;&lt;td&gt;風神雷神図&lt;/td&gt;&lt;td&gt;&lt;div class="input-group" data-deck="main"&gt;&lt;button type="button" class="btn btn-outline-secondary btn-pop" disabled&gt;-&lt;/button&gt;&lt;input type="text" class="form-control input-number" name="main-3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;[.$D287];[$HTML.$E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7];[$HTML.$B$2];[.$B287];[$HTML.$C$2];[.$O287];[$HTML.$D$2];[.$D287];[$HTML.$E$2])" office:value-type="string" office:string-value="&lt;div class=&quot;container-card&quot; id=&quot;side-3-58&quot; data-id=&quot;3-58&quot;&gt;&lt;img class=&quot;img-card&quot; width=&quot;80&quot; height=&quot;112&quot; src=&quot;https://one-draw.jp/ijinden/cardlist/003/card/03_058.png&quot; alt=&quot;茅葺き屋根の張出し舞台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8" data-id="3-58"&gt;&lt;img class="img-card" width="80" height="112" src="https://one-draw.jp/ijinden/cardlist/003/card/03_058.png" alt="茅葺き屋根の張出し舞台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8&quot; data-term=&quot;0&quot;&gt;&lt;td&gt;3-58&lt;/td&gt;&lt;td&gt;茅葺き屋根の張出し舞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8" data-expansion="35" data-type="2" data-color="8" data-term="0"&gt;&lt;td&gt;3-58&lt;/td&gt;&lt;td&gt;茅葺き屋根の張出し舞台&lt;/td&gt;&lt;td&gt;&lt;div class="input-group" data-deck="main"&gt;&lt;button type="button" class="btn btn-outline-secondary btn-pop" disabled&gt;-&lt;/button&gt;&lt;input type="text" class="form-control input-number" name="main-3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;[.$D288];[$HTML.$E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8];[$HTML.$B$2];[.$B288];[$HTML.$C$2];[.$O288];[$HTML.$D$2];[.$D288];[$HTML.$E$2])" office:value-type="string" office:string-value="&lt;div class=&quot;container-card&quot; id=&quot;side-3-59&quot; data-id=&quot;3-59&quot;&gt;&lt;img class=&quot;img-card&quot; width=&quot;80&quot; height=&quot;112&quot; src=&quot;https://one-draw.jp/ijinden/cardlist/003/card/03_059.png&quot; alt=&quot;森閑たる離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9" data-id="3-59"&gt;&lt;img class="img-card" width="80" height="112" src="https://one-draw.jp/ijinden/cardlist/003/card/03_059.png" alt="森閑たる離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16&quot; data-term=&quot;0&quot;&gt;&lt;td&gt;3-59&lt;/td&gt;&lt;td&gt;森閑たる離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9" data-expansion="35" data-type="2" data-color="16" data-term="0"&gt;&lt;td&gt;3-59&lt;/td&gt;&lt;td&gt;森閑たる離宮&lt;/td&gt;&lt;td&gt;&lt;div class="input-group" data-deck="main"&gt;&lt;button type="button" class="btn btn-outline-secondary btn-pop" disabled&gt;-&lt;/button&gt;&lt;input type="text" class="form-control input-number" name="main-3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;[.$D289];[$HTML.$E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9];[$HTML.$B$2];[.$B289];[$HTML.$C$2];[.$O289];[$HTML.$D$2];[.$D289];[$HTML.$E$2])" office:value-type="string" office:string-value="&lt;div class=&quot;container-card&quot; id=&quot;side-3-60&quot; data-id=&quot;3-60&quot;&gt;&lt;img class=&quot;img-card&quot; width=&quot;80&quot; height=&quot;112&quot; src=&quot;https://one-draw.jp/ijinden/cardlist/003/card/03_060.png&quot; alt=&quot;黒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0" data-id="3-60"&gt;&lt;img class="img-card" width="80" height="112" src="https://one-draw.jp/ijinden/cardlist/003/card/03_060.png" alt="黒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16&quot; data-term=&quot;0&quot;&gt;&lt;td&gt;3-60&lt;/td&gt;&lt;td&gt;黒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0" data-expansion="35" data-type="2" data-color="16" data-term="0"&gt;&lt;td&gt;3-60&lt;/td&gt;&lt;td&gt;黒船&lt;/td&gt;&lt;td&gt;&lt;div class="input-group" data-deck="main"&gt;&lt;button type="button" class="btn btn-outline-secondary btn-pop" disabled&gt;-&lt;/button&gt;&lt;input type="text" class="form-control input-number" name="main-3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;[.$D290];[$HTML.$E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0];[$HTML.$B$2];[.$B290];[$HTML.$C$2];[.$O290];[$HTML.$D$2];[.$D290];[$HTML.$E$2])" office:value-type="string" office:string-value="&lt;div class=&quot;container-card&quot; id=&quot;side-3-61&quot; data-id=&quot;3-61&quot;&gt;&lt;img class=&quot;img-card&quot; width=&quot;80&quot; height=&quot;112&quot; src=&quot;https://one-draw.jp/ijinden/cardlist/003/card/03_061.png&quot; alt=&quot;サンダーボルト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1" data-id="3-61"&gt;&lt;img class="img-card" width="80" height="112" src="https://one-draw.jp/ijinden/cardlist/003/card/03_061.png" alt="サンダーボルト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1&quot; data-term=&quot;0&quot;&gt;&lt;td&gt;3-61&lt;/td&gt;&lt;td&gt;サンダ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1" data-expansion="35" data-type="3" data-color="1" data-term="0"&gt;&lt;td&gt;3-61&lt;/td&gt;&lt;td&gt;サンダーボルト&lt;/td&gt;&lt;td&gt;&lt;div class="input-group" data-deck="main"&gt;&lt;button type="button" class="btn btn-outline-secondary btn-pop" disabled&gt;-&lt;/button&gt;&lt;input type="text" class="form-control input-number" name="main-3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;[.$D291];[$HTML.$E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1];[$HTML.$B$2];[.$B291];[$HTML.$C$2];[.$O291];[$HTML.$D$2];[.$D291];[$HTML.$E$2])" office:value-type="string" office:string-value="&lt;div class=&quot;container-card&quot; id=&quot;side-3-62&quot; data-id=&quot;3-62&quot;&gt;&lt;img class=&quot;img-card&quot; width=&quot;80&quot; height=&quot;112&quot; src=&quot;https://one-draw.jp/ijinden/cardlist/003/card/03_062.png&quot; alt=&quot;パイ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2" data-id="3-62"&gt;&lt;img class="img-card" width="80" height="112" src="https://one-draw.jp/ijinden/cardlist/003/card/03_062.png" alt="パイ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1&quot; data-term=&quot;0&quot;&gt;&lt;td&gt;3-62&lt;/td&gt;&lt;td&gt;パイ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2" data-expansion="35" data-type="3" data-color="1" data-term="0"&gt;&lt;td&gt;3-62&lt;/td&gt;&lt;td&gt;パイロオーラ&lt;/td&gt;&lt;td&gt;&lt;div class="input-group" data-deck="main"&gt;&lt;button type="button" class="btn btn-outline-secondary btn-pop" disabled&gt;-&lt;/button&gt;&lt;input type="text" class="form-control input-number" name="main-3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;[.$D292];[$HTML.$E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2];[$HTML.$B$2];[.$B292];[$HTML.$C$2];[.$O292];[$HTML.$D$2];[.$D292];[$HTML.$E$2])" office:value-type="string" office:string-value="&lt;div class=&quot;container-card&quot; id=&quot;side-3-63&quot; data-id=&quot;3-63&quot;&gt;&lt;img class=&quot;img-card&quot; width=&quot;80&quot; height=&quot;112&quot; src=&quot;https://one-draw.jp/ijinden/cardlist/003/card/03_063.png&quot; alt=&quot;アイオ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3" data-id="3-63"&gt;&lt;img class="img-card" width="80" height="112" src="https://one-draw.jp/ijinden/cardlist/003/card/03_063.png" alt="アイオ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2&quot; data-term=&quot;0&quot;&gt;&lt;td&gt;3-63&lt;/td&gt;&lt;td&gt;アイ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3" data-expansion="35" data-type="3" data-color="2" data-term="0"&gt;&lt;td&gt;3-63&lt;/td&gt;&lt;td&gt;アイオン&lt;/td&gt;&lt;td&gt;&lt;div class="input-group" data-deck="main"&gt;&lt;button type="button" class="btn btn-outline-secondary btn-pop" disabled&gt;-&lt;/button&gt;&lt;input type="text" class="form-control input-number" name="main-3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;[.$D293];[$HTML.$E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3];[$HTML.$B$2];[.$B293];[$HTML.$C$2];[.$O293];[$HTML.$D$2];[.$D293];[$HTML.$E$2])" office:value-type="string" office:string-value="&lt;div class=&quot;container-card&quot; id=&quot;side-3-64&quot; data-id=&quot;3-64&quot;&gt;&lt;img class=&quot;img-card&quot; width=&quot;80&quot; height=&quot;112&quot; src=&quot;https://one-draw.jp/ijinden/cardlist/003/card/03_064.png&quot; alt=&quot;ハイド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4" data-id="3-64"&gt;&lt;img class="img-card" width="80" height="112" src="https://one-draw.jp/ijinden/cardlist/003/card/03_064.png" alt="ハイド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2&quot; data-term=&quot;0&quot;&gt;&lt;td&gt;3-64&lt;/td&gt;&lt;td&gt;ハイド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4" data-expansion="35" data-type="3" data-color="2" data-term="0"&gt;&lt;td&gt;3-64&lt;/td&gt;&lt;td&gt;ハイドロオーラ&lt;/td&gt;&lt;td&gt;&lt;div class="input-group" data-deck="main"&gt;&lt;button type="button" class="btn btn-outline-secondary btn-pop" disabled&gt;-&lt;/button&gt;&lt;input type="text" class="form-control input-number" name="main-3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;[.$D294];[$HTML.$E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4];[$HTML.$B$2];[.$B294];[$HTML.$C$2];[.$O294];[$HTML.$D$2];[.$D294];[$HTML.$E$2])" office:value-type="string" office:string-value="&lt;div class=&quot;container-card&quot; id=&quot;side-3-65&quot; data-id=&quot;3-65&quot;&gt;&lt;img class=&quot;img-card&quot; width=&quot;80&quot; height=&quot;112&quot; src=&quot;https://one-draw.jp/ijinden/cardlist/003/card/03_065.png&quot; alt=&quot;ソーサリー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5" data-id="3-65"&gt;&lt;img class="img-card" width="80" height="112" src="https://one-draw.jp/ijinden/cardlist/003/card/03_065.png" alt="ソーサリー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4&quot; data-term=&quot;0&quot;&gt;&lt;td&gt;3-65&lt;/td&gt;&lt;td&gt;ソーサ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5" data-expansion="35" data-type="3" data-color="4" data-term="0"&gt;&lt;td&gt;3-65&lt;/td&gt;&lt;td&gt;ソーサリー&lt;/td&gt;&lt;td&gt;&lt;div class="input-group" data-deck="main"&gt;&lt;button type="button" class="btn btn-outline-secondary btn-pop" disabled&gt;-&lt;/button&gt;&lt;input type="text" class="form-control input-number" name="main-3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;[.$D295];[$HTML.$E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5];[$HTML.$B$2];[.$B295];[$HTML.$C$2];[.$O295];[$HTML.$D$2];[.$D295];[$HTML.$E$2])" office:value-type="string" office:string-value="&lt;div class=&quot;container-card&quot; id=&quot;side-3-66&quot; data-id=&quot;3-66&quot;&gt;&lt;img class=&quot;img-card&quot; width=&quot;80&quot; height=&quot;112&quot; src=&quot;https://one-draw.jp/ijinden/cardlist/003/card/03_066.png&quot; alt=&quot;クロ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6" data-id="3-66"&gt;&lt;img class="img-card" width="80" height="112" src="https://one-draw.jp/ijinden/cardlist/003/card/03_066.png" alt="クロ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4&quot; data-term=&quot;0&quot;&gt;&lt;td&gt;3-66&lt;/td&gt;&lt;td&gt;クロ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6" data-expansion="35" data-type="3" data-color="4" data-term="0"&gt;&lt;td&gt;3-66&lt;/td&gt;&lt;td&gt;クロロオーラ&lt;/td&gt;&lt;td&gt;&lt;div class="input-group" data-deck="main"&gt;&lt;button type="button" class="btn btn-outline-secondary btn-pop" disabled&gt;-&lt;/button&gt;&lt;input type="text" class="form-control input-number" name="main-3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;[.$D296];[$HTML.$E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6];[$HTML.$B$2];[.$B296];[$HTML.$C$2];[.$O296];[$HTML.$D$2];[.$D296];[$HTML.$E$2])" office:value-type="string" office:string-value="&lt;div class=&quot;container-card&quot; id=&quot;side-3-67&quot; data-id=&quot;3-67&quot;&gt;&lt;img class=&quot;img-card&quot; width=&quot;80&quot; height=&quot;112&quot; src=&quot;https://one-draw.jp/ijinden/cardlist/003/card/03_067.png&quot; alt=&quot;パシフィッ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7" data-id="3-67"&gt;&lt;img class="img-card" width="80" height="112" src="https://one-draw.jp/ijinden/cardlist/003/card/03_067.png" alt="パシフィッ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8&quot; data-term=&quot;0&quot;&gt;&lt;td&gt;3-67&lt;/td&gt;&lt;td&gt;パシフィ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7" data-expansion="35" data-type="3" data-color="8" data-term="0"&gt;&lt;td&gt;3-67&lt;/td&gt;&lt;td&gt;パシフィック&lt;/td&gt;&lt;td&gt;&lt;div class="input-group" data-deck="main"&gt;&lt;button type="button" class="btn btn-outline-secondary btn-pop" disabled&gt;-&lt;/button&gt;&lt;input type="text" class="form-control input-number" name="main-3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;[.$D297];[$HTML.$E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7];[$HTML.$B$2];[.$B297];[$HTML.$C$2];[.$O297];[$HTML.$D$2];[.$D297];[$HTML.$E$2])" office:value-type="string" office:string-value="&lt;div class=&quot;container-card&quot; id=&quot;side-3-68&quot; data-id=&quot;3-68&quot;&gt;&lt;img class=&quot;img-card&quot; width=&quot;80&quot; height=&quot;112&quot; src=&quot;https://one-draw.jp/ijinden/cardlist/003/card/03_068.png&quot; alt=&quot;ジオ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8" data-id="3-68"&gt;&lt;img class="img-card" width="80" height="112" src="https://one-draw.jp/ijinden/cardlist/003/card/03_068.png" alt="ジオ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8&quot; data-term=&quot;0&quot;&gt;&lt;td&gt;3-68&lt;/td&gt;&lt;td&gt;ジオ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8" data-expansion="35" data-type="3" data-color="8" data-term="0"&gt;&lt;td&gt;3-68&lt;/td&gt;&lt;td&gt;ジオオーラ&lt;/td&gt;&lt;td&gt;&lt;div class="input-group" data-deck="main"&gt;&lt;button type="button" class="btn btn-outline-secondary btn-pop" disabled&gt;-&lt;/button&gt;&lt;input type="text" class="form-control input-number" name="main-3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;[.$D298];[$HTML.$E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8];[$HTML.$B$2];[.$B298];[$HTML.$C$2];[.$O298];[$HTML.$D$2];[.$D298];[$HTML.$E$2])" office:value-type="string" office:string-value="&lt;div class=&quot;container-card&quot; id=&quot;side-3-69&quot; data-id=&quot;3-69&quot;&gt;&lt;img class=&quot;img-card&quot; width=&quot;80&quot; height=&quot;112&quot; src=&quot;https://one-draw.jp/ijinden/cardlist/003/card/03_069.png&quot; alt=&quot;コーザリティ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9" data-id="3-69"&gt;&lt;img class="img-card" width="80" height="112" src="https://one-draw.jp/ijinden/cardlist/003/card/03_069.png" alt="コーザリティ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16&quot; data-term=&quot;0&quot;&gt;&lt;td&gt;3-69&lt;/td&gt;&lt;td&gt;コーザ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9" data-expansion="35" data-type="3" data-color="16" data-term="0"&gt;&lt;td&gt;3-69&lt;/td&gt;&lt;td&gt;コーザリティ&lt;/td&gt;&lt;td&gt;&lt;div class="input-group" data-deck="main"&gt;&lt;button type="button" class="btn btn-outline-secondary btn-pop" disabled&gt;-&lt;/button&gt;&lt;input type="text" class="form-control input-number" name="main-3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;[.$D299];[$HTML.$E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9];[$HTML.$B$2];[.$B299];[$HTML.$C$2];[.$O299];[$HTML.$D$2];[.$D299];[$HTML.$E$2])" office:value-type="string" office:string-value="&lt;div class=&quot;container-card&quot; id=&quot;side-3-70&quot; data-id=&quot;3-70&quot;&gt;&lt;img class=&quot;img-card&quot; width=&quot;80&quot; height=&quot;112&quot; src=&quot;https://one-draw.jp/ijinden/cardlist/003/card/03_070.png&quot; alt=&quot;エアロオーラ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0" data-id="3-70"&gt;&lt;img class="img-card" width="80" height="112" src="https://one-draw.jp/ijinden/cardlist/003/card/03_070.png" alt="エアロオーラ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16&quot; data-term=&quot;0&quot;&gt;&lt;td&gt;3-70&lt;/td&gt;&lt;td&gt;エア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0" data-expansion="35" data-type="3" data-color="16" data-term="0"&gt;&lt;td&gt;3-70&lt;/td&gt;&lt;td&gt;エアロオーラ&lt;/td&gt;&lt;td&gt;&lt;div class="input-group" data-deck="main"&gt;&lt;button type="button" class="btn btn-outline-secondary btn-pop" disabled&gt;-&lt;/button&gt;&lt;input type="text" class="form-control input-number" name="main-3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;[.$D300];[$HTML.$E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0];[$HTML.$B$2];[.$B300];[$HTML.$C$2];[.$O300];[$HTML.$D$2];[.$D300];[$HTML.$E$2])" office:value-type="string" office:string-value="&lt;div class=&quot;container-card&quot; id=&quot;side-3-71&quot; data-id=&quot;3-71&quot;&gt;&lt;img class=&quot;img-card&quot; width=&quot;80&quot; height=&quot;112&quot; src=&quot;https://one-draw.jp/ijinden/cardlist/003/card/03_071.png&quot; alt=&quot;喜び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1" data-id="3-71"&gt;&lt;img class="img-card" width="80" height="112" src="https://one-draw.jp/ijinden/cardlist/003/card/03_071.png" alt="喜び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1&quot; data-term=&quot;0&quot;&gt;&lt;td&gt;3-71&lt;/td&gt;&lt;td&gt;喜び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1" data-expansion="35" data-type="4" data-color="1" data-term="0"&gt;&lt;td&gt;3-71&lt;/td&gt;&lt;td&gt;喜びの種&lt;/td&gt;&lt;td&gt;&lt;div class="input-group" data-deck="main"&gt;&lt;button type="button" class="btn btn-outline-secondary btn-pop" disabled&gt;-&lt;/button&gt;&lt;input type="text" class="form-control input-number" name="main-3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;[.$D301];[$HTML.$E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1];[$HTML.$B$2];[.$B301];[$HTML.$C$2];[.$O301];[$HTML.$D$2];[.$D301];[$HTML.$E$2])" office:value-type="string" office:string-value="&lt;div class=&quot;container-card&quot; id=&quot;side-3-72&quot; data-id=&quot;3-72&quot;&gt;&lt;img class=&quot;img-card&quot; width=&quot;80&quot; height=&quot;112&quot; src=&quot;https://one-draw.jp/ijinden/cardlist/003/card/03_072.png&quot; alt=&quot;怖れ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2" data-id="3-72"&gt;&lt;img class="img-card" width="80" height="112" src="https://one-draw.jp/ijinden/cardlist/003/card/03_072.png" alt="怖れ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2&quot; data-term=&quot;0&quot;&gt;&lt;td&gt;3-72&lt;/td&gt;&lt;td&gt;怖れ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2" data-expansion="35" data-type="4" data-color="2" data-term="0"&gt;&lt;td&gt;3-72&lt;/td&gt;&lt;td&gt;怖れの種&lt;/td&gt;&lt;td&gt;&lt;div class="input-group" data-deck="main"&gt;&lt;button type="button" class="btn btn-outline-secondary btn-pop" disabled&gt;-&lt;/button&gt;&lt;input type="text" class="form-control input-number" name="main-3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;[.$D302];[$HTML.$E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2];[$HTML.$B$2];[.$B302];[$HTML.$C$2];[.$O302];[$HTML.$D$2];[.$D302];[$HTML.$E$2])" office:value-type="string" office:string-value="&lt;div class=&quot;container-card&quot; id=&quot;side-3-73&quot; data-id=&quot;3-73&quot;&gt;&lt;img class=&quot;img-card&quot; width=&quot;80&quot; height=&quot;112&quot; src=&quot;https://one-draw.jp/ijinden/cardlist/003/card/03_073.png&quot; alt=&quot;怒り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3" data-id="3-73"&gt;&lt;img class="img-card" width="80" height="112" src="https://one-draw.jp/ijinden/cardlist/003/card/03_073.png" alt="怒り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4&quot; data-term=&quot;0&quot;&gt;&lt;td&gt;3-73&lt;/td&gt;&lt;td&gt;怒り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3" data-expansion="35" data-type="4" data-color="4" data-term="0"&gt;&lt;td&gt;3-73&lt;/td&gt;&lt;td&gt;怒りの種&lt;/td&gt;&lt;td&gt;&lt;div class="input-group" data-deck="main"&gt;&lt;button type="button" class="btn btn-outline-secondary btn-pop" disabled&gt;-&lt;/button&gt;&lt;input type="text" class="form-control input-number" name="main-3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;[.$D303];[$HTML.$E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3];[$HTML.$B$2];[.$B303];[$HTML.$C$2];[.$O303];[$HTML.$D$2];[.$D303];[$HTML.$E$2])" office:value-type="string" office:string-value="&lt;div class=&quot;container-card&quot; id=&quot;side-3-74&quot; data-id=&quot;3-74&quot;&gt;&lt;img class=&quot;img-card&quot; width=&quot;80&quot; height=&quot;112&quot; src=&quot;https://one-draw.jp/ijinden/cardlist/003/card/03_074.png&quot; alt=&quot;苦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4" data-id="3-74"&gt;&lt;img class="img-card" width="80" height="112" src="https://one-draw.jp/ijinden/cardlist/003/card/03_074.png" alt="苦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8&quot; data-term=&quot;0&quot;&gt;&lt;td&gt;3-74&lt;/td&gt;&lt;td&gt;苦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4" data-expansion="35" data-type="4" data-color="8" data-term="0"&gt;&lt;td&gt;3-74&lt;/td&gt;&lt;td&gt;苦しみの種&lt;/td&gt;&lt;td&gt;&lt;div class="input-group" data-deck="main"&gt;&lt;button type="button" class="btn btn-outline-secondary btn-pop" disabled&gt;-&lt;/button&gt;&lt;input type="text" class="form-control input-number" name="main-3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;[.$D304];[$HTML.$E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4];[$HTML.$B$2];[.$B304];[$HTML.$C$2];[.$O304];[$HTML.$D$2];[.$D304];[$HTML.$E$2])" office:value-type="string" office:string-value="&lt;div class=&quot;container-card&quot; id=&quot;side-3-75&quot; data-id=&quot;3-75&quot;&gt;&lt;img class=&quot;img-card&quot; width=&quot;80&quot; height=&quot;112&quot; src=&quot;https://one-draw.jp/ijinden/cardlist/003/card/03_075.png&quot; alt=&quot;悲しみの種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5" data-id="3-75"&gt;&lt;img class="img-card" width="80" height="112" src="https://one-draw.jp/ijinden/cardlist/003/card/03_075.png" alt="悲しみの種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16&quot; data-term=&quot;0&quot;&gt;&lt;td&gt;3-75&lt;/td&gt;&lt;td&gt;悲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5" data-expansion="35" data-type="4" data-color="16" data-term="0"&gt;&lt;td&gt;3-75&lt;/td&gt;&lt;td&gt;悲しみの種&lt;/td&gt;&lt;td&gt;&lt;div class="input-group" data-deck="main"&gt;&lt;button type="button" class="btn btn-outline-secondary btn-pop" disabled&gt;-&lt;/button&gt;&lt;input type="text" class="form-control input-number" name="main-3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;[.$D305];[$HTML.$E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5];[$HTML.$B$2];[.$B305];[$HTML.$C$2];[.$O305];[$HTML.$D$2];[.$D305];[$HTML.$E$2])" office:value-type="string" office:string-value="&lt;div class=&quot;container-card&quot; id=&quot;side-3-76&quot; data-id=&quot;3-76&quot;&gt;&lt;img class=&quot;img-card&quot; width=&quot;80&quot; height=&quot;112&quot; src=&quot;https://one-draw.jp/ijinden/cardlist/003/card/03_076.png&quot; alt=&quot;ダンダラ羽織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6" data-id="3-76"&gt;&lt;img class="img-card" width="80" height="112" src="https://one-draw.jp/ijinden/cardlist/003/card/03_076.png" alt="ダンダラ羽織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16&quot; data-term=&quot;0&quot;&gt;&lt;td&gt;3-76&lt;/td&gt;&lt;td&gt;ダンダラ羽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6" data-expansion="35" data-type="4" data-color="16" data-term="0"&gt;&lt;td&gt;3-76&lt;/td&gt;&lt;td&gt;ダンダラ羽織&lt;/td&gt;&lt;td&gt;&lt;div class="input-group" data-deck="main"&gt;&lt;button type="button" class="btn btn-outline-secondary btn-pop" disabled&gt;-&lt;/button&gt;&lt;input type="text" class="form-control input-number" name="main-3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;[.$D306];[$HTML.$E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6];[$HTML.$B$2];[.$B306];[$HTML.$C$2];[.$O306];[$HTML.$D$2];[.$D306];[$HTML.$E$2])" office:value-type="string" office:string-value="&lt;div class=&quot;container-card&quot; id=&quot;side-3-77&quot; data-id=&quot;3-77&quot;&gt;&lt;img class=&quot;img-card&quot; width=&quot;80&quot; height=&quot;112&quot; src=&quot;https://one-draw.jp/ijinden/cardlist/003/card/03_077.png&quot; alt=&quot;遁甲盤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7" data-id="3-77"&gt;&lt;img class="img-card" width="80" height="112" src="https://one-draw.jp/ijinden/cardlist/003/card/03_077.png" alt="遁甲盤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64&quot; data-term=&quot;0&quot;&gt;&lt;td&gt;3-77&lt;/td&gt;&lt;td&gt;遁甲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7" data-expansion="35" data-type="4" data-color="64" data-term="0"&gt;&lt;td&gt;3-77&lt;/td&gt;&lt;td&gt;遁甲盤&lt;/td&gt;&lt;td&gt;&lt;div class="input-group" data-deck="main"&gt;&lt;button type="button" class="btn btn-outline-secondary btn-pop" disabled&gt;-&lt;/button&gt;&lt;input type="text" class="form-control input-number" name="main-3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;[.$D307];[$HTML.$E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7];[$HTML.$B$2];[.$B307];[$HTML.$C$2];[.$O307];[$HTML.$D$2];[.$D307];[$HTML.$E$2])" office:value-type="string" office:string-value="&lt;div class=&quot;container-card&quot; id=&quot;side-3-78&quot; data-id=&quot;3-78&quot;&gt;&lt;img class=&quot;img-card&quot; width=&quot;80&quot; height=&quot;112&quot; src=&quot;https://one-draw.jp/ijinden/cardlist/003/card/03_078.png&quot; alt=&quot;ホムンクルス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8" data-id="3-78"&gt;&lt;img class="img-card" width="80" height="112" src="https://one-draw.jp/ijinden/cardlist/003/card/03_078.png" alt="ホムンクルス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64&quot; data-term=&quot;0&quot;&gt;&lt;td&gt;3-78&lt;/td&gt;&lt;td&gt;ホムンクル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8" data-expansion="35" data-type="4" data-color="64" data-term="0"&gt;&lt;td&gt;3-78&lt;/td&gt;&lt;td&gt;ホムンクルス&lt;/td&gt;&lt;td&gt;&lt;div class="input-group" data-deck="main"&gt;&lt;button type="button" class="btn btn-outline-secondary btn-pop" disabled&gt;-&lt;/button&gt;&lt;input type="text" class="form-control input-number" name="main-3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;[.$D308];[$HTML.$E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8];[$HTML.$B$2];[.$B308];[$HTML.$C$2];[.$O308];[$HTML.$D$2];[.$D308];[$HTML.$E$2])" office:value-type="string" office:string-value="&lt;div class=&quot;container-card&quot; id=&quot;side-3-79&quot; data-id=&quot;3-79&quot;&gt;&lt;img class=&quot;img-card&quot; width=&quot;80&quot; height=&quot;112&quot; src=&quot;https://one-draw.jp/ijinden/cardlist/003/card/03_079.png&quot; alt=&quot;ストーンマスク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9" data-id="3-79"&gt;&lt;img class="img-card" width="80" height="112" src="https://one-draw.jp/ijinden/cardlist/003/card/03_079.png" alt="ストーンマスク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64&quot; data-term=&quot;0&quot;&gt;&lt;td&gt;3-79&lt;/td&gt;&lt;td&gt;ストーンマス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9" data-expansion="35" data-type="4" data-color="64" data-term="0"&gt;&lt;td&gt;3-79&lt;/td&gt;&lt;td&gt;ストーンマスク&lt;/td&gt;&lt;td&gt;&lt;div class="input-group" data-deck="main"&gt;&lt;button type="button" class="btn btn-outline-secondary btn-pop" disabled&gt;-&lt;/button&gt;&lt;input type="text" class="form-control input-number" name="main-3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;[.$D309];[$HTML.$E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9];[$HTML.$B$2];[.$B309];[$HTML.$C$2];[.$O309];[$HTML.$D$2];[.$D309];[$HTML.$E$2])" office:value-type="string" office:string-value="&lt;div class=&quot;container-card&quot; id=&quot;side-3-80&quot; data-id=&quot;3-80&quot;&gt;&lt;img class=&quot;img-card&quot; width=&quot;80&quot; height=&quot;112&quot; src=&quot;https://one-draw.jp/ijinden/cardlist/003/card/03_080.png&quot; alt=&quot;オブシディアン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0" data-id="3-80"&gt;&lt;img class="img-card" width="80" height="112" src="https://one-draw.jp/ijinden/cardlist/003/card/03_080.png" alt="オブシディアン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64&quot; data-term=&quot;0&quot;&gt;&lt;td&gt;3-80&lt;/td&gt;&lt;td&gt;オブシディ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0" data-expansion="35" data-type="4" data-color="64" data-term="0"&gt;&lt;td&gt;3-80&lt;/td&gt;&lt;td&gt;オブシディアン&lt;/td&gt;&lt;td&gt;&lt;div class="input-group" data-deck="main"&gt;&lt;button type="button" class="btn btn-outline-secondary btn-pop" disabled&gt;-&lt;/button&gt;&lt;input type="text" class="form-control input-number" name="main-3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能力語番号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1" table:default-cell-style-name="ce6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6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alt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pop" disabled&gt;-&lt;/button&gt;&lt;input type="text" class="form-control input-number" name="main-</text:p>
          </table:table-cell>
          <table:table-cell office:value-type="string" calcext:value-type="string">
            <text:p><text:span text:style-name="T1">-num-copies" value="0" min="0" readonly /&gt;&lt;button type="button" class="btn btn-outline-secondary btn-push"&gt;+&lt;/button&gt;&lt;/div&gt;&lt;/td&gt;&lt;td&gt;&lt;div class="input-group" data-deck="side"</text:span>&gt;&lt;button type="button" class="btn btn-outline-secondary btn-pop" disabled&gt;-&lt;/button&gt;&lt;input type="text" class="form-control input-number" name="side-</text:p>
          </table:table-cell>
          <table:table-cell office:value-type="string" calcext:value-type="string">
            <text:p>-num-copies" value="0" min="0" readonly /&gt;&lt;button type="button" class="btn btn-outline-secondary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3"/>
          <table:table-cell/>
        </table:table-row>
      </table:table>
      <table:table table:name="更新履歴" table:style-name="ta1">
        <office:forms form:automatic-focus="false" form:apply-design-mode="false"/>
        <table:table-column table:style-name="co10" table:default-cell-style-name="ce11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19:03:20.20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19:04:11.579000000</dc:date>
    <meta:editing-duration>PT7H6M</meta:editing-duration>
    <meta:editing-cycles>247</meta:editing-cycles>
    <meta:generator>LibreOffice/7.5.3.2$Windows_X86_64 LibreOffice_project/9f56dff12ba03b9acd7730a5a481eea045e468f3</meta:generator>
    <meta:document-statistic meta:table-count="7" meta:cell-count="5640" meta:object-count="0"/>
  </office:meta>
</office:document-meta>
</file>